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fo:font-size="14pt" fo:language="en" fo:country="US"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8" style:family="paragraph" style:parent-style-name="Text_20_body">
      <style:paragraph-properties fo:text-align="justify" style:justify-single-word="false"/>
      <style:text-properties fo:font-size="14pt" fo:language="en" fo:country="US" fo:font-weight="normal" style:font-size-asian="14pt" style:font-weight-asian="normal" style:font-size-complex="14pt" style:font-weight-complex="normal"/>
    </style:style>
    <style:style style:name="P9" style:family="paragraph" style:parent-style-name="Text_20_body">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P10" style:family="paragraph" style:parent-style-name="Text_20_body">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1" style:family="paragraph" style:parent-style-name="Text_20_body">
      <style:paragraph-properties fo:text-align="center" style:justify-single-word="false"/>
      <style:text-properties fo:font-size="14pt" fo:language="ru" fo:country="RU" fo:font-weight="bold" style:font-size-asian="14pt" style:font-weight-asian="bold" style:font-size-complex="14pt" style:font-weight-complex="bold"/>
    </style:style>
    <style:style style:name="P12" style:family="paragraph" style:parent-style-name="Text_20_body">
      <style:paragraph-properties fo:text-align="justify" style:justify-single-word="false"/>
      <style:text-properties fo:font-size="14pt" fo:language="ru" fo:country="RU" fo:font-weight="bold" style:font-size-asian="14pt" style:font-weight-asian="bold" style:font-size-complex="14pt" style:font-weight-complex="bold"/>
    </style:style>
    <style:style style:name="P13" style:family="paragraph" style:parent-style-name="Text_20_body">
      <style:text-properties fo:language="ru" fo:country="RU"/>
    </style:style>
    <style:style style:name="P14" style:family="paragraph" style:parent-style-name="Text_20_body">
      <style:paragraph-properties fo:text-align="justify" style:justify-single-word="false"/>
      <style:text-properties fo:language="ru" fo:country="RU"/>
    </style:style>
    <style:style style:name="P15" style:family="paragraph" style:parent-style-name="Text_20_body">
      <style:paragraph-properties fo:text-align="justify" style:justify-single-word="false"/>
      <style:text-properties fo:language="ru" fo:country="RU" fo:font-weight="normal" style:font-weight-asian="normal" style:font-weight-complex="normal"/>
    </style:style>
    <style:style style:name="P16" style:family="paragraph" style:parent-style-name="Text_20_body">
      <style:paragraph-properties fo:text-align="center" style:justify-single-word="false"/>
      <style:text-properties fo:language="ru" fo:country="RU" fo:font-weight="normal" style:font-weight-asian="normal" style:font-weight-complex="normal"/>
    </style:style>
    <style:style style:name="P17" style:family="paragraph" style:parent-style-name="Text_20_body">
      <style:paragraph-properties fo:text-align="justify" style:justify-single-word="false"/>
      <style:text-properties fo:language="en" fo:country="US" fo:font-weight="bold" style:font-weight-asian="bold" style:font-weight-complex="bold"/>
    </style:style>
    <style:style style:name="P18" style:family="paragraph" style:parent-style-name="Text_20_body">
      <style:paragraph-properties fo:text-align="justify" style:justify-single-word="false"/>
      <style:text-properties fo:language="en" fo:country="US" fo:font-weight="normal" style:font-weight-asian="normal" style:font-weight-complex="normal"/>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center" style:justify-single-word="false" fo:break-before="page"/>
      <style:text-properties fo:font-size="14pt" fo:language="ru" fo:country="RU" fo:font-weight="bold" style:font-size-asian="14pt" style:font-weight-asian="bold" style:font-size-complex="14pt" style:font-weight-complex="bold"/>
    </style:style>
    <style:style style:name="P21" style:family="paragraph" style:parent-style-name="Text_20_body" style:master-page-name="">
      <style:paragraph-properties fo:margin-left="0cm" fo:margin-right="0cm" fo:margin-top="0cm" fo:margin-bottom="0.212cm" fo:text-align="justify" style:justify-single-word="false" fo:text-indent="1.905cm" style:auto-text-indent="false" style:page-number="auto"/>
      <style:text-properties fo:font-size="14pt" fo:language="en" fo:country="US" fo:font-weight="bold" style:font-size-asian="14pt" style:font-weight-asian="bold" style:font-size-complex="14pt" style:font-weight-complex="bold"/>
    </style:style>
    <style:style style:name="P22" style:family="paragraph" style:parent-style-name="Text_20_body">
      <style:paragraph-properties fo:margin-left="0cm" fo:margin-right="0cm" fo:margin-top="0cm" fo:margin-bottom="0.212cm" fo:text-align="justify" style:justify-single-word="false" fo:text-indent="0cm" style:auto-text-indent="false"/>
      <style:text-properties fo:font-size="14pt" fo:language="en" fo:country="US" fo:font-weight="bold" style:font-size-asian="14pt" style:font-weight-asian="bold" style:font-size-complex="14pt" style:font-weight-complex="bold"/>
    </style:style>
    <style:style style:name="P23" style:family="paragraph" style:parent-style-name="Text_20_body">
      <style:paragraph-properties fo:margin-left="0cm" fo:margin-right="0cm" fo:margin-top="0cm" fo:margin-bottom="0.212cm" fo:text-align="start" style:justify-single-word="false" fo:text-indent="0cm" style:auto-text-indent="false"/>
      <style:text-properties fo:font-size="14pt" fo:language="en" fo:country="US" fo:font-weight="bold" style:font-size-asian="14pt" style:font-weight-asian="bold" style:font-size-complex="14pt" style:font-weight-complex="bold"/>
    </style:style>
    <style:style style:name="P24" style:family="paragraph" style:parent-style-name="Text_20_body">
      <style:paragraph-properties fo:margin-left="0cm" fo:margin-right="0cm" fo:margin-top="0cm" fo:margin-bottom="0.212cm" fo:text-align="justify" style:justify-single-word="false" fo:text-indent="0cm" style:auto-text-indent="false"/>
      <style:text-properties fo:font-size="14pt" fo:language="en" fo:country="US" fo:font-weight="normal" style:font-size-asian="14pt" style:font-weight-asian="normal" style:font-size-complex="14pt" style:font-weight-complex="normal"/>
    </style:style>
    <style:style style:name="P25" style:family="paragraph" style:parent-style-name="Text_20_body">
      <style:paragraph-properties fo:margin-left="0cm" fo:margin-right="0cm" fo:margin-top="0cm" fo:margin-bottom="0.212cm" fo:text-align="start" style:justify-single-word="false" fo:text-indent="0cm" style:auto-text-indent="false"/>
      <style:text-properties fo:font-size="14pt" fo:language="en" fo:country="US" fo:font-weight="normal" style:font-size-asian="14pt" style:font-weight-asian="normal" style:font-size-complex="14pt" style:font-weight-complex="normal"/>
    </style:style>
    <style:style style:name="P26" style:family="paragraph" style:parent-style-name="Text_20_body">
      <style:paragraph-properties fo:margin-left="0cm" fo:margin-right="0cm" fo:margin-top="0cm" fo:margin-bottom="0.212cm" fo:text-align="justify" style:justify-single-word="false" fo:text-indent="0cm" style:auto-text-indent="false"/>
      <style:text-properties fo:font-size="14pt" fo:language="ru" fo:country="RU" fo:font-weight="bold" style:font-size-asian="14pt" style:font-weight-asian="bold" style:font-size-complex="14pt" style:font-weight-complex="bold"/>
    </style:style>
    <style:style style:name="P27" style:family="paragraph" style:parent-style-name="Text_20_body">
      <style:paragraph-properties fo:margin-left="0cm" fo:margin-right="0cm" fo:margin-top="0cm" fo:margin-bottom="0.212cm"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8" style:family="paragraph" style:parent-style-name="Text_20_body">
      <style:paragraph-properties fo:margin-left="0cm" fo:margin-right="0cm" fo:margin-top="0cm" fo:margin-bottom="0.212cm" fo:text-align="justify" style:justify-single-word="false" fo:text-indent="0cm" style:auto-text-indent="false"/>
      <style:text-properties fo:font-size="14pt" style:font-size-asian="14pt" style:font-size-complex="14pt"/>
    </style:style>
    <style:style style:name="P29" style:family="paragraph" style:parent-style-name="Text_20_body">
      <style:paragraph-properties fo:margin-left="0cm" fo:margin-right="0cm" fo:margin-top="0cm" fo:margin-bottom="0.212cm" fo:text-align="justify" style:justify-single-word="false" fo:text-indent="0cm" style:auto-text-indent="false"/>
      <style:text-properties fo:font-size="14pt" fo:font-weight="bold" style:font-size-asian="14pt" style:font-weight-asian="bold" style:font-size-complex="14pt" style:font-weight-complex="bold"/>
    </style:style>
    <style:style style:name="P30" style:family="paragraph" style:parent-style-name="Text_20_body">
      <style:paragraph-properties fo:margin-left="0cm" fo:margin-right="0cm" fo:margin-top="0cm" fo:margin-bottom="0.212cm" fo:text-align="justify" style:justify-single-word="false" fo:text-indent="0cm" style:auto-text-indent="false"/>
      <style:text-properties fo:font-weight="normal" style:font-weight-asian="normal" style:font-weight-complex="normal"/>
    </style:style>
    <style:style style:name="P31" style:family="paragraph" style:parent-style-name="Text_20_body">
      <style:paragraph-properties fo:margin-left="0cm" fo:margin-right="0cm" fo:margin-top="0cm" fo:margin-bottom="0.212cm" fo:text-align="justify" style:justify-single-word="false" fo:text-indent="1.323cm" style:auto-text-indent="false"/>
      <style:text-properties fo:language="ru" fo:country="RU" fo:font-weight="normal" style:font-weight-asian="normal" style:font-weight-complex="normal"/>
    </style:style>
    <style:style style:name="P32" style:family="paragraph" style:parent-style-name="Text_20_body">
      <style:paragraph-properties fo:margin-left="0cm" fo:margin-right="0cm" fo:margin-top="0cm" fo:margin-bottom="0.212cm" fo:text-align="justify" style:justify-single-word="false" fo:text-indent="1.323cm" style:auto-text-indent="false"/>
      <style:text-properties fo:language="ru" fo:country="RU" fo:font-weight="bold" style:font-weight-asian="bold" style:font-weight-complex="bold"/>
    </style:style>
    <style:style style:name="P33" style:family="paragraph" style:parent-style-name="Text_20_body">
      <style:paragraph-properties fo:margin-left="0cm" fo:margin-right="0cm" fo:margin-top="0cm" fo:margin-bottom="0.212cm" fo:text-align="justify" style:justify-single-word="false" fo:text-indent="1.323cm" style:auto-text-indent="false"/>
      <style:text-properties fo:font-size="14pt" fo:language="ru" fo:country="RU" fo:font-weight="normal" style:font-size-asian="14pt" style:font-weight-asian="normal" style:font-size-complex="14pt" style:font-weight-complex="normal"/>
    </style:style>
    <style:style style:name="P34" style:family="paragraph" style:parent-style-name="Text_20_body">
      <style:paragraph-properties fo:margin-left="0cm" fo:margin-right="0cm" fo:margin-top="0cm" fo:margin-bottom="0.212cm" fo:text-align="justify" style:justify-single-word="false" fo:text-indent="1.323cm" style:auto-text-indent="false"/>
      <style:text-properties fo:font-size="14pt" fo:language="ru" fo:country="RU" fo:font-weight="bold" style:font-size-asian="14pt" style:font-weight-asian="bold" style:font-size-complex="14pt" style:font-weight-complex="bold"/>
    </style:style>
    <style:style style:name="P35" style:family="paragraph" style:parent-style-name="Text_20_body">
      <style:paragraph-properties fo:margin-left="0cm" fo:margin-right="0cm" fo:margin-top="0cm" fo:margin-bottom="0.212cm" fo:text-align="justify" style:justify-single-word="false" fo:text-indent="1.323cm" style:auto-text-indent="false"/>
      <style:text-properties fo:font-size="14pt" fo:language="en" fo:country="US" fo:font-weight="normal" style:font-size-asian="14pt" style:font-weight-asian="normal" style:font-size-complex="14pt" style:font-weight-complex="normal"/>
    </style:style>
    <style:style style:name="P36" style:family="paragraph" style:parent-style-name="Text_20_body">
      <style:paragraph-properties fo:margin-left="0cm" fo:margin-right="0cm" fo:margin-top="0cm" fo:margin-bottom="0.212cm" fo:text-align="justify" style:justify-single-word="false" fo:text-indent="1.323cm" style:auto-text-indent="false"/>
      <style:text-properties fo:font-size="14pt" fo:language="en" fo:country="US" fo:font-weight="bold" style:font-size-asian="14pt" style:font-weight-asian="bold" style:font-size-complex="14pt" style:font-weight-complex="bold"/>
    </style:style>
    <style:style style:name="P37" style:family="paragraph" style:parent-style-name="Text_20_body">
      <style:paragraph-properties fo:margin-left="0cm" fo:margin-right="0cm" fo:margin-top="0cm" fo:margin-bottom="0.212cm" fo:text-align="justify" style:justify-single-word="false" fo:text-indent="1.323cm" style:auto-text-indent="false"/>
      <style:text-properties fo:font-size="14pt" style:font-size-asian="14pt" style:font-size-complex="14pt"/>
    </style:style>
    <style:style style:name="P38" style:family="paragraph" style:parent-style-name="Text_20_body">
      <style:paragraph-properties fo:margin-left="0cm" fo:margin-right="0cm" fo:margin-top="0cm" fo:margin-bottom="0.212cm" fo:text-align="justify" style:justify-single-word="false" fo:text-indent="1.323cm" style:auto-text-indent="false"/>
      <style:text-properties fo:font-size="14pt" fo:font-weight="bold" style:font-size-asian="14pt" style:font-weight-asian="bold" style:font-size-complex="14pt" style:font-weight-complex="bold"/>
    </style:style>
    <style:style style:name="P39" style:family="paragraph" style:parent-style-name="Text_20_body">
      <style:paragraph-properties fo:margin-left="0cm" fo:margin-right="0cm" fo:margin-top="0cm" fo:margin-bottom="0.212cm" fo:text-align="justify" style:justify-single-word="false" fo:text-indent="1.323cm" style:auto-text-indent="false"/>
      <style:text-properties fo:font-size="14pt" fo:font-weight="normal" style:font-size-asian="14pt" style:font-weight-asian="normal" style:font-size-complex="14pt" style:font-weight-complex="normal"/>
    </style:style>
    <style:style style:name="P40" style:family="paragraph" style:parent-style-name="Text_20_body">
      <style:paragraph-properties fo:margin-left="0cm" fo:margin-right="0cm" fo:margin-top="0cm" fo:margin-bottom="0.212cm" fo:text-align="justify" style:justify-single-word="false" fo:text-indent="1.323cm" style:auto-text-indent="false"/>
      <style:text-properties fo:font-weight="normal" style:font-weight-asian="normal" style:font-weight-complex="normal"/>
    </style:style>
    <style:style style:name="P41" style:family="paragraph" style:parent-style-name="Text_20_body" style:master-page-name="">
      <style:paragraph-properties fo:margin-left="0cm" fo:margin-right="0cm" fo:margin-top="0cm" fo:margin-bottom="0.212cm" fo:text-align="justify" style:justify-single-word="false" fo:text-indent="1.323cm" style:auto-text-indent="false" style:page-number="auto"/>
      <style:text-properties fo:font-size="14pt" fo:language="ru" fo:country="RU" fo:font-weight="bold" style:font-size-asian="14pt" style:font-weight-asian="bold" style:font-size-complex="14pt" style:font-weight-complex="bold"/>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Heading_20_2">
      <style:paragraph-properties fo:text-align="center" style:justify-single-word="false"/>
    </style:style>
    <style:style style:name="P44" style:family="paragraph" style:parent-style-name="Heading_20_2">
      <style:paragraph-properties fo:text-align="center" style:justify-single-word="false" fo:break-before="page"/>
    </style:style>
    <style:style style:name="P45" style:family="paragraph" style:parent-style-name="Heading_20_2">
      <style:paragraph-properties fo:margin-left="0cm" fo:margin-right="0cm" fo:margin-top="0cm" fo:margin-bottom="0.212cm" fo:text-align="center" style:justify-single-word="false" fo:text-indent="0cm" style:auto-text-indent="false"/>
      <style:text-properties fo:language="ru" fo:country="RU"/>
    </style:style>
    <style:style style:name="P46" style:family="paragraph" style:parent-style-name="Heading_20_2">
      <style:paragraph-properties fo:margin-left="0cm" fo:margin-right="0cm" fo:margin-top="0cm" fo:margin-bottom="0.212cm" fo:text-align="center" style:justify-single-word="false" fo:text-indent="0cm" style:auto-text-indent="false"/>
      <style:text-properties fo:language="ru" fo:country="RU" fo:font-weight="normal" style:font-weight-asian="normal" style:font-weight-complex="normal"/>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Heading_20_1">
      <style:paragraph-properties fo:text-align="center" style:justify-single-word="false" fo:break-before="page"/>
      <style:text-properties fo:font-size="16pt" style:font-size-asian="16pt" style:font-size-complex="16pt"/>
    </style:style>
    <style:style style:name="P49" style:family="paragraph" style:parent-style-name="Heading_20_1">
      <style:paragraph-properties fo:text-align="center" style:justify-single-word="false" fo:break-before="page"/>
      <style:text-properties fo:font-size="16pt" fo:language="en" fo:country="US" fo:font-weight="bold" style:font-size-asian="16pt" style:font-weight-asian="bold" style:font-size-complex="16pt" style:font-weight-complex="bold"/>
    </style:style>
    <style:style style:name="P50" style:family="paragraph" style:parent-style-name="Heading_20_1">
      <style:paragraph-properties fo:margin-left="0cm" fo:margin-right="0cm" fo:margin-top="0cm" fo:margin-bottom="0.212cm" fo:text-align="center" style:justify-single-word="false" fo:text-indent="0cm" style:auto-text-indent="false" fo:break-before="page"/>
      <style:text-properties fo:font-size="16pt" fo:language="en" fo:country="US" fo:font-weight="normal" style:font-size-asian="16pt" style:font-weight-asian="normal" style:font-size-complex="16pt" style:font-weight-complex="normal"/>
    </style:style>
    <style:style style:name="P51" style:family="paragraph" style:parent-style-name="Heading_20_1">
      <style:paragraph-properties fo:margin-left="0cm" fo:margin-right="0cm" fo:margin-top="0cm" fo:margin-bottom="0.212cm" fo:text-align="center" style:justify-single-word="false" fo:text-indent="0cm" style:auto-text-indent="false" fo:break-before="page"/>
      <style:text-properties fo:font-size="16pt" fo:language="ru" fo:country="RU" style:font-size-asian="16pt" style:font-size-complex="16pt"/>
    </style:style>
    <style:style style:name="P52" style:family="paragraph" style:parent-style-name="Heading_20_3">
      <style:paragraph-properties fo:text-align="center" style:justify-single-word="false"/>
    </style:style>
    <style:style style:name="P53" style:family="paragraph" style:parent-style-name="Heading_20_3">
      <style:paragraph-properties fo:text-align="center" style:justify-single-word="false"/>
      <style:text-properties fo:font-size="14pt" fo:language="ru" fo:country="RU" fo:font-weight="bold" style:font-size-asian="14pt" style:font-weight-asian="bold" style:font-size-complex="14pt" style:font-weight-complex="bold"/>
    </style:style>
    <style:style style:name="P54" style:family="paragraph" style:parent-style-name="Heading_20_3">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55" style:family="paragraph" style:parent-style-name="Heading_20_3">
      <style:paragraph-properties fo:text-align="center" style:justify-single-word="false" fo:break-before="page"/>
      <style:text-properties fo:language="ru" fo:country="RU"/>
    </style:style>
    <style:style style:name="P56" style:family="paragraph" style:parent-style-name="Heading_20_3">
      <style:paragraph-properties fo:text-align="center" style:justify-single-word="false" fo:break-before="page"/>
    </style:style>
    <style:style style:name="P57" style:family="paragraph" style:parent-style-name="Heading_20_3">
      <style:paragraph-properties fo:margin-left="0cm" fo:margin-right="0cm" fo:margin-top="0cm" fo:margin-bottom="0.212cm" fo:text-align="center" style:justify-single-word="false" fo:text-indent="1.323cm" style:auto-text-indent="false"/>
      <style:text-properties fo:font-size="14pt" fo:language="ru" fo:country="RU" fo:font-weight="bold" style:font-size-asian="14pt" style:font-weight-asian="bold" style:font-size-complex="14pt" style:font-weight-complex="bold"/>
    </style:style>
    <style:style style:name="P58" style:family="paragraph" style:parent-style-name="Heading_20_3">
      <style:paragraph-properties fo:margin-left="0cm" fo:margin-right="0cm" fo:margin-top="0cm" fo:margin-bottom="0.212cm" fo:text-align="center" style:justify-single-word="false" fo:text-indent="0cm" style:auto-text-indent="false"/>
    </style:style>
    <style:style style:name="P59" style:family="paragraph" style:parent-style-name="Heading_20_3">
      <style:paragraph-properties fo:margin-left="0cm" fo:margin-right="0cm" fo:margin-top="0cm" fo:margin-bottom="0.212cm" fo:text-align="center"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60" style:family="paragraph" style:parent-style-name="Standard" style:list-style-name="L1">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61" style:family="paragraph" style:parent-style-name="Standard">
      <style:text-properties fo:font-size="14pt" style:font-size-asian="14pt" style:font-size-complex="14pt"/>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Text_20_body" style:list-style-name="L2">
      <style:paragraph-properties fo:text-align="justify" style:justify-single-word="false"/>
      <style:text-properties fo:language="ru" fo:country="RU"/>
    </style:style>
    <style:style style:name="P64" style:family="paragraph" style:parent-style-name="Text_20_body" style:list-style-name="L6">
      <style:paragraph-properties fo:text-align="justify" style:justify-single-word="false"/>
      <style:text-properties fo:language="ru" fo:country="RU"/>
    </style:style>
    <style:style style:name="P65" style:family="paragraph" style:parent-style-name="Text_20_body" style:list-style-name="L7">
      <style:paragraph-properties fo:text-align="justify" style:justify-single-word="false"/>
      <style:text-properties fo:language="ru" fo:country="RU"/>
    </style:style>
    <style:style style:name="P66" style:family="paragraph" style:parent-style-name="Text_20_body" style:list-style-name="L9">
      <style:paragraph-properties fo:text-align="justify" style:justify-single-word="false"/>
      <style:text-properties fo:language="ru" fo:country="RU" fo:font-weight="normal" style:font-weight-asian="normal" style:font-weight-complex="normal"/>
    </style:style>
    <style:style style:name="P67" style:family="paragraph" style:parent-style-name="Text_20_body" style:list-style-name="L11">
      <style:paragraph-properties fo:text-align="justify" style:justify-single-word="false"/>
      <style:text-properties fo:language="ru" fo:country="RU" fo:font-weight="normal" style:font-weight-asian="normal" style:font-weight-complex="normal"/>
    </style:style>
    <style:style style:name="P68" style:family="paragraph" style:parent-style-name="Text_20_body" style:list-style-name="L12">
      <style:paragraph-properties fo:text-align="justify" style:justify-single-word="false"/>
      <style:text-properties fo:language="ru" fo:country="RU" fo:font-weight="normal" style:font-weight-asian="normal" style:font-weight-complex="normal"/>
    </style:style>
    <style:style style:name="P69" style:family="paragraph" style:parent-style-name="Text_20_body" style:list-style-name="L13">
      <style:paragraph-properties fo:text-align="justify" style:justify-single-word="false"/>
      <style:text-properties fo:language="ru" fo:country="RU" fo:font-weight="normal" style:font-weight-asian="normal" style:font-weight-complex="normal"/>
    </style:style>
    <style:style style:name="P70" style:family="paragraph" style:parent-style-name="Text_20_body" style:list-style-name="L14">
      <style:paragraph-properties fo:text-align="justify" style:justify-single-word="false"/>
      <style:text-properties fo:language="ru" fo:country="RU" fo:font-weight="normal" style:font-weight-asian="normal" style:font-weight-complex="normal"/>
    </style:style>
    <style:style style:name="P71" style:family="paragraph" style:parent-style-name="Text_20_body" style:list-style-name="L15">
      <style:paragraph-properties fo:text-align="justify" style:justify-single-word="false"/>
      <style:text-properties fo:language="ru" fo:country="RU" fo:font-weight="normal" style:font-weight-asian="normal" style:font-weight-complex="normal"/>
    </style:style>
    <style:style style:name="P72" style:family="paragraph" style:parent-style-name="Text_20_body" style:list-style-name="L21">
      <style:paragraph-properties fo:text-align="justify" style:justify-single-word="false"/>
      <style:text-properties fo:language="ru" fo:country="RU" fo:font-weight="normal" style:font-weight-asian="normal" style:font-weight-complex="normal"/>
    </style:style>
    <style:style style:name="P73" style:family="paragraph" style:parent-style-name="Text_20_body" style:list-style-name="L22">
      <style:paragraph-properties fo:text-align="justify" style:justify-single-word="false"/>
      <style:text-properties fo:language="ru" fo:country="RU" fo:font-weight="normal" style:font-weight-asian="normal" style:font-weight-complex="normal"/>
    </style:style>
    <style:style style:name="P74" style:family="paragraph" style:parent-style-name="Text_20_body" style:list-style-name="L23">
      <style:paragraph-properties fo:text-align="justify" style:justify-single-word="false"/>
      <style:text-properties fo:language="ru" fo:country="RU" fo:font-weight="normal" style:font-weight-asian="normal" style:font-weight-complex="normal"/>
    </style:style>
    <style:style style:name="P75" style:family="paragraph" style:parent-style-name="Text_20_body" style:list-style-name="L24">
      <style:paragraph-properties fo:text-align="justify" style:justify-single-word="false"/>
      <style:text-properties fo:language="ru" fo:country="RU" fo:font-weight="normal" style:font-weight-asian="normal" style:font-weight-complex="normal"/>
    </style:style>
    <style:style style:name="P76" style:family="paragraph" style:parent-style-name="Text_20_body" style:list-style-name="L25">
      <style:paragraph-properties fo:text-align="justify" style:justify-single-word="false"/>
      <style:text-properties fo:language="ru" fo:country="RU" fo:font-weight="normal" style:font-weight-asian="normal" style:font-weight-complex="normal"/>
    </style:style>
    <style:style style:name="P77" style:family="paragraph" style:parent-style-name="Text_20_body" style:list-style-name="L26">
      <style:paragraph-properties fo:text-align="justify" style:justify-single-word="false"/>
      <style:text-properties fo:language="ru" fo:country="RU" fo:font-weight="normal" style:font-weight-asian="normal" style:font-weight-complex="normal"/>
    </style:style>
    <style:style style:name="P78" style:family="paragraph" style:parent-style-name="Text_20_body" style:list-style-name="L2">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79" style:family="paragraph" style:parent-style-name="Text_20_body" style:list-style-name="L4">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0" style:family="paragraph" style:parent-style-name="Text_20_body" style:list-style-name="L5">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1" style:family="paragraph" style:parent-style-name="Text_20_body" style:list-style-name="L6">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2" style:family="paragraph" style:parent-style-name="Text_20_body" style:list-style-name="L9">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3" style:family="paragraph" style:parent-style-name="Text_20_body" style:list-style-name="L12">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4" style:family="paragraph" style:parent-style-name="Text_20_body" style:list-style-name="L15">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5" style:family="paragraph" style:parent-style-name="Text_20_body" style:list-style-name="L17">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6" style:family="paragraph" style:parent-style-name="Text_20_body" style:list-style-name="L19">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7" style:family="paragraph" style:parent-style-name="Text_20_body" style:list-style-name="L21">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8" style:family="paragraph" style:parent-style-name="Text_20_body" style:list-style-name="L22">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9" style:family="paragraph" style:parent-style-name="Text_20_body" style:list-style-name="L23">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0" style:family="paragraph" style:parent-style-name="Text_20_body" style:list-style-name="L24">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1" style:family="paragraph" style:parent-style-name="Text_20_body" style:list-style-name="L25">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2" style:family="paragraph" style:parent-style-name="Text_20_body" style:list-style-name="L26">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3" style:family="paragraph" style:parent-style-name="Text_20_body" style:list-style-name="L26">
      <style:text-properties fo:font-size="14pt" fo:language="en" fo:country="US" fo:font-weight="bold" style:font-size-asian="14pt" style:font-weight-asian="bold" style:font-size-complex="14pt" style:font-weight-complex="bold"/>
    </style:style>
    <style:style style:name="P94" style:family="paragraph" style:parent-style-name="Text_20_body" style:list-style-name="L4">
      <style:paragraph-properties fo:text-align="justify" style:justify-single-word="false"/>
      <style:text-properties fo:font-size="14pt" fo:language="en" fo:country="US" fo:font-weight="normal" style:font-size-asian="14pt" style:font-weight-asian="normal" style:font-size-complex="14pt" style:font-weight-complex="normal"/>
    </style:style>
    <style:style style:name="P95" style:family="paragraph" style:parent-style-name="Text_20_body" style:list-style-name="L7">
      <style:paragraph-properties fo:text-align="justify" style:justify-single-word="false"/>
      <style:text-properties fo:font-size="14pt" fo:language="en" fo:country="US" fo:font-weight="normal" style:font-size-asian="14pt" style:font-weight-asian="normal" style:font-size-complex="14pt" style:font-weight-complex="normal"/>
    </style:style>
    <style:style style:name="P96" style:family="paragraph" style:parent-style-name="Text_20_body" style:list-style-name="L20">
      <style:paragraph-properties fo:text-align="justify" style:justify-single-word="false"/>
      <style:text-properties fo:font-size="14pt" fo:language="en" fo:country="US" fo:font-weight="normal" style:font-size-asian="14pt" style:font-weight-asian="normal" style:font-size-complex="14pt" style:font-weight-complex="normal"/>
    </style:style>
    <style:style style:name="P97" style:family="paragraph" style:parent-style-name="Text_20_body">
      <style:paragraph-properties fo:text-align="center" style:justify-single-word="false"/>
      <style:text-properties fo:font-size="14pt" fo:language="en" fo:country="US" fo:font-weight="normal" style:font-size-asian="14pt" style:font-weight-asian="normal" style:font-size-complex="14pt" style:font-weight-complex="normal"/>
    </style:style>
    <style:style style:name="P98" style:family="paragraph" style:parent-style-name="Text_20_body" style:list-style-name="L3">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99" style:family="paragraph" style:parent-style-name="Text_20_body" style:list-style-name="L4">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00" style:family="paragraph" style:parent-style-name="Text_20_body" style:list-style-name="L8">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01" style:family="paragraph" style:parent-style-name="Text_20_body" style:list-style-name="L9">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02" style:family="paragraph" style:parent-style-name="Text_20_body" style:list-style-name="L10">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03" style:family="paragraph" style:parent-style-name="Text_20_body" style:list-style-name="L16">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04" style:family="paragraph" style:parent-style-name="Text_20_body" style:list-style-name="L17">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05" style:family="paragraph" style:parent-style-name="Text_20_body" style:list-style-name="L18">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06" style:family="paragraph" style:parent-style-name="Text_20_body" style:list-style-name="L19">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07" style:family="paragraph" style:parent-style-name="Text_20_body" style:list-style-name="L20">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08" style:family="paragraph" style:parent-style-name="Text_20_body" style:list-style-name="L21">
      <style:paragraph-properties fo:text-align="justify" style:justify-single-word="false"/>
      <style:text-properties fo:font-size="14pt" fo:language="ru" fo:country="RU" fo:font-weight="normal" style:font-size-asian="14pt" style:font-weight-asian="normal" style:font-size-complex="14pt" style:font-weight-complex="normal"/>
    </style:style>
    <style:style style:name="P109" style:family="paragraph" style:parent-style-name="Text_20_body">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P110" style:family="paragraph" style:parent-style-name="Text_20_body" style:list-style-name="L9">
      <style:paragraph-properties fo:text-align="justify" style:justify-single-word="false"/>
      <style:text-properties fo:font-size="14pt" fo:language="ru" fo:country="RU" fo:font-weight="bold" style:font-size-asian="14pt" style:font-weight-asian="bold" style:font-size-complex="14pt" style:font-weight-complex="bold"/>
    </style:style>
    <style:style style:name="P111" style:family="paragraph" style:parent-style-name="Text_20_body" style:list-style-name="L22">
      <style:paragraph-properties fo:text-align="justify" style:justify-single-word="false"/>
      <style:text-properties fo:font-size="14pt" fo:language="ru" fo:country="RU" fo:font-weight="bold" style:font-size-asian="14pt" style:font-weight-asian="bold" style:font-size-complex="14pt" style:font-weight-complex="bold"/>
    </style:style>
    <style:style style:name="P112" style:family="paragraph" style:parent-style-name="Text_20_body" style:list-style-name="L23">
      <style:paragraph-properties fo:text-align="justify" style:justify-single-word="false"/>
      <style:text-properties fo:font-size="14pt" fo:language="ru" fo:country="RU" fo:font-weight="bold" style:font-size-asian="14pt" style:font-weight-asian="bold" style:font-size-complex="14pt" style:font-weight-complex="bold"/>
    </style:style>
    <style:style style:name="P113" style:family="paragraph" style:parent-style-name="Text_20_body" style:list-style-name="L26">
      <style:paragraph-properties fo:text-align="justify" style:justify-single-word="false"/>
      <style:text-properties fo:font-size="14pt" fo:language="ru" fo:country="RU" fo:font-weight="bold" style:font-size-asian="14pt" style:font-weight-asian="bold" style:font-size-complex="14pt" style:font-weight-complex="bold"/>
    </style:style>
    <style:style style:name="P114" style:family="paragraph" style:parent-style-name="Text_20_body" style:list-style-name="L9">
      <style:paragraph-properties fo:text-align="center" style:justify-single-word="false"/>
      <style:text-properties fo:font-size="14pt" fo:language="ru" fo:country="RU" fo:font-weight="bold" style:font-size-asian="14pt" style:font-weight-asian="bold" style:font-size-complex="14pt" style:font-weight-complex="bold"/>
    </style:style>
    <style:style style:name="P115" style:family="paragraph" style:parent-style-name="Text_20_body" style:list-style-name="L26">
      <style:paragraph-properties fo:text-align="justify" style:justify-single-word="false"/>
      <style:text-properties fo:font-size="14pt" fo:font-weight="bold" style:font-size-asian="14pt" style:font-weight-asian="bold" style:font-size-complex="14pt" style:font-weight-complex="bold"/>
    </style:style>
    <style:style style:name="P116" style:family="paragraph" style:parent-style-name="Text_20_body" style:list-style-name="L3">
      <style:paragraph-properties fo:text-align="justify" style:justify-single-word="false"/>
    </style:style>
    <style:style style:name="P117" style:family="paragraph" style:parent-style-name="Text_20_body" style:list-style-name="L4">
      <style:paragraph-properties fo:text-align="justify" style:justify-single-word="false"/>
    </style:style>
    <style:style style:name="P118" style:family="paragraph" style:parent-style-name="Text_20_body" style:list-style-name="L5">
      <style:paragraph-properties fo:text-align="justify" style:justify-single-word="false"/>
    </style:style>
    <style:style style:name="P119" style:family="paragraph" style:parent-style-name="Text_20_body" style:list-style-name="L6">
      <style:paragraph-properties fo:text-align="justify" style:justify-single-word="false"/>
    </style:style>
    <style:style style:name="P120" style:family="paragraph" style:parent-style-name="Text_20_body" style:list-style-name="L26">
      <style:paragraph-properties fo:text-align="justify" style:justify-single-word="false"/>
    </style:style>
    <style:style style:name="P121" style:family="paragraph" style:parent-style-name="Text_20_body" style:list-style-name="L4">
      <style:paragraph-properties fo:text-align="justify" style:justify-single-word="false"/>
      <style:text-properties fo:language="en" fo:country="US" fo:font-weight="normal" style:font-weight-asian="normal" style:font-weight-complex="normal"/>
    </style:style>
    <style:style style:name="P122" style:family="paragraph" style:parent-style-name="Text_20_body" style:list-style-name="L13">
      <style:paragraph-properties fo:text-align="justify" style:justify-single-word="false"/>
      <style:text-properties fo:language="en" fo:country="US" fo:font-weight="normal" style:font-weight-asian="normal" style:font-weight-complex="normal"/>
    </style:style>
    <style:style style:name="P123" style:family="paragraph" style:parent-style-name="Text_20_body" style:list-style-name="L15">
      <style:paragraph-properties fo:text-align="justify" style:justify-single-word="false"/>
      <style:text-properties fo:language="en" fo:country="US" fo:font-weight="normal" style:font-weight-asian="normal" style:font-weight-complex="normal"/>
    </style:style>
    <style:style style:name="P124" style:family="paragraph" style:parent-style-name="Text_20_body" style:list-style-name="L10">
      <style:paragraph-properties fo:text-align="justify" style:justify-single-word="false"/>
      <style:text-properties fo:font-weight="normal" style:font-weight-asian="normal" style:font-weight-complex="normal"/>
    </style:style>
    <style:style style:name="P125" style:family="paragraph" style:parent-style-name="Text_20_body" style:list-style-name="L20">
      <style:paragraph-properties fo:text-align="justify" style:justify-single-word="false"/>
      <style:text-properties fo:font-weight="normal" style:font-weight-asian="normal" style:font-weight-complex="normal"/>
    </style:style>
    <style:style style:name="P126" style:family="paragraph" style:parent-style-name="Text_20_body" style:list-style-name="L22">
      <style:paragraph-properties fo:text-align="justify" style:justify-single-word="false"/>
      <style:text-properties fo:font-weight="normal" style:font-weight-asian="normal" style:font-weight-complex="normal"/>
    </style:style>
    <style:style style:name="P127" style:family="paragraph" style:parent-style-name="Text_20_body" style:list-style-name="L24">
      <style:paragraph-properties fo:text-align="justify" style:justify-single-word="false"/>
      <style:text-properties fo:font-weight="normal" style:font-weight-asian="normal" style:font-weight-complex="normal"/>
    </style:style>
    <style:style style:name="P128" style:family="paragraph" style:parent-style-name="Text_20_body" style:list-style-name="L25">
      <style:paragraph-properties fo:text-align="justify" style:justify-single-word="false"/>
      <style:text-properties fo:font-weight="normal" style:font-weight-asian="normal" style:font-weight-complex="normal"/>
    </style:style>
    <style:style style:name="P129" style:family="paragraph" style:parent-style-name="Text_20_body" style:list-style-name="L26">
      <style:paragraph-properties fo:text-align="justify" style:justify-single-word="false"/>
      <style:text-properties fo:font-weight="normal" style:font-weight-asian="normal" style:font-weight-complex="normal"/>
    </style:style>
    <style:style style:name="P130" style:family="paragraph" style:parent-style-name="Text_20_body" style:list-style-name="L26"/>
    <style:style style:name="P131" style:family="paragraph" style:parent-style-name="Text_20_body">
      <style:paragraph-properties fo:margin-left="0cm" fo:margin-right="0cm" fo:margin-top="0cm" fo:margin-bottom="0.212cm"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132" style:family="paragraph" style:parent-style-name="Text_20_body">
      <style:paragraph-properties fo:margin-left="0cm" fo:margin-right="0cm" fo:margin-top="0cm" fo:margin-bottom="0.212cm" fo:text-align="center" style:justify-single-word="false" fo:text-indent="0cm" style:auto-text-indent="false"/>
      <style:text-properties fo:font-size="14pt" fo:language="ru" fo:country="RU" fo:font-weight="bold" style:font-size-asian="14pt" style:font-weight-asian="bold" style:font-size-complex="14pt" style:font-weight-complex="bold"/>
    </style:style>
    <style:style style:name="P133" style:family="paragraph" style:parent-style-name="Text_20_body" style:list-style-name="L27">
      <style:paragraph-properties fo:margin-left="0cm" fo:margin-right="0cm" fo:margin-top="0cm" fo:margin-bottom="0.212cm" fo:text-align="justify" style:justify-single-word="false" fo:text-indent="0cm" style:auto-text-indent="false"/>
      <style:text-properties fo:font-size="14pt" fo:language="en" fo:country="US" fo:font-weight="bold" style:font-size-asian="14pt" style:font-weight-asian="bold" style:font-size-complex="14pt" style:font-weight-complex="bold"/>
    </style:style>
    <style:style style:name="P134" style:family="paragraph" style:parent-style-name="Text_20_body">
      <style:paragraph-properties fo:margin-left="0cm" fo:margin-right="0cm" fo:margin-top="0cm" fo:margin-bottom="0.212cm" fo:text-align="start" style:justify-single-word="false" fo:text-indent="0cm" style:auto-text-indent="false"/>
      <style:text-properties fo:font-size="14pt" fo:language="en" fo:country="US" fo:font-weight="bold" style:font-size-asian="14pt" style:font-weight-asian="bold" style:font-size-complex="14pt" style:font-weight-complex="bold"/>
    </style:style>
    <style:style style:name="P135" style:family="paragraph" style:parent-style-name="Text_20_body" style:list-style-name="L57">
      <style:paragraph-properties fo:margin-left="0cm" fo:margin-right="0cm" fo:margin-top="0cm" fo:margin-bottom="0.212cm" fo:text-align="justify" style:justify-single-word="false" fo:text-indent="0cm" style:auto-text-indent="false"/>
      <style:text-properties fo:font-size="14pt" fo:language="en" fo:country="US" fo:font-weight="normal" style:font-size-asian="14pt" style:font-weight-asian="normal" style:font-size-complex="14pt" style:font-weight-complex="normal"/>
    </style:style>
    <style:style style:name="P136" style:family="paragraph" style:parent-style-name="Text_20_body" style:list-style-name="L62">
      <style:paragraph-properties fo:margin-left="0cm" fo:margin-right="0cm" fo:margin-top="0cm" fo:margin-bottom="0.212cm" fo:text-align="justify" style:justify-single-word="false" fo:text-indent="0cm" style:auto-text-indent="false"/>
      <style:text-properties fo:font-size="14pt" style:font-size-asian="14pt" style:font-size-complex="14pt"/>
    </style:style>
    <style:style style:name="P137" style:family="paragraph" style:parent-style-name="Text_20_body" style:list-style-name="L63">
      <style:paragraph-properties fo:margin-left="0cm" fo:margin-right="0cm" fo:margin-top="0cm" fo:margin-bottom="0.212cm" fo:text-align="justify" style:justify-single-word="false" fo:text-indent="0cm" style:auto-text-indent="false"/>
      <style:text-properties fo:font-size="14pt" style:font-size-asian="14pt" style:font-size-complex="14pt"/>
    </style:style>
    <style:style style:name="P138"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style:style>
    <style:style style:name="P139"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fo:font-weight="bold" style:font-weight-asian="bold" style:font-weight-complex="bold"/>
    </style:style>
    <style:style style:name="P140" style:family="paragraph" style:parent-style-name="Text_20_body">
      <style:paragraph-properties fo:margin-left="0cm" fo:margin-right="0cm" fo:margin-top="0cm" fo:margin-bottom="0.212cm" fo:text-align="justify" style:justify-single-word="false" fo:text-indent="0cm" style:auto-text-indent="false"/>
      <style:text-properties fo:language="ru" fo:country="RU" fo:font-weight="normal" style:font-weight-asian="normal" style:font-weight-complex="normal"/>
    </style:style>
    <style:style style:name="P141" style:family="paragraph" style:parent-style-name="Text_20_body" style:list-style-name="L58">
      <style:paragraph-properties fo:margin-left="0cm" fo:margin-right="0cm" fo:margin-top="0cm" fo:margin-bottom="0.212cm" fo:text-align="justify" style:justify-single-word="false" fo:text-indent="0cm" style:auto-text-indent="false"/>
      <style:text-properties fo:language="ru" fo:country="RU" fo:font-weight="normal" style:font-weight-asian="normal" style:font-weight-complex="normal"/>
    </style:style>
    <style:style style:name="P142"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fo:font-weight="bold" style:font-weight-asian="bold" style:font-weight-complex="bold"/>
    </style:style>
    <style:style style:name="P143"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fo:font-weight="normal" style:font-weight-asian="normal" style:font-weight-complex="normal"/>
    </style:style>
    <style:style style:name="P144" style:family="paragraph" style:parent-style-name="Text_20_body" style:list-style-name="L58">
      <style:paragraph-properties fo:margin-left="0cm" fo:margin-right="0cm" fo:margin-top="0cm" fo:margin-bottom="0.212cm" fo:text-align="justify" style:justify-single-word="false" fo:text-indent="0cm" style:auto-text-indent="false"/>
      <style:text-properties fo:language="en" fo:country="US" fo:font-weight="normal" style:font-weight-asian="normal" style:font-weight-complex="normal"/>
    </style:style>
    <style:style style:name="P145" style:family="paragraph" style:parent-style-name="Text_20_body">
      <style:paragraph-properties fo:margin-left="0cm" fo:margin-right="0cm" fo:margin-top="0cm" fo:margin-bottom="0.212cm" fo:text-align="justify" style:justify-single-word="false" fo:text-indent="0cm" style:auto-text-indent="false"/>
      <style:text-properties fo:language="en" fo:country="US"/>
    </style:style>
    <style:style style:name="P146" style:family="paragraph" style:parent-style-name="Text_20_body" style:list-style-name="L27">
      <style:paragraph-properties fo:margin-left="0cm" fo:margin-right="0cm" fo:margin-top="0cm" fo:margin-bottom="0.212cm" fo:text-align="justify" style:justify-single-word="false" fo:text-indent="1.323cm" style:auto-text-indent="false"/>
      <style:text-properties fo:font-weight="normal" style:font-weight-asian="normal" style:font-weight-complex="normal"/>
    </style:style>
    <style:style style:name="P147" style:family="paragraph" style:parent-style-name="Text_20_body" style:list-style-name="L31">
      <style:paragraph-properties fo:margin-left="0cm" fo:margin-right="0cm" fo:margin-top="0cm" fo:margin-bottom="0.212cm" fo:text-align="justify" style:justify-single-word="false" fo:text-indent="1.323cm" style:auto-text-indent="false"/>
      <style:text-properties fo:font-weight="normal" style:font-weight-asian="normal" style:font-weight-complex="normal"/>
    </style:style>
    <style:style style:name="P148" style:family="paragraph" style:parent-style-name="Text_20_body" style:list-style-name="L35">
      <style:paragraph-properties fo:margin-left="0cm" fo:margin-right="0cm" fo:margin-top="0cm" fo:margin-bottom="0.212cm" fo:text-align="justify" style:justify-single-word="false" fo:text-indent="1.323cm" style:auto-text-indent="false"/>
      <style:text-properties fo:font-weight="normal" style:font-weight-asian="normal" style:font-weight-complex="normal"/>
    </style:style>
    <style:style style:name="P149" style:family="paragraph" style:parent-style-name="Text_20_body" style:list-style-name="L37">
      <style:paragraph-properties fo:margin-left="0cm" fo:margin-right="0cm" fo:margin-top="0cm" fo:margin-bottom="0.212cm" fo:text-align="justify" style:justify-single-word="false" fo:text-indent="1.323cm" style:auto-text-indent="false"/>
      <style:text-properties fo:font-weight="normal" style:font-weight-asian="normal" style:font-weight-complex="normal"/>
    </style:style>
    <style:style style:name="P150" style:family="paragraph" style:parent-style-name="Text_20_body" style:list-style-name="L39">
      <style:paragraph-properties fo:margin-left="0cm" fo:margin-right="0cm" fo:margin-top="0cm" fo:margin-bottom="0.212cm" fo:text-align="justify" style:justify-single-word="false" fo:text-indent="1.323cm" style:auto-text-indent="false"/>
      <style:text-properties fo:font-weight="normal" style:font-weight-asian="normal" style:font-weight-complex="normal"/>
    </style:style>
    <style:style style:name="P151" style:family="paragraph" style:parent-style-name="Text_20_body" style:list-style-name="L41">
      <style:paragraph-properties fo:margin-left="0cm" fo:margin-right="0cm" fo:margin-top="0cm" fo:margin-bottom="0.212cm" fo:text-align="justify" style:justify-single-word="false" fo:text-indent="1.323cm" style:auto-text-indent="false"/>
      <style:text-properties fo:font-weight="normal" style:font-weight-asian="normal" style:font-weight-complex="normal"/>
    </style:style>
    <style:style style:name="P152" style:family="paragraph" style:parent-style-name="Text_20_body" style:list-style-name="L43">
      <style:paragraph-properties fo:margin-left="0cm" fo:margin-right="0cm" fo:margin-top="0cm" fo:margin-bottom="0.212cm" fo:text-align="justify" style:justify-single-word="false" fo:text-indent="1.323cm" style:auto-text-indent="false"/>
      <style:text-properties fo:font-weight="normal" style:font-weight-asian="normal" style:font-weight-complex="normal"/>
    </style:style>
    <style:style style:name="P153" style:family="paragraph" style:parent-style-name="Text_20_body" style:list-style-name="L55">
      <style:paragraph-properties fo:margin-left="0cm" fo:margin-right="0cm" fo:margin-top="0cm" fo:margin-bottom="0.212cm" fo:text-align="justify" style:justify-single-word="false" fo:text-indent="1.323cm" style:auto-text-indent="false"/>
      <style:text-properties fo:font-weight="normal" style:font-weight-asian="normal" style:font-weight-complex="normal"/>
    </style:style>
    <style:style style:name="P154" style:family="paragraph" style:parent-style-name="Text_20_body" style:list-style-name="L27">
      <style:paragraph-properties fo:margin-left="0cm" fo:margin-right="0cm" fo:margin-top="0cm" fo:margin-bottom="0.212cm" fo:text-align="justify" style:justify-single-word="false" fo:text-indent="1.323cm" style:auto-text-indent="false"/>
      <style:text-properties fo:font-size="14pt" fo:language="en" fo:country="US" fo:font-weight="bold" style:font-size-asian="14pt" style:font-weight-asian="bold" style:font-size-complex="14pt" style:font-weight-complex="bold"/>
    </style:style>
    <style:style style:name="P155" style:family="paragraph" style:parent-style-name="Text_20_body" style:list-style-name="L43">
      <style:paragraph-properties fo:margin-left="0cm" fo:margin-right="0cm" fo:margin-top="0cm" fo:margin-bottom="0.212cm" fo:text-align="justify" style:justify-single-word="false" fo:text-indent="1.323cm" style:auto-text-indent="false"/>
      <style:text-properties fo:font-size="14pt" fo:language="en" fo:country="US" fo:font-weight="bold" style:font-size-asian="14pt" style:font-weight-asian="bold" style:font-size-complex="14pt" style:font-weight-complex="bold"/>
    </style:style>
    <style:style style:name="P156" style:family="paragraph" style:parent-style-name="Text_20_body" style:list-style-name="L41">
      <style:paragraph-properties fo:margin-left="0cm" fo:margin-right="0cm" fo:margin-top="0cm" fo:margin-bottom="0.212cm" fo:text-align="justify" style:justify-single-word="false" fo:text-indent="1.323cm" style:auto-text-indent="false"/>
      <style:text-properties fo:font-size="14pt" fo:language="en" fo:country="US" fo:font-weight="normal" style:font-size-asian="14pt" style:font-weight-asian="normal" style:font-size-complex="14pt" style:font-weight-complex="normal"/>
    </style:style>
    <style:style style:name="P157" style:family="paragraph" style:parent-style-name="Text_20_body" style:list-style-name="L47">
      <style:paragraph-properties fo:margin-left="0cm" fo:margin-right="0cm" fo:margin-top="0cm" fo:margin-bottom="0.212cm" fo:text-align="justify" style:justify-single-word="false" fo:text-indent="1.323cm" style:auto-text-indent="false"/>
      <style:text-properties fo:font-size="14pt" fo:language="en" fo:country="US" fo:font-weight="normal" style:font-size-asian="14pt" style:font-weight-asian="normal" style:font-size-complex="14pt" style:font-weight-complex="normal"/>
    </style:style>
    <style:style style:name="P158" style:family="paragraph" style:parent-style-name="Text_20_body">
      <style:paragraph-properties fo:margin-left="0cm" fo:margin-right="0cm" fo:margin-top="0cm" fo:margin-bottom="0.212cm" fo:text-align="center" style:justify-single-word="false" fo:text-indent="1.323cm" style:auto-text-indent="false"/>
      <style:text-properties fo:font-size="14pt" fo:language="en" fo:country="US" fo:font-weight="normal" style:font-size-asian="14pt" style:font-weight-asian="normal" style:font-size-complex="14pt" style:font-weight-complex="normal"/>
    </style:style>
    <style:style style:name="P159" style:family="paragraph" style:parent-style-name="Text_20_body">
      <style:paragraph-properties fo:margin-left="0cm" fo:margin-right="0cm" fo:margin-top="0cm" fo:margin-bottom="0.212cm" fo:text-align="justify" style:justify-single-word="false" fo:text-indent="1.323cm" style:auto-text-indent="false"/>
      <style:text-properties fo:font-size="14pt" fo:language="ru" fo:country="RU" fo:font-weight="bold" style:font-size-asian="14pt" style:font-weight-asian="bold" style:font-size-complex="14pt" style:font-weight-complex="bold"/>
    </style:style>
    <style:style style:name="P160" style:family="paragraph" style:parent-style-name="Text_20_body" style:list-style-name="L27">
      <style:paragraph-properties fo:margin-left="0cm" fo:margin-right="0cm" fo:margin-top="0cm" fo:margin-bottom="0.212cm" fo:text-align="justify" style:justify-single-word="false" fo:text-indent="1.323cm" style:auto-text-indent="false"/>
      <style:text-properties fo:font-size="14pt" fo:language="ru" fo:country="RU" fo:font-weight="bold" style:font-size-asian="14pt" style:font-weight-asian="bold" style:font-size-complex="14pt" style:font-weight-complex="bold"/>
    </style:style>
    <style:style style:name="P161" style:family="paragraph" style:parent-style-name="Text_20_body" style:list-style-name="L41">
      <style:paragraph-properties fo:margin-left="0cm" fo:margin-right="0cm" fo:margin-top="0cm" fo:margin-bottom="0.212cm" fo:text-align="justify" style:justify-single-word="false" fo:text-indent="1.323cm" style:auto-text-indent="false"/>
      <style:text-properties fo:font-size="14pt" fo:language="ru" fo:country="RU" fo:font-weight="bold" style:font-size-asian="14pt" style:font-weight-asian="bold" style:font-size-complex="14pt" style:font-weight-complex="bold"/>
    </style:style>
    <style:style style:name="P162" style:family="paragraph" style:parent-style-name="Text_20_body" style:list-style-name="L35">
      <style:paragraph-properties fo:margin-left="0cm" fo:margin-right="0cm" fo:margin-top="0cm" fo:margin-bottom="0.212cm" fo:text-align="justify" style:justify-single-word="false" fo:text-indent="1.323cm" style:auto-text-indent="false"/>
      <style:text-properties fo:font-size="14pt" fo:language="ru" fo:country="RU" fo:font-weight="normal" style:font-size-asian="14pt" style:font-weight-asian="normal" style:font-size-complex="14pt" style:font-weight-complex="normal"/>
    </style:style>
    <style:style style:name="P163" style:family="paragraph" style:parent-style-name="Text_20_body" style:list-style-name="L37">
      <style:paragraph-properties fo:margin-left="0cm" fo:margin-right="0cm" fo:margin-top="0cm" fo:margin-bottom="0.212cm" fo:text-align="justify" style:justify-single-word="false" fo:text-indent="1.323cm" style:auto-text-indent="false"/>
      <style:text-properties fo:font-size="14pt" fo:language="ru" fo:country="RU" fo:font-weight="normal" style:font-size-asian="14pt" style:font-weight-asian="normal" style:font-size-complex="14pt" style:font-weight-complex="normal"/>
    </style:style>
    <style:style style:name="P164" style:family="paragraph" style:parent-style-name="Text_20_body" style:list-style-name="L39">
      <style:paragraph-properties fo:margin-left="0cm" fo:margin-right="0cm" fo:margin-top="0cm" fo:margin-bottom="0.212cm" fo:text-align="justify" style:justify-single-word="false" fo:text-indent="1.323cm" style:auto-text-indent="false"/>
      <style:text-properties fo:font-size="14pt" fo:language="ru" fo:country="RU" fo:font-weight="normal" style:font-size-asian="14pt" style:font-weight-asian="normal" style:font-size-complex="14pt" style:font-weight-complex="normal"/>
    </style:style>
    <style:style style:name="P165" style:family="paragraph" style:parent-style-name="Text_20_body" style:list-style-name="L41">
      <style:paragraph-properties fo:margin-left="0cm" fo:margin-right="0cm" fo:margin-top="0cm" fo:margin-bottom="0.212cm" fo:text-align="justify" style:justify-single-word="false" fo:text-indent="1.323cm" style:auto-text-indent="false"/>
      <style:text-properties fo:font-size="14pt" fo:language="ru" fo:country="RU" fo:font-weight="normal" style:font-size-asian="14pt" style:font-weight-asian="normal" style:font-size-complex="14pt" style:font-weight-complex="normal"/>
    </style:style>
    <style:style style:name="P166" style:family="paragraph" style:parent-style-name="Text_20_body" style:list-style-name="L43">
      <style:paragraph-properties fo:margin-left="0cm" fo:margin-right="0cm" fo:margin-top="0cm" fo:margin-bottom="0.212cm" fo:text-align="justify" style:justify-single-word="false" fo:text-indent="1.323cm" style:auto-text-indent="false"/>
      <style:text-properties fo:font-size="14pt" fo:language="ru" fo:country="RU" fo:font-weight="normal" style:font-size-asian="14pt" style:font-weight-asian="normal" style:font-size-complex="14pt" style:font-weight-complex="normal"/>
    </style:style>
    <style:style style:name="P167" style:family="paragraph" style:parent-style-name="Text_20_body" style:list-style-name="L55">
      <style:paragraph-properties fo:margin-left="0cm" fo:margin-right="0cm" fo:margin-top="0cm" fo:margin-bottom="0.212cm" fo:text-align="justify" style:justify-single-word="false" fo:text-indent="1.323cm" style:auto-text-indent="false"/>
      <style:text-properties fo:font-size="14pt" fo:language="ru" fo:country="RU" fo:font-weight="normal" style:font-size-asian="14pt" style:font-weight-asian="normal" style:font-size-complex="14pt" style:font-weight-complex="normal"/>
    </style:style>
    <style:style style:name="P168" style:family="paragraph" style:parent-style-name="Text_20_body" style:list-style-name="L27">
      <style:paragraph-properties fo:margin-left="0cm" fo:margin-right="0cm" fo:margin-top="0cm" fo:margin-bottom="0.212cm" fo:text-align="justify" style:justify-single-word="false" fo:text-indent="1.323cm" style:auto-text-indent="false"/>
      <style:text-properties fo:language="ru" fo:country="RU" fo:font-weight="normal" style:font-weight-asian="normal" style:font-weight-complex="normal"/>
    </style:style>
    <style:style style:name="P169" style:family="paragraph" style:parent-style-name="Text_20_body" style:list-style-name="L28">
      <style:paragraph-properties fo:margin-left="0cm" fo:margin-right="0cm" fo:margin-top="0cm" fo:margin-bottom="0.212cm" fo:text-align="justify" style:justify-single-word="false" fo:text-indent="1.323cm" style:auto-text-indent="false"/>
      <style:text-properties fo:language="ru" fo:country="RU" fo:font-weight="normal" style:font-weight-asian="normal" style:font-weight-complex="normal"/>
    </style:style>
    <style:style style:name="P170" style:family="paragraph" style:parent-style-name="Text_20_body" style:list-style-name="L31">
      <style:paragraph-properties fo:margin-left="0cm" fo:margin-right="0cm" fo:margin-top="0cm" fo:margin-bottom="0.212cm" fo:text-align="justify" style:justify-single-word="false" fo:text-indent="1.323cm" style:auto-text-indent="false"/>
      <style:text-properties fo:language="ru" fo:country="RU" fo:font-weight="normal" style:font-weight-asian="normal" style:font-weight-complex="normal"/>
    </style:style>
    <style:style style:name="P171" style:family="paragraph" style:parent-style-name="Text_20_body" style:list-style-name="L33">
      <style:paragraph-properties fo:margin-left="0cm" fo:margin-right="0cm" fo:margin-top="0cm" fo:margin-bottom="0.212cm" fo:text-align="justify" style:justify-single-word="false" fo:text-indent="1.323cm" style:auto-text-indent="false"/>
      <style:text-properties fo:language="ru" fo:country="RU" fo:font-weight="normal" style:font-weight-asian="normal" style:font-weight-complex="normal"/>
    </style:style>
    <style:style style:name="P172" style:family="paragraph" style:parent-style-name="Text_20_body" style:list-style-name="L37">
      <style:paragraph-properties fo:margin-left="0cm" fo:margin-right="0cm" fo:margin-top="0cm" fo:margin-bottom="0.212cm" fo:text-align="justify" style:justify-single-word="false" fo:text-indent="1.323cm" style:auto-text-indent="false"/>
      <style:text-properties fo:language="ru" fo:country="RU" fo:font-weight="normal" style:font-weight-asian="normal" style:font-weight-complex="normal"/>
    </style:style>
    <style:style style:name="P173" style:family="paragraph" style:parent-style-name="Text_20_body" style:list-style-name="L39">
      <style:paragraph-properties fo:margin-left="0cm" fo:margin-right="0cm" fo:margin-top="0cm" fo:margin-bottom="0.212cm" fo:text-align="justify" style:justify-single-word="false" fo:text-indent="1.323cm" style:auto-text-indent="false"/>
      <style:text-properties fo:language="ru" fo:country="RU" fo:font-weight="normal" style:font-weight-asian="normal" style:font-weight-complex="normal"/>
    </style:style>
    <style:style style:name="P174" style:family="paragraph" style:parent-style-name="Text_20_body" style:list-style-name="L41">
      <style:paragraph-properties fo:margin-left="0cm" fo:margin-right="0cm" fo:margin-top="0cm" fo:margin-bottom="0.212cm" fo:text-align="justify" style:justify-single-word="false" fo:text-indent="1.323cm" style:auto-text-indent="false"/>
      <style:text-properties fo:language="ru" fo:country="RU" fo:font-weight="normal" style:font-weight-asian="normal" style:font-weight-complex="normal"/>
    </style:style>
    <style:style style:name="P175" style:family="paragraph" style:parent-style-name="Text_20_body" style:list-style-name="L43">
      <style:paragraph-properties fo:margin-left="0cm" fo:margin-right="0cm" fo:margin-top="0cm" fo:margin-bottom="0.212cm" fo:text-align="justify" style:justify-single-word="false" fo:text-indent="1.323cm" style:auto-text-indent="false"/>
      <style:text-properties fo:language="ru" fo:country="RU" fo:font-weight="normal" style:font-weight-asian="normal" style:font-weight-complex="normal"/>
    </style:style>
    <style:style style:name="P176" style:family="paragraph" style:parent-style-name="Text_20_body" style:list-style-name="L33">
      <style:paragraph-properties fo:margin-left="0cm" fo:margin-right="0cm" fo:margin-top="0cm" fo:margin-bottom="0.212cm" fo:text-align="justify" style:justify-single-word="false" fo:text-indent="1.323cm" style:auto-text-indent="false"/>
      <style:text-properties fo:language="en" fo:country="US" fo:font-weight="normal" style:font-weight-asian="normal" style:font-weight-complex="normal"/>
    </style:style>
    <style:style style:name="P177" style:family="paragraph" style:parent-style-name="Text_20_body" style:master-page-name="">
      <style:paragraph-properties fo:margin-left="0cm" fo:margin-right="0cm" fo:margin-top="0cm" fo:margin-bottom="0.212cm" fo:text-align="justify" style:justify-single-word="false" fo:text-indent="1.323cm" style:auto-text-indent="false" style:page-number="auto"/>
      <style:text-properties fo:font-size="14pt" fo:language="ru" fo:country="RU" fo:font-weight="bold" style:font-size-asian="14pt" style:font-weight-asian="bold" style:font-size-complex="14pt" style:font-weight-complex="bold"/>
    </style:style>
    <style:style style:name="P178" style:family="paragraph" style:parent-style-name="Text_20_body">
      <style:paragraph-properties fo:margin-top="0cm" fo:margin-bottom="0.212cm" fo:text-align="justify" style:justify-single-word="false"/>
      <style:text-properties fo:font-size="14pt" fo:language="ru" fo:country="RU" fo:font-weight="normal" style:font-size-asian="14pt" style:font-weight-asian="normal" style:font-size-complex="14pt" style:font-weight-complex="normal"/>
    </style:style>
    <style:style style:name="P179" style:family="paragraph" style:parent-style-name="Text_20_body" style:list-style-name="L60">
      <style:paragraph-properties fo:margin-top="0cm" fo:margin-bottom="0.212cm" fo:text-align="justify" style:justify-single-word="false"/>
      <style:text-properties fo:font-size="14pt" fo:language="ru" fo:country="RU" fo:font-weight="normal" style:font-size-asian="14pt" style:font-weight-asian="normal" style:font-size-complex="14pt" style:font-weight-complex="normal"/>
    </style:style>
    <style:style style:name="P180" style:family="paragraph" style:parent-style-name="Text_20_body" style:list-style-name="L61">
      <style:paragraph-properties fo:margin-top="0cm" fo:margin-bottom="0.212cm" fo:text-align="justify" style:justify-single-word="false"/>
      <style:text-properties fo:font-size="14pt" fo:language="ru" fo:country="RU" fo:font-weight="normal" style:font-size-asian="14pt" style:font-weight-asian="normal" style:font-size-complex="14pt" style:font-weight-complex="normal"/>
    </style:style>
    <style:style style:name="P181" style:family="paragraph" style:parent-style-name="Text_20_body" style:list-style-name="L61">
      <style:paragraph-properties fo:margin-top="0cm" fo:margin-bottom="0.212cm" fo:text-align="start" style:justify-single-word="false"/>
      <style:text-properties fo:font-size="14pt" fo:language="ru" fo:country="RU" fo:font-weight="normal" style:font-size-asian="14pt" style:font-weight-asian="normal" style:font-size-complex="14pt"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font-weight-asian="bold" style:font-weight-complex="bold"/>
    </style:style>
    <style:style style:name="T4" style:family="text">
      <style:text-properties fo:font-size="14pt" fo:language="en" fo:country="US" fo:font-weight="normal" style:font-size-asian="14pt" style:font-weight-asian="normal" style:font-size-complex="14pt" style:font-weight-complex="normal"/>
    </style:style>
    <style:style style:name="T5" style:family="text">
      <style:text-properties fo:font-size="14pt" fo:language="en" fo:country="US" style:font-size-asian="14pt" style:font-size-complex="14pt"/>
    </style:style>
    <style:style style:name="T6" style:family="text">
      <style:text-properties fo:font-size="14pt" fo:language="en" fo:country="US" fo:font-weight="bold" style:font-size-asian="14pt" style:font-weight-asian="bold" style:font-size-complex="14pt" style:font-weight-complex="bold"/>
    </style:style>
    <style:style style:name="T7" style:family="text">
      <style:text-properties fo:font-size="14pt" fo:language="ru" fo:country="RU" fo:font-weight="normal" style:font-size-asian="14pt" style:font-weight-asian="normal" style:font-size-complex="14pt" style:font-weight-complex="normal"/>
    </style:style>
    <style:style style:name="T8" style:family="text">
      <style:text-properties fo:font-size="14pt" fo:language="ru" fo:country="RU" style:font-size-asian="14pt" style:font-size-complex="14pt"/>
    </style:style>
    <style:style style:name="T9" style:family="text">
      <style:text-properties fo:font-size="14pt" fo:language="ru" fo:country="RU" fo:font-weight="bold" style:font-size-asian="14pt" style:font-weight-asian="bold" style:font-size-complex="14pt" style:font-weight-complex="bold"/>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language="ru" fo:country="RU"/>
    </style:style>
    <style:style style:name="T14" style:family="text">
      <style:text-properties fo:language="ru" fo:country="RU" fo:font-weight="normal" style:font-weight-asian="normal" style:font-weight-complex="normal"/>
    </style:style>
    <style:style style:name="T15" style:family="text">
      <style:text-properties fo:language="ru" fo:country="RU"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font-size="16pt" fo:language="en" fo:country="US" fo:font-weight="normal" style:font-size-asian="16pt" style:font-weight-asian="normal" style:font-size-complex="16pt" style:font-weight-complex="normal"/>
    </style:style>
    <style:style style:name="T19" style:family="text">
      <style:text-properties fo:font-size="16pt" fo:language="en" fo:country="US" style:font-size-asian="16pt" style:font-size-complex="16pt"/>
    </style:style>
    <style:style style:name="T20" style:family="text">
      <style:text-properties fo:font-size="16pt" fo:language="en" fo:country="US" fo:font-weight="bold" style:font-size-asian="16pt" style:font-weight-asian="bold" style:font-size-complex="16pt" style:font-weight-complex="bold"/>
    </style:style>
    <style:style style:name="T21" style:family="text">
      <style:text-properties fo:font-size="16pt" fo:language="en" fo:country="US" style:text-underline-style="none" style:font-size-asian="16pt" style:font-size-complex="16pt"/>
    </style:style>
    <style:style style:name="T22" style:family="text">
      <style:text-properties fo:font-size="16pt" fo:language="ru" fo:country="RU" fo:font-weight="normal" style:font-size-asian="16pt" style:font-weight-asian="normal" style:font-size-complex="16pt" style:font-weight-complex="normal"/>
    </style:style>
    <style:style style:name="T23" style:family="text">
      <style:text-properties fo:font-size="16pt" fo:language="ru" fo:country="RU" style:font-size-asian="16pt" style:font-size-complex="16pt"/>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font-size="16pt" style:font-size-asian="16pt" style:font-size-complex="16pt"/>
    </style:style>
    <style:style style:name="T26" style:family="text">
      <style:text-properties fo:font-size="16pt" fo:font-weight="bold" style:font-size-asian="16pt" style:font-weight-asian="bold" style:font-size-complex="16pt" style:font-weight-complex="bold"/>
    </style:style>
    <style:style style:name="T27" style:family="text">
      <style:text-properties fo:font-size="16pt" style:text-underline-style="none" style:font-size-asian="16pt" style:font-size-complex="16p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42">Работа с Git<text:tab/>3</text:p>
          <text:p text:style-name="P42">AngularJS<text:tab/>4</text:p>
          <text:p text:style-name="P62">Codecademy AngularJS course<text:tab/>4</text:p>
          <text:p text:style-name="P47">Часть 1. Общее знакомство с AngularJS<text:tab/>4</text:p>
          <text:p text:style-name="P47">Часть 2. Директивы<text:tab/>14</text:p>
          <text:p text:style-name="P47">Часть 3. Службы<text:tab/>21</text:p>
          <text:p text:style-name="P47">Часть 4. Маршрутизация<text:tab/>23</text:p>
          <text:p text:style-name="P62"><text:s/>Angular 1.x<text:tab/>25</text:p>
          <text:p text:style-name="P47">Настройки папки проекта<text:tab/>25</text:p>
          <text:p text:style-name="P47">Создание приложения hello-world<text:tab/>25</text:p>
          <text:p text:style-name="P47">Принцип MVC: модель-представление-контроллер<text:tab/>27</text:p>
          <text:p text:style-name="P47">Контроллеры<text:tab/>27</text:p>
          <text:p text:style-name="P47">$scope<text:tab/>28</text:p>
          <text:p text:style-name="P47">Двусторонняя привязка данных<text:tab/>28</text:p>
          <text:p text:style-name="P47">Еще о шаблонах<text:tab/>29</text:p>
          <text:p text:style-name="P47">Введение зависимости<text:tab/>29</text:p>
          <text:p text:style-name="P47">Что такое провайдеры<text:tab/>29</text:p>
          <text:p text:style-name="P47">Кратко о директивах<text:tab/>30</text:p>
          <text:p text:style-name="P47">Панель инструментов и карточка товара<text:tab/>31</text:p>
          <text:p text:style-name="P47">Применение директивы ng-repeat<text:tab/>33</text:p>
          <text:p text:style-name="P47">Применение фильтров<text:tab/>34</text:p>
          <text:p text:style-name="P47">Скрыть\показать элементы интерфейса<text:tab/>34</text:p>
          <text:p text:style-name="P47">Работа с удаленными данными<text:tab/>36</text:p>
          <text:p text:style-name="P47">HTTP-запросы и обещания<text:tab/>36</text:p>
          <text:p text:style-name="P47">Обращение к службам<text:tab/>37</text:p>
          <text:p text:style-name="P47">Подключение бокового меню<text:tab/>38</text:p>
          <text:p text:style-name="P47">Добавление новых товаров<text:tab/>40</text:p>
          <text:p text:style-name="P47">Редактирование товаров<text:tab/>42</text:p>
          <text:p text:style-name="P47">Удаление товаров<text:tab/>44</text:p>
          <text:p text:style-name="P47">Фильтрация данных<text:tab/>45</text:p>
          <text:p text:style-name="P47">Добавление анимации<text:tab/>47</text:p>
          <text:p text:style-name="P47">Концепция маршрутизации<text:tab/>48</text:p>
          <text:p text:style-name="P47">Работа UI-Router<text:tab/>48</text:p>
          <text:p text:style-name="P47">Работа с Controller-As<text:tab/>50</text:p>
          <text:p text:style-name="P47">Упрощение маршрута Classifieds<text:tab/>51</text:p>
          <text:p text:style-name="P47">Создание состояния New Classified<text:tab/>52</text:p>
          <text:p text:style-name="P47">Настройка наблюдателей<text:tab/>54</text:p>
          <text:p text:style-name="P47">Передача данных<text:tab/>56</text:p>
          <text:p text:style-name="P47">Редактирование данных через параметры маршрута<text:tab/>58</text:p>
          <text:p text:style-name="P47">Изоляция области видимости<text:tab/>61</text:p>
          <text:p text:style-name="P47">Настройка директивы Classified Card<text:tab/>62</text:p>
          <text:p text:style-name="P47">Завершение директивы<text:tab/>63</text:p>
          <text:p text:style-name="P62">Angular 8<text:tab/>66</text:p>
          <text:p text:style-name="P42">UI-Router для AngularJS<text:tab/>89</text:p>
          <text:p text:style-name="P62">I. Приложение Hello World с двумя страницами: hello и about<text:tab/>89</text:p>
          <text:p text:style-name="P62">II. Приложение Hello Solar System<text:tab/>91</text:p>
          <text:p text:style-name="P62">III. Приложение Hello Galaxy<text:tab/>94</text:p>
          <text:p text:style-name="P42">PHP<text:tab/>97</text:p>
          <text:p text:style-name="P62"><text:soft-page-break/>Codecademy PHP course<text:tab/>97</text:p>
          <text:p text:style-name="P47">Часть 1. Введение в PHP<text:tab/>97</text:p>
          <text:p text:style-name="P47">Часть 2. Строки и переменные<text:tab/>97</text:p>
          <text:p text:style-name="P47">Часть 3. Числа<text:tab/>98</text:p>
        </text:index-body>
      </text:table-of-content>
      <text:p text:style-name="P4"/>
      <text:h text:style-name="P48" text:outline-level="1">Работа с <text:span text:style-name="T1">Git</text:span></text:h>
      <text:p text:style-name="P2"/>
      <text:p text:style-name="P1">Создание репозитория:</text:p>
      <text:list xml:id="list174988423900155366" text:style-name="L1">
        <text:list-item>
          <text:p text:style-name="P60">Создаем папку проекта</text:p>
        </text:list-item>
        <text:list-item>
          <text:p text:style-name="P60">Переходим в нее в <text:span text:style-name="T1">git bash, </text:span>например<text:span text:style-name="T1">: &gt; </text:span><text:a xlink:type="simple" xlink:href="file:///d:/gitrepos/repo1" text:style-name="Internet_20_link" text:visited-style-name="Visited_20_Internet_20_Link">d:/gitrepos/repo1</text:a></text:p>
        </text:list-item>
        <text:list-item>
          <text:p text:style-name="P60">Делаем из нее репозиторий через команду <text:span text:style-name="T1">git init</text:span></text:p>
        </text:list-item>
        <text:list-item>
          <text:p text:style-name="P60">Создаем репозиторий на <text:span text:style-name="T1">GitHub, </text:span>копируем его <text:span text:style-name="T1">SSH </text:span>или <text:span text:style-name="T1">HTTP</text:span></text:p>
        </text:list-item>
        <text:list-item>
          <text:p text:style-name="P60">Связываем репозиторий через команду <text:span text:style-name="T1">git remote add origin </text:span>%<text:span text:style-name="T1">SSH-</text:span>протокол%</text:p>
        </text:list-item>
        <text:list-item>
          <text:p text:style-name="P60">Проверка: <text:span text:style-name="T1">git remote -v</text:span></text:p>
        </text:list-item>
        <text:list-item>
          <text:p text:style-name="P60">Первый коммит: <text:span text:style-name="T1">git push -u github master</text:span></text:p>
        </text:list-item>
        <text:list-item>
          <text:p text:style-name="P60">В дальнейшем добавляем изменения так: <text:span text:style-name="T1">git status → git add . → git commit -m “comment here” → git push</text:span></text:p>
        </text:list-item>
      </text:list>
      <text:p text:style-name="P2"/>
      <text:p text:style-name="P1">Стянуть существующий репозиторий:</text:p>
      <text:p text:style-name="P2"><text:tab/>git clone %http-address% %destintation folder%</text:p>
      <text:p text:style-name="P2"/>
      <text:p text:style-name="P1">Переход на другую ветку:</text:p>
      <text:p text:style-name="P5"><text:span text:style-name="T7"><text:tab/></text:span><text:span text:style-name="T4">git checkout %branch name% <text:s/></text:span></text:p>
      <text:h text:style-name="P49" text:outline-level="1">AngularJS</text:h>
      <text:h text:style-name="P43" text:outline-level="2">Codecademy AngularJS course</text:h>
      <text:h text:style-name="P52" text:outline-level="3">Часть 1. Общее знакомство с <text:span text:style-name="T1">AngularJS</text:span></text:h>
      <text:list xml:id="list78966773748612271" text:style-name="L2">
        <text:list-item>
          <text:p text:style-name="P63"><text:span text:style-name="T10">В файле </text:span><text:span text:style-name="T4">app.js </text:span><text:span text:style-name="T10">создается новый модуль с названием </text:span><text:span text:style-name="T4">myApp. </text:span><text:span text:style-name="T10">Модуль содержит различные компоненты приложения на </text:span><text:span text:style-name="T4">AngularJS.</text:span></text:p>
          <text:p text:style-name="P78">var app = angular.module(“myApp”, []);</text:p>
        </text:list-item>
        <text:list-item>
          <text:p text:style-name="P63"><text:span text:style-name="T10">Тег «</text:span><text:span text:style-name="T4">ng-app</text:span><text:span text:style-name="T10">»</text:span><text:span text:style-name="T4"> </text:span><text:span text:style-name="T10">называется директивой. Он указывает фреймворку </text:span><text:span text:style-name="T4">AngularJS, </text:span><text:span text:style-name="T10">что модуль </text:span><text:span text:style-name="T4">myApp </text:span><text:span text:style-name="T10">расположе внутри элемента </text:span><text:span text:style-name="T4">&lt;body&gt;, </text:span><text:span text:style-name="T10">т. е. это диапазон приложения. Иными словами, директива </text:span><text:span text:style-name="T4">ng-app </text:span><text:span text:style-name="T10">задает диапазон приложения. В </text:span><text:span text:style-name="T4">index.html:</text:span></text:p>
          <text:p text:style-name="P78">&lt;body ng-app = “myApp”&gt;</text:p>
        </text:list-item>
        <text:list-item>
          <text:p text:style-name="P63"><text:span text:style-name="T10">В </text:span><text:span text:style-name="T4">MainController.js </text:span><text:span text:style-name="T10">создаем новый контроллер с названием </text:span><text:span text:style-name="T4">MainController. </text:span><text:span text:style-name="T10">Контроллер обрабатывает данные приложения. Мы используем свойство </text:span><text:span text:style-name="T4">title, </text:span><text:span text:style-name="T10">чтобы хранить строку, и прикрепляем к переменной </text:span><text:span text:style-name="T4">$scope. </text:span><text:span text:style-name="T10">В </text:span><text:span text:style-name="T4">js\controllers\MainController.js:</text:span></text:p>
          <text:p text:style-name="P78">app.controller ('MainController', ['$scope', function($scope) {</text:p>
          <text:list>
            <text:list-header>
              <text:p text:style-name="P78">$scope.title = “Top sellers in books”;</text:p>
            </text:list-header>
          </text:list>
        </text:list-item>
      </text:list>
      <text:p text:style-name="P6"><text:tab/>}]);</text:p>
      <text:list xml:id="list22715119" text:continue-numbering="true" text:style-name="L2">
        <text:list-item>
          <text:p text:style-name="P63"><text:span text:style-name="T10">Затем в </text:span><text:span text:style-name="T4">index.html </text:span><text:span text:style-name="T10">добавляем тег </text:span><text:span text:style-name="T4">ng-controller. </text:span><text:span text:style-name="T10">Как и </text:span><text:span text:style-name="T4">ng-app, <text:s/></text:span><text:span text:style-name="T10">эта директива задает диапазон действия контроллера. Т.е. свойства, привязанные к </text:span><text:span text:style-name="T4">$scope </text:span><text:span text:style-name="T10">в </text:span><text:span text:style-name="T4">MainController, </text:span><text:span text:style-name="T10">доступны в блоке </text:span><text:span text:style-name="T4">&lt;div class=“main”&gt;&lt;/div&gt;.</text:span></text:p>
          <text:p text:style-name="P78">&lt;div class=“main” ng-controller=“MainController”&gt;&lt;/div&gt;</text:p>
        </text:list-item>
        <text:list-item>
          <text:p text:style-name="P63"><text:span text:style-name="T10">Внутри этого блока мы обратились к </text:span><text:span text:style-name="T4">$scope.title </text:span><text:span text:style-name="T10">через </text:span><text:span text:style-name="T4">{{ title }}. </text:span><text:span text:style-name="T10">Это обращение называется «выражение». Их применяют для отображения на странице значений.</text:span></text:p>
          <text:p text:style-name="P78">&lt;h1&gt;{{ title }}&lt;/h1&gt;</text:p>
        </text:list-item>
        <text:list-item>
          <text:p text:style-name="P63"><text:span text:style-name="T10">Значение </text:span><text:span text:style-name="T4">title </text:span><text:span text:style-name="T10">отобразилось при открытии приложения в браузере.</text:span></text:p>
        </text:list-item>
      </text:list>
      <text:p text:style-name="P9"/>
      <text:p text:style-name="P20">Листинг</text:p>
      <text:p text:style-name="P6">app.js:</text:p>
      <text:p text:style-name="P8">var app = angular.module(“myApp”, []);</text:p>
      <text:p text:style-name="P8"/>
      <text:p text:style-name="P17"><text:span text:style-name="T11">j</text:span><text:span text:style-name="T11">s\controllers\MainController.js:</text:span></text:p>
      <text:p text:style-name="P8">app.controller('MainController', [$scope', function($scope) {</text:p>
      <text:p text:style-name="P8"><text:tab/>$scope.title = “Top sellers in books”;</text:p>
      <text:p text:style-name="P8">}]);</text:p>
      <text:p text:style-name="P8"/>
      <text:p text:style-name="P6">index.html:</text:p>
      <text:p text:style-name="P8">&lt;body ng-app=“myApp”&gt;</text:p>
      <text:p text:style-name="P8"><text:tab/>&lt;div class =“main” ng-controller= “MainController”&gt;</text:p>
      <text:p text:style-name="P8"><text:tab/><text:tab/>&lt;h1&gt;{{ title }} &lt;/h1&gt;</text:p>
      <text:p text:style-name="P8"><text:tab/>&lt;/div&gt;</text:p>
      <text:p text:style-name="P8">&lt;/body&gt;</text:p>
      <text:p text:style-name="P6"/>
      <text:p text:style-name="P11">Урок 2.</text:p>
      <text:list xml:id="list6487257066258368190" text:style-name="L3">
        <text:list-item>
          <text:p text:style-name="P116"><text:span text:style-name="T4">MainController </text:span><text:span text:style-name="T7">и </text:span><text:span text:style-name="T4">index.html </text:span><text:span text:style-name="T7">имеют доступ к переменной </text:span><text:span text:style-name="T4">$scope. </text:span><text:span text:style-name="T7">Это означает, что </text:span><text:span text:style-name="T4">$scope </text:span><text:span text:style-name="T7">используется для взаимодействия контроллера и представления.</text:span></text:p>
        </text:list-item>
        <text:list-item>
          <text:p text:style-name="P116"><text:span text:style-name="T7">Таким же образом новые свойства, привязанные к </text:span><text:span text:style-name="T4">$scope, </text:span><text:span text:style-name="T7">будут использоваться в представлении.</text:span></text:p>
        </text:list-item>
        <text:list-item>
          <text:p text:style-name="P116"><text:span text:style-name="T7">Типовое начало работы с приложением на </text:span><text:span text:style-name="T4">AngularJS</text:span><text:span text:style-name="T7">:</text:span></text:p>
          <text:list>
            <text:list-item>
              <text:p text:style-name="P116"><text:span text:style-name="T7">Создать модуль и использовать </text:span><text:span text:style-name="T4">ng-app </text:span><text:span text:style-name="T7">в представлении для объявления диапазона приложения.</text:span></text:p>
            </text:list-item>
            <text:list-item>
              <text:p text:style-name="P116"><text:span text:style-name="T7">Создать контроллер и использовать </text:span><text:span text:style-name="T4">ng-controller </text:span><text:span text:style-name="T7">в представлении для объявления его диапазона.</text:span></text:p>
            </text:list-item>
            <text:list-item>
              <text:p text:style-name="P116"><text:span text:style-name="T7">Передать данные в </text:span><text:span text:style-name="T4">$scope </text:span><text:span text:style-name="T7">в контролере, чтобы они отображались в представлении как выражение.</text:span></text:p>
              <text:p text:style-name="P98"/>
            </text:list-item>
          </text:list>
        </text:list-item>
      </text:list>
      <text:p text:style-name="P20">Урок 3.</text:p>
      <text:list xml:id="list9056688731186917193" text:style-name="L4">
        <text:list-item>
          <text:p text:style-name="P99">В контроллере:</text:p>
          <text:p text:style-name="P79">$scope.product = {</text:p>
          <text:list>
            <text:list-header>
              <text:p text:style-name="P79">name: “The Book of Trees”,</text:p>
              <text:p text:style-name="P79">price: 19</text:p>
            </text:list-header>
          </text:list>
        </text:list-item>
      </text:list>
      <text:p text:style-name="P6"><text:tab/>}</text:p>
      <text:p text:style-name="P6"/>
      <text:list xml:id="list22724784" text:continue-numbering="true" text:style-name="L4">
        <text:list-item>
          <text:p text:style-name="P117"><text:span text:style-name="T7">В </text:span><text:span text:style-name="T4">index.html:</text:span></text:p>
          <text:p text:style-name="P79">&lt;p class=“title”&gt; {{ product.name }} &lt;/p&gt;</text:p>
          <text:p text:style-name="P79">&lt;p class=“price”&gt; {{product.price}} &lt;/p&gt;</text:p>
        </text:list-item>
      </text:list>
      <text:p text:style-name="P8"/>
      <text:p text:style-name="P10">Таким образом, свойства могут быть объектами.</text:p>
      <text:p text:style-name="P10"/>
      <text:p text:style-name="P11">Листинг</text:p>
      <text:p text:style-name="P6">app.js:</text:p>
      <text:p text:style-name="P8">var app = angular.module(“myApp”, []);</text:p>
      <text:p text:style-name="P8"/>
      <text:p text:style-name="P6">js\controllers\MainController.js:</text:p>
      <text:p text:style-name="P8">app.controller('MainController', [$scope', function($scope) {</text:p>
      <text:p text:style-name="P8"><text:tab/>$scope.product = {</text:p>
      <text:list xml:id="list22714701" text:continue-numbering="true" text:style-name="L4">
        <text:list-item>
          <text:list>
            <text:list-header>
              <text:p text:style-name="P94">name: “The Book of Trees”,</text:p>
              <text:p text:style-name="P94">price: 19</text:p>
            </text:list-header>
          </text:list>
        </text:list-item>
      </text:list>
      <text:p text:style-name="P8"><text:tab/>}</text:p>
      <text:p text:style-name="P8">}]);</text:p>
      <text:p text:style-name="P8"/>
      <text:p text:style-name="P6">index.html:</text:p>
      <text:p text:style-name="P8">&lt;body ng-app=“myApp”&gt;</text:p>
      <text:p text:style-name="P8"><text:tab/>&lt;div class =“main” ng-controller= “MainController”&gt;</text:p>
      <text:p text:style-name="P8"><text:tab/><text:tab/>&lt;p class=“title”&gt; {{ product.name }} &lt;/p&gt;</text:p>
      <text:p text:style-name="P8"><text:tab/><text:tab/>&lt;p class=“price”&gt; {{product.price}} &lt;/p&gt;</text:p>
      <text:p text:style-name="P8"><text:tab/>&lt;/div&gt;</text:p>
      <text:p text:style-name="P10">&lt;/body&gt;</text:p>
      <text:p text:style-name="P20">Урок 4.</text:p>
      <text:list xml:id="list3031141498738219055" text:style-name="L5">
        <text:list-item>
          <text:p text:style-name="P118"><text:span text:style-name="T7">В </text:span><text:span text:style-name="T4">index.html:</text:span></text:p>
          <text:p text:style-name="P80">&lt;p class=“price”&gt; {{ product.price | currency }} &lt;/p&gt;</text:p>
        </text:list-item>
      </text:list>
      <text:p text:style-name="P19"><text:span text:style-name="T5"><text:tab/></text:span><text:span text:style-name="T8">Фильтр (например, «</text:span><text:span text:style-name="T5">currency</text:span><text:span text:style-name="T8">» - валюта) пишется через символ </text:span><text:span text:style-name="T5">| </text:span><text:span text:style-name="T8">после свойства. Так фильтры разделяют содержимое контроллера и его представление.</text:span></text:p>
      <text:p text:style-name="P10"/>
      <text:p text:style-name="P11">Листинг</text:p>
      <text:p text:style-name="P6">app.js:</text:p>
      <text:p text:style-name="P8">var app = angular.module(“myApp”, []);</text:p>
      <text:p text:style-name="P8"/>
      <text:p text:style-name="P6">js\controllers\MainController.js:</text:p>
      <text:p text:style-name="P8">app.controller('MainController', [$scope', function($scope) {</text:p>
      <text:p text:style-name="P8"><text:tab/>$scope.product = {</text:p>
      <text:list xml:id="list22708825" text:continue-list="list22714701" text:style-name="L4">
        <text:list-item>
          <text:list>
            <text:list-header>
              <text:p text:style-name="P94">name: “The Book of Trees”,</text:p>
              <text:p text:style-name="P94">price: 19</text:p>
            </text:list-header>
          </text:list>
        </text:list-item>
      </text:list>
      <text:p text:style-name="P8"><text:tab/>}</text:p>
      <text:p text:style-name="P8">}]);</text:p>
      <text:p text:style-name="P8"/>
      <text:p text:style-name="P6">index.html:</text:p>
      <text:p text:style-name="P8">&lt;body ng-app=“myApp”&gt;</text:p>
      <text:p text:style-name="P8"><text:tab/>&lt;div class =“main” ng-controller= “MainController”&gt;</text:p>
      <text:p text:style-name="P8"><text:tab/><text:tab/>&lt;p class=“title”&gt; {{ product.name }} &lt;/p&gt;</text:p>
      <text:p text:style-name="P8"><text:tab/><text:tab/>&lt;p class=“price”&gt; {{product.price | currency}} &lt;/p&gt;</text:p>
      <text:p text:style-name="P8"><text:tab/>&lt;/div&gt;</text:p>
      <text:p text:style-name="P10">&lt;/body&gt;</text:p>
      <text:p text:style-name="P20">Урок 5.</text:p>
      <text:list xml:id="list3126054688804947830" text:style-name="L6">
        <text:list-item>
          <text:p text:style-name="P119"><text:span text:style-name="T7">В </text:span><text:span text:style-name="T4">MainController.js </text:span><text:span text:style-name="T7">в </text:span><text:span text:style-name="T4">$scope.product </text:span><text:span text:style-name="T7">добавляется свойство </text:span><text:span text:style-name="T4">pubdate</text:span></text:p>
        </text:list-item>
        <text:list-item>
          <text:p text:style-name="P64"><text:span text:style-name="T10">В </text:span><text:span text:style-name="T4">index.html:</text:span></text:p>
          <text:p text:style-name="P81">&lt;p class=“date”&gt; {{ product.pubdate | date }} &lt;/p&gt;</text:p>
        </text:list-item>
      </text:list>
      <text:p text:style-name="P6"/>
      <text:p text:style-name="P11">Листинг</text:p>
      <text:p text:style-name="P6">app.js:</text:p>
      <text:p text:style-name="P8">var app = angular.module(“myApp”, []);</text:p>
      <text:p text:style-name="P8"/>
      <text:p text:style-name="P6">js\controllers\MainController.js:</text:p>
      <text:p text:style-name="P8">app.controller('MainController', [$scope', function($scope) {</text:p>
      <text:p text:style-name="P8"><text:tab/>$scope.product = {</text:p>
      <text:list xml:id="list22723902" text:continue-list="list22708825" text:style-name="L4">
        <text:list-item>
          <text:list>
            <text:list-header>
              <text:p text:style-name="P94">name: “The Book of Trees”,</text:p>
              <text:p text:style-name="P94">price: 19,</text:p>
              <text:p text:style-name="P94">pubdate: 2020-01-05</text:p>
            </text:list-header>
          </text:list>
        </text:list-item>
      </text:list>
      <text:p text:style-name="P8"><text:tab/>}</text:p>
      <text:p text:style-name="P8">}]);</text:p>
      <text:p text:style-name="P8"/>
      <text:p text:style-name="P6">index.html:</text:p>
      <text:p text:style-name="P8">&lt;body ng-app=“myApp”&gt;</text:p>
      <text:p text:style-name="P8"><text:tab/>&lt;div class =“main” ng-controller= “MainController”&gt;</text:p>
      <text:p text:style-name="P8"><text:tab/><text:tab/>&lt;p class=“title”&gt; {{ product.name }} &lt;/p&gt;</text:p>
      <text:p text:style-name="P8"><text:tab/><text:tab/>&lt;p class=“price”&gt; {{product.price | currency }} &lt;/p&gt;</text:p>
      <text:p text:style-name="P8"><text:tab/><text:tab/>&lt;p class=“date”&gt; {{ product.pubdate | date }} &lt;/p&gt;</text:p>
      <text:p text:style-name="P8"><text:tab/>&lt;/div&gt;</text:p>
      <text:p text:style-name="P10">&lt;/body&gt;</text:p>
      <text:p text:style-name="P20">Урок 6.</text:p>
      <text:list xml:id="list1162867012984141447" text:style-name="L7">
        <text:list-item>
          <text:p text:style-name="P65"><text:span text:style-name="T10">Модуль содержит различные компоненты приложения на </text:span><text:span text:style-name="T4">AngularJS.</text:span></text:p>
        </text:list-item>
        <text:list-item>
          <text:p text:style-name="P95">Контроллер управляет данными приложения.</text:p>
        </text:list-item>
      </text:list>
      <text:list xml:id="list1982981795977217214" text:style-name="L8">
        <text:list-item>
          <text:p text:style-name="P100">Выражение отображает значение на странице.</text:p>
        </text:list-item>
        <text:list-item>
          <text:p text:style-name="P100">Фильтр форматирует значение выражения.</text:p>
        </text:list-item>
        <text:list-item>
          <text:p text:style-name="P100">Свойство может быть массивом объектов.</text:p>
        </text:list-item>
      </text:list>
      <text:p text:style-name="P14"><text:span text:style-name="T10">В представлении </text:span><text:span text:style-name="T4">index.html:</text:span></text:p>
      <text:p text:style-name="P6"><text:s/>&lt;div ng-repeat=“product in products”&gt;</text:p>
      <text:p text:style-name="P15"><text:span text:style-name="T11">Директива </text:span><text:span text:style-name="T5">ng-repeat </text:span><text:span text:style-name="T11">проходит по массиву и отображает каждый его элемент. В данном случае директива позволяет не писать </text:span><text:span text:style-name="T5">HTML </text:span><text:span text:style-name="T11">дважды, а генерирует его.</text:span></text:p>
      <text:p text:style-name="P6">&lt;img ng-src=“{{ product.cover }}”&gt;</text:p>
      <text:p text:style-name="P15"><text:span text:style-name="T11">Директива </text:span><text:span text:style-name="T5">ng-src </text:span><text:span text:style-name="T11">привязывает элемент </text:span><text:span text:style-name="T5">img </text:span><text:span text:style-name="T11">к нужному свойству контроллера</text:span></text:p>
      <text:p text:style-name="P10"/>
      <text:p text:style-name="P11">Листинг</text:p>
      <text:p text:style-name="P6">app.js:</text:p>
      <text:p text:style-name="P8">var app = angular.module(“myApp”, []);</text:p>
      <text:p text:style-name="P8"/>
      <text:p text:style-name="P6">js\controllers\MainController.js:</text:p>
      <text:p text:style-name="P8">app.controller('MainController', [$scope', function($scope) {</text:p>
      <text:p text:style-name="P8"><text:tab/>$scope.products = [{</text:p>
      <text:list xml:id="list22707831" text:continue-list="list22723902" text:style-name="L4">
        <text:list-item>
          <text:list>
            <text:list-header>
              <text:p text:style-name="P94">name: “The Book of Trees”,</text:p>
              <text:p text:style-name="P94">price: 19,</text:p>
              <text:p text:style-name="P121"><text:span text:style-name="T11">pubdate: 2020-01-05</text:span><text:span text:style-name="T8">,</text:span></text:p>
              <text:p text:style-name="P94">cover: “shit.jpg”</text:p>
            </text:list-header>
          </text:list>
        </text:list-item>
      </text:list>
      <text:p text:style-name="P8"><text:tab/>},</text:p>
      <text:p text:style-name="P8"><text:tab/>{</text:p>
      <text:list xml:id="list22718804" text:continue-numbering="true" text:style-name="L4">
        <text:list-item>
          <text:list>
            <text:list-header>
              <text:p text:style-name="P94">name: “The Book of Trees”,</text:p>
              <text:p text:style-name="P94">price: 19,</text:p>
              <text:p text:style-name="P121"><text:span text:style-name="T11">pubdate: 2020-01-05</text:span><text:span text:style-name="T8">,</text:span></text:p>
              <text:p text:style-name="P94">cover: “shit.jpg”</text:p>
            </text:list-header>
          </text:list>
        </text:list-item>
      </text:list>
      <text:p text:style-name="P8"><text:tab/>}]</text:p>
      <text:p text:style-name="P8">}]);</text:p>
      <text:p text:style-name="P8"/>
      <text:p text:style-name="P6"><text:soft-page-break/>index.html:</text:p>
      <text:p text:style-name="P8">&lt;body ng-app=“myApp”&gt;</text:p>
      <text:p text:style-name="P8"><text:tab/>&lt;div class =“main” ng-controller= “MainController”&gt;</text:p>
      <text:p text:style-name="P8"><text:tab/><text:tab/>&lt;div ng-repeat=“product in products”&gt;</text:p>
      <text:p text:style-name="P8"><text:tab/><text:tab/><text:tab/>&lt;p class=“title”&gt; {{ product.name }} &lt;/p&gt;</text:p>
      <text:p text:style-name="P8"><text:tab/><text:tab/><text:tab/>&lt;p class=“price”&gt; {{product.price | currency }} &lt;/p&gt;</text:p>
      <text:p text:style-name="P8"><text:tab/><text:tab/><text:tab/>&lt;p class=“date”&gt; {{ product.pubdate | date }} &lt;/p&gt;</text:p>
      <text:p text:style-name="P8"><text:tab/><text:tab/><text:tab/>&lt;img ng-src=“{{ product.cover }}”&gt;</text:p>
      <text:p text:style-name="P8"><text:tab/><text:tab/>&lt;/div&gt;</text:p>
      <text:p text:style-name="P8"><text:tab/>&lt;/div&gt;</text:p>
      <text:p text:style-name="P10">&lt;/body&gt;</text:p>
      <text:p text:style-name="P10"/>
      <text:p text:style-name="P11">Урок 7.</text:p>
      <text:p text:style-name="P15"><text:span text:style-name="T11">Директивы задают поведение </text:span><text:span text:style-name="T5">HTML-</text:span><text:span text:style-name="T11">элементов. При запуске приложения </text:span><text:span text:style-name="T5">AngularJS </text:span><text:span text:style-name="T11">проверяет каждый из них на наличие директив. Найдя, </text:span><text:span text:style-name="T5">AngularJS </text:span><text:span text:style-name="T11">запускает это поведение.</text:span></text:p>
      <text:p text:style-name="P11">Урок 8.</text:p>
      <text:p text:style-name="P18"><text:span text:style-name="T11">AngularJS —</text:span><text:span text:style-name="T8"> фреймворк для создания динамических веб-приложений. </text:span></text:p>
      <text:p text:style-name="P18"><text:span text:style-name="T8">Для каждого объекта массива </text:span><text:span text:style-name="T11">products </text:span><text:span text:style-name="T8">добавим свойство </text:span></text:p>
      <text:p text:style-name="P6">likes=0. </text:p>
      <text:p text:style-name="P10">В представлении введем элемент рейтинг:</text:p>
      <text:p text:style-name="P6">&lt;div class=“rating”&gt;</text:p>
      <text:p text:style-name="P6"><text:tab/>&lt;p class=”likes”&gt; + {{ product.likes }} &lt;/p&gt;</text:p>
      <text:p text:style-name="P6">&lt;/div&gt;</text:p>
      <text:p text:style-name="P10">В контроллере добавим новое свойство и присвоим ему функцию:</text:p>
      <text:p text:style-name="P6">$scope.plusOne = function(index) {</text:p>
      <text:p text:style-name="P6"><text:tab/>$scope.products[index].likes += 1;</text:p>
      <text:p text:style-name="P6">};</text:p>
      <text:p text:style-name="P10">В представлении:</text:p>
      <text:p text:style-name="P6">&lt;p class=“likes” ng-click=“plusOne($index)”&gt;&lt;/p&gt;</text:p>
      <text:p text:style-name="P15"><text:span text:style-name="T11">Теперь можно нажать на +0 и увеличить значение на 1. Это возможно благодаря директиве </text:span><text:span text:style-name="T5">ng-click, </text:span><text:span text:style-name="T11">которая позволяет при нажатии обратиться к, например, функции </text:span><text:span text:style-name="T5">plusOne(); </text:span><text:span text:style-name="T11">и передает ей индекс элемента, на который кликнули.</text:span></text:p>
      <text:p text:style-name="P15"><text:span text:style-name="T11">В данном случае функция </text:span><text:span text:style-name="T5">plusOne() </text:span><text:span text:style-name="T11">не взаимодействует с представлением, а </text:span><text:soft-page-break/><text:span text:style-name="T11">изменяет значение в контроллере. Изменения уже передаются в представление.</text:span></text:p>
      <text:list xml:id="list5320073810205564478" text:style-name="L9">
        <text:list-item>
          <text:p text:style-name="P66"><text:span text:style-name="T11">В массив объектов добавим свойство </text:span><text:span text:style-name="T5">dislike=0.</text:span></text:p>
        </text:list-item>
        <text:list-item>
          <text:p text:style-name="P66"><text:span text:style-name="T11">В </text:span><text:span text:style-name="T5">index.html </text:span><text:span text:style-name="T11">добавим </text:span></text:p>
          <text:p text:style-name="P82">&lt;p class=“dislikes”&gt; {{ product.dislikes }} &lt;/p&gt;</text:p>
        </text:list-item>
        <text:list-item>
          <text:p text:style-name="P101">В контроллере добавим новое свойство и присвоим ему функцию:</text:p>
          <text:p text:style-name="P82">$scope.minusOne = function(index) {</text:p>
          <text:p text:style-name="P82"><text:tab/>$scope.products[index].dislikes += 1;</text:p>
          <text:p text:style-name="P82">};</text:p>
        </text:list-item>
        <text:list-item>
          <text:p text:style-name="P101">В представлении:</text:p>
          <text:p text:style-name="P82">&lt;p class=“likes” ng-click=“minusOne($index)”&gt;&lt;/p&gt;</text:p>
          <text:p text:style-name="P110"/>
          <text:p text:style-name="P114">Листинг</text:p>
        </text:list-item>
      </text:list>
      <text:p text:style-name="P6">app.js:</text:p>
      <text:p text:style-name="P8">var app = angular.module(“myApp”, []);</text:p>
      <text:p text:style-name="P8"/>
      <text:p text:style-name="P6">js\controllers\MainController.js:</text:p>
      <text:p text:style-name="P8">app.controller('MainController', [$scope', function($scope) {</text:p>
      <text:p text:style-name="P8"><text:tab/>$scope.products = [{</text:p>
      <text:list xml:id="list22696093" text:continue-list="list22718804" text:style-name="L4">
        <text:list-item>
          <text:list>
            <text:list-header>
              <text:p text:style-name="P94">name: “The Book of Trees”,</text:p>
              <text:p text:style-name="P94">price: 19,</text:p>
              <text:p text:style-name="P121"><text:span text:style-name="T11">pubdate: 2020-01-05</text:span><text:span text:style-name="T8">,</text:span></text:p>
              <text:p text:style-name="P94">cover: “shit.jpg”,</text:p>
              <text:p text:style-name="P94">likes = 0,</text:p>
              <text:p text:style-name="P94">dislikes = 0</text:p>
            </text:list-header>
          </text:list>
        </text:list-item>
      </text:list>
      <text:p text:style-name="P8"><text:tab/>},</text:p>
      <text:p text:style-name="P8"><text:tab/>{</text:p>
      <text:list xml:id="list22694113" text:continue-numbering="true" text:style-name="L4">
        <text:list-item>
          <text:list>
            <text:list-header>
              <text:p text:style-name="P94">name: “The Book of Trees”,</text:p>
              <text:p text:style-name="P94">price: 19,</text:p>
              <text:p text:style-name="P121"><text:span text:style-name="T11">pubdate: 2020-01-05</text:span><text:span text:style-name="T8">,</text:span></text:p>
              <text:p text:style-name="P94">cover: “shit.jpg”,</text:p>
              <text:p text:style-name="P94">likes = 0,</text:p>
              <text:p text:style-name="P94">dislikes = 0</text:p>
            </text:list-header>
          </text:list>
        </text:list-item>
      </text:list>
      <text:p text:style-name="P8"><text:tab/>}],</text:p>
      <text:p text:style-name="P8"><text:soft-page-break/><text:tab/></text:p>
      <text:p text:style-name="P8"><text:tab/>$scope.plusOne = function(index) {</text:p>
      <text:p text:style-name="P8"><text:tab/><text:tab/>$scope.products[index].likes += 1;</text:p>
      <text:p text:style-name="P8"><text:tab/>},</text:p>
      <text:p text:style-name="P8"/>
      <text:p text:style-name="P8"><text:tab/>$scope.minusOne = function(index) {</text:p>
      <text:p text:style-name="P8"><text:tab/><text:tab/>$scope.products[index].dislikes += 1;</text:p>
      <text:p text:style-name="P8"><text:tab/>}</text:p>
      <text:p text:style-name="P8">}]);</text:p>
      <text:p text:style-name="P8"/>
      <text:p text:style-name="P6">index.html:</text:p>
      <text:p text:style-name="P8">&lt;body ng-app=“myApp”&gt;</text:p>
      <text:p text:style-name="P8"><text:tab/>&lt;div class =“main” ng-controller= “MainController”&gt;</text:p>
      <text:p text:style-name="P8"><text:tab/><text:tab/>&lt;div ng-repeat=“product in products”&gt;</text:p>
      <text:p text:style-name="P8"><text:tab/><text:tab/><text:tab/>&lt;p class=“title”&gt; {{ product.name }} &lt;/p&gt;</text:p>
      <text:p text:style-name="P8"><text:tab/><text:tab/><text:tab/>&lt;p class=“price”&gt; {{product.price | currency }} &lt;/p&gt;</text:p>
      <text:p text:style-name="P8"><text:tab/><text:tab/><text:tab/>&lt;p class=“date”&gt; {{ product.pubdate | date }} &lt;/p&gt;</text:p>
      <text:p text:style-name="P8"><text:tab/><text:tab/><text:tab/>&lt;img ng-src=“{{ product.cover }}”&gt;</text:p>
      <text:p text:style-name="P8"><text:tab/><text:tab/><text:tab/>&lt;div class=“rating”&gt;</text:p>
      <text:p text:style-name="P8"><text:tab/><text:tab/><text:tab/><text:tab/>&lt;p class= “likes” ng-click=“plusOne($index)”&gt; </text:p>
      <text:p text:style-name="P8"><text:tab/><text:tab/><text:tab/><text:tab/><text:tab/>+ {{ product.likes }} </text:p>
      <text:p text:style-name="P8"><text:tab/><text:tab/><text:tab/><text:tab/>&lt;/p&gt;</text:p>
      <text:p text:style-name="P8"><text:tab/><text:tab/><text:tab/><text:tab/>&lt;p class= “dislikes” ng-click=“minusOne($index)”&gt; </text:p>
      <text:p text:style-name="P8"><text:tab/><text:tab/><text:tab/><text:tab/><text:tab/>+ {{ product.dislikes }} </text:p>
      <text:p text:style-name="P8"><text:tab/><text:tab/><text:tab/><text:tab/>&lt;/p&gt;</text:p>
      <text:p text:style-name="P8"><text:tab/><text:tab/><text:tab/>&lt;/div&gt;</text:p>
      <text:p text:style-name="P8"><text:tab/><text:tab/>&lt;/div&gt;</text:p>
      <text:p text:style-name="P8"><text:tab/>&lt;/div&gt;</text:p>
      <text:p text:style-name="P10">&lt;/body&gt;</text:p>
      <text:p text:style-name="P20">Итоги</text:p>
      <text:list xml:id="list4030244669680586143" text:style-name="L10">
        <text:list-item>
          <text:p text:style-name="P124"><text:span text:style-name="T8">Пользователь открывает приложение на </text:span><text:span text:style-name="T5">AngularJS</text:span><text:span text:style-name="T8">.</text:span></text:p>
        </text:list-item>
        <text:list-item>
          <text:p text:style-name="P124"><text:span text:style-name="T8">Представление отображает данные с помощью выражений, фильтров и директив. Директивы задают новое поведение </text:span><text:span text:style-name="T5">HTML-</text:span><text:span text:style-name="T8">элементов.</text:span></text:p>
        </text:list-item>
        <text:list-item>
          <text:p text:style-name="P124"><text:span text:style-name="T8">Пользователь кликает на элемент в представлении. Если у этого элемента есть директива, </text:span><text:span text:style-name="T5">AngularJS </text:span><text:span text:style-name="T8">запускает его работу. </text:span></text:p>
        </text:list-item>
        <text:list-item>
          <text:p text:style-name="P102">Функция в контроллере обновляет значения данных.</text:p>
        </text:list-item>
        <text:list-item>
          <text:p text:style-name="P102">Представление автоматически изменяет и отображает состояние данных. Обновление страницы при этом не требуется.</text:p>
        </text:list-item>
      </text:list>
      <text:p text:style-name="P13"/>
      <text:h text:style-name="P55" text:outline-level="3">Часть 2. Директивы</text:h>
      <text:p text:style-name="P11"/>
      <text:p text:style-name="P11">Урок 1.</text:p>
      <text:p text:style-name="P15"><text:span text:style-name="T11">На примере мобильного приложения на </text:span><text:span text:style-name="T5">AngularJS:</text:span></text:p>
      <text:list xml:id="list8794266416745094099" text:style-name="L11">
        <text:list-item>
          <text:p text:style-name="P67"><text:span text:style-name="T11">В контроллере </text:span><text:span text:style-name="T5">MainController.js </text:span><text:span text:style-name="T11">объявлены 3 объекта: </text:span><text:span text:style-name="T5">$scope.move, $scope.shutterbugg, $scope.gameboard. </text:span><text:span text:style-name="T11">В каждом хранится информация о приложении.</text:span></text:p>
        </text:list-item>
        <text:list-item>
          <text:p text:style-name="P67"><text:span text:style-name="T11">В </text:span><text:span text:style-name="T5">index.html </text:span><text:span text:style-name="T11">в секции </text:span><text:span text:style-name="T5">Main </text:span><text:span text:style-name="T11">каждое приложение оторажено в .</text:span><text:span text:style-name="T5">card div. </text:span><text:span text:style-name="T11">Следует исправить повторение кода.</text:span></text:p>
        </text:list-item>
      </text:list>
      <text:list xml:id="list3691918576136367021" text:style-name="L12">
        <text:list-item>
          <text:p text:style-name="P68"><text:span text:style-name="T11">В </text:span><text:span text:style-name="T5">js\directive\appInfo.js </text:span><text:span text:style-name="T11">создана новая директива </text:span><text:span text:style-name="T5">appInfo </text:span><text:span text:style-name="T11">через </text:span><text:span text:style-name="T5">app.directive. </text:span><text:span text:style-name="T11">Она возвращает объект с тремя опциями:</text:span></text:p>
          <text:list>
            <text:list-item>
              <text:p text:style-name="P68"><text:span text:style-name="T5">restrict </text:span><text:span text:style-name="T11">определяет, как будет использоваться новая директива. </text:span><text:span text:style-name="T5">'E' </text:span><text:span text:style-name="T11">означает, что это будет новый </text:span><text:span text:style-name="T5">HTML-</text:span><text:span text:style-name="T11">элемент.</text:span></text:p>
            </text:list-item>
            <text:list-item>
              <text:p text:style-name="P68"><text:span text:style-name="T5">scope </text:span><text:span text:style-name="T11">определяет, что мы будем передавать информацию через атрибут </text:span><text:span text:style-name="T5">info. </text:span><text:span text:style-name="T11">Знак = указывает директиве искать атрибут </text:span><text:span text:style-name="T5">info </text:span><text:span text:style-name="T11">в элементе </text:span><text:span text:style-name="T5">&lt;app-info&gt; . </text:span><text:span text:style-name="T11">Данные в </text:span><text:span text:style-name="T5">info </text:span><text:span text:style-name="T11">доступны в шаблоне, указанном в </text:span><text:span text:style-name="T5">templateUrl.</text:span></text:p>
            </text:list-item>
            <text:list-item>
              <text:p text:style-name="P68"><text:span text:style-name="T5">templateUrl </text:span><text:span text:style-name="T11">определяет, какой </text:span><text:span text:style-name="T5">HTML </text:span><text:span text:style-name="T11">использовать, чтобы отобразить данные в </text:span><text:span text:style-name="T5">scope.info/ </text:span><text:span text:style-name="T11">Здесь мы используем </text:span><text:span text:style-name="T5">HTML </text:span><text:span text:style-name="T11">из </text:span><text:span text:style-name="T5">js/directives/appInfo.html:</text:span></text:p>
            </text:list-item>
          </text:list>
          <text:p text:style-name="P83">app.directive('appInfo', function() {</text:p>
          <text:list text:continue-numbering="true">
            <text:list-header>
              <text:p text:style-name="P83">return {</text:p>
              <text:list>
                <text:list-header>
                  <text:p text:style-name="P83">restrict: 'E',</text:p>
                  <text:p text:style-name="P83">scope: {</text:p>
                  <text:list>
                    <text:list-header>
                      <text:p text:style-name="P83">info: '='</text:p>
                    </text:list-header>
                  </text:list>
                </text:list-header>
              </text:list>
            </text:list-header>
          </text:list>
        </text:list-item>
      </text:list>
      <text:p text:style-name="P6"><text:tab/><text:tab/>},</text:p>
      <text:p text:style-name="P6"><text:tab/><text:tab/>templateUrl: 'js/directives/appInfo.html'</text:p>
      <text:p text:style-name="P21">};</text:p>
      <text:p text:style-name="P22"><text:tab/>});</text:p>
      <text:list xml:id="list22717633" text:continue-numbering="true" text:style-name="L12">
        <text:list-item>
          <text:p text:style-name="P68"><text:span text:style-name="T11">Включаем этот файл в конце </text:span><text:span text:style-name="T5">index.html:</text:span></text:p>
          <text:p text:style-name="P83">&lt;script src= “js/directives/appInfo.js”&gt;&lt;/script&gt;</text:p>
        </text:list-item>
        <text:list-item>
          <text:p text:style-name="P68"><text:span text:style-name="T11">В </text:span><text:span text:style-name="T5">js/directives/appInfo.html </text:span><text:span text:style-name="T11">определяем отображение деталей приложения (например, название и цену). Для этого применяются выражения и фильтры.</text:span><text:span text:style-name="T5">:</text:span></text:p>
          <text:p text:style-name="P83">&lt;img class=“icon” ng-src=“{{ info.icon }}”&gt;</text:p>
          <text:p text:style-name="P83">&lt;h2 class=“title”&gt; {{ info.title }} &lt;/h2&gt;</text:p>
          <text:p text:style-name="P83"><text:soft-page-break/>&lt;p class=“developer”&gt; {{ info.developer }} &lt;/p&gt;</text:p>
          <text:p text:style-name="P83">&lt;p class=“price”&gt; {{ info.price | currency }} &lt;/p&gt;</text:p>
        </text:list-item>
        <text:list-item>
          <text:p text:style-name="P68"><text:span text:style-name="T11">В </text:span><text:span text:style-name="T5">index.html </text:span><text:span text:style-name="T11">замена содержимого </text:span><text:span text:style-name="T5">div.card </text:span><text:span text:style-name="T11">на новый элемент </text:span><text:span text:style-name="T5">&lt;app-info&gt; </text:span><text:span text:style-name="T11">для каждого </text:span><text:span text:style-name="T5">div.card. </text:span><text:span text:style-name="T11">Мы используем новую директиву как </text:span><text:span text:style-name="T5">HTML-</text:span><text:span text:style-name="T11">элемент </text:span><text:span text:style-name="T5">&lt;app-info&gt; </text:span><text:span text:style-name="T11">и передаем ему объект из диапазона контроллера (напр., </text:span><text:span text:style-name="T5">$scope.shiterbugg) </text:span><text:span text:style-name="T11">в атрибут </text:span><text:span text:style-name="T5">info </text:span><text:span text:style-name="T11">элемента </text:span><text:span text:style-name="T5">&lt;app-info&gt;.:</text:span></text:p>
          <text:p text:style-name="P83">&lt;div class=“card”&gt;</text:p>
          <text:list>
            <text:list-header>
              <text:p text:style-name="P83">&lt;app-info info=“move”&gt;&lt;/app-info&gt;</text:p>
            </text:list-header>
          </text:list>
          <text:p text:style-name="P83">&lt;/div&gt;</text:p>
        </text:list-item>
      </text:list>
      <text:p text:style-name="P6"/>
      <text:p text:style-name="P15"><text:span text:style-name="T11">Итак, мы ввели новый </text:span><text:span text:style-name="T5">HTML-</text:span><text:span text:style-name="T11">элемент </text:span><text:span text:style-name="T5">&lt;app-info&gt; </text:span><text:span text:style-name="T11">и научили браузер отображать детали каждого приложения. Преимущества создания собственных директив — читаемость и повторное применение. Можно сочетать встроенные и кастомные директивы.</text:span></text:p>
      <text:p text:style-name="P10"/>
      <text:list xml:id="list22697558" text:continue-list="list5320073810205564478" text:style-name="L9">
        <text:list-header>
          <text:p text:style-name="P114">Листинг</text:p>
        </text:list-header>
      </text:list>
      <text:p text:style-name="P6">app.js:</text:p>
      <text:p text:style-name="P8">var app = angular.module(“myApp”, []);</text:p>
      <text:p text:style-name="P8"/>
      <text:p text:style-name="P6">js\controllers\MainController.js:</text:p>
      <text:p text:style-name="P8">app.controller('MainController', ['$scope', function($scope) {</text:p>
      <text:p text:style-name="P8"><text:tab/>$scope.move = {</text:p>
      <text:p text:style-name="P8"><text:tab/><text:tab/>icon: “pic.jpg”,</text:p>
      <text:p text:style-name="P8"><text:tab/><text:tab/>title: “Move”,</text:p>
      <text:p text:style-name="P8"><text:tab/><text:tab/>developer: “Chinese”,</text:p>
      <text:p text:style-name="P8"><text:tab/><text:tab/>price: 500”</text:p>
      <text:p text:style-name="P8"><text:tab/>},</text:p>
      <text:p text:style-name="P8"><text:tab/>$scope.shutterbugg = {</text:p>
      <text:p text:style-name="P8"><text:tab/><text:tab/>icon: “pic.jpg”,</text:p>
      <text:p text:style-name="P8"><text:tab/><text:tab/>title: “Shutterbugg”,</text:p>
      <text:p text:style-name="P8"><text:tab/><text:tab/>developer: “Chinese”,</text:p>
      <text:p text:style-name="P8"><text:tab/><text:tab/>price: 500”</text:p>
      <text:p text:style-name="P8"><text:tab/>},</text:p>
      <text:p text:style-name="P8"><text:tab/>$scope.gameboard = {</text:p>
      <text:p text:style-name="P8"><text:soft-page-break/><text:tab/><text:tab/>icon: “pic.jpg”,</text:p>
      <text:p text:style-name="P8"><text:tab/><text:tab/>title: “Gameboard”,</text:p>
      <text:p text:style-name="P8"><text:tab/><text:tab/>developer: “Chinese”,</text:p>
      <text:p text:style-name="P8"><text:tab/><text:tab/>price: 500”</text:p>
      <text:p text:style-name="P8"><text:tab/>},</text:p>
      <text:p text:style-name="P8">}]);</text:p>
      <text:p text:style-name="P8"/>
      <text:p text:style-name="P6">js/directives/appInfo.js:</text:p>
      <text:p text:style-name="P8">app.directive('appInfo', function() {</text:p>
      <text:p text:style-name="P8"><text:tab/>return {</text:p>
      <text:p text:style-name="P8"><text:tab/><text:tab/>restrict: 'E',</text:p>
      <text:p text:style-name="P8"><text:tab/><text:tab/>scope {</text:p>
      <text:p text:style-name="P8"><text:tab/><text:tab/><text:tab/>info: '='</text:p>
      <text:p text:style-name="P8"><text:tab/><text:tab/>},</text:p>
      <text:p text:style-name="P8"><text:tab/><text:tab/>templateUrl: 'js/directives/appInfo.html'</text:p>
      <text:p text:style-name="P8"><text:tab/>};</text:p>
      <text:p text:style-name="P8">});</text:p>
      <text:p text:style-name="P8"/>
      <text:p text:style-name="P6">js/directives/appInfo.html:</text:p>
      <text:p text:style-name="P8">&lt;img class=“icon” ng-src=“{{ info.icon }}”&gt;</text:p>
      <text:p text:style-name="P8">&lt;h2 class=“title”&gt; {{ info.title }} &lt;/h2&gt;</text:p>
      <text:p text:style-name="P8">&lt;p class=“developer”&gt; {{ info.developer }} &lt;/p&gt;</text:p>
      <text:p text:style-name="P8">&lt;p class=“price”&gt; {{ info.price | currency }} &lt;/p&gt;</text:p>
      <text:p text:style-name="P8"/>
      <text:p text:style-name="P6">index.html:</text:p>
      <text:p text:style-name="P8">&lt;body ng-app=“myApp”&gt;</text:p>
      <text:p text:style-name="P8"><text:tab/>&lt;div class =“main” ng-controller= “MainController”&gt;</text:p>
      <text:p text:style-name="P8"><text:tab/><text:tab/>&lt;div class= “card”&gt;</text:p>
      <text:p text:style-name="P8"><text:tab/><text:tab/><text:tab/>&lt;app-info info=“move”&gt;&lt;/app-info&gt;</text:p>
      <text:p text:style-name="P8"><text:tab/><text:tab/>&lt;/div&gt;</text:p>
      <text:p text:style-name="P8"><text:tab/><text:tab/>&lt;div class= “card”&gt;</text:p>
      <text:p text:style-name="P8"><text:tab/><text:tab/><text:tab/>&lt;app-info info=“shutterbugg”&gt;&lt;/app-info&gt;</text:p>
      <text:p text:style-name="P8"><text:tab/><text:tab/>&lt;/div&gt;</text:p>
      <text:p text:style-name="P8"><text:soft-page-break/><text:tab/><text:tab/>&lt;div class= “card”&gt;</text:p>
      <text:p text:style-name="P8"><text:tab/><text:tab/><text:tab/>&lt;app-info info=“gameboard”&gt;&lt;/app-info&gt;</text:p>
      <text:p text:style-name="P8"><text:tab/><text:tab/>&lt;/div&gt;</text:p>
      <text:p text:style-name="P8"><text:tab/>&lt;/div&gt;</text:p>
      <text:p text:style-name="P8"/>
      <text:p text:style-name="P8"><text:tab/>&lt;script src=”js/directives/appInfo.js”&gt;&lt;/script&gt;</text:p>
      <text:p text:style-name="P10">&lt;/body&gt;</text:p>
      <text:p text:style-name="P10"/>
      <text:p text:style-name="P16"><text:span text:style-name="T12">Урок </text:span><text:span text:style-name="T6">2</text:span><text:span text:style-name="T12">.</text:span></text:p>
      <text:p text:style-name="P15"><text:span text:style-name="T11">В </text:span><text:span text:style-name="T5">installApp.js </text:span><text:span text:style-name="T11">добавим четвертую опцию </text:span><text:span text:style-name="T5">link:</text:span></text:p>
      <text:p text:style-name="P8">//...</text:p>
      <text:p text:style-name="P6">link: function(scope, element, attrs) {</text:p>
      <text:p text:style-name="P6"><text:tab/>scope.buttonText=“Install”,</text:p>
      <text:p text:style-name="P6"><text:tab/>scope.installed = false,</text:p>
      <text:p text:style-name="P6"><text:tab/>scope.download = function() {</text:p>
      <text:p text:style-name="P6"><text:tab/><text:tab/>element.toggleClass('btn-active');</text:p>
      <text:p text:style-name="P6"><text:tab/><text:tab/>if(scope.installed) {</text:p>
      <text:p text:style-name="P6"><text:tab/><text:tab/><text:tab/>scope.buttonText = 'Install';</text:p>
      <text:p text:style-name="P6"><text:tab/><text:tab/><text:tab/>scope.installed = false;</text:p>
      <text:p text:style-name="P6"><text:tab/><text:tab/>} else {</text:p>
      <text:p text:style-name="P6"><text:tab/><text:tab/><text:tab/>scope.buttonText = “Uninstall”;</text:p>
      <text:p text:style-name="P6"><text:tab/><text:tab/><text:tab/>scope.installed = true; </text:p>
      <text:p text:style-name="P6"><text:tab/><text:tab/>}</text:p>
      <text:p text:style-name="P6"><text:tab/>}</text:p>
      <text:p text:style-name="P6">}</text:p>
      <text:p text:style-name="P6">});</text:p>
      <text:p text:style-name="P15"><text:span text:style-name="T11">Мы использовали </text:span><text:span text:style-name="T5">app.directive </text:span><text:span text:style-name="T11">дл создание новой директивы </text:span><text:span text:style-name="T5">installApp. </text:span><text:span text:style-name="T11">Директивна содержит 3 опцииЖ </text:span><text:span text:style-name="T5">restrict, scope </text:span><text:span text:style-name="T11">и </text:span><text:span text:style-name="T5">templateUrl, </text:span><text:span text:style-name="T11">а также 4-ю опцию </text:span><text:span text:style-name="T5">link. </text:span><text:span text:style-name="T11">Она используется для создаия интерактивных директив, которые реагируют на действия пользователя. </text:span><text:span text:style-name="T5">Link </text:span><text:span text:style-name="T11">принимает 3 аргумента: </text:span><text:span text:style-name="T5">scope, element, attrs.</text:span></text:p>
      <text:list xml:id="list7264761389178849961" text:style-name="L13">
        <text:list-item>
          <text:p text:style-name="P69"><text:span text:style-name="T5">scope – </text:span><text:span text:style-name="T11">диапазон директивы. Все новые свойства, прикрепленные к </text:span><text:span text:style-name="T5">$scope, </text:span><text:span text:style-name="T11">будут доступны в шаблоне директивы.</text:span></text:p>
        </text:list-item>
        <text:list-item>
          <text:p text:style-name="P122"><text:span text:style-name="T11">Element </text:span><text:span text:style-name="T8">ссылается на </text:span><text:span text:style-name="T11">HTML-</text:span><text:span text:style-name="T8">элемент директивы.</text:span></text:p>
        </text:list-item>
        <text:list-item>
          <text:p text:style-name="P122"><text:soft-page-break/><text:span text:style-name="T11">attrs </text:span><text:span text:style-name="T8">содержит атрибуты элемента.</text:span></text:p>
        </text:list-item>
      </text:list>
      <text:p text:style-name="P18"><text:span text:style-name="T8">В функции </text:span><text:span text:style-name="T11">link </text:span><text:span text:style-name="T8">заданы 2 свойства: </text:span><text:span text:style-name="T11">buttonText </text:span><text:span text:style-name="T8">и </text:span><text:span text:style-name="T11">installed, </text:span><text:span text:style-name="T8">и функция </text:span><text:span text:style-name="T11">download()</text:span><text:span text:style-name="T8">.</text:span></text:p>
      <text:p text:style-name="P18"><text:span text:style-name="T8">В </text:span><text:span text:style-name="T11">installApp.html</text:span><text:span text:style-name="T8">:</text:span></text:p>
      <text:p text:style-name="P6">&lt;button class=“btn btn-active” ng-click=“download()”&gt; {{ buttonText }} &lt;/button&gt;</text:p>
      <text:p text:style-name="P15"><text:span text:style-name="T11">Этот шаблон использует встроенную в </text:span><text:span text:style-name="T5">AngularJS </text:span><text:span text:style-name="T11">директиву </text:span><text:span text:style-name="T5">ng-click. </text:span><text:span text:style-name="T11">При нажатии на копку </text:span><text:span text:style-name="T5">ng-click </text:span><text:span text:style-name="T11">сообщит </text:span><text:span text:style-name="T5">AngularJS, </text:span><text:span text:style-name="T11">что нужно вызвать функцию </text:span><text:span text:style-name="T5">download(). </text:span></text:p>
      <text:p text:style-name="P15"><text:span text:style-name="T11">Функция </text:span><text:span text:style-name="T5">download() </text:span><text:span text:style-name="T11">использует свойство scope.installed</text:span><text:span text:style-name="T5"> </text:span><text:span text:style-name="T11">для проверки, инсталлировано ли приложение. Когда это происходит, </text:span><text:span text:style-name="T5">dowload() </text:span><text:span text:style-name="T11">делает следующее: </text:span></text:p>
      <text:list xml:id="list6171806516523241825" text:style-name="L14">
        <text:list-item>
          <text:p text:style-name="P70"><text:span text:style-name="T11">переключает класс </text:span><text:span text:style-name="T5">btn-active</text:span></text:p>
        </text:list-item>
        <text:list-item>
          <text:p text:style-name="P70"><text:span text:style-name="T11">меняет текст кнопки на </text:span><text:span text:style-name="T5">Uninstall</text:span></text:p>
        </text:list-item>
        <text:list-item>
          <text:p text:style-name="P70"><text:span text:style-name="T11">меняет значение </text:span><text:span text:style-name="T5">scope.installed </text:span><text:span text:style-name="T11">на </text:span><text:span text:style-name="T5">true.</text:span></text:p>
        </text:list-item>
      </text:list>
      <text:p text:style-name="P15"><text:span text:style-name="T11">В </text:span><text:span text:style-name="T5">index.html </text:span><text:span text:style-name="T11">в </text:span><text:span text:style-name="T5">div.card </text:span><text:span text:style-name="T11">добавим элемент </text:span><text:span text:style-name="T5">&lt;install-app&gt; </text:span><text:span text:style-name="T11">под элементом </text:span><text:span text:style-name="T5">&lt;app-info&gt;.</text:span></text:p>
      <text:list xml:id="list22706306" text:continue-list="list22697558" text:style-name="L9">
        <text:list-header>
          <text:p text:style-name="P114"/>
          <text:p text:style-name="P114">Листинг</text:p>
        </text:list-header>
      </text:list>
      <text:p text:style-name="P6">app.js:</text:p>
      <text:p text:style-name="P8">var app = angular.module(“myApp”, []);</text:p>
      <text:p text:style-name="P8"/>
      <text:p text:style-name="P6">js\controllers\MainController.js:</text:p>
      <text:p text:style-name="P8">app.controller('MainController', ['$scope', function($scope) {</text:p>
      <text:p text:style-name="P8"><text:tab/>$scope.move = {</text:p>
      <text:p text:style-name="P8"><text:tab/><text:tab/>icon: “pic.jpg”,</text:p>
      <text:p text:style-name="P8"><text:tab/><text:tab/>title: “Move”,</text:p>
      <text:p text:style-name="P8"><text:tab/><text:tab/>developer: “Chinese”,</text:p>
      <text:p text:style-name="P8"><text:tab/><text:tab/>price: 500”</text:p>
      <text:p text:style-name="P8"><text:tab/>},</text:p>
      <text:p text:style-name="P8"><text:tab/>$scope.shutterbugg = {</text:p>
      <text:p text:style-name="P8"><text:tab/><text:tab/>icon: “pic.jpg”,</text:p>
      <text:p text:style-name="P8"><text:tab/><text:tab/>title: “Shutterbugg”,</text:p>
      <text:p text:style-name="P8"><text:tab/><text:tab/>developer: “Chinese”,</text:p>
      <text:p text:style-name="P8"><text:tab/><text:tab/>price: 500”</text:p>
      <text:p text:style-name="P8"><text:tab/>},</text:p>
      <text:p text:style-name="P8"><text:soft-page-break/><text:tab/>$scope.gameboard = {</text:p>
      <text:p text:style-name="P8"><text:tab/><text:tab/>icon: “pic.jpg”,</text:p>
      <text:p text:style-name="P8"><text:tab/><text:tab/>title: “Gameboard”,</text:p>
      <text:p text:style-name="P8"><text:tab/><text:tab/>developer: “Chinese”,</text:p>
      <text:p text:style-name="P8"><text:tab/><text:tab/>price: 500”</text:p>
      <text:p text:style-name="P8"><text:tab/>},</text:p>
      <text:p text:style-name="P8">}]);</text:p>
      <text:p text:style-name="P8"/>
      <text:p text:style-name="P6">js/directives/appInfo.js:</text:p>
      <text:p text:style-name="P8">app.directive('appInfo', function() {</text:p>
      <text:p text:style-name="P8"><text:tab/>return {</text:p>
      <text:p text:style-name="P8"><text:tab/><text:tab/>restrict: 'E',</text:p>
      <text:p text:style-name="P8"><text:tab/><text:tab/>scope {</text:p>
      <text:p text:style-name="P8"><text:tab/><text:tab/><text:tab/>info: '='</text:p>
      <text:p text:style-name="P8"><text:tab/><text:tab/>},</text:p>
      <text:p text:style-name="P8"><text:tab/><text:tab/>templateUrl: 'js/directives/appInfo.html'</text:p>
      <text:p text:style-name="P8"><text:tab/>};</text:p>
      <text:p text:style-name="P8">});</text:p>
      <text:p text:style-name="P8"/>
      <text:p text:style-name="P6">js/directives/installApp.js:</text:p>
      <text:p text:style-name="P8">app.directive('installApp', function() {</text:p>
      <text:p text:style-name="P8"><text:tab/>return {</text:p>
      <text:p text:style-name="P8"><text:tab/><text:tab/>restrict: 'E',</text:p>
      <text:p text:style-name="P8"><text:tab/><text:tab/>scope {</text:p>
      <text:p text:style-name="P8"><text:tab/><text:tab/><text:tab/>info: '='</text:p>
      <text:p text:style-name="P8"><text:tab/><text:tab/>},</text:p>
      <text:p text:style-name="P8"><text:tab/><text:tab/>templateUrl: 'js/directives/installApp.html',</text:p>
      <text:p text:style-name="P8"><text:tab/><text:tab/>link: function(scope, element, attrs) {</text:p>
      <text:p text:style-name="P8"><text:tab/><text:tab/><text:tab/>scope.buttonText=“Install”,</text:p>
      <text:p text:style-name="P8"><text:tab/><text:tab/><text:tab/>scope.installed = false,</text:p>
      <text:p text:style-name="P8"><text:tab/><text:tab/><text:tab/>scope.download = function() {</text:p>
      <text:p text:style-name="P8"><text:tab/><text:tab/><text:tab/><text:tab/>element.toggleClass('btn-active');</text:p>
      <text:p text:style-name="P8"><text:tab/><text:tab/><text:tab/><text:tab/>if(scope.installed) {</text:p>
      <text:p text:style-name="P8"><text:soft-page-break/><text:tab/><text:tab/><text:tab/><text:tab/><text:tab/>scope.buttonText = 'Install';</text:p>
      <text:p text:style-name="P8"><text:tab/><text:tab/><text:tab/><text:tab/><text:tab/>scope.installed = false;</text:p>
      <text:p text:style-name="P8"><text:tab/><text:tab/><text:tab/><text:tab/>} else {</text:p>
      <text:p text:style-name="P8"><text:tab/><text:tab/><text:tab/><text:tab/><text:tab/>scope.buttonText = “Uninstall”;</text:p>
      <text:p text:style-name="P8"><text:tab/><text:tab/><text:tab/><text:tab/><text:tab/>scope.installed = true; </text:p>
      <text:p text:style-name="P8"><text:tab/><text:tab/><text:tab/><text:tab/>}</text:p>
      <text:p text:style-name="P8"><text:tab/><text:tab/><text:tab/>}</text:p>
      <text:p text:style-name="P8"><text:tab/><text:tab/>}</text:p>
      <text:p text:style-name="P8"><text:tab/>};</text:p>
      <text:p text:style-name="P8">});</text:p>
      <text:p text:style-name="P8"/>
      <text:p text:style-name="P8"/>
      <text:p text:style-name="P6">js/directives/appInfo.html:</text:p>
      <text:p text:style-name="P8">&lt;img class=“icon” ng-src=“{{ info.icon }}”&gt;</text:p>
      <text:p text:style-name="P8">&lt;h2 class=“title”&gt; {{ info.title }} &lt;/h2&gt;</text:p>
      <text:p text:style-name="P8">&lt;p class=“developer”&gt; {{ info.developer }} &lt;/p&gt;</text:p>
      <text:p text:style-name="P8">&lt;p class=“price”&gt; {{ info.price | currency }} &lt;/p&gt;</text:p>
      <text:p text:style-name="P8"/>
      <text:p text:style-name="P6">js/directives/installApp.html:</text:p>
      <text:p text:style-name="P8">&lt;button class=“btn btn-active” ng-click=“download()”&gt; {{ buttonText }} &lt;/button&gt;</text:p>
      <text:p text:style-name="P8"/>
      <text:p text:style-name="P6">index.html:</text:p>
      <text:p text:style-name="P8">&lt;body ng-app=“myApp”&gt;</text:p>
      <text:p text:style-name="P8"><text:tab/>&lt;div class =“main” ng-controller= “MainController”&gt;</text:p>
      <text:p text:style-name="P8"><text:tab/><text:tab/>&lt;div class= “card” ng-repeat=“app in apps”&gt;</text:p>
      <text:p text:style-name="P8"><text:tab/><text:tab/><text:tab/>&lt;app-info info=“app”&gt;&lt;/app-info&gt;</text:p>
      <text:p text:style-name="P8"><text:tab/><text:tab/><text:tab/>&lt;install-app&gt;&lt;/install-app&gt;</text:p>
      <text:p text:style-name="P8"><text:tab/><text:tab/>&lt;/div&gt;</text:p>
      <text:p text:style-name="P8"><text:tab/>&lt;/div&gt;</text:p>
      <text:p text:style-name="P8"><text:tab/>&lt;script src=”js/directives/appInfo.js”&gt;&lt;/script&gt;</text:p>
      <text:p text:style-name="P10">&lt;/body&gt;</text:p>
      <text:p text:style-name="P10"/>
      <text:h text:style-name="P56" text:outline-level="3"><text:span text:style-name="T13">Часть </text:span><text:span text:style-name="T1">3</text:span><text:span text:style-name="T13">. Службы</text:span></text:h>
      <text:p text:style-name="P11"/>
      <text:p text:style-name="P11">Урок 1.</text:p>
      <text:p text:style-name="P10">Вносить данные напрямую в код — неподходящий метод для обработки больших объемов и часто изменяющихся данных. Лучше обновлять данные, получаемые с сервера. Для этого существуют службы.</text:p>
      <text:list xml:id="list607756934586299942" text:style-name="L15">
        <text:list-item>
          <text:p text:style-name="P71"><text:span text:style-name="T11">Задан </text:span><text:span text:style-name="T5">JSON-</text:span><text:span text:style-name="T11">объект, содержащий переменные </text:span><text:span text:style-name="T5">city_name </text:span><text:span text:style-name="T11">и массив </text:span><text:span text:style-name="T5">days, </text:span><text:span text:style-name="T11">содержащий данные о погоде на 5 дней. В </text:span><text:span text:style-name="T5">js/services/forecasts.js </text:span><text:span text:style-name="T11">создаем новую службу через команду </text:span><text:span text:style-name="T5">app.factory. </text:span><text:span text:style-name="T11">Службе </text:span><text:span text:style-name="T5">forecast </text:span><text:span text:style-name="T11">нужна встроенна в </text:span><text:span text:style-name="T5">AngularJS </text:span><text:span text:style-name="T11">функция </text:span><text:span text:style-name="T5">$http, </text:span><text:span text:style-name="T11">чтобы получить с сервера </text:span><text:span text:style-name="T5">JSON. </text:span><text:span text:style-name="T11">Таким образом, мы добавляем </text:span><text:span text:style-name="T5">$http </text:span><text:span text:style-name="T11">службе </text:span><text:span text:style-name="T5">forecast </text:span><text:span text:style-name="T11">как зависимое. В </text:span><text:span text:style-name="T5">forecast </text:span><text:span text:style-name="T11">используем </text:span><text:span text:style-name="T5">$http </text:span><text:span text:style-name="T11">для создания </text:span><text:span text:style-name="T5">get-</text:span><text:span text:style-name="T11">запроса данных о погоде. В случае успеха запрос вернет данные, в противном случае - ошибку</text:span><text:span text:style-name="T5">:</text:span></text:p>
          <text:p text:style-name="P84">app.factory('forecast', ['$http', function($http){</text:p>
          <text:list>
            <text:list-header>
              <text:p text:style-name="P123"><text:span text:style-name="T12">return $http.get ('</text:span><text:a xlink:type="simple" xlink:href="https://s3.amazonaws.com/codecademy-content/courses/Ltp4/forecast-api/forecast-json" text:style-name="Internet_20_link" text:visited-style-name="Visited_20_Internet_20_Link"><text:span text:style-name="T12">https://s3.amazonaws.com/codecademy-content/courses/Ltp4/forecast-api/forecast-json</text:span></text:a><text:span text:style-name="T12">)</text:span></text:p>
              <text:list>
                <text:list-header>
                  <text:p text:style-name="P84">.success(function(data) {</text:p>
                  <text:list>
                    <text:list-header>
                      <text:p text:style-name="P84">return data;</text:p>
                    </text:list-header>
                  </text:list>
                </text:list-header>
              </text:list>
            </text:list-header>
          </text:list>
        </text:list-item>
      </text:list>
      <text:p text:style-name="P6"><text:tab/><text:tab/>}</text:p>
      <text:p text:style-name="P6"><text:tab/><text:tab/>.error(function(err) {</text:p>
      <text:p text:style-name="P6"><text:tab/><text:tab/><text:tab/>return err;</text:p>
      <text:p text:style-name="P6"><text:tab/><text:tab/>}]);</text:p>
      <text:list xml:id="list22714898" text:continue-numbering="true" text:style-name="L15">
        <text:list-item>
          <text:p text:style-name="P71"><text:span text:style-name="T11">В </text:span><text:span text:style-name="T5">index.html </text:span><text:span text:style-name="T11">подключим скриптовый файл:</text:span></text:p>
          <text:p text:style-name="P84">&lt;script src=“js/services/forecast.js”&gt;&lt;/script&gt;</text:p>
        </text:list-item>
        <text:list-item>
          <text:p text:style-name="P71"><text:span text:style-name="T11">В контроллере изменяем </text:span><text:span text:style-name="T5">MainController, </text:span><text:span text:style-name="T11">передав ему </text:span><text:span text:style-name="T5">forecast. </text:span><text:span text:style-name="T11">Так мы получаем данные с сервера. Сначала как аргумент добавили </text:span><text:span text:style-name="T5">forecast </text:span><text:span text:style-name="T11">в </text:span><text:span text:style-name="T5">MainController, </text:span><text:span text:style-name="T11">чтобы получить к нему доступ.</text:span><text:span text:style-name="T5">:</text:span></text:p>
          <text:p text:style-name="P84">app.controller('MainController', ['$scope', 'forecast', function ($scope, forecast {</text:p>
          <text:list>
            <text:list-header>
              <text:p text:style-name="P84">//...</text:p>
            </text:list-header>
          </text:list>
        </text:list-item>
      </text:list>
      <text:p text:style-name="P6"><text:tab/>}</text:p>
      <text:list xml:id="list22697803" text:continue-numbering="true" text:style-name="L15">
        <text:list-item>
          <text:p text:style-name="P71"><text:span text:style-name="T11">После этого использовали в контроллере службу </text:span><text:span text:style-name="T5">forecast </text:span><text:span text:style-name="T11">для асинхронного получения данных с сервера и их хранения в </text:span><text:span text:style-name="T6">$scope.fiveDay:</text:span></text:p>
          <text:p text:style-name="P84">forecast.success(function(data) {</text:p>
          <text:list>
            <text:list-header>
              <text:p text:style-name="P84">$scope.fiveDay = data;</text:p>
            </text:list-header>
          </text:list>
        </text:list-item>
      </text:list>
      <text:p text:style-name="P8"><text:soft-page-break/><text:tab/><text:span text:style-name="T16">});</text:span></text:p>
      <text:list xml:id="list22694964" text:continue-numbering="true" text:style-name="L15">
        <text:list-item>
          <text:p text:style-name="P71"><text:span text:style-name="T11">Теперь в представлении отображается </text:span><text:span text:style-name="T5">city_name. </text:span><text:span text:style-name="T11">Как и ранее, все свойства, привязанные к </text:span><text:span text:style-name="T5">$scope, </text:span><text:span text:style-name="T11">становятся доступны в представлении. Т.е., используя выражение, мы можем отобразить </text:span><text:span text:style-name="T5">city_name </text:span><text:span text:style-name="T11">в </text:span><text:span text:style-name="T5">index.html.</text:span></text:p>
        </text:list-item>
      </text:list>
      <text:p text:style-name="P8"/>
      <text:p text:style-name="P11">Урок 2.</text:p>
      <text:list xml:id="list6050443566383371334" text:style-name="L16">
        <text:list-item>
          <text:p text:style-name="P103">Перейдем на страницу с <text:span text:style-name="T1">JSON. </text:span>Формат данных в массиве <text:span text:style-name="T1">days </text:span>структурирован в 4х частях: <text:span text:style-name="T1">datetime, icon, high, low.</text:span></text:p>
        </text:list-item>
        <text:list-item>
          <text:p text:style-name="P103">В представлении используем <text:span text:style-name="T1">ng-repeat </text:span>для прохода по массиву <text:span text:style-name="T1">days.</text:span></text:p>
        </text:list-item>
      </text:list>
      <text:p text:style-name="P10">Преимущество служб в том, что вместо хранения кода для получения данных с сервера, удобней перенести независимую логику запросов в службу, чтобы другие части приложения могли обратиться к ней.</text:p>
      <text:p text:style-name="P10">Директивы позволяют создавать отдельные <text:span text:style-name="T1">UI-</text:span>элементы, например, <text:span text:style-name="T1">&lt;app-info&gt;.</text:span></text:p>
      <text:p text:style-name="P10">Службы — способ создания отдельной логики взаимодействия, например, <text:span text:style-name="T1">forecast, </text:span>который получает данные с сервера.</text:p>
      <text:h text:style-name="P55" text:outline-level="3">Часть 4. Маршрутизация</text:h>
      <text:p text:style-name="P11"/>
      <text:p text:style-name="P11">Урок 1.</text:p>
      <text:p text:style-name="P10">До сих пор мы создавали <text:span text:style-name="T1">AngularJS-</text:span>приложения в одном представлении <text:span text:style-name="T1">index.html. </text:span>Однако для крупных приложений такой вариант слишком громоздкий и избыточный. Лучшим решением будет использование нескольких шаблонов, отображающих разную информацию в зависимости от поещаемого <text:span text:style-name="T1">URL. </text:span>Это делается с помощью маршрутов приложения <text:span text:style-name="T1">AngularJS.</text:span></text:p>
      <text:list xml:id="list7283500775852071216" text:style-name="L17">
        <text:list-item>
          <text:p text:style-name="P104">В <text:span text:style-name="T1">index.html </text:span>под секцией <text:span text:style-name="T1">header </text:span>пишем:</text:p>
          <text:p text:style-name="P85">&lt;div ng-view&gt;&lt;/div&gt;</text:p>
        </text:list-item>
        <text:list-item>
          <text:p text:style-name="P104">Приложение отображается на главной странице.</text:p>
        </text:list-item>
        <text:list-item>
          <text:p text:style-name="P104">В <text:span text:style-name="T1">app.js </text:span>в <text:span text:style-name="T1">angular.module </text:span>пишем:</text:p>
          <text:p text:style-name="P85">app.config(function($routeProvider) {</text:p>
          <text:list>
            <text:list-header>
              <text:p text:style-name="P85">$routeProvider</text:p>
              <text:list>
                <text:list-header>
                  <text:p text:style-name="P85">.when('/', {</text:p>
                  <text:list>
                    <text:list-header>
                      <text:p text:style-name="P85">controller: 'HomeController',</text:p>
                      <text:p text:style-name="P85">templateUrl: 'views/home.html'</text:p>
                    </text:list-header>
                  </text:list>
                </text:list-header>
              </text:list>
            </text:list-header>
          </text:list>
        </text:list-item>
      </text:list>
      <text:p text:style-name="P6"><text:tab/><text:tab/>})</text:p>
      <text:p text:style-name="P6"><text:tab/><text:tab/>.otherwise({</text:p>
      <text:p text:style-name="P6"><text:tab/><text:tab/><text:tab/>redirectTo: '/' });</text:p>
      <text:p text:style-name="P6"><text:tab/>});</text:p>
      <text:p text:style-name="P10">Появилась галерея изображений. Работает она так:</text:p>
      <text:list xml:id="list8755338253740189454" text:style-name="L18">
        <text:list-item>
          <text:p text:style-name="P105">В <text:span text:style-name="T1">app.js </text:span>в методе <text:span text:style-name="T1">app.config </text:span>применяем <text:span text:style-name="T1">$routeProvider, </text:span>чтобы определить маршруты приложения.</text:p>
        </text:list-item>
        <text:list-item>
          <text:p text:style-name="P105">Используем .<text:span text:style-name="T1">when(), </text:span>чтобы отметить <text:span text:style-name="T1">URL '/' </text:span>для контроллера <text:span text:style-name="T1">HomeController, </text:span>и шаблон <text:span text:style-name="T1">home.html. HomeController </text:span>использует службу <text:span text:style-name="T1">js/services/photos.js, </text:span>чтобы получить весь массив фото, и хранит его в <text:span text:style-name="T1">$scope.photos. </text:span>Тогда <text:span text:style-name="T1">home.html </text:span>с помощью <text:span text:style-name="T1">ng-repeat </text:span>проходит по этому массиву <text:span text:style-name="T1">photos </text:span>и отображает каждую фотографию.</text:p>
        </text:list-item>
        <text:list-item>
          <text:p text:style-name="P105">В случае, если пользователь случайно откроет не <text:span text:style-name="T1">'/' URL, </text:span>мы переадресуем его на <text:span text:style-name="T1">'/', </text:span>используя .<text:span text:style-name="T1">otherwise().</text:span></text:p>
        </text:list-item>
        <text:list-item>
          <text:p text:style-name="P105">Теперь, если пользователь посещает <text:span text:style-name="T1">'/', </text:span>представление будет построено с помощью помещения <text:span text:style-name="T1">home.html </text:span>в <text:span text:style-name="T1">&lt;div ng-view&gt;&lt;/div&gt; </text:span>в <text:span text:style-name="T1">index.html.</text:span></text:p>
        </text:list-item>
      </text:list>
      <text:p text:style-name="P8"/>
      <text:p text:style-name="P8"/>
      <text:p text:style-name="P7"><text:soft-page-break/>Урок 2.</text:p>
      <text:list xml:id="list4797446015601561161" text:style-name="L19">
        <text:list-item>
          <text:p text:style-name="P106">В <text:span text:style-name="T1">app.js </text:span>между .<text:span text:style-name="T1">when() </text:span>и .<text:span text:style-name="T1">otherwise() </text:span>добавим еще один .<text:span text:style-name="T1">when(), </text:span>который отмечает <text:span text:style-name="T1">URL /photos/:id </text:span>контроллеру <text:span text:style-name="T1">PhotoController, </text:span>и шаблон <text:span text:style-name="T1">views/photo.html.</text:span></text:p>
        </text:list-item>
        <text:list-item>
          <text:p text:style-name="P106">В <text:span text:style-name="T1">PhotoController </text:span>использовали <text:span text:style-name="T1">$routeParams, </text:span>чтобы получить от <text:span text:style-name="T1">URL id, </text:span>используя <text:span text:style-name="T1">$routeParams.id. </text:span>Чтобы сделать <text:span text:style-name="T1">$routeParams </text:span>и службу <text:span text:style-name="T1">photos </text:span>доступными в контроллере, поместили <text:span text:style-name="T1">$routeParams </text:span>и <text:span text:style-name="T1">photos </text:span>в массив зависимость <text:span text:style-name="T1">PhotoController. </text:span></text:p>
        </text:list-item>
        <text:list-item>
          <text:p text:style-name="P106">Чтобы обратиться к отдельному фото, сначала применяем службу <text:span text:style-name="T1">photos, </text:span>чтобы получить весь массив фото с сервера, а затем - <text:span text:style-name="T1">$routeParams.id, </text:span>чтобы получить конкретное фото по индексу.</text:p>
        </text:list-item>
        <text:list-item>
          <text:p text:style-name="P106">Как и прежде, все свойства, прикрепленные к <text:span text:style-name="T1">$scope, </text:span>доступны в представлении. Т.е. В <text:span text:style-name="T1">photo.html </text:span>можно отобразить детали фото с помощью выражений.</text:p>
        </text:list-item>
        <text:list-item>
          <text:p text:style-name="P106">Завершим шаблон для отображения деталей фото <text:span text:style-name="T1">photo.html(template):</text:span></text:p>
          <text:p text:style-name="P86">&lt;div class= “photo”&gt;</text:p>
          <text:list>
            <text:list-header>
              <text:p text:style-name="P86">&lt;div class= “container”&gt;</text:p>
              <text:p text:style-name="P86">&lt;img ng-src= “{{ detail.url }}”&gt;</text:p>
              <text:p text:style-name="P86">&lt;h2 class= “photo-title”&gt;{{ detail.title }} &lt;/h2&gt;</text:p>
              <text:p text:style-name="P86">//...</text:p>
            </text:list-header>
          </text:list>
        </text:list-item>
      </text:list>
      <text:p text:style-name="P6"><text:tab/>&lt;/div&gt;</text:p>
      <text:p text:style-name="P10">Маршруты полезны тем, что позволяют указывать <text:span text:style-name="T1">URL </text:span>отдельным контроллерам и шаблонам вместо избыточного кода для одного представления. Кроме того, с <text:span text:style-name="T1">URL </text:span>пользователи могут делать закладки и делиться страницами. </text:p>
      <text:p text:style-name="P10">Так управляются приложения с более чем одним представлением.</text:p>
      <text:h text:style-name="P44" text:outline-level="2"><text:s/>Angular 1.<text:span text:style-name="T1">x</text:span></text:h>
      <text:h text:style-name="P53" text:outline-level="3">Настройки папки проекта</text:h>
      <text:p text:style-name="P10">Для работы понадобятся:</text:p>
      <text:list xml:id="list8416302551807852839" text:style-name="L20">
        <text:list-item>
          <text:p text:style-name="P125"><text:span text:style-name="T5">IDE </text:span><text:span text:style-name="T8">или текстовый редактор (</text:span><text:span text:style-name="T5">Atom)</text:span></text:p>
        </text:list-item>
        <text:list-item>
          <text:p text:style-name="P107">командная строка </text:p>
        </text:list-item>
        <text:list-item>
          <text:p text:style-name="P96">node.js</text:p>
        </text:list-item>
      </text:list>
      <text:p text:style-name="P15"><text:span text:style-name="T11">Настройка папки проекта </text:span><text:span text:style-name="T5">(lang1)</text:span><text:span text:style-name="T11"> в командной строке:</text:span></text:p>
      <text:p text:style-name="P6">&gt;d:</text:p>
      <text:p text:style-name="P6">&gt;mkdir lang1</text:p>
      <text:p text:style-name="P6">&gt;cd lang1</text:p>
      <text:p text:style-name="P6">&gt;mkdir scripts</text:p>
      <text:p text:style-name="P6">&gt;mkdir css</text:p>
      <text:p text:style-name="P6">&gt;echo html &gt; index.html</text:p>
      <text:p text:style-name="P6">&gt;npm init</text:p>
      <text:p text:style-name="P6">&gt;package name: lang1</text:p>
      <text:p text:style-name="P18"><text:span text:style-name="T11">version, description, entry point, test command </text:span><text:span text:style-name="T8">остаются по умолчанию</text:span></text:p>
      <text:p text:style-name="P18"><text:span text:style-name="T11">git repository —</text:span><text:span text:style-name="T8"> пропустить или вставить ссылку</text:span></text:p>
      <text:p text:style-name="P18"><text:span text:style-name="T11">keywords, author, license —</text:span><text:span text:style-name="T8"> пропустить</text:span></text:p>
      <text:p text:style-name="P10"/>
      <text:p text:style-name="P10">После настроек установим нужные пакеты, также через командную строку:</text:p>
      <text:p text:style-name="P6">&gt;npm install angular</text:p>
      <text:p text:style-name="P6">&gt;npm install angular-material mdi</text:p>
      <text:p text:style-name="P18"><text:span text:style-name="T12">&gt;npm install http-server -g</text:span><text:span text:style-name="T11"> </text:span><text:span text:style-name="T8">(</text:span><text:span text:style-name="T11">-g – </text:span><text:span text:style-name="T8">глобальная установка)</text:span></text:p>
      <text:p text:style-name="P8"/>
      <text:p text:style-name="P18"><text:span text:style-name="T11">Angular-material mdi – </text:span><text:span text:style-name="T8">библиотека с иконками и темами. </text:span></text:p>
      <text:h text:style-name="P53" text:outline-level="3">Создание приложения <text:span text:style-name="T1">hello-world</text:span></text:h>
      <text:list xml:id="list2947400023133098549" text:style-name="L21">
        <text:list-item>
          <text:p text:style-name="P72"><text:span text:style-name="T11">Сделаем страницу-заглушку в </text:span><text:span text:style-name="T5">index.html:</text:span></text:p>
          <text:p text:style-name="P87">&lt;!DOCTYPE html&gt;</text:p>
        </text:list-item>
      </text:list>
      <text:p text:style-name="P6"><text:tab/>&lt;html lang=”en” dir=”ltr”&gt;</text:p>
      <text:p text:style-name="P6"><text:tab/><text:tab/>&lt;head&gt;</text:p>
      <text:p text:style-name="P6"><text:tab/><text:tab/><text:tab/>&lt;meta charset=”utf-8”&gt;</text:p>
      <text:p text:style-name="P6"><text:soft-page-break/><text:tab/><text:tab/><text:tab/>&lt;title&gt;&lt;/title&gt;</text:p>
      <text:p text:style-name="P6"><text:tab/><text:tab/>&lt;/head&gt;</text:p>
      <text:p text:style-name="P6"><text:tab/><text:tab/>&lt;body&gt;</text:p>
      <text:p text:style-name="P6"><text:tab/><text:tab/>&lt;/body&gt;</text:p>
      <text:p text:style-name="P6"><text:tab/>&lt;/html&gt;</text:p>
      <text:list xml:id="list22704441" text:continue-numbering="true" text:style-name="L21">
        <text:list-item>
          <text:p text:style-name="P72"><text:span text:style-name="T11">Подключаем файл </text:span><text:span text:style-name="T5">angular.js:</text:span></text:p>
          <text:p text:style-name="P87">&lt;!DOCTYPE html&gt;</text:p>
        </text:list-item>
      </text:list>
      <text:p text:style-name="P6"><text:tab/>&lt;html lang=”en” dir=”ltr”&gt;</text:p>
      <text:p text:style-name="P6"><text:tab/><text:tab/>&lt;head&gt;</text:p>
      <text:p text:style-name="P6"><text:tab/><text:tab/><text:tab/>&lt;meta charset=”utf-8”&gt;</text:p>
      <text:p text:style-name="P6"><text:tab/><text:tab/><text:tab/>&lt;title&gt;&lt;/title&gt;</text:p>
      <text:p text:style-name="P6"><text:tab/><text:tab/>&lt;/head&gt;</text:p>
      <text:p text:style-name="P6"><text:tab/><text:tab/>&lt;body&gt;</text:p>
      <text:p text:style-name="P6"><text:tab/><text:tab/><text:tab/>&lt;script type=”text/javascript”</text:p>
      <text:p text:style-name="P6"><text:tab/><text:tab/><text:tab/><text:tab/> src=”node_modules/angular/angular.js”&gt;&lt;/script&gt;</text:p>
      <text:p text:style-name="P6"><text:tab/><text:tab/>&lt;/body&gt;</text:p>
      <text:p text:style-name="P6"><text:tab/>&lt;/html&gt;</text:p>
      <text:list xml:id="list22715084" text:continue-numbering="true" text:style-name="L21">
        <text:list-item>
          <text:p text:style-name="P72"><text:span text:style-name="T11">В папке </text:span><text:span text:style-name="T5">scripts </text:span><text:span text:style-name="T11">создаем файл </text:span><text:span text:style-name="T5">app.js </text:span><text:span text:style-name="T11">и подключаем его в </text:span><text:span text:style-name="T5">index.html.</text:span></text:p>
        </text:list-item>
      </text:list>
      <text:p text:style-name="P15"><text:tab/><text:span text:style-name="T6">&lt;!DOCTYPE html&gt;</text:span></text:p>
      <text:p text:style-name="P6"><text:tab/>&lt;html lang=”en” dir=”ltr”&gt;</text:p>
      <text:p text:style-name="P6"><text:tab/><text:tab/>&lt;head&gt;</text:p>
      <text:p text:style-name="P6"><text:tab/><text:tab/><text:tab/>&lt;meta charset=”utf-8”&gt;</text:p>
      <text:p text:style-name="P6"><text:tab/><text:tab/><text:tab/>&lt;title&gt;&lt;/title&gt;</text:p>
      <text:p text:style-name="P6"><text:tab/><text:tab/>&lt;/head&gt;</text:p>
      <text:p text:style-name="P6"><text:tab/><text:tab/>&lt;body&gt;</text:p>
      <text:p text:style-name="P6"><text:tab/><text:tab/><text:tab/>&lt;script type=”text/javascript”</text:p>
      <text:p text:style-name="P6"><text:tab/><text:tab/><text:tab/><text:tab/> src=”node_modules/angular/angular.js”&gt;&lt;/script&gt;</text:p>
      <text:p text:style-name="P6"><text:tab/><text:tab/><text:tab/>&lt;script src=”scripts/app.js”&gt;&lt;/script&gt;</text:p>
      <text:p text:style-name="P6"><text:tab/><text:tab/>&lt;/body&gt;</text:p>
      <text:p text:style-name="P6"><text:tab/>&lt;/html&gt;</text:p>
      <text:list xml:id="list22718805" text:continue-numbering="true" text:style-name="L21">
        <text:list-header>
          <text:p text:style-name="P72"/>
        </text:list-header>
        <text:list-item>
          <text:p text:style-name="P72"><text:span text:style-name="T11">В файле </text:span><text:span text:style-name="T5">app.js </text:span><text:span text:style-name="T11">создаем модуль:</text:span></text:p>
          <text:p text:style-name="P87">var app = angular.module(“ngClassifieds”, []);</text:p>
          <text:p text:style-name="P72"><text:soft-page-break/><text:span text:style-name="T11">Здесь первый аргумент — название модуля, а второй — массив, куда добавляются все ссылки на прочие модули, от которых зависит этот модуль. Теперь </text:span><text:span text:style-name="T5">JavaScript </text:span><text:span text:style-name="T11">знает, что у нас есть приложение </text:span><text:span text:style-name="T5">Angular.</text:span></text:p>
        </text:list-item>
        <text:list-item>
          <text:p text:style-name="P72"><text:span text:style-name="T11">Подключаем модуль в элементе </text:span><text:span text:style-name="T5">body </text:span><text:span text:style-name="T11">файла </text:span><text:span text:style-name="T5">index.html:</text:span></text:p>
          <text:p text:style-name="P87">&lt;body ng-app=”ngClassifieds”&gt;</text:p>
          <text:p text:style-name="P72"><text:span text:style-name="T11">Теперь модуль под названием </text:span><text:span text:style-name="T5">ngClassifieds </text:span><text:span text:style-name="T11">выполняется в пределах элемента </text:span><text:span text:style-name="T5">body.</text:span></text:p>
        </text:list-item>
        <text:list-item>
          <text:p text:style-name="P72"><text:span text:style-name="T11">Проверим, работает ли приложение. В </text:span><text:span text:style-name="T5">index.html </text:span><text:span text:style-name="T11">в теге </text:span><text:span text:style-name="T5">h1 </text:span><text:span text:style-name="T11">пропишем шаблон для сообщения </text:span><text:span text:style-name="T5">”hello world”</text:span></text:p>
          <text:p text:style-name="P87">&lt;h1&gt;{{ message }} &lt;/h1&gt;</text:p>
          <text:p text:style-name="P108">В фигурные скобки заключаются переменные и отображаются их значения.</text:p>
        </text:list-item>
        <text:list-item>
          <text:p text:style-name="P72"><text:span text:style-name="T11">Чтобы быстро присвоить значение переменной с помощью </text:span><text:span text:style-name="T5">Angular, </text:span><text:span text:style-name="T11">можно использовать директиву </text:span><text:span text:style-name="T5">ng-init. </text:span><text:span text:style-name="T11">Разместим ее в теге </text:span><text:span text:style-name="T5">body, </text:span><text:span text:style-name="T11">чтобы она была действительна для всей страницы. Директива </text:span><text:span text:style-name="T5">ng-init </text:span><text:span text:style-name="T11">сообщает, что при запуске приложения все, указанное в кавычках — истина.</text:span></text:p>
          <text:p text:style-name="P87">&lt;body ng-app=”ngClassifieds” ng-init=”message = 'Hello World'”&gt;</text:p>
        </text:list-item>
        <text:list-item>
          <text:p text:style-name="P108">Теперь подключим сервер. Через консоль перейдем в папку проекта и пропишем команду</text:p>
          <text:p text:style-name="P87">&gt;http-server</text:p>
        </text:list-item>
      </text:list>
      <text:h text:style-name="P53" text:outline-level="3">Принцип <text:span text:style-name="T1">MVC: </text:span>модель-представление-контроллер</text:h>
      <text:p text:style-name="P19"><text:span text:style-name="T8">Этот принцип делит код на части в соответствии с их назначением. Суть в том, чтобы разбить крупные и сложные для понимания цельные куски кода на более мелкие, выполняющие конкретные задачи. Принцип также полезен при командной работе и следует другому принципу </text:span><text:span text:style-name="T5">DRY (don't repeat yourself, </text:span><text:span text:style-name="T8">не повторяйся).</text:span></text:p>
      <text:p text:style-name="P10">Итак, модель — это бэкенд, серверная часть (обычно работает с базой данных). Представление — это то, что видит пользователь при запуске приложения, чаще всего это данные из базы данных. Модель и представление должны быть связаны, и для этого существуют контроллеры. Например, если в представлении есть форма ввода данных для пользователя, контроллер примет эти данные и передаст в модель, и наоборот.</text:p>
      <text:h text:style-name="P53" text:outline-level="3">Контроллеры</text:h>
      <text:list xml:id="list8863516358864226643" text:style-name="L22">
        <text:list-item>
          <text:p text:style-name="P126"><text:span text:style-name="T8">В папке </text:span><text:span text:style-name="T5">lang1 </text:span><text:span text:style-name="T8">создаем подпапку </text:span><text:span text:style-name="T5">components.</text:span></text:p>
        </text:list-item>
        <text:list-item>
          <text:p text:style-name="P73"><text:span text:style-name="T11">В </text:span><text:span text:style-name="T5">components </text:span><text:span text:style-name="T11">создаем файл </text:span><text:span text:style-name="T5">classifieds.ctr.js, </text:span><text:span text:style-name="T11">и объявляем в нем контроллер:</text:span></text:p>
          <text:p text:style-name="P111">app.controller("classifiedsCtrl", ['$scope', function($scope){ ...//}]);</text:p>
          <text:p text:style-name="P73"><text:soft-page-break/><text:span text:style-name="T11">В массиве первый элемент — переменная </text:span><text:span text:style-name="T5">$scope, </text:span><text:span text:style-name="T11">второй — безымянная функция, которая принимает </text:span><text:span text:style-name="T5">$scope </text:span><text:span text:style-name="T11">в качестве аргумента, а ее тело содержит функции контроллера.</text:span></text:p>
        </text:list-item>
        <text:list-item>
          <text:p text:style-name="P73"><text:span text:style-name="T11">Чтобы подключить в представлении контроллер, используем директиву </text:span><text:span text:style-name="T5">ng-controller </text:span><text:span text:style-name="T11">в </text:span><text:span text:style-name="T5">index.html:</text:span></text:p>
          <text:p text:style-name="P88">&lt;body ng-app=”ngClassifieds” ng-controller=”classifiedsCtrl”&gt;</text:p>
        </text:list-item>
      </text:list>
      <text:h text:style-name="P54" text:outline-level="3">$scope</text:h>
      <text:p text:style-name="P15"><text:span text:style-name="T11">Объект </text:span><text:span text:style-name="T5">$scope —</text:span><text:span text:style-name="T11"> нечто вроде склейки, позволяющей контроллеру взаимодействовать с представлением. Он позволяет связать модель данных с представлением и контроллером.</text:span></text:p>
      <text:list xml:id="list8182996324989844479" text:style-name="L23">
        <text:list-item>
          <text:p text:style-name="P74"><text:span text:style-name="T11">В </text:span><text:span text:style-name="T5">classifieds.ctr.js </text:span><text:span text:style-name="T11">введем объект </text:span><text:span text:style-name="T5">$scope:</text:span></text:p>
          <text:p text:style-name="P112">app.controller("classifiedsCtrl", ['$scope', function($scope){ ...//}]);</text:p>
          <text:p text:style-name="P74"><text:span text:style-name="T11">Ввести объект означает передать его в качестве параметра </text:span><text:span text:style-name="T5">IIFE, </text:span><text:span text:style-name="T11">связанному с контроллером. Например, пусть </text:span><text:span text:style-name="T5">$scope </text:span><text:span text:style-name="T11">хранит сообщение с именем:</text:span></text:p>
          <text:p text:style-name="P112">app.controller("classifiedsCtrl", ['$scope', function($scope) { </text:p>
          <text:list>
            <text:list-item>
              <text:list>
                <text:list-header>
                  <text:p text:style-name="P89">$scope.name = “ryan”;</text:p>
                </text:list-header>
              </text:list>
              <text:p text:style-name="P112">}]);</text:p>
            </text:list-item>
          </text:list>
        </text:list-item>
      </text:list>
      <text:p text:style-name="P18"><text:span text:style-name="T8"><text:tab/>Итак, мы можем создать свойство объекта </text:span><text:span text:style-name="T11">$scope </text:span><text:span text:style-name="T8">и присвоить ему какое-<text:tab/>то значение.</text:span></text:p>
      <text:list xml:id="list22715696" text:continue-numbering="true" text:style-name="L23">
        <text:list-item>
          <text:p text:style-name="P74"><text:span text:style-name="T11">Теперь отобразим значение </text:span><text:span text:style-name="T5">$scope.name </text:span><text:span text:style-name="T11">в </text:span><text:span text:style-name="T5">index.html </text:span><text:span text:style-name="T11">и добавим ссылку на контроллер:</text:span></text:p>
          <text:p text:style-name="P89">&lt;body ng-app=”ngClassifieds” ng-controller=”classifiedsCtrl”&gt;</text:p>
          <text:list>
            <text:list-header>
              <text:p text:style-name="P89">&lt;h1&gt;{{ name }}&lt;/h1&gt;</text:p>
              <text:p text:style-name="P89">//...</text:p>
              <text:p text:style-name="P89">&lt;script src=”components\classifieds.ctr.js”&gt;&lt;/script&gt;</text:p>
            </text:list-header>
          </text:list>
        </text:list-item>
      </text:list>
      <text:h text:style-name="P53" text:outline-level="3">Двусторонняя привязка данных</text:h>
      <text:list xml:id="list7688735175993606129" text:style-name="L24">
        <text:list-item>
          <text:p text:style-name="P127"><text:span text:style-name="T8">В </text:span><text:span text:style-name="T5">index.html </text:span><text:span text:style-name="T8">добавим тег </text:span><text:span text:style-name="T5">input:</text:span></text:p>
          <text:p text:style-name="P90">&lt;input type=”text” placeholder=”Enter your name” ng-model=”name”&gt;</text:p>
          <text:p text:style-name="P75"><text:span text:style-name="T11">Двусторонняя привязка данных работает следующим образом: если мы используем директиву </text:span><text:span text:style-name="T5">ng-model, </text:span><text:span text:style-name="T11">а затем ссылаемся на какое-либо свойство </text:span><text:span text:style-name="T5">$scope </text:span><text:span text:style-name="T11">(например, «</text:span><text:span text:style-name="T5">name</text:span><text:span text:style-name="T11">»), создается привязка свойства к элементу, где появилась на него ссылка. В данном случае, если открыть страницу в браузере, мы увидим значение свойства </text:span><text:span text:style-name="T5">name </text:span><text:span text:style-name="T11">в поле ввода. Если мы изменим данные в этом поле, значение свойства изменится и обновится автоматически.</text:span><text:span text:style-name="T5"> </text:span></text:p>
        </text:list-item>
      </text:list>
      <text:p text:style-name="P8"><text:soft-page-break/></text:p>
      <text:h text:style-name="P53" text:outline-level="3">Еще о шаблонах</text:h>
      <text:p text:style-name="P19"><text:span text:style-name="T8">В фигурных скобках допускается не только отображение значений свойств </text:span><text:span text:style-name="T5">$scope, </text:span><text:span text:style-name="T8">но и другие действия, например, вычисления, строки или объекты.</text:span></text:p>
      <text:p text:style-name="P12">&lt;h1&gt;{{ 5+2 }}&lt;/h1&gt;</text:p>
      <text:p text:style-name="P12">&lt;h1&gt;{{ name + 'how are you today?' }}&lt;/h1&gt;</text:p>
      <text:p text:style-name="P12">&lt;h1&gt;{{ name}}, how are you today?&lt;/h1&gt;</text:p>
      <text:p text:style-name="P19"><text:span text:style-name="T8">Присвоим объект свойству </text:span><text:span text:style-name="T5">name</text:span><text:span text:style-name="T8">:</text:span></text:p>
      <text:p text:style-name="P12"><text:s text:c="8"/>$scope.name = {</text:p>
      <text:p text:style-name="P12"><text:s text:c="10"/>first: "Ryan",</text:p>
      <text:p text:style-name="P12"><text:s text:c="10"/>last: "Chenkie"</text:p>
      <text:p text:style-name="P12"><text:s text:c="8"/>}</text:p>
      <text:p text:style-name="P19"><text:span text:style-name="T8">И теперь в </text:span><text:span text:style-name="T5">index.html </text:span><text:span text:style-name="T8">отобразим свойства объекта через точку:</text:span></text:p>
      <text:p text:style-name="P12">&lt;h1&gt;{{ name.first + ' ' + name.last}}&lt;/h1&gt;</text:p>
      <text:p text:style-name="P19"><text:span text:style-name="T8">При этом в поле ввода мы видим </text:span><text:span text:style-name="T5">Object object, </text:span><text:span text:style-name="T8">поскольку теперь директива </text:span><text:span text:style-name="T5">ng-model </text:span><text:span text:style-name="T8">указывает на объект </text:span><text:span text:style-name="T5">name. </text:span><text:span text:style-name="T8">Пусть директива теперь указывает на свойство </text:span><text:span text:style-name="T5">first </text:span><text:span text:style-name="T8">объекта </text:span><text:span text:style-name="T5">name:</text:span></text:p>
      <text:p text:style-name="P6">&lt;input type="text" placeholder="Enter your name" ng-model="name.first"&gt;</text:p>
      <text:h text:style-name="P53" text:outline-level="3">Введение зависимости</text:h>
      <text:p text:style-name="P10">В целом, введение зависимостей связано с созданием функций и тем, как функции обрабатывают необходимый код. Например, можно создавать экземпляры одного и того же объекта по необходимости, но рано или поздно код станет громоздким и сложным для понимания. Вместо этого можно просто вводить все необходимое в качестве зависимости.</text:p>
      <text:p text:style-name="P10"/>
      <text:h text:style-name="P53" text:outline-level="3">Что такое провайдеры</text:h>
      <text:p text:style-name="P19"><text:span text:style-name="T8">Идея провайдеров часто сопровождает использование </text:span><text:span text:style-name="T5">Angular </text:span><text:span text:style-name="T8">совместно с какими-либо библиотеками. Они позволяют разработчикам библиотек </text:span><text:span text:style-name="T5">Angular </text:span><text:span text:style-name="T8">создавать методы конфигурации.</text:span></text:p>
      <text:list xml:id="list8604706836222636870" text:style-name="L25">
        <text:list-item>
          <text:p text:style-name="P128"><text:span text:style-name="T8">В </text:span><text:span text:style-name="T5">app.js </text:span><text:span text:style-name="T8">сошлемся на библиотеку </text:span><text:span text:style-name="T5">ng-material, </text:span><text:span text:style-name="T8">передав ее в массив модулей:</text:span></text:p>
          <text:p text:style-name="P91"><text:span text:style-name="T8">var app = angular.module(“ngClassifieds”, [</text:span>“ngMaterial”<text:span text:style-name="T8">]);</text:span></text:p>
        </text:list-item>
        <text:list-item>
          <text:p text:style-name="P76"><text:span text:style-name="T11">Изменим цветовую тему библиотеки по умолчанию в </text:span><text:span text:style-name="T5">app.js </text:span><text:span text:style-name="T11">с помощью метод</text:span><text:span text:style-name="T5">a .config:</text:span></text:p>
        </text:list-item>
      </text:list>
      <text:p text:style-name="P41"><text:soft-page-break/><text:s text:c="2"/>.config(function($mdThemingProvider) {</text:p>
      <text:p text:style-name="P34"><text:s text:c="4"/>$mdThemingProvider.theme('default')</text:p>
      <text:p text:style-name="P34"><text:s text:c="6"/>.primaryPalette('teal')</text:p>
      <text:p text:style-name="P34"><text:s text:c="6"/>.accentPalette('orange');</text:p>
      <text:p text:style-name="P22"><text:tab/>})</text:p>
      <text:p text:style-name="P32"><text:span text:style-name="T10">Мы передаем методу .</text:span><text:span text:style-name="T4">config </text:span><text:span text:style-name="T10">провайдер </text:span><text:span text:style-name="T4">$mdThemingProvider</text:span><text:span text:style-name="T10"> из библиотеки </text:span><text:span text:style-name="T4">ngMaterial </text:span><text:span text:style-name="T10">и изменяем цветовую тему: основная палитра бирюзового цвета, а акценты — оранжевого. Фактически, мы избавились от синей палитры, стоявшей по умолчанию.</text:span></text:p>
      <text:h text:style-name="P53" text:outline-level="3">Кратко о директивах</text:h>
      <text:p text:style-name="P19"><text:span text:style-name="T8">В </text:span><text:span text:style-name="T5">HTML </text:span><text:span text:style-name="T8">могут встретиться нестандартные элементы вроде </text:span><text:span text:style-name="T5">&lt;md-button&gt; </text:span><text:span text:style-name="T8">или </text:span><text:span text:style-name="T5">&lt;md-toolbar&gt;. </text:span><text:span text:style-name="T8">Это директивы </text:span><text:span text:style-name="T5">Angular, </text:span><text:span text:style-name="T8">и они работают только в приложениях, написанных на </text:span><text:span text:style-name="T5">Angular, </text:span><text:span text:style-name="T8">если для них существую определения. Создадим для примера директиву </text:span><text:span text:style-name="T5">&lt;hello-world&gt;, </text:span><text:span text:style-name="T8">которая будет выводить на экран сообщение </text:span><text:span text:style-name="T5">“hello world”. </text:span></text:p>
      <text:list xml:id="list4640243396681785022" text:style-name="L26">
        <text:list-item>
          <text:p text:style-name="P129"><text:span text:style-name="T8">Для начала в </text:span><text:span text:style-name="T5">index.html </text:span><text:span text:style-name="T8">подключим все загруженные библиотеки:</text:span></text:p>
          <text:p text:style-name="P115">&lt;script src="node_modules\angular-aria\angular-aria.js"&gt;&lt;/script&gt;</text:p>
          <text:p text:style-name="P115">&lt;script src="node_modules\angular-animate\angular-animate.js"&gt;&lt;/script&gt;</text:p>
          <text:p text:style-name="P115">&lt;script src="node_modules\angular-material\angular-material.js"&gt;&lt;/script&gt;</text:p>
        </text:list-item>
        <text:list-item>
          <text:p text:style-name="P120"><text:span text:style-name="T4"><text:s/></text:span><text:span text:style-name="T7">Обычно кастомные директивы лежат в отдельных файлах, но сейчас создадим директиву в </text:span><text:span text:style-name="T4">app.js:</text:span></text:p>
          <text:p text:style-name="P130"><text:span text:style-name="T1"><text:s text:c="2"/></text:span><text:span text:style-name="T6">.config(function($mdThemingProvider) {</text:span></text:p>
          <text:p text:style-name="P93"><text:s text:c="4"/>$mdThemingProvider.theme('default')</text:p>
          <text:p text:style-name="P93"><text:s text:c="6"/>.primaryPalette('teal')</text:p>
          <text:p text:style-name="P93"><text:s text:c="6"/>.accentPalette('orange');</text:p>
          <text:p text:style-name="P93"/>
          <text:p text:style-name="P93"><text:s text:c="2"/>})</text:p>
          <text:p text:style-name="P93"><text:s text:c="2"/>.directive("helloWorld");</text:p>
        </text:list-item>
      </text:list>
      <text:p text:style-name="P61"><text:span text:style-name="T14">Примечание: </text:span><text:span text:style-name="T2">Angular </text:span><text:span text:style-name="T14">принимает из </text:span><text:span text:style-name="T2">js-</text:span><text:span text:style-name="T14">файла с директивой параметр, записанный в нотации </text:span><text:span text:style-name="T2">camelCase, </text:span><text:span text:style-name="T14">и связывает его с директивой в </text:span><text:span text:style-name="T2">html-</text:span><text:span text:style-name="T14">файле, записанном в нотации </text:span><text:span text:style-name="T2">cebab-case</text:span><text:span text:style-name="T14">.</text:span></text:p>
      <text:list xml:id="list22699966" text:continue-numbering="true" text:style-name="L26">
        <text:list-item>
          <text:p text:style-name="P77"><text:span text:style-name="T11">Теперь передадим директиве анонимную функцию, которая возвращает </text:span><text:span text:style-name="T11">объект. Такие объекты называются определяющими объектами директивы. В </text:span><text:span text:style-name="T5">app.js</text:span><text:span text:style-name="T11">:</text:span></text:p>
          <text:p text:style-name="P113"><text:soft-page-break/><text:s text:c="2"/>.directive("helloWorld", function() {</text:p>
          <text:p text:style-name="P113"><text:s text:c="4"/>return {</text:p>
          <text:p text:style-name="P113"><text:s text:c="6"/>template: "&lt;h1&gt;Hello, world!&lt;/h1&gt;"</text:p>
          <text:p text:style-name="P113"><text:s text:c="4"/>}</text:p>
        </text:list-item>
        <text:list-item>
          <text:p text:style-name="P77"><text:span text:style-name="T11">А в </text:span><text:span text:style-name="T5">index.html </text:span><text:span text:style-name="T11">пишем только:</text:span></text:p>
          <text:p text:style-name="P113">&lt;hello-world&gt;&lt;/hello-world&gt;</text:p>
        </text:list-item>
        <text:list-item>
          <text:p text:style-name="P77"><text:span text:style-name="T11">Также можно задать шаблон следующим образом. В </text:span><text:span text:style-name="T5">app.js:</text:span></text:p>
          <text:p text:style-name="P92">.directive("helloWorld", function(){</text:p>
          <text:p text:style-name="P92"><text:s text:c="4"/>return {</text:p>
          <text:p text:style-name="P92"><text:s text:c="6"/>template: "&lt;h1&gt;{{ message }}&lt;/h1&gt;"</text:p>
          <text:p text:style-name="P92"><text:s text:c="4"/>}</text:p>
          <text:p text:style-name="P77"><text:span text:style-name="T11">В </text:span><text:span text:style-name="T5">classifieds.ctr.js:</text:span></text:p>
          <text:p text:style-name="P92">$scope.message = “Hello, world!”;</text:p>
        </text:list-item>
      </text:list>
      <text:p text:style-name="P35"/>
      <text:h text:style-name="P57" text:outline-level="3">Панель инструментов и карточка товара</text:h>
      <text:list xml:id="list1251992276294128088" text:style-name="L27">
        <text:list-item>
          <text:list>
            <text:list-item>
              <text:list>
                <text:list-item>
                  <text:p text:style-name="P146"><text:span text:style-name="T8">Добавим ссылки на </text:span><text:span text:style-name="T5">css Angular </text:span><text:span text:style-name="T8">в </text:span><text:span text:style-name="T5">index.html:</text:span></text:p>
                  <text:p text:style-name="P146"><text:span text:style-name="T5"><text:s/></text:span><text:span text:style-name="T6"><text:s/>&lt;head&gt;</text:span></text:p>
                  <text:p text:style-name="P154"><text:s text:c="4"/>&lt;meta charset="utf-8"&gt;</text:p>
                  <text:p text:style-name="P154"><text:s text:c="4"/>&lt;title&gt;ngClassifieds&lt;/title&gt;</text:p>
                  <text:p text:style-name="P154"><text:s text:c="4"/>&lt;link rel="stylesheet" href="node_modules\angular-material\angular-material.css"&gt;</text:p>
                  <text:p text:style-name="P154"><text:s text:c="4"/>&lt;link rel="stylesheet" href="node_modules\mdi\css\materialdesignicons.css" media="all" type="text/css"&gt;</text:p>
                  <text:p text:style-name="P154"><text:s text:c="2"/>&lt;/head&gt;</text:p>
                </text:list-item>
                <text:list-item>
                  <text:p text:style-name="P168"><text:span text:style-name="T11">Добавим директиву </text:span><text:span text:style-name="T5">md-toolbar </text:span><text:span text:style-name="T11">в </text:span><text:span text:style-name="T5">div</text:span><text:span text:style-name="T11">-контейнере в </text:span><text:span text:style-name="T5">index.html:</text:span></text:p>
                  <text:p text:style-name="P154"><text:s text:c="4"/>&lt;md-toolbar&gt;</text:p>
                  <text:p text:style-name="P154"><text:s text:c="6"/>&lt;div class="md-toolbar-tools"&gt;</text:p>
                  <text:p text:style-name="P154"><text:s text:c="6"/>&lt;p&gt;&lt;strong&gt;ngClassifieds&lt;/strong&gt;&lt;/p&gt;</text:p>
                  <text:p text:style-name="P154"><text:s text:c="8"/>&lt;md-button&gt;</text:p>
                  <text:list>
                    <text:list-item>
                      <text:list>
                        <text:list-header>
                          <text:p text:style-name="P154"><text:s text:c="6"/><text:tab/>&lt;md-icon class="mdi mdi-plus-circle"&gt;&lt;/md-icon&gt;</text:p>
                          <text:list>
                            <text:list-item>
                              <text:list>
                                <text:list-item>
                                  <text:list>
                                    <text:list-header>
                                      <text:p text:style-name="P133"><text:s/><text:tab/>New Classified</text:p>
                                    </text:list-header>
                                  </text:list>
                                </text:list-item>
                              </text:list>
                            </text:list-item>
                          </text:list>
                        </text:list-header>
                      </text:list>
                    </text:list-item>
                  </text:list>
                  <text:p text:style-name="P154"><text:s text:c="8"/>&lt;/md-button&gt;</text:p>
                  <text:p text:style-name="P154"><text:s text:c="6"/>&lt;/div&gt;</text:p>
                  <text:p text:style-name="P154"><text:soft-page-break/><text:s text:c="4"/>&lt;/md-toolbar&gt;</text:p>
                </text:list-item>
                <text:list-item>
                  <text:p text:style-name="P168"><text:span text:style-name="T5"><text:s/></text:span><text:span text:style-name="T11">Чтобы выровнять положение кнопки, в папке </text:span><text:span text:style-name="T5">css </text:span><text:span text:style-name="T11">создадим файл </text:span><text:span text:style-name="T5">style.css</text:span></text:p>
                  <text:p text:style-name="P154"><text:tab/>button.material-icons {</text:p>
                  <text:p text:style-name="P154"><text:s text:c="2"/><text:tab/><text:tab/>margin-top: 7px;</text:p>
                  <text:list>
                    <text:list-item>
                      <text:list>
                        <text:list-item>
                          <text:list>
                            <text:list-item>
                              <text:list>
                                <text:list-item>
                                  <text:list>
                                    <text:list-item>
                                      <text:list>
                                        <text:list-header>
                                          <text:p text:style-name="P154"><text:s/><text:tab/>}</text:p>
                                        </text:list-header>
                                      </text:list>
                                    </text:list-item>
                                  </text:list>
                                </text:list-item>
                              </text:list>
                            </text:list-item>
                          </text:list>
                        </text:list-item>
                      </text:list>
                    </text:list-item>
                  </text:list>
                </text:list-item>
                <text:list-item>
                  <text:p text:style-name="P168"><text:span text:style-name="T11">Теперь сделаем ссылку на этот файл в </text:span><text:span text:style-name="T5">index.html:</text:span></text:p>
                  <text:p text:style-name="P154"><text:s text:c="4"/><text:tab/><text:tab/><text:tab/>&lt;link rel="stylesheet" href="css\style.css" type="text/css"&gt;</text:p>
                  <text:p text:style-name="P154"><text:s text:c="2"/><text:tab/><text:tab/>&lt;/head&gt; </text:p>
                </text:list-item>
                <text:list-item>
                  <text:p text:style-name="P168"><text:span text:style-name="T11">После тулбара внутри директивы </text:span><text:span text:style-name="T5">content </text:span><text:span text:style-name="T11">разместим область содержания в </text:span><text:span text:style-name="T5">index.html:</text:span></text:p>
                  <text:list>
                    <text:list-item>
                      <text:list>
                        <text:list-item>
                          <text:list>
                            <text:list-item>
                              <text:list>
                                <text:list-header>
                                  <text:p text:style-name="P154">&lt;/md-toolbar&gt;</text:p>
                                </text:list-header>
                              </text:list>
                            </text:list-item>
                          </text:list>
                        </text:list-item>
                      </text:list>
                    </text:list-item>
                  </text:list>
                </text:list-item>
              </text:list>
            </text:list-item>
          </text:list>
        </text:list-item>
      </text:list>
      <text:p text:style-name="P36"/>
      <text:p text:style-name="P36"><text:s text:c="4"/>&lt;md-content class="md-padding" layout="row" layout-wrap&gt;</text:p>
      <text:p text:style-name="P36"><text:s text:c="6"/>&lt;md-card flex="33"&gt;</text:p>
      <text:p text:style-name="P36"><text:s text:c="8"/>&lt;img src="img\deep.jpg" alt="neuralpic"&gt;</text:p>
      <text:p text:style-name="P36"><text:s text:c="8"/>&lt;md-card-content&gt;</text:p>
      <text:p text:style-name="P36"><text:s text:c="10"/>&lt;div class="clasified-info"&gt;</text:p>
      <text:p text:style-name="P36"><text:s text:c="12"/>&lt;h2 class="md-title"&gt;First Item&lt;/h2&gt;</text:p>
      <text:p text:style-name="P36"><text:s text:c="12"/>&lt;h3&gt;$1,000,000&lt;/h3&gt;</text:p>
      <text:p text:style-name="P36"><text:s text:c="12"/>&lt;p&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lt;/p&gt;</text:p>
      <text:p text:style-name="P36"><text:s text:c="10"/>&lt;/div&gt;</text:p>
      <text:p text:style-name="P36"><text:s text:c="8"/>&lt;/md-card-content&gt;</text:p>
      <text:p text:style-name="P36"><text:s text:c="6"/>&lt;/md-card&gt;</text:p>
      <text:p text:style-name="P36"><text:s text:c="4"/>&lt;/md-content&gt;</text:p>
      <text:list xml:id="list22710433" text:continue-numbering="true" text:style-name="L27">
        <text:list-item>
          <text:list>
            <text:list-item>
              <text:list>
                <text:list-item>
                  <text:p text:style-name="P168"><text:span text:style-name="T11">Теперь перенесем содержание в контроллер. Вместо </text:span><text:span text:style-name="T5">$scope.name </text:span><text:span text:style-name="T11">в </text:span><text:span text:style-name="T5">classifieds.ctr.js </text:span><text:span text:style-name="T11">пишем:</text:span></text:p>
                </text:list-item>
              </text:list>
            </text:list-item>
          </text:list>
        </text:list-item>
      </text:list>
      <text:p text:style-name="P34"><text:s text:c="2"/>$scope.classified = {</text:p>
      <text:p text:style-name="P34"><text:s text:c="4"/>title: "First Item",</text:p>
      <text:p text:style-name="P34"><text:s text:c="4"/>price: "$1,000,000",</text:p>
      <text:p text:style-name="P34"><text:soft-page-break/><text:s text:c="4"/>description: "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4"><text:s text:c="2"/>}<text:tab/></text:p>
      <text:list xml:id="list22715542" text:continue-numbering="true" text:style-name="L27">
        <text:list-item>
          <text:list>
            <text:list-item>
              <text:list>
                <text:list-item>
                  <text:p text:style-name="P168"><text:span text:style-name="T11">Теперь заменим данные в </text:span><text:span text:style-name="T5">index.html </text:span><text:span text:style-name="T11">на данные из контроллера:</text:span></text:p>
                  <text:p text:style-name="P160"><text:s text:c="4"/>&lt;md-content class="md-padding" layout="row" layout-wrap&gt;</text:p>
                </text:list-item>
              </text:list>
            </text:list-item>
          </text:list>
        </text:list-item>
      </text:list>
      <text:p text:style-name="P34"><text:s text:c="6"/>&lt;md-card flex="33"&gt;</text:p>
      <text:p text:style-name="P34"><text:s text:c="8"/>&lt;img src="img\deep.jpg" alt="neuralpic"&gt;</text:p>
      <text:p text:style-name="P34"><text:s text:c="8"/>&lt;md-card-content&gt;</text:p>
      <text:p text:style-name="P34"><text:s text:c="10"/>&lt;div class="clasified-info"&gt;</text:p>
      <text:p text:style-name="P34"><text:s text:c="12"/>&lt;h2 class="md-title"&gt;{{classified.title}}&lt;/h2&gt;</text:p>
      <text:p text:style-name="P31"><text:span text:style-name="T11"><text:s text:c="7"/></text:span><text:span text:style-name="T12"><text:s text:c="5"/>&lt;h3&gt;{{classified.price}}&lt;/h3&gt;</text:span></text:p>
      <text:p text:style-name="P34"><text:s text:c="12"/>&lt;p&gt;{{classified.description}}&lt;/p&gt;</text:p>
      <text:p text:style-name="P34"><text:s text:c="10"/>&lt;/div&gt;</text:p>
      <text:p text:style-name="P34"><text:s text:c="8"/>&lt;/md-card-content&gt;</text:p>
      <text:p text:style-name="P34"><text:s text:c="6"/>&lt;/md-card&gt;</text:p>
      <text:p text:style-name="P34"><text:s text:c="4"/>&lt;/md-content&gt;</text:p>
      <text:p text:style-name="P97"/>
      <text:h text:style-name="P57" text:outline-level="3">Применение директивы <text:span text:style-name="T1">ng-repeat</text:span></text:h>
      <text:list xml:id="list3286988432253439363" text:style-name="L28">
        <text:list-item>
          <text:list>
            <text:list-item>
              <text:list>
                <text:list-item>
                  <text:p text:style-name="P169"><text:span text:style-name="T11">Добавим список объектов в контроллер вместо </text:span><text:span text:style-name="T5">$scope.classified </text:span><text:span text:style-name="T11">и назовем его </text:span><text:span text:style-name="T5">$scope.classifieds.</text:span></text:p>
                </text:list-item>
                <text:list-item>
                  <text:p text:style-name="P169"><text:span text:style-name="T11">Чтобы отобразить список в представлении, в </text:span><text:span text:style-name="T5">index.html </text:span><text:span text:style-name="T11">применим директиву </text:span><text:span text:style-name="T5">ng-repeat </text:span><text:span text:style-name="T11">и введем некоторые поправки в код:</text:span></text:p>
                </text:list-item>
              </text:list>
            </text:list-item>
          </text:list>
        </text:list-item>
      </text:list>
      <text:p text:style-name="P34">&lt;md-content class="md-padding" layout="row" layout-wrap&gt;</text:p>
      <text:p text:style-name="P34"><text:s text:c="6"/>&lt;md-card ng-repeat="classified in classifieds" flex="30"&gt;</text:p>
      <text:p text:style-name="P34"><text:s text:c="8"/>&lt;img src="{{classified.image}}" alt="neuralpic"&gt;</text:p>
      <text:p text:style-name="P34"><text:s text:c="8"/>&lt;md-card-content&gt;</text:p>
      <text:p text:style-name="P32"><text:span text:style-name="T11"><text:s text:c="10"/>&lt;div class="</text:span><text:span text:style-name="T5">classified-info</text:span><text:span text:style-name="T11">"&gt;</text:span></text:p>
      <text:p text:style-name="P34"><text:s text:c="12"/>&lt;h2 class="md-title"&gt;{{classified.title}}&lt;/h2&gt;</text:p>
      <text:p text:style-name="P34"><text:s text:c="12"/>&lt;h3&gt;{{classified.price}}&lt;/h3&gt;</text:p>
      <text:p text:style-name="P34"><text:s text:c="12"/>&lt;p&gt;{{classified.description}}&lt;/p&gt;</text:p>
      <text:p text:style-name="P34"><text:s text:c="10"/>&lt;/div&gt;</text:p>
      <text:p text:style-name="P34"><text:soft-page-break/><text:s text:c="8"/>&lt;/md-card-content&gt;</text:p>
      <text:p text:style-name="P34"><text:s text:c="6"/>&lt;/md-card&gt;</text:p>
      <text:p text:style-name="P34"><text:s text:c="4"/>&lt;/md-content&gt;</text:p>
      <text:p text:style-name="P31"><text:span text:style-name="T11">Мы изменили отображение </text:span><text:span text:style-name="T5">md-card </text:span><text:span text:style-name="T11">так, чтобы объекты располагались по три в ряд. Кроме того, изображение теперь берется из объекта </text:span><text:span text:style-name="T5">classified.</text:span></text:p>
      <text:p text:style-name="P35"/>
      <text:h text:style-name="P57" text:outline-level="3">Применение фильтров</text:h>
      <text:p text:style-name="P40"><text:span text:style-name="T8">В </text:span><text:span text:style-name="T5">index.html </text:span><text:span text:style-name="T8">добавим валютный фильтр для корректного отображения цены:</text:span></text:p>
      <text:p text:style-name="P34">&lt;h3&gt;{{classified.price | currency}}&lt;/h3&gt;</text:p>
      <text:p text:style-name="P40"><text:span text:style-name="T8">В </text:span><text:span text:style-name="T5">Angular </text:span><text:span text:style-name="T8">множество фильтров, например, большие буквы, строчные буквы, фильтр </text:span><text:span text:style-name="T5">json </text:span><text:span text:style-name="T8">или фильтр даты. Они могут принимать аргументы через двоеточие:</text:span></text:p>
      <text:p text:style-name="P34">&lt;h2&gt;{{classified.posted | date:'longDate'}}&lt;/h2&gt;</text:p>
      <text:p text:style-name="P9"/>
      <text:h text:style-name="P57" text:outline-level="3">Скрыть\показать элементы интерфейса</text:h>
      <text:list xml:id="list2229123139728926638" text:style-name="L31">
        <text:list-item>
          <text:list>
            <text:list-item>
              <text:list>
                <text:list-item>
                  <text:p text:style-name="P147"><text:span text:style-name="T8">Скрыть или отобразить элементы интерфейса можно с помощью булевых директив </text:span><text:span text:style-name="T5">ng-show </text:span><text:span text:style-name="T8">или </text:span><text:span text:style-name="T5">ng-hide. </text:span><text:span text:style-name="T8">Например, в </text:span><text:span text:style-name="T5">index.html:</text:span></text:p>
                </text:list-item>
              </text:list>
            </text:list-item>
          </text:list>
        </text:list-item>
      </text:list>
      <text:p text:style-name="P40"><text:span text:style-name="T5"><text:tab/></text:span><text:span text:style-name="T6">&lt;/md-content&gt;</text:span></text:p>
      <text:p text:style-name="P36"><text:tab/>&lt;p ng-show=”true”&gt;ryan chenkie&lt;p&gt;</text:p>
      <text:p text:style-name="P40"><text:span text:style-name="T5"><text:tab/></text:span><text:span text:style-name="T8">В данном случае содержание элемента </text:span><text:span text:style-name="T5">p </text:span><text:span text:style-name="T8">отобразится, так как мы присвоили директиве </text:span><text:span text:style-name="T5">ng-show </text:span><text:span text:style-name="T8">значение </text:span><text:span text:style-name="T5">true. </text:span><text:span text:style-name="T8">Если присвоить ей значение </text:span><text:span text:style-name="T5">false, </text:span><text:span text:style-name="T8">оно будет скрыто.</text:span></text:p>
      <text:list xml:id="list22697293" text:continue-numbering="true" text:style-name="L31">
        <text:list-item>
          <text:list>
            <text:list-item>
              <text:list>
                <text:list-item>
                  <text:p text:style-name="P170"><text:span text:style-name="T11">Создадим свойство </text:span><text:span text:style-name="T5">showName. </text:span><text:span text:style-name="T11">Если оно истинно, элемент </text:span><text:span text:style-name="T5">p </text:span><text:span text:style-name="T11">будет показан, в противном случае — скрыт. В </text:span><text:span text:style-name="T5">index.html:</text:span></text:p>
                </text:list-item>
              </text:list>
            </text:list-item>
          </text:list>
        </text:list-item>
      </text:list>
      <text:p text:style-name="P31"><text:span text:style-name="T5"><text:tab/></text:span><text:span text:style-name="T6">&lt;/md-content&gt;</text:span></text:p>
      <text:p text:style-name="P36"><text:tab/>&lt;p ng-show=”showName”&gt;ryan chenkie&lt;/p&gt;</text:p>
      <text:list xml:id="list22719725" text:continue-numbering="true" text:style-name="L31">
        <text:list-item>
          <text:list>
            <text:list-item>
              <text:list>
                <text:list-item>
                  <text:p text:style-name="P170"><text:span text:style-name="T11">Теперь создадим кнопку с директивой </text:span><text:span text:style-name="T5">ng-click, </text:span><text:span text:style-name="T11">которая присваивает </text:span><text:span text:style-name="T5">showName </text:span><text:span text:style-name="T11">значение </text:span><text:span text:style-name="T5">true, </text:span><text:span text:style-name="T11">и кнопку с обратным значением:</text:span></text:p>
                </text:list-item>
              </text:list>
            </text:list-item>
          </text:list>
        </text:list-item>
      </text:list>
      <text:p text:style-name="P31"><text:span text:style-name="T11"><text:tab/> <text:s text:c="3"/></text:span><text:span text:style-name="T12">&lt;/md-content&gt;</text:span></text:p>
      <text:p text:style-name="P34"/>
      <text:p text:style-name="P34"><text:tab/> &lt;button type="button" name="button" ng-click="showName = true"&gt;Show Name&lt;/button&gt;</text:p>
      <text:p text:style-name="P34"><text:s text:c="4"/><text:tab/>&lt;button type="button" name="button" ng-click="showName = false"&gt;Hide Name&lt;/button&gt;</text:p>
      <text:p text:style-name="P32"><text:span text:style-name="T11"><text:s text:c="4"/><text:tab/>&lt;p ng-show="showName"&gt;ryan chenkie&lt;/p</text:span><text:span text:style-name="T5">&gt;</text:span></text:p>
      <text:p text:style-name="P31"><text:soft-page-break/><text:span text:style-name="T11">Директива </text:span><text:span text:style-name="T5">ng-hide </text:span><text:span text:style-name="T11">прямо противоположна директиве </text:span><text:span text:style-name="T5">ng-show.</text:span></text:p>
      <text:list xml:id="list22692487" text:continue-numbering="true" text:style-name="L31">
        <text:list-item>
          <text:list>
            <text:list-item>
              <text:list>
                <text:list-item>
                  <text:p text:style-name="P170"><text:span text:style-name="T5"><text:s/></text:span><text:span text:style-name="T11">Теперь удалим все это и создадим </text:span><text:span text:style-name="T5">div </text:span><text:span text:style-name="T11">с контактной информацией в </text:span><text:span text:style-name="T5">index.html:</text:span></text:p>
                </text:list-item>
              </text:list>
            </text:list-item>
          </text:list>
        </text:list-item>
      </text:list>
      <text:p text:style-name="P31"><text:span text:style-name="T5"><text:s text:c="10"/></text:span><text:span text:style-name="T6">&lt;div class="classified-contact" ng-show="showContact"&gt;</text:span></text:p>
      <text:p text:style-name="P36"><text:tab/><text:tab/>&lt;p&gt;&lt;mdi class="mdi mdi-account"&gt; {{ classified.contact.name }} &lt;/mdi&gt;&lt;/p&gt;</text:p>
      <text:p text:style-name="P36"><text:tab/><text:tab/>&lt;p&gt;&lt;mdi class="mdi mdi-phone"&gt; {{ classified.contact.phone }} &lt;/mdi&gt;&lt;/p&gt;</text:p>
      <text:p text:style-name="P36"><text:s text:c="4"/><text:tab/><text:tab/>&lt;p&gt;&lt;mdi class="mdi mdi-email"&gt; {{ classified.contact.email }} &lt;/mdi&gt;&lt;/p&gt;</text:p>
      <text:p text:style-name="P36"><text:s text:c="10"/>&lt;/div&gt;</text:p>
      <text:list xml:id="list22710079" text:continue-numbering="true" text:style-name="L31">
        <text:list-item>
          <text:list>
            <text:list-item>
              <text:list>
                <text:list-item>
                  <text:p text:style-name="P170"><text:span text:style-name="T11">Чтобы скрыть или показать этот </text:span><text:span text:style-name="T5">div, </text:span><text:span text:style-name="T11">создадим кнопку, которая меняет значение </text:span><text:span text:style-name="T5">showContact:</text:span></text:p>
                </text:list-item>
              </text:list>
            </text:list-item>
          </text:list>
        </text:list-item>
      </text:list>
      <text:p text:style-name="P36"><text:s text:c="10"/>&lt;div layout="row"&gt;</text:p>
      <text:p text:style-name="P36"><text:s text:c="12"/>&lt;md-button ng-click="showContact=true"&gt;Contact&lt;/md-button&gt;</text:p>
      <text:p text:style-name="P36"><text:s text:c="12"/>&lt;md-button ng-click="showContact=false"&gt;Details&lt;/md-button&gt;</text:p>
      <text:p text:style-name="P36"><text:s text:c="10"/>&lt;/div&gt;</text:p>
      <text:list xml:id="list22697919" text:continue-numbering="true" text:style-name="L31">
        <text:list-item>
          <text:list>
            <text:list-item>
              <text:list>
                <text:list-item>
                  <text:p text:style-name="P170"><text:span text:style-name="T5"><text:s/></text:span><text:span text:style-name="T11">Теперь будем отображать </text:span><text:span text:style-name="T5">div </text:span><text:span text:style-name="T11">с деталями только если скрыта контактная информация. В </text:span><text:span text:style-name="T5">index.html:</text:span></text:p>
                </text:list-item>
              </text:list>
            </text:list-item>
          </text:list>
        </text:list-item>
      </text:list>
      <text:p text:style-name="P31"><text:span text:style-name="T5"><text:tab/></text:span><text:span text:style-name="T6">&lt;div class="clasified-info" ng-show="!showContact"&gt;</text:span></text:p>
      <text:list xml:id="list22723761" text:continue-numbering="true" text:style-name="L31">
        <text:list-item>
          <text:list>
            <text:list-item>
              <text:list>
                <text:list-item>
                  <text:p text:style-name="P170"><text:span text:style-name="T11">Теперь создадим область администрирования. В </text:span><text:span text:style-name="T5">index.html:</text:span></text:p>
                </text:list-item>
              </text:list>
            </text:list-item>
          </text:list>
        </text:list-item>
      </text:list>
      <text:p text:style-name="P36"><text:s text:c="10"/>&lt;div class="classified-admin" ng-if="showAdmin"&gt;</text:p>
      <text:p text:style-name="P36"><text:s text:c="12"/>&lt;h3&gt;Admin&lt;/h3&gt;</text:p>
      <text:p text:style-name="P36"><text:s text:c="12"/>&lt;div layout="row"&gt;</text:p>
      <text:p text:style-name="P36"><text:s text:c="14"/>&lt;md-button class="md-primary"&gt;Edit&lt;/md-button&gt;</text:p>
      <text:p text:style-name="P36"><text:s text:c="14"/>&lt;md-button class="md-warn"&gt;Delete&lt;/md-button&gt;</text:p>
      <text:p text:style-name="P36"><text:s text:c="12"/>&lt;/div&gt;</text:p>
      <text:p text:style-name="P36"><text:s text:c="10"/>&lt;/div&gt;</text:p>
      <text:p text:style-name="P31"><text:span text:style-name="T11">Директива </text:span><text:span text:style-name="T5">ng-if </text:span><text:span text:style-name="T11">отчасти похожа на </text:span><text:span text:style-name="T5">ng-show, </text:span><text:span text:style-name="T11">но последняя только прячет или показывает объекты с помощью </text:span><text:span text:style-name="T5">css, </text:span><text:span text:style-name="T11">а </text:span><text:span text:style-name="T5">ng-if </text:span><text:span text:style-name="T11">удаляет содержание из </text:span><text:span text:style-name="T5">DOM, </text:span><text:span text:style-name="T11">если она равна </text:span><text:span text:style-name="T5">false, </text:span><text:span text:style-name="T11">и добавляет, если равна </text:span><text:span text:style-name="T5">true. </text:span></text:p>
      <text:list xml:id="list22721334" text:continue-numbering="true" text:style-name="L31">
        <text:list-item>
          <text:list>
            <text:list-item>
              <text:list>
                <text:list-item>
                  <text:p text:style-name="P170"><text:span text:style-name="T11">Добавим кнопки для отображения и скрытия этой области. В </text:span><text:span text:style-name="T5">index.html:</text:span></text:p>
                </text:list-item>
              </text:list>
            </text:list-item>
          </text:list>
        </text:list-item>
      </text:list>
      <text:p text:style-name="P36"><text:s text:c="10"/>&lt;div layout="row"&gt;</text:p>
      <text:p text:style-name="P36"><text:s text:c="12"/>&lt;md-button ng-click="showContact=true"&gt;Contact&lt;/md-button&gt;</text:p>
      <text:p text:style-name="P36"><text:soft-page-break/><text:s text:c="12"/>&lt;md-button ng-click="showContact=false"&gt;Details&lt;/md-button&gt;</text:p>
      <text:p text:style-name="P36"><text:s text:c="12"/>&lt;md-button ng-click="showAdmin=true"&gt;Admin&lt;/md-button&gt;</text:p>
      <text:p text:style-name="P36"><text:s text:c="12"/>&lt;md-button ng-click="showAdmin=false"&gt;Close&lt;/md-button&gt;</text:p>
      <text:p text:style-name="P36"><text:s text:c="10"/>&lt;/div&gt;</text:p>
      <text:list xml:id="list22717841" text:continue-numbering="true" text:style-name="L31">
        <text:list-item>
          <text:list>
            <text:list-item>
              <text:list>
                <text:list-item>
                  <text:p text:style-name="P170"><text:span text:style-name="T5"><text:s/></text:span><text:span text:style-name="T11">В некоторых случаях кнопки нужно скрыть, например, кнопку Контакты, если открыт </text:span><text:span text:style-name="T5">div </text:span><text:span text:style-name="T11">с контактной информацией:</text:span></text:p>
                </text:list-item>
              </text:list>
            </text:list-item>
          </text:list>
        </text:list-item>
      </text:list>
      <text:p text:style-name="P31"><text:span text:style-name="T11"><text:tab/> <text:s text:c="2"/></text:span><text:span text:style-name="T12">&lt;div layout="row"&gt;</text:span></text:p>
      <text:p text:style-name="P32"><text:span text:style-name="T11"><text:s text:c="2"/><text:tab/><text:tab/>&lt;md-button ng-click="showContact=true" ng-show="!</text:span><text:span text:style-name="T11">showContact"&gt; Contact &lt;/md-button&gt;</text:span></text:p>
      <text:p text:style-name="P34"><text:s text:c="6"/><text:tab/><text:tab/>&lt;md-button ng-click="showContact=false" ng-show="showContact"&gt; Details &lt;/md-button&gt;</text:p>
      <text:p text:style-name="P34"><text:s text:c="8"/><text:tab/><text:tab/>&lt;md-button ng-click="showAdmin=true" ng-show="!showAdmin"&gt;<text:tab/>Admin<text:tab/>&lt;/md-button&gt;</text:p>
      <text:p text:style-name="P34"><text:s text:c="6"/><text:tab/><text:tab/>&lt;md-button ng-click="showAdmin=false" ng-show="showAdmin"&gt; Close &lt;/md-button&gt;</text:p>
      <text:p text:style-name="P34"><text:s text:c="10"/>&lt;/div&gt;</text:p>
      <text:p text:style-name="P34"/>
      <text:h text:style-name="P57" text:outline-level="3">Работа с удаленными данными</text:h>
      <text:p text:style-name="P40"><text:span text:style-name="T8">В то время как обычные приложения получают данные из БД, используя бэкенд-функции, одностраничные приложения (</text:span><text:span text:style-name="T5">SPA) </text:span><text:span text:style-name="T8">загружают все сразу. Данные отправляются и принимаются с помощью </text:span><text:span text:style-name="T5">API, </text:span><text:span text:style-name="T8">т. е. программы, которая манипулирует данными в формате </text:span><text:span text:style-name="T5">JSON(</text:span><text:span text:style-name="T8">Объектная Нотация </text:span><text:span text:style-name="T5">JavaScript). </text:span><text:span text:style-name="T8">Это посредник между фронтенд-приложением и бэкендом.</text:span><text:span text:style-name="T5"> </text:span></text:p>
      <text:p text:style-name="P35"/>
      <text:h text:style-name="P57" text:outline-level="3"><text:span text:style-name="T1">HTTP-</text:span>запросы и обещания</text:h>
      <text:list xml:id="list1951367377027402796" text:style-name="L33">
        <text:list-item>
          <text:list>
            <text:list-item>
              <text:list>
                <text:list-item>
                  <text:p text:style-name="P176"><text:span text:style-name="T8">Перенесем данные из контроллера в отдельный файл в новой папке </text:span><text:span text:style-name="T11">data\classifieds.json</text:span></text:p>
                </text:list-item>
                <text:list-item>
                  <text:p text:style-name="P171"><text:span text:style-name="T11">Внедрим </text:span><text:span text:style-name="T5">$http </text:span><text:span text:style-name="T11">в функцию контроллера в качестве параметра:</text:span></text:p>
                </text:list-item>
              </text:list>
            </text:list-item>
          </text:list>
        </text:list-item>
      </text:list>
      <text:p text:style-name="P31"><text:span text:style-name="T11"><text:tab/></text:span><text:span text:style-name="T12">app.controller("classifiedsCtrl", ['$scope', </text:span><text:span text:style-name="T6">'$http', </text:span><text:span text:style-name="T12">function($scope, $http){ … </text:span><text:span text:style-name="T6">}</text:span></text:p>
      <text:list xml:id="list22723330" text:continue-numbering="true" text:style-name="L33">
        <text:list-item>
          <text:list>
            <text:list-item>
              <text:list>
                <text:list-item>
                  <text:p text:style-name="P171"><text:span text:style-name="T11">Существует несколько </text:span><text:span text:style-name="T5">http</text:span><text:span text:style-name="T11">-методов: </text:span><text:span text:style-name="T5">POST, GET, PUT, DELETE. POST </text:span><text:span text:style-name="T11">обычно передает куда-нибудь данные, </text:span><text:span text:style-name="T5">GET —</text:span><text:span text:style-name="T11"> для получения данных, </text:span><text:span text:style-name="T5">PUT </text:span><text:span text:style-name="T11">обновляет данные, </text:span><text:span text:style-name="T5">DELETE —</text:span><text:span text:style-name="T11"> удаляет. Получим данные из </text:span><text:span text:style-name="T5">json-</text:span><text:span text:style-name="T11">файла. В </text:span><text:span text:style-name="T5">classifieds.ctrl.js:</text:span></text:p>
                </text:list-item>
              </text:list>
            </text:list-item>
          </text:list>
        </text:list-item>
      </text:list>
      <text:p text:style-name="P31"><text:span text:style-name="T5"><text:tab/></text:span><text:span text:style-name="T6">app.controller("classifiedsCtrl", ['$scope', '$http', function($scope, $http) {</text:span></text:p>
      <text:p text:style-name="P36"/>
      <text:p text:style-name="P36"><text:soft-page-break/><text:tab/><text:tab/>$http.get('data\classifieds.json') </text:p>
      <text:p text:style-name="P36">… }</text:p>
      <text:list xml:id="list22719144" text:continue-numbering="true" text:style-name="L33">
        <text:list-item>
          <text:list>
            <text:list-item>
              <text:list>
                <text:list-item>
                  <text:p text:style-name="P171"><text:span text:style-name="T5">HTTP-</text:span><text:span text:style-name="T11">запросы в </text:span><text:span text:style-name="T5">Angular </text:span><text:span text:style-name="T11">возвращают обещания, удобные при работе с асинхронностью </text:span><text:span text:style-name="T5">JS. </text:span><text:span text:style-name="T11">Когда обещание разрешается, используется метод .</text:span><text:span text:style-name="T5">then </text:span><text:span text:style-name="T11">для указания, что нужно сделать. Мы применяем анонимную функцию с параметром </text:span><text:span text:style-name="T5">data </text:span><text:span text:style-name="T11">и приравниваем </text:span><text:span text:style-name="T5">$scope.classifieds </text:span><text:span text:style-name="T11">к этому параметру:</text:span></text:p>
                </text:list-item>
              </text:list>
            </text:list-item>
          </text:list>
        </text:list-item>
      </text:list>
      <text:p text:style-name="P31"><text:span text:style-name="T11"><text:s text:c="2"/><text:tab/></text:span><text:span text:style-name="T12">$http.get('data\classifieds.json').then(function(data){</text:span></text:p>
      <text:p text:style-name="P34"><text:s text:c="6"/><text:tab/><text:tab/>$scope.classifieds = data;</text:p>
      <text:p text:style-name="P34"><text:s text:c="2"/><text:tab/>})</text:p>
      <text:list xml:id="list22719368" text:continue-numbering="true" text:style-name="L33">
        <text:list-item>
          <text:list>
            <text:list-item>
              <text:list>
                <text:list-item>
                  <text:p text:style-name="P171"><text:span text:style-name="T11">С помощью команды </text:span><text:span text:style-name="T5">console.log() </text:span><text:span text:style-name="T11">мы видим, что </text:span><text:span text:style-name="T5">$scope.classifieds </text:span><text:span text:style-name="T11">является массивом объектов. Мы называем этот массив </text:span><text:span text:style-name="T5">classifieds </text:span><text:span text:style-name="T11">и приравниваем свойство </text:span><text:span text:style-name="T5">classifieds </text:span><text:span text:style-name="T11">переменной </text:span><text:span text:style-name="T5">$scope </text:span><text:span text:style-name="T11">к </text:span><text:span text:style-name="T5">classifieds.data:</text:span></text:p>
                </text:list-item>
              </text:list>
            </text:list-item>
          </text:list>
        </text:list-item>
      </text:list>
      <text:p text:style-name="P36">$http.get('data\classifieds.json').then(function(classifieds){</text:p>
      <text:p text:style-name="P36"><text:s text:c="6"/>$scope.classifieds = classifieds.data;</text:p>
      <text:p text:style-name="P36"><text:s text:c="2"/>})</text:p>
      <text:p text:style-name="P36"/>
      <text:h text:style-name="P57" text:outline-level="3">Обращение к службам</text:h>
      <text:list xml:id="list3875112347279639617" text:style-name="L35">
        <text:list-item>
          <text:list>
            <text:list-item>
              <text:list>
                <text:list-item>
                  <text:p text:style-name="P148"><text:span text:style-name="T8">Вероятно, определенный </text:span><text:span text:style-name="T5">http-</text:span><text:span text:style-name="T8">запрос потребуется несколько раз, поэтому удобно хранить запросы в отдельном файле-службе. Создадим файл </text:span><text:span text:style-name="T8">фабрики в папке </text:span><text:span text:style-name="T5">components </text:span><text:span text:style-name="T8">под названием </text:span><text:span text:style-name="T5">classifieds.fac.js.</text:span></text:p>
                </text:list-item>
                <text:list-item>
                  <text:p text:style-name="P162">В этом файле вызовем анонимную функцию:</text:p>
                </text:list-item>
              </text:list>
            </text:list-item>
          </text:list>
        </text:list-item>
      </text:list>
      <text:p text:style-name="P34"><text:tab/>app.factory("classifiedsFactory", function($http){</text:p>
      <text:p text:style-name="P34"/>
      <text:p text:style-name="P34"><text:s text:c="6"/><text:tab/><text:tab/>function getClassifieds() {</text:p>
      <text:p text:style-name="P34"><text:s text:c="8"/><text:tab/><text:tab/><text:tab/>return $http.get('data/classifieds.json');</text:p>
      <text:p text:style-name="P34"><text:s text:c="6"/><text:tab/><text:tab/>}</text:p>
      <text:p text:style-name="P34"><text:s text:c="6"/><text:tab/><text:tab/>return {</text:p>
      <text:p text:style-name="P34"><text:s text:c="8"/><text:tab/><text:tab/><text:tab/>getClassifieds: getClassifieds</text:p>
      <text:p text:style-name="P34"><text:s text:c="6"/><text:tab/><text:tab/>}</text:p>
      <text:p text:style-name="P34"><text:s text:c="4"/><text:tab/>});</text:p>
      <text:p text:style-name="P31"><text:span text:style-name="T11">Мы вызываем метод </text:span><text:span text:style-name="T5">factory </text:span><text:span text:style-name="T11">и даем ему название </text:span><text:span text:style-name="T5">classifiedsFactory </text:span><text:span text:style-name="T11">и передаем анонимную функцию с параметром </text:span><text:span text:style-name="T5">$http. </text:span><text:span text:style-name="T11">Он вернет объект со свойством </text:span><text:span text:style-name="T5">getClassifieds </text:span><text:span text:style-name="T11">со значением функции </text:span><text:span text:style-name="T5">getClassifieds, </text:span><text:span text:style-name="T11">объявленной выше. Эта функция возвращает </text:span><text:span text:style-name="T5">get-</text:span><text:span text:style-name="T11">запрос по пути, указанному в качестве парметра.</text:span></text:p>
      <text:list xml:id="list22698591" text:continue-numbering="true" text:style-name="L35">
        <text:list-item>
          <text:list>
            <text:list-item>
              <text:list>
                <text:list-item>
                  <text:p text:style-name="P162"><text:soft-page-break/>Теперь подключим этот файл в <text:span text:style-name="T1">index.html:</text:span></text:p>
                </text:list-item>
              </text:list>
            </text:list-item>
          </text:list>
        </text:list-item>
      </text:list>
      <text:p text:style-name="P36"><text:tab/>&lt;script src="components\classifieds.fac.js"&gt;&lt;/script&gt;</text:p>
      <text:p text:style-name="P36"><text:s text:c="2"/><text:tab/><text:tab/>&lt;/body&gt;</text:p>
      <text:list xml:id="list22714030" text:continue-numbering="true" text:style-name="L35">
        <text:list-item>
          <text:list>
            <text:list-item>
              <text:list>
                <text:list-item>
                  <text:p text:style-name="P162">Теперь в <text:span text:style-name="T1">classifieds.ctrl.js </text:span>внедрим фабрику:</text:p>
                </text:list-item>
              </text:list>
            </text:list-item>
          </text:list>
        </text:list-item>
      </text:list>
      <text:p text:style-name="P34"><text:tab/>app.controller("classifiedsCtrl", ['$scope', <text:span text:style-name="T1">'$http',</text:span> function($scope, $http, classifiedsFactory) {</text:p>
      <text:p text:style-name="P34"/>
      <text:p text:style-name="P34"><text:s text:c="2"/><text:tab/>classifiedsFactory.getClassifieds().then(function(classifieds){</text:p>
      <text:p text:style-name="P34"><text:s text:c="5"/><text:tab/> $scope.classifieds = classifieds.data;</text:p>
      <text:p text:style-name="P34"><text:s text:c="2"/><text:tab/>})</text:p>
      <text:p text:style-name="P33">Мы добавили еще один параметр <text:span text:style-name="T1">classifiedsFactory </text:span>для анонимной функции, и изменили обращение <text:span text:style-name="T1">get-</text:span>запроса к фабрике, где теперь и расположен <text:span text:style-name="T1">get-</text:span>запрос. </text:p>
      <text:p text:style-name="P33"/>
      <text:h text:style-name="P57" text:outline-level="3">Подключение бокового меню</text:h>
      <text:list xml:id="list3663127895117690724" text:style-name="L37">
        <text:list-item>
          <text:list>
            <text:list-item>
              <text:list>
                <text:list-item>
                  <text:p text:style-name="P149"><text:span text:style-name="T8">Добавим в проект всплывающее меню слева. В </text:span><text:span text:style-name="T5">index.html:</text:span></text:p>
                </text:list-item>
              </text:list>
            </text:list-item>
          </text:list>
        </text:list-item>
      </text:list>
      <text:p text:style-name="P36">&lt;/md-toolbar&gt;</text:p>
      <text:p text:style-name="P36"><text:s text:c="4"/>&lt;md-sidenav class="md-sidenav-left md-whiteframe-z2" md-component-id="left" md-is-locked-open="true"&gt;</text:p>
      <text:p text:style-name="P36"><text:s text:c="6"/>&lt;md-toolbar&gt;</text:p>
      <text:p text:style-name="P36"><text:s text:c="8"/>&lt;h1 class="md-toolbar-tools"&gt;Add a classified&lt;/h1&gt;</text:p>
      <text:p text:style-name="P36"><text:s text:c="6"/>&lt;/md-toolbar&gt;</text:p>
      <text:p text:style-name="P36"><text:s text:c="6"/>&lt;md-content layout-padding&gt;</text:p>
      <text:p text:style-name="P36"><text:s text:c="8"/>&lt;form&gt;</text:p>
      <text:p text:style-name="P36"><text:s text:c="10"/>&lt;md-input-container&gt;</text:p>
      <text:p text:style-name="P36"><text:s text:c="12"/>&lt;label for="title"&gt;Title&lt;/label&gt;</text:p>
      <text:p text:style-name="P36"><text:s text:c="12"/>&lt;input type="text" id="title" md-autofocus&gt;</text:p>
      <text:p text:style-name="P36"><text:s text:c="10"/>&lt;/md-input-container&gt;</text:p>
      <text:p text:style-name="P36"><text:s text:c="10"/>&lt;md-input-container&gt;</text:p>
      <text:p text:style-name="P36"><text:s text:c="12"/>&lt;label for="price"&gt;Price&lt;/label&gt;</text:p>
      <text:p text:style-name="P36"><text:s text:c="12"/>&lt;input type="text" id="price"&gt;</text:p>
      <text:p text:style-name="P36"><text:s text:c="10"/>&lt;/md-input-container&gt;</text:p>
      <text:p text:style-name="P36"><text:s text:c="10"/>&lt;md-input-container&gt;</text:p>
      <text:p text:style-name="P36"><text:s text:c="12"/>&lt;label for="description"&gt;Description&lt;/label&gt;</text:p>
      <text:p text:style-name="P36"><text:soft-page-break/><text:s text:c="12"/>&lt;textarea type="text" id="description"&gt;</text:p>
      <text:p text:style-name="P36"><text:s text:c="12"/>&lt;/textarea&gt;</text:p>
      <text:p text:style-name="P36"><text:s text:c="10"/>&lt;/md-input-container&gt;</text:p>
      <text:p text:style-name="P36"><text:s text:c="10"/>&lt;md-input-container&gt;</text:p>
      <text:p text:style-name="P36"><text:s text:c="12"/>&lt;label for="image"&gt;Image Link&lt;/label&gt;</text:p>
      <text:p text:style-name="P36"><text:s text:c="12"/>&lt;input type="text" id="image"&gt;</text:p>
      <text:p text:style-name="P36"><text:s text:c="10"/>&lt;/md-input-container&gt;</text:p>
      <text:p text:style-name="P36"><text:s text:c="10"/>&lt;md-input-container&gt;</text:p>
      <text:p text:style-name="P36"><text:s text:c="12"/>&lt;md-button class="md-primary"&gt;Save&lt;/md-button&gt;</text:p>
      <text:p text:style-name="P36"><text:s text:c="12"/>&lt;md-button class="md-primary"&gt;Save Edit&lt;/md-button&gt;</text:p>
      <text:p text:style-name="P36"><text:s text:c="12"/>&lt;md-button class="md-primary"&gt;Cancel&lt;/md-button&gt;</text:p>
      <text:p text:style-name="P36"/>
      <text:p text:style-name="P36"><text:s text:c="10"/>&lt;/md-input-container&gt;</text:p>
      <text:p text:style-name="P36"><text:s text:c="8"/>&lt;/form&gt;</text:p>
      <text:p text:style-name="P36"><text:s text:c="6"/>&lt;/md-content&gt;</text:p>
      <text:p text:style-name="P36"><text:s text:c="4"/>&lt;/md-sidenav&gt;</text:p>
      <text:list xml:id="list22720455" text:continue-numbering="true" text:style-name="L37">
        <text:list-item>
          <text:list>
            <text:list-item>
              <text:list>
                <text:list-item>
                  <text:p text:style-name="P172"><text:span text:style-name="T11">Теперь настроим это меню так, чтобы оно появлялось при нажатии кнопки </text:span><text:span text:style-name="T5">NewClassified. </text:span><text:span text:style-name="T11">Используем метод </text:span><text:span text:style-name="T5">ng-click, </text:span><text:span text:style-name="T11">чтобы вызвать метод </text:span><text:span text:style-name="T5">openSidebar </text:span><text:span text:style-name="T11">в </text:span><text:span text:style-name="T5">index.html:</text:span></text:p>
                </text:list-item>
              </text:list>
            </text:list-item>
          </text:list>
        </text:list-item>
      </text:list>
      <text:p text:style-name="P36"><text:s text:c="8"/>&lt;md-button ng-click="openSidebar()"&gt;</text:p>
      <text:p text:style-name="P36"><text:s text:c="10"/>&lt;md-icon class="mdi mdi-plus-circle"&gt;&lt;/md-icon&gt;</text:p>
      <text:p text:style-name="P36"><text:s text:c="10"/>New Classified</text:p>
      <text:p text:style-name="P36"><text:s text:c="8"/>&lt;/md-button&gt; </text:p>
      <text:list xml:id="list22724904" text:continue-numbering="true" text:style-name="L37">
        <text:list-item>
          <text:list>
            <text:list-item>
              <text:list>
                <text:list-item>
                  <text:p text:style-name="P172"><text:span text:style-name="T11">Теперь создадим метод </text:span><text:span text:style-name="T5">openSidebar. </text:span><text:span text:style-name="T11">В </text:span><text:span text:style-name="T5">classifieds.ctrl.js </text:span><text:span text:style-name="T11">введем директиву </text:span><text:span text:style-name="T5">mdSidenav, </text:span><text:span text:style-name="T11">метод из библиотеи </text:span><text:span text:style-name="T5">AngularMaterial:</text:span></text:p>
                </text:list-item>
              </text:list>
            </text:list-item>
          </text:list>
        </text:list-item>
      </text:list>
      <text:p text:style-name="P36">app.controller("classifiedsCtrl", ['$scope', '$http', 'classifiedsFactory', '$mdSidenav',</text:p>
      <text:p text:style-name="P36"><text:s text:c="2"/>function($scope, $http, classifiedsFactory, $mdSidenav) { /// }</text:p>
      <text:list xml:id="list22700790" text:continue-numbering="true" text:style-name="L37">
        <text:list-item>
          <text:list>
            <text:list-item>
              <text:list>
                <text:list-item>
                  <text:p text:style-name="P163">Теперь объявим соответствующую функцию:</text:p>
                </text:list-item>
              </text:list>
            </text:list-item>
          </text:list>
        </text:list-item>
      </text:list>
      <text:p text:style-name="P31"><text:span text:style-name="T11"><text:s/></text:span><text:span text:style-name="T12">$scope.classifieds = classifieds.data;</text:span></text:p>
      <text:p text:style-name="P34"><text:s text:c="2"/>});</text:p>
      <text:p text:style-name="P34"/>
      <text:p text:style-name="P34"><text:s text:c="2"/>$scope.openSidebar = function(){</text:p>
      <text:p text:style-name="P34"><text:s text:c="4"/>$mdSidenav('left').open();</text:p>
      <text:p text:style-name="P34"><text:soft-page-break/><text:s text:c="2"/>}</text:p>
      <text:p text:style-name="P31"><text:span text:style-name="T11">Тело новой функции вызывает встроенный метод </text:span><text:span text:style-name="T5">open()</text:span><text:span text:style-name="T11"> директивы </text:span><text:span text:style-name="T5">mdSidenav. </text:span><text:span text:style-name="T11">Параметр </text:span><text:span text:style-name="T5">left – id </text:span><text:span text:style-name="T11">конкретного бокового меню, к которому она назначена в </text:span><text:span text:style-name="T5">index.html.</text:span></text:p>
      <text:list xml:id="list22706155" text:continue-numbering="true" text:style-name="L37">
        <text:list-item>
          <text:list>
            <text:list-item>
              <text:list>
                <text:list-item>
                  <text:p text:style-name="P172"><text:span text:style-name="T11">Уберем из </text:span><text:span text:style-name="T5">index.html </text:span><text:span text:style-name="T11">директиву </text:span><text:span text:style-name="T12">md-is-locked-open="true"</text:span><text:span text:style-name="T11">, так как она в любом случае оставляет меню открытым.</text:span></text:p>
                </text:list-item>
                <text:list-item>
                  <text:p text:style-name="P172"><text:span text:style-name="T11">Необходимо убирать боковое меню при нажатии кнопки </text:span><text:span text:style-name="T5">Cancel. </text:span><text:span text:style-name="T11">В i</text:span><text:span text:style-name="T5">ndex.html:</text:span></text:p>
                </text:list-item>
              </text:list>
            </text:list-item>
          </text:list>
        </text:list-item>
      </text:list>
      <text:p text:style-name="P31"><text:span text:style-name="T5"><text:tab/></text:span><text:span text:style-name="T6">&lt;md-button class="md-warn" ng-click="closeSidebar()"&gt; Cancel &lt;/md-button&gt;</text:span></text:p>
      <text:list xml:id="list22713707" text:continue-numbering="true" text:style-name="L37">
        <text:list-item>
          <text:list>
            <text:list-item>
              <text:list>
                <text:list-item>
                  <text:p text:style-name="P163">И объявим функцию в контроллере:</text:p>
                </text:list-item>
              </text:list>
            </text:list-item>
          </text:list>
        </text:list-item>
      </text:list>
      <text:p text:style-name="P31"><text:span text:style-name="T11"><text:tab/> <text:s/></text:span><text:span text:style-name="T12">$scope.closeSidebar = function(){</text:span></text:p>
      <text:p text:style-name="P34"><text:s text:c="4"/>$mdSidenav('left').close();</text:p>
      <text:p text:style-name="P34"><text:s text:c="2"/>};</text:p>
      <text:p text:style-name="P9"/>
      <text:h text:style-name="P57" text:outline-level="3">Добавление новых товаров</text:h>
      <text:list xml:id="list7222971027885848514" text:style-name="L39">
        <text:list-item>
          <text:list>
            <text:list-item>
              <text:list>
                <text:list-item>
                  <text:p text:style-name="P150"><text:span text:style-name="T8">Сначала нужно соединить внесенные в боковом меню данные с контроллером, используя директиву </text:span><text:span text:style-name="T5">ng-model</text:span><text:span text:style-name="T8">. В </text:span><text:span text:style-name="T5">index.html </text:span><text:span text:style-name="T8">для каждого </text:span><text:span text:style-name="T5">input </text:span><text:span text:style-name="T8">и </text:span><text:span text:style-name="T5">textarea </text:span><text:span text:style-name="T8">добавим:</text:span></text:p>
                </text:list-item>
              </text:list>
            </text:list-item>
          </text:list>
        </text:list-item>
      </text:list>
      <text:p text:style-name="P34">&lt;input type="text" id="title" ng-model="classified.title" md-autofocus&gt;</text:p>
      <text:list xml:id="list22709642" text:continue-numbering="true" text:style-name="L39">
        <text:list-item>
          <text:list>
            <text:list-item>
              <text:list>
                <text:list-item>
                  <text:p text:style-name="P150"><text:span text:style-name="T8">Чтобы проверить, что все отображается коректно, добавим элемент </text:span><text:span text:style-name="T5">pre </text:span><text:span text:style-name="T8">в </text:span><text:span text:style-name="T5">index.html</text:span><text:span text:style-name="T8">. Он позволяет видеть данные без форматирования:</text:span></text:p>
                </text:list-item>
              </text:list>
            </text:list-item>
          </text:list>
        </text:list-item>
      </text:list>
      <text:p text:style-name="P34">&lt;pre&gt;{{classified | json}}&lt;/pre&gt;</text:p>
      <text:list xml:id="list22708805" text:continue-numbering="true" text:style-name="L39">
        <text:list-item>
          <text:list>
            <text:list-item>
              <text:list>
                <text:list-item>
                  <text:p text:style-name="P150"><text:span text:style-name="T8">Чтобы добавить новый объект в массив, в контроллере создадим новый метод </text:span><text:span text:style-name="T5">saveClassified, </text:span><text:span text:style-name="T8">который получает </text:span><text:span text:style-name="T5">classified </text:span><text:span text:style-name="T8">в качестве аргумента:</text:span></text:p>
                </text:list-item>
              </text:list>
            </text:list-item>
          </text:list>
        </text:list-item>
      </text:list>
      <text:p text:style-name="P34"><text:s text:c="4"/>$scope.saveClassified = function(classified){</text:p>
      <text:p text:style-name="P34"><text:s text:c="6"/>$scope.classifieds.push(classified);</text:p>
      <text:p text:style-name="P34"><text:s text:c="4"/>};</text:p>
      <text:p text:style-name="P40"><text:span text:style-name="T8">Метод принимает объект </text:span><text:span text:style-name="T5">classified </text:span><text:span text:style-name="T8">и добавляет его в конец массива </text:span><text:span text:style-name="T5">classified.</text:span></text:p>
      <text:list xml:id="list22704123" text:continue-numbering="true" text:style-name="L39">
        <text:list-item>
          <text:list>
            <text:list-item>
              <text:list>
                <text:list-item>
                  <text:p text:style-name="P150"><text:span text:style-name="T8">Затем добавим директиву </text:span><text:span text:style-name="T5">ng-click </text:span><text:span text:style-name="T8">для данного метода</text:span><text:span text:style-name="T5"> н</text:span><text:span text:style-name="T8">а кнопку </text:span><text:span text:style-name="T5">Save </text:span><text:span text:style-name="T8">в </text:span><text:span text:style-name="T5">index.html</text:span><text:span text:style-name="T8">.</text:span><text:span text:style-name="T5"> </text:span></text:p>
                </text:list-item>
              </text:list>
            </text:list-item>
          </text:list>
        </text:list-item>
      </text:list>
      <text:p text:style-name="P40"><text:span text:style-name="T5"><text:tab/></text:span><text:span text:style-name="T6">&lt;md-button class="md-primary" ng-click="saveClassified(classified)"&gt;Save&lt;/md-button&gt;</text:span></text:p>
      <text:list xml:id="list22698397" text:continue-numbering="true" text:style-name="L39">
        <text:list-item>
          <text:list>
            <text:list-item>
              <text:list>
                <text:list-item>
                  <text:p text:style-name="P173"><text:span text:style-name="T11">Проверим, получает ли метод объект, а не пустой массив или что-то подобное. Создадим условие </text:span><text:span text:style-name="T5">if </text:span><text:span text:style-name="T11">в контроллере:</text:span></text:p>
                </text:list-item>
              </text:list>
            </text:list-item>
          </text:list>
        </text:list-item>
      </text:list>
      <text:p text:style-name="P31"><text:soft-page-break/><text:span text:style-name="T11"><text:s text:c="4"/></text:span><text:span text:style-name="T12">$scope.saveClassified = function(classified){</text:span></text:p>
      <text:p text:style-name="P34"><text:s text:c="6"/>if(classified){</text:p>
      <text:p text:style-name="P34"><text:s text:c="8"/>$scope.classifieds.push(classified);</text:p>
      <text:p text:style-name="P34"><text:s text:c="6"/>}</text:p>
      <text:list xml:id="list22718755" text:continue-numbering="true" text:style-name="L39">
        <text:list-item>
          <text:list>
            <text:list-item>
              <text:list>
                <text:list-item>
                  <text:p text:style-name="P164">Чтобы очистить поля ввода после добавления предмета, обновим этот метод в контроллере:</text:p>
                </text:list-item>
              </text:list>
            </text:list-item>
          </text:list>
        </text:list-item>
      </text:list>
      <text:p text:style-name="P34">$scope.saveClassified = function(classified){</text:p>
      <text:p text:style-name="P34"><text:s text:c="6"/>if(classified){</text:p>
      <text:p text:style-name="P34"><text:s text:c="8"/>$scope.classifieds.push(classified);</text:p>
      <text:p text:style-name="P34"><text:s text:c="8"/>$scope.classified = {};</text:p>
      <text:p text:style-name="P34"><text:s text:c="6"/>}</text:p>
      <text:list xml:id="list22701890" text:continue-numbering="true" text:style-name="L39">
        <text:list-item>
          <text:list>
            <text:list-item>
              <text:list>
                <text:list-item>
                  <text:p text:style-name="P173"><text:span text:style-name="T11">Пусть боковое меню закрывается при нажатии кнопки </text:span><text:span text:style-name="T5">Save. </text:span><text:span text:style-name="T11">В контроллере в методе </text:span><text:span text:style-name="T5">saveClassified </text:span><text:span text:style-name="T11">включим метод </text:span><text:span text:style-name="T5">closeSidebar. </text:span></text:p>
                </text:list-item>
              </text:list>
            </text:list-item>
          </text:list>
        </text:list-item>
      </text:list>
      <text:p text:style-name="P26"><text:tab/>$scope.saveClassified = function(classified){</text:p>
      <text:p text:style-name="P34"><text:s text:c="6"/>if(classified){</text:p>
      <text:p text:style-name="P34"><text:s text:c="8"/>$scope.classifieds.push(classified);</text:p>
      <text:p text:style-name="P34"><text:s text:c="8"/>$scope.classified = {};</text:p>
      <text:p text:style-name="P34"><text:s text:c="8"/>$scope.closeSidebar();</text:p>
      <text:p text:style-name="P34"><text:s text:c="6"/>}</text:p>
      <text:p text:style-name="P34"><text:s text:c="4"/>};</text:p>
      <text:list xml:id="list22704400" text:continue-numbering="true" text:style-name="L39">
        <text:list-item>
          <text:list>
            <text:list-item>
              <text:list>
                <text:list-item>
                  <text:p text:style-name="P164">Поле контактов остается пустым, так как архитектура приложения предполагает, что при добавлении нового предмета пользователь уже зарегистрирован, и добавляет его контакты. То есть контакты берутся напрямую из базы данных. Попробуем разобраться, как это работает. В контроллере создадим объект-имитацию и прикрепим к каждому товару при сохранении:</text:p>
                </text:list-item>
              </text:list>
            </text:list-item>
          </text:list>
        </text:list-item>
      </text:list>
      <text:p text:style-name="P34">var contact = {</text:p>
      <text:p text:style-name="P34"><text:s text:c="6"/>name: "Ryan",</text:p>
      <text:p text:style-name="P34"><text:s text:c="6"/>phone: "(555) 555-5555",</text:p>
      <text:p text:style-name="P34"><text:s text:c="6"/>email: "darkkillerganjubas@mail.ru"</text:p>
      <text:p text:style-name="P34"><text:s text:c="4"/>}</text:p>
      <text:p text:style-name="P34"/>
      <text:p text:style-name="P34"><text:s text:c="4"/>$scope.openSidebar = function(){</text:p>
      <text:p text:style-name="P33"><text:tab/></text:p>
      <text:p text:style-name="P31"><text:span text:style-name="T11">А теперь прикрепим его в методе </text:span><text:span text:style-name="T5">saveClassified:</text:span></text:p>
      <text:p text:style-name="P34"><text:soft-page-break/>$scope.saveClassified = function(classified){</text:p>
      <text:p text:style-name="P34"><text:s text:c="6"/>if(classified){</text:p>
      <text:p text:style-name="P34"><text:s text:c="8"/>classified.contact = contact;</text:p>
      <text:p text:style-name="P34"><text:s text:c="8"/>$scope.classifieds.push(classified);</text:p>
      <text:p text:style-name="P34"><text:s text:c="8"/>$scope.classified = {};</text:p>
      <text:p text:style-name="P34"><text:s text:c="8"/>$scope.closeSidebar();</text:p>
      <text:p text:style-name="P34"><text:s text:c="6"/>}</text:p>
      <text:p text:style-name="P34"><text:s text:c="4"/>};</text:p>
      <text:list xml:id="list22702233" text:continue-numbering="true" text:style-name="L39">
        <text:list-item>
          <text:list>
            <text:list-item>
              <text:list>
                <text:list-item>
                  <text:p text:style-name="P173"><text:span text:style-name="T11">Необходимо сообщить пользователю, что его товар был сохранен. Используем </text:span><text:span text:style-name="T5">Toast </text:span><text:span text:style-name="T11">из библиотеки </text:span><text:span text:style-name="T5">ngMaterial. </text:span><text:span text:style-name="T11">Сначала введем службу в контроллер:</text:span></text:p>
                </text:list-item>
              </text:list>
            </text:list-item>
          </text:list>
        </text:list-item>
      </text:list>
      <text:p text:style-name="P34">app.controller("classifiedsCtrl", ['$scope', '$http', 'classifiedsFactory', '$mdSidenav', '$mdToast',</text:p>
      <text:p text:style-name="P34"><text:s text:c="2"/>function($scope, $http, classifiedsFactory, $mdSidenav, $mdToast){</text:p>
      <text:p text:style-name="P31"><text:span text:style-name="T12"><text:s/></text:span><text:span text:style-name="T11"><text:s/>А теперь используем его свойства в методе </text:span><text:span text:style-name="T5">saveClassified:</text:span></text:p>
      <text:p text:style-name="P31"><text:span text:style-name="T11"><text:s text:c="8"/></text:span><text:span text:style-name="T12">$scope.closeSidebar();</text:span></text:p>
      <text:p text:style-name="P34"><text:s text:c="8"/>$mdToast.show(</text:p>
      <text:p text:style-name="P34"><text:s text:c="10"/>$mdToast.simple()</text:p>
      <text:p text:style-name="P34"><text:s text:c="12"/>.content("Classified saved!")</text:p>
      <text:p text:style-name="P34"><text:s text:c="12"/>.position('top, right')</text:p>
      <text:p text:style-name="P34"><text:s text:c="12"/>.hideDelay(3000)</text:p>
      <text:p text:style-name="P31"><text:span text:style-name="T12"><text:s text:c="8"/>);</text:span><text:span text:style-name="T11"> <text:s/></text:span></text:p>
      <text:p text:style-name="P11"/>
      <text:h text:style-name="P57" text:outline-level="3">Редактирование товаров</text:h>
      <text:list xml:id="list859141405801226520" text:style-name="L41">
        <text:list-item>
          <text:list>
            <text:list-item>
              <text:list>
                <text:list-item>
                  <text:p text:style-name="P151"><text:span text:style-name="T8">В </text:span><text:span text:style-name="T5">index.html:</text:span></text:p>
                </text:list-item>
              </text:list>
            </text:list-item>
          </text:list>
        </text:list-item>
      </text:list>
      <text:p text:style-name="P36">&lt;md-button ng-click="editClassified(classified)" class="md-primary"&gt; Edit &lt;/md-button&gt;</text:p>
      <text:list xml:id="list22699737" text:continue-numbering="true" text:style-name="L41">
        <text:list-item>
          <text:list>
            <text:list-item>
              <text:list>
                <text:list-item>
                  <text:p text:style-name="P165">В контроллере:</text:p>
                  <text:p text:style-name="P161"><text:s text:c="4"/><text:tab/>$scope.editClassified = function(){</text:p>
                </text:list-item>
              </text:list>
            </text:list-item>
          </text:list>
        </text:list-item>
      </text:list>
      <text:p text:style-name="P34"><text:s text:c="6"/>$scope.editing = true;</text:p>
      <text:p text:style-name="P34"><text:s text:c="6"/></text:p>
      <text:p text:style-name="P34"><text:s text:c="4"/>}</text:p>
      <text:list xml:id="list22696585" text:continue-numbering="true" text:style-name="L41">
        <text:list-item>
          <text:list>
            <text:list-item>
              <text:list>
                <text:list-item>
                  <text:p text:style-name="P174"><text:span text:style-name="T11">Теперь создадим кнопку </text:span><text:span text:style-name="T5">Save Edit, </text:span><text:span text:style-name="T11">которая появляется в боковом меню при редактировании предмета, и скроем кнопку </text:span><text:span text:style-name="T5">Save. </text:span><text:span text:style-name="T11">В </text:span><text:span text:style-name="T5">index.html:</text:span></text:p>
                </text:list-item>
              </text:list>
            </text:list-item>
          </text:list>
        </text:list-item>
      </text:list>
      <text:p text:style-name="P36"><text:soft-page-break/>&lt;md-button class="md-primary" ng-click="saveClassified(classified)" ng-if="!editing"&gt; Save &lt;/md-button&gt;</text:p>
      <text:p text:style-name="P36">&lt;md-button class="md-primary" ng-if="editing"&gt; Save Edit &lt;/md-button&gt;</text:p>
      <text:p text:style-name="P31"><text:span text:style-name="T11">Кнопки появляются в зависимости от значения свойства </text:span><text:span text:style-name="T5">editing.</text:span></text:p>
      <text:list xml:id="list22703458" text:continue-numbering="true" text:style-name="L41">
        <text:list-item>
          <text:list>
            <text:list-item>
              <text:list>
                <text:list-item>
                  <text:p text:style-name="P174"><text:span text:style-name="T11">В контроллере пропишем тело функции </text:span><text:span text:style-name="T5">edit:</text:span></text:p>
                </text:list-item>
              </text:list>
            </text:list-item>
          </text:list>
        </text:list-item>
      </text:list>
      <text:p text:style-name="P36">$scope.editClassified = function(classified){</text:p>
      <text:p text:style-name="P36"><text:s text:c="6"/>$scope.editing = true;</text:p>
      <text:p text:style-name="P36"><text:s text:c="6"/>$scope.openSidebar();</text:p>
      <text:p text:style-name="P36"><text:s text:c="6"/>$scope.classified = classified;</text:p>
      <text:p text:style-name="P36"><text:s text:c="4"/>}</text:p>
      <text:p text:style-name="P31"><text:span text:style-name="T11">Мы передаем в качестве параметра текущий предмет, нажав его кнопку </text:span><text:span text:style-name="T5">Edit. </text:span><text:span text:style-name="T11">Установив значение </text:span><text:span text:style-name="T5">editing </text:span><text:span text:style-name="T11">как </text:span><text:span text:style-name="T5">true, <text:s/></text:span><text:span text:style-name="T11">видим кнопку </text:span><text:span text:style-name="T5">Save Edit </text:span><text:span text:style-name="T11">и немедленно вызываем метод </text:span><text:span text:style-name="T5">openSidebar. </text:span><text:span text:style-name="T11">Свойство </text:span><text:span text:style-name="T5">$scope.classified </text:span><text:span text:style-name="T11">принимает значение данного параметра и будет</text:span><text:span text:style-name="T5"> </text:span><text:span text:style-name="T11">отображено в полях ввода.</text:span></text:p>
      <text:list xml:id="list22712200" text:continue-numbering="true" text:style-name="L41">
        <text:list-item>
          <text:list>
            <text:list-item>
              <text:list>
                <text:list-item>
                  <text:p text:style-name="P174"><text:span text:style-name="T11">Теперь организуем работу кнопки </text:span><text:span text:style-name="T5">saveEdit. </text:span><text:span text:style-name="T11">В контроллере:</text:span></text:p>
                </text:list-item>
              </text:list>
            </text:list-item>
          </text:list>
        </text:list-item>
      </text:list>
      <text:p text:style-name="P34">$scope.saveEdit = function(){</text:p>
      <text:p text:style-name="P34"><text:s text:c="6"/>$scope.editing = false;</text:p>
      <text:p text:style-name="P34"><text:s text:c="6"/>$scope.classified = {};</text:p>
      <text:p text:style-name="P34"><text:s text:c="6"/>$scope.closeSidebar();</text:p>
      <text:p text:style-name="P34"><text:s text:c="6"/>showToast("Edit saved!")</text:p>
      <text:p text:style-name="P34"><text:s text:c="5"/>}</text:p>
      <text:p text:style-name="P34"/>
      <text:p text:style-name="P34"><text:s text:c="5"/>function showToast(message){</text:p>
      <text:p text:style-name="P34"><text:s text:c="7"/>$mdToast.show(</text:p>
      <text:p text:style-name="P34"><text:s text:c="9"/>$mdToast.simple()</text:p>
      <text:p text:style-name="P34"><text:s text:c="11"/>.content(message)</text:p>
      <text:p text:style-name="P34"><text:s text:c="11"/>.position('top, right')</text:p>
      <text:p text:style-name="P34"><text:s text:c="11"/>.hideDelay(3000)</text:p>
      <text:p text:style-name="P34"><text:s text:c="7"/>);</text:p>
      <text:p text:style-name="P31"><text:span text:style-name="T11">Мы отделили </text:span><text:span text:style-name="T5">Toast </text:span><text:span text:style-name="T11">в собственную функцию, поэтому теперь, если он должен использоваться, достаточно вызвать функцию </text:span><text:span text:style-name="T5">showToast </text:span><text:span text:style-name="T11">и передать ей строку в качестве параметра.</text:span></text:p>
      <text:list xml:id="list22713270" text:continue-numbering="true" text:style-name="L41">
        <text:list-item>
          <text:list>
            <text:list-item>
              <text:list>
                <text:list-item>
                  <text:p text:style-name="P174"><text:span text:style-name="T11">В </text:span><text:span text:style-name="T5">index.html </text:span><text:span text:style-name="T11">привяжем метод к кнопке </text:span><text:span text:style-name="T5">SaveEdit </text:span><text:span text:style-name="T11">директивой </text:span><text:span text:style-name="T5">ng-click:</text:span></text:p>
                  <text:p text:style-name="P174"><text:span text:style-name="T5"><text:tab/> <text:s/></text:span><text:span text:style-name="T6">&lt;md-button class="md-primary" ng-click="saveEdit()" ng-</text:span><text:soft-page-break/><text:span text:style-name="T6">if="editing"&gt; Save Edit &lt;/md-button&gt;</text:span><text:span text:style-name="T5"> </text:span></text:p>
                  <text:p text:style-name="P156"/>
                </text:list-item>
              </text:list>
            </text:list-item>
          </text:list>
        </text:list-item>
      </text:list>
      <text:h text:style-name="P57" text:outline-level="3">Удаление товаров</text:h>
      <text:list xml:id="list201903764801761086" text:style-name="L43">
        <text:list-item>
          <text:list>
            <text:list-item>
              <text:list>
                <text:list-item>
                  <text:p text:style-name="P152"><text:span text:style-name="T8">В </text:span><text:span text:style-name="T5">index.html:</text:span></text:p>
                </text:list-item>
              </text:list>
            </text:list-item>
          </text:list>
        </text:list-item>
      </text:list>
      <text:p text:style-name="P36">&lt;md-button ng-click="deleteClassified(classified)" class="md-warn"&gt;Delete&lt;/md-button&gt;</text:p>
      <text:list xml:id="list22724422" text:continue-numbering="true" text:style-name="L43">
        <text:list-item>
          <text:list>
            <text:list-item>
              <text:list>
                <text:list-item>
                  <text:p text:style-name="P166">В контроллере:</text:p>
                </text:list-item>
              </text:list>
            </text:list-item>
          </text:list>
        </text:list-item>
      </text:list>
      <text:p text:style-name="P34"><text:s text:c="4"/>$scope.deleteClassified = function(classified){</text:p>
      <text:p text:style-name="P34"><text:s text:c="6"/>var index = $scope.classifieds.indexOf(classified);</text:p>
      <text:p text:style-name="P34"><text:s text:c="6"/>$scope.classifieds.splice(index, 1);</text:p>
      <text:p text:style-name="P34"><text:s text:c="4"/></text:p>
      <text:p text:style-name="P34"><text:s text:c="4"/>}</text:p>
      <text:p text:style-name="P31"><text:span text:style-name="T11">Мы передаем методу параметр </text:span><text:span text:style-name="T5">classified. </text:span><text:span text:style-name="T11">В теле метода берем индекс данного </text:span><text:span text:style-name="T5">classified </text:span><text:span text:style-name="T11">из массива </text:span><text:span text:style-name="T5">classifieds (</text:span><text:span text:style-name="T11">товары) и один раз удаляем его, так как при удалении одного элемента его место занимает следующий.</text:span><text:span text:style-name="T5"> </text:span></text:p>
      <text:list xml:id="list22703233" text:continue-numbering="true" text:style-name="L43">
        <text:list-item>
          <text:list>
            <text:list-item>
              <text:list>
                <text:list-item>
                  <text:p text:style-name="P175"><text:span text:style-name="T11">Также в контроллере используем элемент библиотеки </text:span><text:span text:style-name="T5">ngMaterial —</text:span><text:span text:style-name="T11"> диалог подтверждения. Сначала введем его:</text:span></text:p>
                </text:list-item>
              </text:list>
            </text:list-item>
          </text:list>
        </text:list-item>
      </text:list>
      <text:p text:style-name="P34">'classifiedsFactory', '$mdSidenav', '$mdToast', '$mdDialog',</text:p>
      <text:p text:style-name="P34"><text:s text:c="2"/>function($scope, $http, classifiedsFactory, $mdSidenav, $mdToast, $mdDialog){ ...}</text:p>
      <text:list xml:id="list22711439" text:continue-numbering="true" text:style-name="L43">
        <text:list-item>
          <text:list>
            <text:list-item>
              <text:list>
                <text:list-item>
                  <text:p text:style-name="P166">Запишем функцию:</text:p>
                </text:list-item>
              </text:list>
            </text:list-item>
          </text:list>
        </text:list-item>
      </text:list>
      <text:p text:style-name="P34">$scope.deleteClassified = function(event, classified){</text:p>
      <text:p text:style-name="P34"><text:s text:c="6"/>var confirm = $mdDialog.confirm()</text:p>
      <text:p text:style-name="P34"><text:s text:c="8"/>.title("Are you sure you want to delete" + classified.title + "?")</text:p>
      <text:p text:style-name="P34"><text:s text:c="8"/>.ok("Yes")</text:p>
      <text:p text:style-name="P34"><text:s text:c="8"/>.cancel("No")</text:p>
      <text:p text:style-name="P34"><text:s text:c="8"/>.targetEvent(event);</text:p>
      <text:p text:style-name="P34"><text:s text:c="6"/>$mdShow(confirm).then(function(){</text:p>
      <text:p text:style-name="P34"><text:s text:c="8"/>var index = $scope.classifieds.indexOf(classified);</text:p>
      <text:p text:style-name="P34"><text:s text:c="8"/>$scope.classifieds.splice(index, 1);</text:p>
      <text:p text:style-name="P34"><text:s text:c="6"/>}), function(){</text:p>
      <text:p text:style-name="P34"><text:s text:c="8"/></text:p>
      <text:p text:style-name="P34"><text:s text:c="6"/>};</text:p>
      <text:p text:style-name="P31"><text:span text:style-name="T11">В этой функции мы объявили переменную </text:span><text:span text:style-name="T5">confirm </text:span><text:span text:style-name="T11">и приравняли ее к </text:span><text:soft-page-break/><text:span text:style-name="T11">диалогу подтверждения из библиотеки </text:span><text:span text:style-name="T5">ngMaterial. </text:span><text:span text:style-name="T11">Мы присвоили значения ее свойствам </text:span><text:span text:style-name="T5">title, ok, cancel </text:span><text:span text:style-name="T11">и </text:span><text:span text:style-name="T5">targetEvent, </text:span><text:span text:style-name="T11">который является переданным параметром. Затем с помощью директивы </text:span><text:span text:style-name="T5">mdShow </text:span><text:span text:style-name="T11">выводим эту переменную, и при разрешении обещания вызывается функция, удаляющая объект из массива.</text:span></text:p>
      <text:list xml:id="list22695653" text:continue-numbering="true" text:style-name="L43">
        <text:list-item>
          <text:list>
            <text:list-item>
              <text:list>
                <text:list-item>
                  <text:p text:style-name="P175"><text:span text:style-name="T11">В </text:span><text:span text:style-name="T5">index.html </text:span><text:span text:style-name="T11">с помощью директивы </text:span><text:span text:style-name="T5">ng-click </text:span><text:span text:style-name="T11">передадим также параметр $</text:span><text:span text:style-name="T5">event:</text:span></text:p>
                  <text:list>
                    <text:list-item>
                      <text:list>
                        <text:list-item>
                          <text:list>
                            <text:list-item>
                              <text:list>
                                <text:list-item>
                                  <text:list>
                                    <text:list-item>
                                      <text:list>
                                        <text:list-item>
                                          <text:list>
                                            <text:list-header>
                                              <text:p text:style-name="P155"><text:s text:c="3"/>&lt;md-button ng-click="deleteClassified($event, classified)" class="md-warn"&gt; Delete &lt;/md-button&gt;</text:p>
                                              <text:p text:style-name="P175"><text:span text:style-name="T11"><text:s text:c="2"/>Параметр </text:span><text:span text:style-name="T5">$event —</text:span><text:span text:style-name="T11"> это объект из </text:span><text:span text:style-name="T5">ng-repeat, </text:span><text:span text:style-name="T11">который является текущим </text:span><text:span text:style-name="T5">classified.</text:span></text:p>
                                            </text:list-header>
                                          </text:list>
                                        </text:list-item>
                                      </text:list>
                                    </text:list-item>
                                  </text:list>
                                </text:list-item>
                              </text:list>
                            </text:list-item>
                          </text:list>
                        </text:list-item>
                      </text:list>
                    </text:list-item>
                  </text:list>
                </text:list-item>
              </text:list>
            </text:list-item>
          </text:list>
        </text:list-item>
      </text:list>
      <text:p text:style-name="P9"/>
      <text:h text:style-name="P57" text:outline-level="3">Фильтрация данных</text:h>
      <text:p text:style-name="P37">1) В index.html создадим кнопку <text:span text:style-name="T1">Filters </text:span><text:span text:style-name="T13">рядом <text:s/></text:span><text:span text:style-name="T1">c New Classifieds.</text:span>:</text:p>
      <text:p text:style-name="P38"><text:s text:c="8"/>&lt;md-button ng-click="showFilters = true"&gt;</text:p>
      <text:p text:style-name="P38"><text:s text:c="10"/>&lt;md-icon class="mdi mdi-magnify"&gt;&lt;/md-icon&gt;</text:p>
      <text:p text:style-name="P38"><text:s text:c="10"/>Filters</text:p>
      <text:p text:style-name="P38"><text:s text:c="8"/>&lt;/md-button&gt;</text:p>
      <text:p text:style-name="P37">2) <text:span text:style-name="T1"><text:s/></text:span><text:span text:style-name="T13">Добавим </text:span><text:span text:style-name="T1">div </text:span><text:span text:style-name="T13">для фильтров</text:span>:</text:p>
      <text:p text:style-name="P37"><text:s text:c="4"/><text:span text:style-name="T16">&lt;/md-toolbar&gt;</text:span></text:p>
      <text:p text:style-name="P38"/>
      <text:p text:style-name="P38"><text:s text:c="4"/>&lt;div class="filters" layout= "row" layout-align="center center" ng-show="showFilters"&gt;</text:p>
      <text:p text:style-name="P38"><text:s text:c="6"/>&lt;md-input-container&gt;</text:p>
      <text:p text:style-name="P38"><text:s text:c="8"/>&lt;label&gt;Enter Search Term&lt;/label&gt;</text:p>
      <text:p text:style-name="P38"><text:s text:c="8"/>&lt;input type="text" ng-model="classifiedsFilter"&gt;</text:p>
      <text:p text:style-name="P38"><text:s text:c="6"/>&lt;/md-input-container&gt;</text:p>
      <text:p text:style-name="P38"/>
      <text:p text:style-name="P38"><text:s text:c="4"/>&lt;/div&gt;</text:p>
      <text:p text:style-name="P37">3) Создадим фильтр в <text:span text:style-name="T1">ng-repeat:</text:span></text:p>
      <text:p text:style-name="P37"/>
      <text:p text:style-name="P37"><text:s text:c="4"/><text:span text:style-name="T16">&lt;md-content class="md-padding" layout="row" layout-wrap&gt;</text:span></text:p>
      <text:p text:style-name="P38"><text:s text:c="6"/>&lt;md-card ng-repeat="classified in classifieds track by $index" flex="30" <text:s/>| filter: "classifiedsFilter"&gt;</text:p>
      <text:p text:style-name="P37">4) Сделаем выпадающее меню с категориями из библиотеки <text:span text:style-name="T1">ngMaterial </text:span><text:span text:style-name="T13">в </text:span><text:span text:style-name="T1">index.html:</text:span></text:p>
      <text:p text:style-name="P37"><text:soft-page-break/><text:s text:c="6"/><text:span text:style-name="T16">&lt;/md-input-container&gt;</text:span></text:p>
      <text:p text:style-name="P38"><text:s text:c="6"/>&lt;md-input-container&gt;</text:p>
      <text:p text:style-name="P38"><text:s text:c="8"/>&lt;label&gt;Category&lt;/label&gt;</text:p>
      <text:p text:style-name="P38"><text:s text:c="8"/>&lt;md-select ng-model="category"&gt;</text:p>
      <text:p text:style-name="P38"><text:s text:c="9"/>&lt;md-option ng-repeat="category in categories" value="{{category}}"&gt; {{category}} &lt;/md-option&gt;</text:p>
      <text:p text:style-name="P38"><text:s text:c="8"/>&lt;/md-select&gt;</text:p>
      <text:p text:style-name="P38"><text:s text:c="6"/>&lt;/md-input-container&gt;</text:p>
      <text:p text:style-name="P38"><text:s text:c="6"/></text:p>
      <text:p text:style-name="P38"><text:s text:c="4"/>&lt;/div&gt;</text:p>
      <text:p text:style-name="P37">5) <text:span text:style-name="T13">Чтобы создать перечень категорий, ипользуем библиотеку </text:span><text:span text:style-name="T1">lodash, </text:span><text:span text:style-name="T13">которая поможет обработать массив категорий в </text:span><text:span text:style-name="T1">json-</text:span><text:span text:style-name="T13">файле. На </text:span>cdnjs.com найдем библиотеку <text:span text:style-name="T1">lodash </text:span><text:span text:style-name="T13">и нажмем кнопку копирования. Теперь добавим ссылку в </text:span><text:span text:style-name="T1">index.html:</text:span></text:p>
      <text:p text:style-name="P38"><text:s text:c="4"/>&lt;script src="components\classifieds.fac.js"&gt;&lt;/script&gt;</text:p>
      <text:p text:style-name="P37"><text:span text:style-name="T16"><text:s text:c="4"/>&lt;script src= "</text:span><text:a xlink:type="simple" xlink:href="https://cdnjs.cloudflare.com/ajax/libs/lodash.js/4.17.15/lodash.min.js" text:style-name="Internet_20_link" text:visited-style-name="Visited_20_Internet_20_Link"><text:span text:style-name="T16">https://cdnjs.cloudflare.com/ajax/libs/lodash.js/4.17.15/lodash.min.js</text:span></text:a><text:span text:style-name="T16">"&gt; &lt;/script&gt;</text:span></text:p>
      <text:p text:style-name="P37">6) <text:span text:style-name="T13">В контроллере создадим функцию, которая обрабатывает категории:</text:span></text:p>
      <text:p text:style-name="P38"><text:s text:c="5"/>function getCategories(classifieds){</text:p>
      <text:p text:style-name="P38"><text:s text:c="7"/>var categories = [];</text:p>
      <text:p text:style-name="P38"/>
      <text:p text:style-name="P38"><text:s text:c="7"/>angular.forEach(classifieds, function(item){</text:p>
      <text:p text:style-name="P38"><text:s text:c="9"/>angular.forEach(item.categories, function(category){</text:p>
      <text:p text:style-name="P38"><text:s text:c="11"/>categories.push(category);</text:p>
      <text:p text:style-name="P38"><text:s text:c="9"/>});</text:p>
      <text:p text:style-name="P38"><text:s text:c="7"/>});</text:p>
      <text:p text:style-name="P38"/>
      <text:p text:style-name="P38"><text:s text:c="7"/>return _.uniq(categories);</text:p>
      <text:p text:style-name="P38"><text:s text:c="5"/>}</text:p>
      <text:p text:style-name="P37">Функция принимает в качестве параметра массив <text:span text:style-name="T1">classifieds, </text:span><text:span text:style-name="T13">и внутри </text:span><text:span text:style-name="T13">объявляется пустой массив </text:span><text:span text:style-name="T1">categories</text:span><text:span text:style-name="T13">. Затем создаем двойной цикл: проходим по массиву </text:span><text:span text:style-name="T1">classifieds, </text:span><text:span text:style-name="T13">передаем массив </text:span><text:span text:style-name="T1">category</text:span><text:span text:style-name="T13"> вложенному циклу и добавляем их в массив </text:span><text:span text:style-name="T1">categories</text:span><text:span text:style-name="T13">.</text:span><text:span text:style-name="T1"> </text:span><text:span text:style-name="T13">После этого используем библиотеку </text:span><text:span text:style-name="T1">lodash </text:span><text:span text:style-name="T13">и возвращаем массив уникальных значений.</text:span></text:p>
      <text:p text:style-name="P37"><text:soft-page-break/>7) Приравняем массив <text:span text:style-name="T1">categories </text:span><text:span text:style-name="T13">к результату работы функции </text:span><text:span text:style-name="T1">getCategories, </text:span><text:span text:style-name="T13">передав ей в качестве параметра массив </text:span><text:span text:style-name="T1">classifieds:</text:span></text:p>
      <text:p text:style-name="P38"><text:s text:c="4"/>$scope.categories=getCategories($scope.classifieds)</text:p>
      <text:p text:style-name="P37">8) <text:span text:style-name="T13">Меню не работает корректно из-за асинхронного поведения JS. Присвоене значения переменной </text:span><text:span text:style-name="T1">categories </text:span><text:span text:style-name="T13">происходит до того, как фабрика получит необходимые данные. Чтобы избежать этого, мы можем перенести операцию с массивами в тело функции, вызывающей фабрику. В контроллере:</text:span></text:p>
      <text:p text:style-name="P28"><text:s text:c="5"/><text:span text:style-name="T16">function($scope, $http, classifiedsFactory, $mdSidenav, $mdToast, $mdDialog){</text:span></text:p>
      <text:p text:style-name="P38"><text:s text:c="4"/>classifiedsFactory.getClassifieds().then(function(classifieds){</text:p>
      <text:p text:style-name="P38"><text:s text:c="8"/>$scope.classifieds = classifieds.data;</text:p>
      <text:p text:style-name="P38"><text:s text:c="8"/>$scope.categories=getCategories($scope.classifieds);</text:p>
      <text:p text:style-name="P38"><text:s text:c="4"/>});</text:p>
      <text:p text:style-name="P37">9) Чтобы использовать фильтр категорий, нужно использовать его с директивой <text:span text:style-name="T1">ng-repeat. </text:span><text:span text:style-name="T13">В </text:span><text:span text:style-name="T1">index.html:</text:span></text:p>
      <text:p text:style-name="P38"><text:s text:c="4"/>&lt;md-card ng-repeat="classified in classifieds | filter: classifiedsFilter | filter: category track by $index" flex="30" <text:s/>&gt;</text:p>
      <text:p text:style-name="P37">10) <text:span text:style-name="T13">Добавим кнопку Clear. В </text:span><text:span text:style-name="T1">index.html:</text:span></text:p>
      <text:p text:style-name="P38"><text:s text:c="6"/>&lt;div layout="row"&gt;</text:p>
      <text:p text:style-name="P38"><text:s text:c="8"/>&lt;md-button class="md-warn" nd-click="classifiedsFilter=''; category=''"&gt; Clear &lt;/md-button&gt;</text:p>
      <text:p text:style-name="P38"><text:s text:c="6"/>&lt;/div&gt;</text:p>
      <text:p text:style-name="P38"><text:s text:c="6"/></text:p>
      <text:p text:style-name="P38"><text:s text:c="4"/>&lt;/div&gt;</text:p>
      <text:p text:style-name="P38"/>
      <text:h text:style-name="P57" text:outline-level="3">Добавление анимации</text:h>
      <text:p text:style-name="P40"><text:span text:style-name="T8">1) Для плавности при фильтрации данных добавим анимацию. Нам </text:span><text:span text:style-name="T8">потребуется библиотека анимаций, на которой строится библиотека </text:span><text:span text:style-name="T5">ngMaterial. </text:span><text:span text:style-name="T8">Так как мы ссылались на нее в </text:span><text:span text:style-name="T5">index.html </text:span><text:span text:style-name="T8">через элемент </text:span><text:span text:style-name="T5">script, </text:span><text:span text:style-name="T8">ее не нужно устанавливать снова. Применим </text:span><text:span text:style-name="T5">CSS </text:span><text:span text:style-name="T8">и зададим стилевые правила для некоторых </text:span><text:span text:style-name="T5">ng</text:span><text:span text:style-name="T8">-классов. Сначала объявим классы в нужных элементах в </text:span><text:span text:style-name="T5">index.html:</text:span></text:p>
      <text:p text:style-name="P40"><text:span text:style-name="T8"><text:s/></text:span><text:span text:style-name="T9">&lt;md-card ng-repeat="classified in classifieds | filter: classifiedsFilter | filter: category track by $index" flex="30" <text:s/>class="classified"&gt;</text:span></text:p>
      <text:p text:style-name="P40"><text:span text:style-name="T8">2) Теперь добавим правила для этого класса в </text:span><text:span text:style-name="T5">style.css:</text:span></text:p>
      <text:p text:style-name="P34">.classified.ng-enter, .classified.ng-move{</text:p>
      <text:p text:style-name="P34"><text:s text:c="2"/>transition: 0.4s all;</text:p>
      <text:p text:style-name="P34"><text:soft-page-break/><text:s text:c="2"/>opacity: 0;</text:p>
      <text:p text:style-name="P34">}</text:p>
      <text:p text:style-name="P33"/>
      <text:p text:style-name="P34">.classified.ng-enter.ng-enter-active, .classified.ng-move.ng-move-active{</text:p>
      <text:p text:style-name="P34"><text:s text:c="2"/>opacity: 1;</text:p>
      <text:p text:style-name="P34">}</text:p>
      <text:p text:style-name="P40"><text:span text:style-name="T8">3) Создадим анимацию ключевого кадра для класса </text:span><text:span text:style-name="T5">ng-leave </text:span><text:span text:style-name="T8">в </text:span><text:span text:style-name="T5">style.css:</text:span></text:p>
      <text:p text:style-name="P34">.classified.ng-leave {</text:p>
      <text:p text:style-name="P34"><text:s text:c="2"/>animation: 0.4s fade_classified; </text:p>
      <text:p text:style-name="P34"><text:s text:c="2"/></text:p>
      <text:p text:style-name="P34">}</text:p>
      <text:p text:style-name="P34"/>
      <text:p text:style-name="P34">@keyframes fade_classified {</text:p>
      <text:p text:style-name="P34"><text:s text:c="2"/>from { opacity: 1; }</text:p>
      <text:p text:style-name="P34"><text:s text:c="2"/>to { opacity: 0; }</text:p>
      <text:p text:style-name="P34">}</text:p>
      <text:p text:style-name="P34"/>
      <text:h text:style-name="P57" text:outline-level="3">Концепция маршрутизации</text:h>
      <text:p text:style-name="P40"><text:span text:style-name="T8">Суть </text:span><text:span text:style-name="T5">ui-router </text:span><text:span text:style-name="T8">в том, чтобы все происходило в зависимости от состояния одностраничного приложения </text:span><text:span text:style-name="T5">(SPA), </text:span><text:span text:style-name="T8">в то время как традиционные приложения используют множество страниц. Использование маршрутизатора позволяет получать определенные ссылки, отображающие все нужное.</text:span></text:p>
      <text:p text:style-name="P33"/>
      <text:h text:style-name="P57" text:outline-level="3">Работа <text:span text:style-name="T1">UI-Router</text:span></text:h>
      <text:list xml:id="list6433579352332023999" text:style-name="L47">
        <text:list-item>
          <text:list>
            <text:list-item>
              <text:list>
                <text:list-item>
                  <text:p text:style-name="P157"><text:span text:style-name="T13">Установим </text:span>ui-router <text:span text:style-name="T13">в папку </text:span>lang1 <text:span text:style-name="T13">через консоль:</text:span></text:p>
                </text:list-item>
              </text:list>
            </text:list-item>
          </text:list>
        </text:list-item>
      </text:list>
      <text:p text:style-name="P35"><text:span text:style-name="T13"><text:tab/></text:span> <text:span text:style-name="T16">D:\lang1&gt;npm install angular-ui-router</text:span></text:p>
      <text:p text:style-name="P35">2)<text:tab/><text:span text:style-name="T13">Добавим привязку в </text:span>index.html: <text:s text:c="4"/></text:p>
      <text:p text:style-name="P36"><text:tab/>&lt;script src="node_modules\angular-ui-router\release\angular-ui-router.js"&gt; &lt;/script&gt;</text:p>
      <text:p text:style-name="P36"><text:s text:c="2"/><text:tab/>&lt;/body&gt;</text:p>
      <text:p text:style-name="P35"><text:span text:style-name="T13">3)Добавим еще одну библиотеку в массив в </text:span>app.js:</text:p>
      <text:p text:style-name="P36">var app = angular.module("ngClassifieds", ['ngMaterial', 'ui.router'])</text:p>
      <text:p text:style-name="P35">4) <text:span text:style-name="T13">В </text:span>app.js <text:span text:style-name="T13">добавим провайдер </text:span>ui-router. <text:span text:style-name="T13">Этот </text:span>stateProvider <text:span text:style-name="T13">позволяет создавать разные состояния приложения:</text:span></text:p>
      <text:p text:style-name="P36"><text:soft-page-break/><text:s text:c="2"/>.config(function($mdThemingProvider, $stateProvider) { ///}</text:p>
      <text:p text:style-name="P35">5) <text:span text:style-name="T13">Определим несколько состояний в </text:span>app.js:</text:p>
      <text:p text:style-name="P36"><text:s text:c="4"/>$stateProvider</text:p>
      <text:p text:style-name="P36"><text:s text:c="6"/>.state('stateone', {</text:p>
      <text:p text:style-name="P36"><text:s text:c="8"/>url: '/stateone',</text:p>
      <text:p text:style-name="P36"><text:s text:c="8"/>template: '&lt;h1&gt;State One&lt;/h1&gt;'</text:p>
      <text:p text:style-name="P36"><text:s text:c="6"/>})</text:p>
      <text:p text:style-name="P36"><text:s text:c="6"/>.state('statetwo', {</text:p>
      <text:p text:style-name="P36"><text:s text:c="8"/>url: '/statetwo',</text:p>
      <text:p text:style-name="P36"><text:s text:c="8"/>template: '&lt;h1&gt;State Two&lt;/h1&gt;'</text:p>
      <text:p text:style-name="P36"><text:s text:c="6"/>})</text:p>
      <text:p text:style-name="P35"><text:span text:style-name="T13">Мы вызываем свойство провайдера </text:span>state <text:span text:style-name="T13">и передаем ему два аргумента. Первый — его имя, второй — объект, где определены значения </text:span>url <text:span text:style-name="T13">И шаблона.</text:span></text:p>
      <text:p text:style-name="P35">6) <text:span text:style-name="T13">Теперь используем директиву </text:span>ui-view <text:span text:style-name="T13">в</text:span> index.html, <text:span text:style-name="T13">чтобы отобразить эти состояния</text:span>:</text:p>
      <text:p text:style-name="P36"><text:s text:c="4"/>&lt;/md-toolbar&gt;</text:p>
      <text:p text:style-name="P36"/>
      <text:p text:style-name="P36"><text:s text:c="4"/>&lt;md-button ui-sref="stateone"&gt;go to state one&lt;/md-button&gt; </text:p>
      <text:p text:style-name="P36"><text:s text:c="4"/>&lt;md-button ui-sref="statetwo"&gt;go to state two&lt;/md-button&gt;</text:p>
      <text:p text:style-name="P36"><text:s text:c="4"/>&lt;ui-view&gt;&lt;/ui-view&gt;</text:p>
      <text:p text:style-name="P35"><text:span text:style-name="T13">Внутри элемента </text:span>ui-view <text:span text:style-name="T13">отображается состояние, а кнопки позволяют переключаться между состояниями благодаря атрибуту</text:span> ui-sref. <text:span text:style-name="T13">Теперь, подключив состояния, мы можем делиться ссылками на конкретное состояние.</text:span></text:p>
      <text:p text:style-name="P35">7) <text:span text:style-name="T13">Чтобы попасть в подсостояние, в шаблоне используется еще один элемент </text:span>ui-view. <text:span text:style-name="T13">В</text:span> app.js:</text:p>
      <text:p text:style-name="P35"><text:s text:c="6"/><text:span text:style-name="T16">.state('statetwo', {</text:span></text:p>
      <text:p text:style-name="P36"><text:s text:c="8"/>url: '/statetwo',</text:p>
      <text:p text:style-name="P36"><text:s text:c="8"/>template: '&lt;h1&gt;State Two&lt;/h1&gt; &lt;md-button ui-sref="two.more"&gt;Go to nested state&lt;/md-button&gt;&lt;ui-view&gt;&lt;/ui-view&gt;'</text:p>
      <text:p text:style-name="P35"><text:s text:c="5"/><text:span text:style-name="T16"><text:s/>})</text:span></text:p>
      <text:p text:style-name="P36"><text:s text:c="6"/>.state('two.more', {</text:p>
      <text:p text:style-name="P36"><text:s text:c="8"/>url:'/more',</text:p>
      <text:p text:style-name="P36"><text:s text:c="8"/>template: '&lt;p&gt;This is a deeper state&lt;/p&gt;'</text:p>
      <text:p text:style-name="P36"><text:s text:c="6"/>})</text:p>
      <text:p text:style-name="P36"><text:soft-page-break/></text:p>
      <text:h text:style-name="P57" text:outline-level="3">Работа с <text:span text:style-name="T1">Controller-As</text:span></text:h>
      <text:p text:style-name="P37">1) Объявим<text:span text:style-name="T13"> контроллер для</text:span> state<text:span text:style-name="T1">one</text:span> в app.js:</text:p>
      <text:p text:style-name="P37"><text:s text:c="4"/><text:span text:style-name="T16">$stateProvider</text:span></text:p>
      <text:p text:style-name="P38"><text:s text:c="6"/>.state('stateone', {</text:p>
      <text:p text:style-name="P38"><text:s text:c="10"/>url: '/stateone',</text:p>
      <text:p text:style-name="P38"><text:s text:c="10"/>template: '&lt;h1&gt;State One&lt;/h1&gt;',</text:p>
      <text:p text:style-name="P38"><text:s text:c="10"/>controller: 'stateOneController'</text:p>
      <text:p text:style-name="P38"><text:s text:c="6"/>})</text:p>
      <text:p text:style-name="P37">2) Создадим этот контроллер в app.js:</text:p>
      <text:p text:style-name="P37"/>
      <text:p text:style-name="P38"><text:s text:c="2"/>.controller('stateOneController', function($scope) {</text:p>
      <text:p text:style-name="P38"><text:s text:c="4"/>$scope.message = "Hey from state One";</text:p>
      <text:p text:style-name="P38"><text:s text:c="2"/>});</text:p>
      <text:p text:style-name="P37">3) Поменяем шаблон состояния в app.js:</text:p>
      <text:p text:style-name="P37"/>
      <text:p text:style-name="P38"><text:s text:c="4"/>$stateProvider</text:p>
      <text:p text:style-name="P38"><text:s text:c="6"/>.state('stateone', {</text:p>
      <text:p text:style-name="P38"><text:s text:c="10"/>url: '/stateone',</text:p>
      <text:p text:style-name="P38"><text:s text:c="10"/>template: '{{message}}',</text:p>
      <text:p text:style-name="P38"><text:s text:c="10"/>controller: 'stateOneController'</text:p>
      <text:p text:style-name="P38"><text:s text:c="6"/>})</text:p>
      <text:p text:style-name="P37">4) В index.html:</text:p>
      <text:p text:style-name="P37"><text:s text:c="2"/><text:span text:style-name="T16">&lt;body ng-app="ngClassifieds" ng-controller="classifiedsCtrl"&gt;</text:span></text:p>
      <text:p text:style-name="P38"/>
      <text:p text:style-name="P38"><text:s text:c="4"/>&lt;div ng-controller="ctrlOne"&gt;{{ctrlOne.message}}&lt;/div&gt;</text:p>
      <text:p text:style-name="P38"><text:s text:c="4"/>&lt;div ng-controller="ctrlTwo"&gt;{{ctrlTwo.message}}&lt;/div&gt;</text:p>
      <text:p text:style-name="P37">5) Controller As — это псевдоним, полезный в случаях, подобных №4. Теперь в app.js присвоим псевдоним контроллеру stateOneController и поменяем в нем $scope.message на this.message:</text:p>
      <text:p text:style-name="P37"><text:s text:c="4"/><text:span text:style-name="T16">$stateProvider</text:span></text:p>
      <text:p text:style-name="P38"><text:s text:c="6"/>.state('stateone', {</text:p>
      <text:p text:style-name="P38"><text:s text:c="10"/>url: '/stateone',</text:p>
      <text:p text:style-name="P38"><text:soft-page-break/><text:s text:c="10"/>template: '{{message}}',</text:p>
      <text:p text:style-name="P38"><text:s text:c="10"/>controller: 'stateOneController as stateone'</text:p>
      <text:p text:style-name="P38"><text:s text:c="6"/>})</text:p>
      <text:p text:style-name="P38"><text:tab/> <text:s/></text:p>
      <text:p text:style-name="P38"><text:tab/> //...</text:p>
      <text:p text:style-name="P38"><text:tab/> <text:s text:c="2"/>.controller('stateOneController', function($scope) {</text:p>
      <text:p text:style-name="P38"><text:s text:c="4"/>this.message = "Hey from state One";</text:p>
      <text:p text:style-name="P38"><text:s text:c="2"/>});</text:p>
      <text:p text:style-name="P37">6) В app.js в контроллере объявим переменную, которая поможет не перепутать this-ы:</text:p>
      <text:p text:style-name="P38"><text:s text:c="2"/>.controller('stateOneController', function($scope) {</text:p>
      <text:p text:style-name="P38"><text:s text:c="4"/>this.message = "Hey from state One";</text:p>
      <text:p text:style-name="P38"><text:s text:c="2"/>});</text:p>
      <text:p text:style-name="P37"><text:span text:style-name="T17">Так избавляются от «мешанины в </text:span><text:span text:style-name="T2">scope».</text:span></text:p>
      <text:p text:style-name="P35"/>
      <text:h text:style-name="P57" text:outline-level="3">Упрощение маршрута <text:span text:style-name="T1">Classifieds</text:span></text:h>
      <text:p text:style-name="P40"><text:span text:style-name="T5">1) </text:span><text:span text:style-name="T8">Удалим данные из </text:span><text:span text:style-name="T5">app.js, </text:span><text:span text:style-name="T8">оставив только </text:span><text:span text:style-name="T5">state </text:span><text:span text:style-name="T8">one</text:span><text:span text:style-name="T5">.</text:span></text:p>
      <text:p text:style-name="P40"><text:span text:style-name="T5">2) </text:span><text:span text:style-name="T8">Изменим </text:span><text:span text:style-name="T5">state one:</text:span></text:p>
      <text:p text:style-name="P40"><text:span text:style-name="T5"><text:s text:c="6"/></text:span><text:span text:style-name="T6">.state('classifieds', {</text:span></text:p>
      <text:p text:style-name="P36"><text:s text:c="10"/>url: '/classifieds',</text:p>
      <text:p text:style-name="P36"><text:s text:c="10"/>templateUrl: 'components/classifieds/classifieds.tpl.html',</text:p>
      <text:p text:style-name="P36"><text:s text:c="10"/>controller: 'classifiedsCtrl as vm'</text:p>
      <text:p text:style-name="P36"><text:s text:c="6"/>});</text:p>
      <text:p text:style-name="P40"><text:span text:style-name="T5">3) </text:span><text:span text:style-name="T8">Очистим элемент </text:span><text:span text:style-name="T5">body </text:span><text:span text:style-name="T8">до тегов </text:span><text:span text:style-name="T5">script </text:span><text:span text:style-name="T8">в</text:span><text:span text:style-name="T5"> index.html.</text:span></text:p>
      <text:p text:style-name="P40"><text:span text:style-name="T5">4) </text:span><text:span text:style-name="T8">Создадим в соответствующей указанному пути в </text:span><text:span text:style-name="T5">templateUrl</text:span><text:span text:style-name="T8"> папке файл, куда вставим вырезанный </text:span><text:span text:style-name="T5">html </text:span><text:span text:style-name="T8">из </text:span><text:span text:style-name="T5">index.html.</text:span><text:span text:style-name="T8"> </text:span></text:p>
      <text:p text:style-name="P40"><text:span text:style-name="T5">5) </text:span><text:span text:style-name="T8">В </text:span><text:span text:style-name="T5">index.html </text:span><text:span text:style-name="T8">добавим элемент </text:span><text:span text:style-name="T5">ui-view, </text:span><text:span text:style-name="T8">где будут отображаться все состояния:</text:span></text:p>
      <text:p text:style-name="P36"><text:s text:c="2"/>&lt;body ng-app="ngClassifieds"&gt;</text:p>
      <text:p text:style-name="P36"/>
      <text:p text:style-name="P36"><text:s text:c="4"/>&lt;ui-view&gt;&lt;/ui-view&gt;</text:p>
      <text:p text:style-name="P40"><text:span text:style-name="T5">6) </text:span><text:span text:style-name="T8">Удалим демонстрационные элементы из </text:span><text:span text:style-name="T5">calssifieds.tpl.html</text:span></text:p>
      <text:p text:style-name="P40"><text:span text:style-name="T5">7) </text:span><text:span text:style-name="T8">В</text:span><text:span text:style-name="T5"> classifieds.ctrl.js:</text:span></text:p>
      <text:p text:style-name="P40"><text:span text:style-name="T5"><text:s text:c="2"/></text:span><text:span text:style-name="T6">function($scope, $http, classifiedsFactory, $mdSidenav, $mdToast, </text:span><text:soft-page-break/><text:span text:style-name="T6">$mdDialog){</text:span></text:p>
      <text:p text:style-name="P35"/>
      <text:p text:style-name="P40"><text:span text:style-name="T5"><text:s text:c="4"/></text:span><text:span text:style-name="T6">var vm = this;</text:span></text:p>
      <text:p text:style-name="P36"><text:s text:c="4"/></text:p>
      <text:p text:style-name="P36"><text:s text:c="4"/>classifiedsFactory.getClassifieds().then(function(classifieds){</text:p>
      <text:p text:style-name="P40"><text:span text:style-name="T5">8) </text:span><text:span text:style-name="T8">Теперь мы можем переписать функции в контроллере таким образом:</text:span></text:p>
      <text:p text:style-name="P40"><text:span text:style-name="T5"><text:s/></text:span><text:span text:style-name="T6">var vm = this;</text:span></text:p>
      <text:p text:style-name="P36"/>
      <text:p text:style-name="P36"><text:s text:c="4"/>vm.openSidebar = openSidebar;</text:p>
      <text:p text:style-name="P36"><text:s text:c="4"/>vm.closeSidebar = closeSidebar;</text:p>
      <text:p text:style-name="P36"><text:s text:c="4"/>vm.saveClassified = saveClassified;</text:p>
      <text:p text:style-name="P36"><text:s text:c="4"/>vm.editClassified = editClassified;</text:p>
      <text:p text:style-name="P36"><text:s text:c="4"/>vm.saveEdit = saveEdit;</text:p>
      <text:p text:style-name="P36"><text:s text:c="4"/>vm.deleteClassified = deleteClassified;</text:p>
      <text:p text:style-name="P36"><text:tab/></text:p>
      <text:p text:style-name="P36"><text:tab/>...</text:p>
      <text:p text:style-name="P36"><text:tab/></text:p>
      <text:p text:style-name="P36"><text:s text:c="5"/>function openSidebar(){</text:p>
      <text:p text:style-name="P36"><text:s text:c="6"/>$mdSidenav('left').open();</text:p>
      <text:p text:style-name="P36"><text:s text:c="4"/>};</text:p>
      <text:p text:style-name="P40"><text:span text:style-name="T5">9) </text:span><text:span text:style-name="T8">Повторим это действие для всех методов и переменных </text:span><text:span text:style-name="T5">$scope.</text:span></text:p>
      <text:p text:style-name="P40"><text:span text:style-name="T5">10) </text:span><text:span text:style-name="T8">Чтобы все заработало, переименуем в шаблоне все необходимое по </text:span></text:p>
      <text:p text:style-name="P40"><text:span text:style-name="T8">принципу: </text:span><text:span text:style-name="T5">openSidebar —</text:span><text:span text:style-name="T8"> </text:span><text:span text:style-name="T5">vm.openSidebar.</text:span></text:p>
      <text:p text:style-name="P35"/>
      <text:h text:style-name="P57" text:outline-level="3">Создание состояния <text:span text:style-name="T1">New Classified</text:span></text:h>
      <text:p text:style-name="P40"><text:span text:style-name="T5">1) </text:span><text:span text:style-name="T8">Просмотрим файлы и подпапки в папке components через консоль:</text:span></text:p>
      <text:p text:style-name="P36">C:\Users\Equinox&gt;d:</text:p>
      <text:p text:style-name="P36">D:\&gt;cd lang1/components</text:p>
      <text:p text:style-name="P36">D:\lang1\components&gt;ls</text:p>
      <text:p text:style-name="P40"><text:span text:style-name="T5">2) </text:span><text:span text:style-name="T8">Перенесем файлы </text:span><text:span text:style-name="T5">classifieds </text:span><text:span text:style-name="T8">в директорию </text:span><text:span text:style-name="T5">classifieds.</text:span></text:p>
      <text:p text:style-name="P40"><text:span text:style-name="T5">3) </text:span><text:span text:style-name="T8">Создадим новые папки в директории </text:span><text:span text:style-name="T5">classifieds: new </text:span><text:span text:style-name="T8">и </text:span><text:span text:style-name="T5">edit:</text:span></text:p>
      <text:p text:style-name="P36">D:\lang1\components&gt;mkdir new</text:p>
      <text:p text:style-name="P36">D:\lang1\components&gt;mkdir edit</text:p>
      <text:p text:style-name="P40"><text:soft-page-break/><text:span text:style-name="T5">4) </text:span><text:span text:style-name="T8">В папке </text:span><text:span text:style-name="T5">new</text:span><text:span text:style-name="T8"> <text:s/>создадим файлы</text:span><text:span text:style-name="T5">:</text:span></text:p>
      <text:p text:style-name="P36">D:\lang1\components\new&gt;echo html &gt; classifieds.new.tpl.html</text:p>
      <text:p text:style-name="P36">D:\lang1\components\new&gt;echo html &gt; classifieds.new.ctr.js</text:p>
      <text:p text:style-name="P40"><text:span text:style-name="T5">5) </text:span><text:span text:style-name="T8">Аналогично для папки </text:span><text:span text:style-name="T5">edit:Same for the edit dir:</text:span></text:p>
      <text:p text:style-name="P36">D:\lang1\components\new&gt;cd ..</text:p>
      <text:p text:style-name="P36">D:\lang1\components&gt;cd edit</text:p>
      <text:p text:style-name="P36">D:\lang1\components\edit&gt;echo html &gt; classifieds.edit.tpl.html</text:p>
      <text:p text:style-name="P36">D:\lang1\components\edit&gt;echo html &gt; classifieds.edit.ctr.js</text:p>
      <text:p text:style-name="P40"><text:span text:style-name="T5">6) <text:s/></text:span><text:span text:style-name="T8">В </text:span><text:span text:style-name="T5">app.js </text:span><text:span text:style-name="T8">создадим новое состояние:</text:span></text:p>
      <text:p text:style-name="P40"><text:span text:style-name="T5"><text:s text:c="6"/></text:span><text:span text:style-name="T6">.state('classifieds.new', {</text:span></text:p>
      <text:p text:style-name="P36"><text:s text:c="10"/>url: '/new',</text:p>
      <text:p text:style-name="P36"><text:s text:c="10"/>templateUrl: 'components/classifieds/new/classifieds.new.tpl.html',</text:p>
      <text:p text:style-name="P36"><text:s text:c="10"/>controller: 'newClassifiedsCtrl as vm'</text:p>
      <text:p text:style-name="P36"><text:s text:c="6"/>});</text:p>
      <text:p text:style-name="P40"><text:span text:style-name="T5">7) </text:span><text:span text:style-name="T8">В</text:span><text:span text:style-name="T5"> classifieds.new.ctr.js: </text:span></text:p>
      <text:p text:style-name="P36">(function() {</text:p>
      <text:p text:style-name="P36"><text:s text:c="2"/>"use strict";</text:p>
      <text:p text:style-name="P36"/>
      <text:p text:style-name="P36"><text:s text:c="2"/>angular</text:p>
      <text:p text:style-name="P36"><text:s text:c="4"/>.module('ngClassifieds')</text:p>
      <text:p text:style-name="P36"><text:s text:c="4"/>.controller('newClassifiedsCtrl', function($mdSidenav, $mdDialog, classifiedsFactory) {</text:p>
      <text:p text:style-name="P36"/>
      <text:p text:style-name="P36"><text:s text:c="6"/>var vm = this;</text:p>
      <text:p text:style-name="P36"><text:s text:c="6"/>$mdSidenav('left').open();</text:p>
      <text:p text:style-name="P36"><text:s text:c="6"/></text:p>
      <text:p text:style-name="P36"><text:s text:c="4"/>})</text:p>
      <text:p text:style-name="P36">})();</text:p>
      <text:p text:style-name="P35">8) in classifieds.tpl.html:</text:p>
      <text:p text:style-name="P40"><text:span text:style-name="T5"><text:s text:c="2"/></text:span><text:span text:style-name="T6"><text:s text:c="2"/>&lt;/div&gt;</text:span></text:p>
      <text:p text:style-name="P36"/>
      <text:p text:style-name="P36"><text:s text:c="4"/>&lt;ui-view&gt;&lt;/ui-view&gt;</text:p>
      <text:p text:style-name="P36"/>
      <text:p text:style-name="P40"><text:soft-page-break/><text:span text:style-name="T6"><text:s text:c="4"/>&lt;md-sidenav class="md-sidenav-left md-whiteframe-z2" md-component-id="left</text:span><text:span text:style-name="T5">"</text:span><text:span text:style-name="T6">&gt;</text:span></text:p>
      <text:p text:style-name="P40"><text:span text:style-name="T5">9) </text:span><text:span text:style-name="T8">Вырежем все из тега </text:span><text:span text:style-name="T5">sidenav </text:span><text:span text:style-name="T8">и вставим в </text:span><text:span text:style-name="T5">classifieds.new.tpl.html</text:span></text:p>
      <text:p text:style-name="P40"><text:span text:style-name="T5">10) </text:span><text:span text:style-name="T8">Поправим scriptы в </text:span><text:span text:style-name="T5">index.html:</text:span></text:p>
      <text:p text:style-name="P40"><text:span text:style-name="T5"><text:s text:c="4"/></text:span><text:span text:style-name="T6">&lt;script src="components\classifieds\classifieds.ctr.js"&gt;&lt;/script&gt;</text:span></text:p>
      <text:p text:style-name="P36"><text:s text:c="4"/>&lt;script src="components\classifieds\classifieds.fac.js"&gt;&lt;/script&gt;</text:p>
      <text:p text:style-name="P36"><text:s text:c="4"/>&lt;script src="components\new\classifieds.new.ctr.js"&gt;&lt;/script&gt;</text:p>
      <text:p text:style-name="P40"><text:span text:style-name="T5">11) </text:span><text:span text:style-name="T8">В</text:span><text:span text:style-name="T5"> classifieds.ctr.js </text:span><text:span text:style-name="T8">добавим переменую</text:span><text:span text:style-name="T5"> $state:</text:span></text:p>
      <text:p text:style-name="P36">app.controller("classifiedsCtrl", ['$scope', '$state', '$http', 'classifiedsFactory', '$mdSidenav', '$mdToast', '$mdDialog',</text:p>
      <text:p text:style-name="P36"><text:s text:c="2"/>function($scope, $state, $http, classifiedsFactory, $mdSidenav, $mdToast, $mdDialog){</text:p>
      <text:p text:style-name="P40"><text:span text:style-name="T5">12) </text:span><text:span text:style-name="T8">В</text:span><text:span text:style-name="T5"> classifieds.ctr.js:</text:span></text:p>
      <text:p text:style-name="P40"><text:span text:style-name="T5"><text:s text:c="6"/></text:span><text:span text:style-name="T6">function openSidebar(){</text:span></text:p>
      <text:p text:style-name="P36"><text:s text:c="6"/>$state.go('classifieds.new')</text:p>
      <text:p text:style-name="P36"><text:s text:c="4"/>};</text:p>
      <text:p text:style-name="P40"><text:span text:style-name="T5">13) </text:span><text:span text:style-name="T8">Теперь, нажимая кнопку </text:span><text:span text:style-name="T5">New classified, </text:span><text:span text:style-name="T8">мы переходим в состояние /</text:span><text:span text:style-name="T5">new, </text:span><text:span text:style-name="T8">но боковое меню не открывается. Исправим это, добавим </text:span><text:span text:style-name="T5">$timeout </text:span><text:span text:style-name="T8">в</text:span><text:span text:style-name="T5"> classified.new.ctr.js:</text:span></text:p>
      <text:p text:style-name="P40"><text:span text:style-name="T5"><text:s text:c="2"/></text:span><text:span text:style-name="T6"><text:s text:c="2"/>.controller('newClassifiedsCtrl', function($mdSidenav, $timeout, $mdDialog, classifiedsFactory) {</text:span></text:p>
      <text:p text:style-name="P36"/>
      <text:p text:style-name="P36"><text:s text:c="6"/>var vm = this;</text:p>
      <text:p text:style-name="P36"/>
      <text:p text:style-name="P36"><text:s text:c="6"/>$timeout(function () {</text:p>
      <text:p text:style-name="P36"><text:s text:c="8"/>$mdSidenav('left').open();</text:p>
      <text:p text:style-name="P36"><text:s text:c="6"/>}, 2000);</text:p>
      <text:p text:style-name="P36"/>
      <text:h text:style-name="P57" text:outline-level="3">Настройка наблюдателей</text:h>
      <text:p text:style-name="P35">1) <text:span text:style-name="T13">Когда мы нажимаем кнопки </text:span>New <text:span text:style-name="T13">или </text:span>Cancel, <text:span text:style-name="T13">в боковом меню ничего не происходит. Если кликнуть мышкой за пределами меню, оно скроется, но путь останется прежним, </text:span>classifieds\new. <text:span text:style-name="T13">Исправим это, используя наблюдатели </text:span>Angular. <text:span text:style-name="T13">Наблюдатели — это свойство переменной </text:span>$scope, <text:span text:style-name="T13">которое позволяет видеть, как меняется значение переменной и что при этом должно происходить. В </text:span>classifieds.new.ctr.js <text:span text:style-name="T13">введем объект</text:span> $scope <text:span text:style-name="T13">и подключим наблюдатель</text:span>:</text:p>
      <text:p text:style-name="P35"><text:s text:c="4"/><text:span text:style-name="T16">.controller('newClassifiedsCtrl', function($scope, $mdSidenav, </text:span><text:soft-page-break/><text:span text:style-name="T16">$timeout, $mdDialog, classifiedsFactory) {</text:span></text:p>
      <text:p text:style-name="P36"/>
      <text:p text:style-name="P36"><text:s text:c="6"/>var vm = this;</text:p>
      <text:p text:style-name="P36"/>
      <text:p text:style-name="P36"><text:s text:c="6"/>$timeout(function () {</text:p>
      <text:p text:style-name="P36"><text:s text:c="8"/>$mdSidenav('left').open();</text:p>
      <text:p text:style-name="P36"><text:s text:c="6"/>}, 2000);</text:p>
      <text:p text:style-name="P36"/>
      <text:p text:style-name="P36"><text:s text:c="6"/>$scope.$watch('vm.valueToChange', function(value) {</text:p>
      <text:p text:style-name="P36"><text:s text:c="8"/>if(value === 2) {</text:p>
      <text:p text:style-name="P36"><text:s text:c="10"/>console.log('Value changed to 2');</text:p>
      <text:p text:style-name="P36"><text:s text:c="8"/>}</text:p>
      <text:p text:style-name="P36"><text:s text:c="6"/>});</text:p>
      <text:p text:style-name="P36"/>
      <text:p text:style-name="P36"><text:s text:c="6"/>vm.valueToChange = 1;</text:p>
      <text:p text:style-name="P36"/>
      <text:p text:style-name="P36"><text:s text:c="6"/>//change value to 2 in 2 seconds</text:p>
      <text:p text:style-name="P36"><text:s text:c="6"/>$timeout(function() {</text:p>
      <text:p text:style-name="P36"><text:s text:c="8"/>vm.valueToChange = 2;</text:p>
      <text:p text:style-name="P36"><text:s text:c="6"/>}, 2000);</text:p>
      <text:p text:style-name="P35">2)<text:span text:style-name="T13">Чтобы отследить, открыто или закрыто боковое меню, используем булево значение. В </text:span>classifieds.new.tpl.html:</text:p>
      <text:p text:style-name="P36">&lt;md-sidenav class="md-sidenav-left md-whiteframe-z2" md-component-id="left" md-is-open="vm.sidenavOpen"&gt;</text:p>
      <text:p text:style-name="P35">3) <text:span text:style-name="T13">Снова в </text:span>classifieds.new.ctr.js <text:span text:style-name="T13">введем </text:span>$state <text:span text:style-name="T13">и сделаем следующее:</text:span></text:p>
      <text:p text:style-name="P35"><text:s text:c="4"/><text:span text:style-name="T16">.controller('newClassifiedsCtrl', function($scope, $state, $mdSidenav, $timeout, $mdDialog, classifiedsFactory) {</text:span></text:p>
      <text:p text:style-name="P36"/>
      <text:p text:style-name="P36"><text:s text:c="6"/>var vm = this;</text:p>
      <text:p text:style-name="P36"><text:s text:c="6"/>vm.closeSidebar = closeSidebar;</text:p>
      <text:p text:style-name="P36"/>
      <text:p text:style-name="P36"><text:s text:c="6"/>$timeout(function () {</text:p>
      <text:p text:style-name="P36"><text:s text:c="8"/>$mdSidenav('left').open();</text:p>
      <text:p text:style-name="P36"><text:s text:c="6"/>}, 2000);</text:p>
      <text:p text:style-name="P36"><text:soft-page-break/></text:p>
      <text:p text:style-name="P36"><text:s text:c="6"/>$scope.$watch('vm.sidenavOpen', function(sidenav) {</text:p>
      <text:p text:style-name="P36"><text:s text:c="8"/>if(sidenav === false) {</text:p>
      <text:p text:style-name="P36"><text:s text:c="10"/>$mdSidenav('left')</text:p>
      <text:p text:style-name="P36"><text:s text:c="12"/>.close()</text:p>
      <text:p text:style-name="P36"><text:s text:c="12"/>.then(function() {</text:p>
      <text:p text:style-name="P36"><text:s text:c="14"/>$state.go('classifieds');</text:p>
      <text:p text:style-name="P36"><text:s text:c="12"/>})</text:p>
      <text:p text:style-name="P36"><text:s text:c="8"/>}</text:p>
      <text:p text:style-name="P36"><text:s text:c="6"/>});</text:p>
      <text:p text:style-name="P36"/>
      <text:p text:style-name="P36"><text:s text:c="6"/>function closeSidebar() {</text:p>
      <text:p text:style-name="P36"><text:s text:c="8"/>vm.sidenavOpen = false;</text:p>
      <text:p text:style-name="P36"><text:s text:c="6"/>}</text:p>
      <text:p text:style-name="P36"/>
      <text:h text:style-name="P57" text:outline-level="3">Передача данных</text:h>
      <text:p text:style-name="P39">1) Объект $scope позволяет обмениваться данными между отдельными контроллерами. В classifieds.ctr.js:</text:p>
      <text:p text:style-name="P39"><text:s text:c="4"/><text:span text:style-name="T16">var vm = this;</text:span></text:p>
      <text:p text:style-name="P38"/>
      <text:p text:style-name="P38"><text:s text:c="4"/>$scope.$on</text:p>
      <text:p text:style-name="P38"/>
      <text:p text:style-name="P38"><text:s text:c="4"/>$<text:span text:style-name="T1">scope.broadcast</text:span></text:p>
      <text:p text:style-name="P38"><text:s text:c="4"/>$scope.emit</text:p>
      <text:p text:style-name="P39">2) Свойства broadcast и emit передают данные между scopes. Broadcast отправляет данные дочерним scopes, а emit, наоборот, отправляет данные родительскому scope. Мы используем emit, так как контролле new.ctr.js является дочерним scope для контроллера ctr.js. В classifieds.new.ctr.js:</text:p>
      <text:p text:style-name="P39"><text:s text:c="6"/><text:span text:style-name="T16">function closeSidebar() {</text:span></text:p>
      <text:p text:style-name="P38"><text:s text:c="8"/>vm.sidenavOpen = false;</text:p>
      <text:p text:style-name="P38"><text:s text:c="6"/>}</text:p>
      <text:p text:style-name="P38"/>
      <text:p text:style-name="P38"><text:s text:c="6"/>vm.sendMessage = function() {</text:p>
      <text:p text:style-name="P38"><text:s text:c="8"/>$scope.$emit('myMessage', 'hey how r u'); </text:p>
      <text:p text:style-name="P38"><text:soft-page-break/><text:s text:c="6"/>}</text:p>
      <text:p text:style-name="P39">3) Теперь получим сообщение в classifieds.ctr.js и выведем его в консоли:</text:p>
      <text:p text:style-name="P39"><text:s text:c="4"/><text:span text:style-name="T16">$scope.$on('myMessage', function(event, message) {</text:span></text:p>
      <text:p text:style-name="P38"><text:s text:c="6"/>console.log(message);</text:p>
      <text:p text:style-name="P38"><text:s text:c="4"/>});</text:p>
      <text:p text:style-name="P39">4)В classifieds.new.tpl.js:</text:p>
      <text:p text:style-name="P39"><text:s text:c="2"/><text:span text:style-name="T16">&lt;md-content layout-padding&gt;</text:span></text:p>
      <text:p text:style-name="P38"><text:s text:c="4"/>&lt;md-button ng-click="vm.sendMessage()"&gt;Send Message&lt;/md-button&gt;</text:p>
      <text:p text:style-name="P38"><text:s text:c="4"/>&lt;form&gt;</text:p>
      <text:p text:style-name="P39">5) Удалим образец и в classifieds.new.ctr.js запишем функцию, которая отправляет данные в основной контроллер:</text:p>
      <text:p text:style-name="P39"><text:s text:c="6"/><text:span text:style-name="T16">function saveClassified(classified) {</text:span></text:p>
      <text:p text:style-name="P38"><text:s text:c="8"/>if(classified) {</text:p>
      <text:p text:style-name="P38"/>
      <text:p text:style-name="P38"><text:s text:c="10"/>classified.contact = {</text:p>
      <text:p text:style-name="P38"><text:s text:c="12"/>name: "Ryan",</text:p>
      <text:p text:style-name="P38"><text:s text:c="12"/>phone: "(555) 555-5555",</text:p>
      <text:p text:style-name="P38"><text:s text:c="12"/>email: "darkkillerganjubas@mail.ru"</text:p>
      <text:p text:style-name="P38"><text:s text:c="10"/>}</text:p>
      <text:p text:style-name="P38"><text:s text:c="10"/></text:p>
      <text:p text:style-name="P38"><text:s text:c="10"/>$scope.$emit('newClassified', classified);</text:p>
      <text:p text:style-name="P38"><text:s text:c="10"/>vm.sidenavOpen = false;</text:p>
      <text:p text:style-name="P38"><text:s text:c="8"/>}</text:p>
      <text:p text:style-name="P38"><text:s text:c="6"/>}</text:p>
      <text:p text:style-name="P39">6) Получим данные в classifieds.ctr.js:</text:p>
      <text:p text:style-name="P39"><text:s text:c="8"/><text:span text:style-name="T16">vm.categories=getCategories(vm.classifieds);</text:span></text:p>
      <text:p text:style-name="P38"><text:s text:c="4"/>});</text:p>
      <text:p text:style-name="P38"/>
      <text:p text:style-name="P38"><text:s text:c="4"/>$scope.$on('newClassified', function(event, classified){</text:p>
      <text:p text:style-name="P38"><text:s text:c="6"/>classified.id = vm.classifieds.length + 1;</text:p>
      <text:p text:style-name="P38"><text:s text:c="6"/>vm.classifieds.push(classified);</text:p>
      <text:p text:style-name="P38"><text:s text:c="6"/>showToast('Classified saved!');</text:p>
      <text:p text:style-name="P38"><text:soft-page-break/><text:s text:c="4"/>})</text:p>
      <text:p text:style-name="P39">7) Добавим функцию в classified.new.ctr.js:</text:p>
      <text:p text:style-name="P39"><text:s text:c="6"/><text:span text:style-name="T16">var vm = this;</text:span></text:p>
      <text:p text:style-name="P38"><text:s text:c="6"/>vm.closeSidebar = closeSidebar;</text:p>
      <text:p text:style-name="P38"><text:s text:c="6"/>vm.saveClassified = saveClassified;</text:p>
      <text:p text:style-name="P38"/>
      <text:h text:style-name="P57" text:outline-level="3">Редактирование данных через параметры маршрута</text:h>
      <text:p text:style-name="P39">1) <text:s/>Скопируем код из classifieds.new.ctr.js в classifieds.edit.ctr.js</text:p>
      <text:p text:style-name="P39">2) Сделаем поправки:</text:p>
      <text:p text:style-name="P39"><text:s text:c="4"/><text:span text:style-name="T16">.controller('editClassifiedsCtrl', function($scope, $state, $mdSidenav, $timeout, $mdDialog, classifiedsFactory) {</text:span></text:p>
      <text:p text:style-name="P39">3) Аналогично поступим с шаблонами</text:p>
      <text:p text:style-name="P39">4) Подключим контроллер <text:span text:style-name="T1">edit </text:span><text:span text:style-name="T13">в</text:span> index.html</text:p>
      <text:p text:style-name="P39"><text:s text:c="4"/><text:span text:style-name="T16">&lt;script src="components\new\classifieds.new.ctr.js"&gt;&lt;/script&gt;</text:span></text:p>
      <text:p text:style-name="P38"><text:s text:c="4"/>&lt;script src="components\edit\classifieds.edit.ctr.js"&gt;&lt;/script&gt;</text:p>
      <text:p text:style-name="P38"><text:s text:c="4"/>&lt;script src="https://cdnjs.cloudflare.com/ajax/libs/lodash.js/4.17.15/lodash.min.js"&gt;&lt;/script&gt;</text:p>
      <text:p text:style-name="P39">5) Добавим новый маршрут в app.js:</text:p>
      <text:p text:style-name="P39"><text:s text:c="6"/><text:span text:style-name="T16">.state('classifieds.edit', {</text:span></text:p>
      <text:p text:style-name="P38"><text:s text:c="10"/>url: '/edit',</text:p>
      <text:p text:style-name="P38"><text:s text:c="10"/>templateUrl: 'components/classifieds/edit/classifieds.new.tpl.html',</text:p>
      <text:p text:style-name="P38"><text:s text:c="10"/>controller: 'editClassifiedsCtrl as vm'</text:p>
      <text:p text:style-name="P38"><text:s text:c="6"/>});</text:p>
      <text:p text:style-name="P39">6) В classified.ctr.js поменяем функцию editClassified:</text:p>
      <text:p text:style-name="P39"><text:s text:c="5"/><text:span text:style-name="T16">function editClassified(classified) {</text:span></text:p>
      <text:p text:style-name="P38"><text:s text:c="7"/>$state.go('classifieds.edit');</text:p>
      <text:p text:style-name="P38"><text:s text:c="4"/>}</text:p>
      <text:p text:style-name="P39">7) В classifieds.edit.tpl.html изменим значение кнопки:</text:p>
      <text:p text:style-name="P39"><text:s text:c="2"/><text:span text:style-name="T16">&lt;md-toolbar&gt;</text:span></text:p>
      <text:p text:style-name="P38"><text:s text:c="4"/>&lt;h1 class="md-toolbar-tools"&gt;Edit classified&lt;/h1&gt;</text:p>
      <text:p text:style-name="P38"><text:s text:c="2"/>&lt;/md-toolbar&gt;</text:p>
      <text:p text:style-name="P39">8) Чтобы обмениваться данными между разными маршрутами, используем свойства ui-router. В classified.ctr.js передадим объект с id <text:soft-page-break/>некоторыми данными:</text:p>
      <text:p text:style-name="P39"><text:s text:c="5"/><text:span text:style-name="T16">function editClassified(classified) {</text:span></text:p>
      <text:p text:style-name="P38"><text:s text:c="7"/>$state.go('classifieds.edit', {</text:p>
      <text:p text:style-name="P38"><text:s text:c="9"/>id: classfied.id;</text:p>
      <text:p text:style-name="P38"><text:s text:c="9"/>classified: classified;</text:p>
      <text:p text:style-name="P38"><text:s text:c="7"/>});</text:p>
      <text:p text:style-name="P38"><text:s text:c="4"/>}</text:p>
      <text:p text:style-name="P39">9) В app.js:</text:p>
      <text:p text:style-name="P39"><text:s text:c="6"/><text:span text:style-name="T16">.state('classifieds.edit', {</text:span></text:p>
      <text:p text:style-name="P38"><text:s text:c="10"/>url: '/edit/:id',</text:p>
      <text:p text:style-name="P38"><text:s text:c="10"/>templateUrl: 'components/classifieds/edit/classifieds.new.tpl.html',</text:p>
      <text:p text:style-name="P38"><text:s text:c="10"/>controller: 'editClassifiedsCtrl as vm',</text:p>
      <text:p text:style-name="P38"><text:s text:c="10"/>params: {</text:p>
      <text:p text:style-name="P38"><text:s text:c="12"/>classified: null;</text:p>
      <text:p text:style-name="P38"><text:s text:c="10"/>}</text:p>
      <text:p text:style-name="P38"><text:s text:c="6"/>});</text:p>
      <text:p text:style-name="P39">10) Сделаем поправки в шаблоне edit, добавив vm. перед classified:</text:p>
      <text:p text:style-name="P39"><text:s text:c="6"/><text:span text:style-name="T16">&lt;md-input-container&gt;</text:span></text:p>
      <text:p text:style-name="P38"><text:s text:c="8"/>&lt;label for="title"&gt;Title&lt;/label&gt;</text:p>
      <text:p text:style-name="P38"><text:s text:c="8"/>&lt;input type="text" id="title" ng-model="vm.classified.title" md-autofocus&gt;</text:p>
      <text:p text:style-name="P38"><text:s text:c="6"/>&lt;/md-input-container&gt;</text:p>
      <text:p text:style-name="P38"><text:s text:c="6"/>&lt;md-input-container&gt;</text:p>
      <text:p text:style-name="P38"><text:s text:c="8"/>&lt;label for="price"&gt;Price&lt;/label&gt;</text:p>
      <text:p text:style-name="P38"><text:s text:c="8"/>&lt;input type="text" id="price" ng-model="vm.classified.price"&gt;</text:p>
      <text:p text:style-name="P38"><text:s text:c="6"/>&lt;/md-input-container&gt;</text:p>
      <text:p text:style-name="P38"><text:s text:c="6"/>&lt;md-input-container&gt;</text:p>
      <text:p text:style-name="P38"><text:s text:c="8"/>&lt;label for="description"&gt;Description&lt;/label&gt;</text:p>
      <text:p text:style-name="P38"><text:s text:c="8"/>&lt;textarea type="text" id="description" ng-model="vm.classified.description"&gt;</text:p>
      <text:p text:style-name="P38"><text:s text:c="8"/>&lt;/textarea&gt;</text:p>
      <text:p text:style-name="P38"><text:s text:c="6"/>&lt;/md-input-container&gt;</text:p>
      <text:p text:style-name="P38"><text:s text:c="6"/>&lt;md-input-container&gt;</text:p>
      <text:p text:style-name="P38"><text:soft-page-break/><text:s text:c="8"/>&lt;label for="image"&gt;Image Link&lt;/label&gt;</text:p>
      <text:p text:style-name="P38"><text:s text:c="8"/>&lt;input type="text" id="image" ng-model="vm.classified.image"&gt;</text:p>
      <text:p text:style-name="P38"><text:s text:c="6"/>&lt;/md-input-container&gt;</text:p>
      <text:p text:style-name="P39">11) В classifieds.edit.ctr.js приравняем переменную classified к данным из объекта контроллера:</text:p>
      <text:p text:style-name="P38"><text:s text:c="6"/>vm.saveClassified = saveClassified;</text:p>
      <text:p text:style-name="P38"><text:s text:c="6"/>vm.classified = $state.params.classfied;</text:p>
      <text:p text:style-name="P39">12) Займемся сохранением правок. В classified.edit.tpl.js удалим кнопку Save и условие ng-if из кнопки <text:span text:style-name="T1">Save</text:span> edit:</text:p>
      <text:p text:style-name="P39"><text:s text:c="6"/><text:span text:style-name="T16">&lt;md-input-container&gt;</text:span></text:p>
      <text:p text:style-name="P38"><text:s text:c="8"/>&lt;md-button class="md-primary" ng-click="vm.saveEdit()"&gt;Save Edit&lt;/md-button&gt;</text:p>
      <text:p text:style-name="P38"><text:s text:c="8"/>&lt;md-button class="md-warn" ng-click="vm.closeSidebar()"&gt;Cancel&lt;/md-button&gt;</text:p>
      <text:p text:style-name="P38"/>
      <text:p text:style-name="P38"><text:s text:c="6"/>&lt;/md-input-container&gt;</text:p>
      <text:p text:style-name="P39">13) В classifieds.edit.ctr.js определим функцию saveEdit вместо просто save, которая осталась от контроллера newClassified:</text:p>
      <text:p text:style-name="P39"><text:s text:c="6"/><text:span text:style-name="T16">var vm = this;</text:span></text:p>
      <text:p text:style-name="P38"><text:s text:c="6"/>vm.closeSidebar = closeSidebar;</text:p>
      <text:p text:style-name="P38"><text:s text:c="6"/>vm.saveEdit = saveEdit;</text:p>
      <text:p text:style-name="P38"><text:s text:c="6"/>vm.classified = $state.params.classfied;</text:p>
      <text:p text:style-name="P38"><text:tab/> <text:s/>// ...</text:p>
      <text:p text:style-name="P38"><text:s text:c="6"/>function saveEdit() {</text:p>
      <text:p text:style-name="P38"><text:s text:c="8"/>$scope.$emit('editSaved', "edit saved");</text:p>
      <text:p text:style-name="P38"><text:s text:c="8"/>vm.sidenavOpen = false;</text:p>
      <text:p text:style-name="P38"><text:s text:c="6"/>}</text:p>
      <text:p text:style-name="P39">14) В classifieds.ctr.js получим отредактированные данные и сообщим, что правки сохранены:</text:p>
      <text:p text:style-name="P39"><text:s text:c="4"/><text:span text:style-name="T16">$scope.$on('editSaved', function(event, message) {</text:span></text:p>
      <text:p text:style-name="P38"><text:s text:c="6"/>showToast(message);</text:p>
      <text:p text:style-name="P38"><text:s text:c="4"/>})</text:p>
      <text:p text:style-name="P38"/>
      <text:h text:style-name="P57" text:outline-level="3"><text:soft-page-break/>Изоляция области видимости</text:h>
      <text:p text:style-name="P33">1) Сделаем директиву, инкапсулирующую элемент md-content, чтобы код <text:s/>можно было использовать повторно. Создадим HTML-файл:</text:p>
      <text:p text:style-name="P34"><text:tab/>&lt;!DOCTYPE html&gt;</text:p>
      <text:p text:style-name="P34"><text:tab/>&lt;html ng-app="app&gt;</text:p>
      <text:p text:style-name="P34"><text:tab/>&lt;head&gt;</text:p>
      <text:p text:style-name="P34"><text:tab/><text:tab/>&lt;script src= "../angular.min.js&gt;&lt;/script&gt;</text:p>
      <text:p text:style-name="P34"><text:tab/><text:tab/>&lt;meta charset="utf-8"&gt;</text:p>
      <text:p text:style-name="P34"><text:tab/><text:tab/>&lt;meta name="viewport" content="width-device-width"&gt;</text:p>
      <text:p text:style-name="P34"><text:tab/><text:tab/>&lt;title&gt;JS Bin&lt;/title&gt;</text:p>
      <text:p text:style-name="P34"><text:tab/>&lt;/head&gt;</text:p>
      <text:p text:style-name="P34"><text:tab/>&lt;body ng-controller="myController&gt;</text:p>
      <text:p text:style-name="P34"><text:tab/><text:tab/>&lt;hello-message message="myMessage"&gt;&lt;/hello-message&gt;</text:p>
      <text:p text:style-name="P34"><text:tab/><text:tab/>&lt;hello-message message="myOtherMessage"&gt;&lt;/hello-message&gt;</text:p>
      <text:p text:style-name="P34"><text:tab/>&lt;/body&gt;</text:p>
      <text:p text:style-name="P33">2) JS-файл:</text:p>
      <text:p text:style-name="P40"><text:span text:style-name="T8"><text:tab/></text:span><text:span text:style-name="T9">var app = angular.module("app", []);</text:span></text:p>
      <text:p text:style-name="P34"><text:tab/></text:p>
      <text:p text:style-name="P34"><text:tab/>app.controller("myController", function($scope) {</text:p>
      <text:p text:style-name="P34"><text:tab/><text:tab/>$scope.myMessage = "Hello!";</text:p>
      <text:p text:style-name="P34"><text:tab/><text:tab/>$scope.myOtherMessage = "Hey there!";</text:p>
      <text:p text:style-name="P34"><text:tab/>});</text:p>
      <text:p text:style-name="P34"><text:tab/></text:p>
      <text:p text:style-name="P34"><text:tab/>app.directive("helloMessage», function (){</text:p>
      <text:p text:style-name="P34"><text:tab/><text:tab/>return {</text:p>
      <text:p text:style-name="P34"><text:tab/><text:tab/><text:tab/>scope: {</text:p>
      <text:p text:style-name="P34"><text:tab/><text:tab/><text:tab/><text:tab/>message: '='</text:p>
      <text:p text:style-name="P34"><text:tab/><text:tab/><text:tab/>},</text:p>
      <text:p text:style-name="P34"><text:tab/><text:tab/><text:tab/>template: '&lt;h1&gt;{{message}}&lt;/h1&gt;'</text:p>
      <text:p text:style-name="P34"><text:tab/><text:tab/>}</text:p>
      <text:p text:style-name="P34"><text:tab/>})</text:p>
      <text:list xml:id="list2177332100939358748" text:style-name="L55">
        <text:list-item>
          <text:list>
            <text:list-item>
              <text:list>
                <text:list-item>
                  <text:p text:style-name="P153"><text:span text:style-name="T8">Мы создали директиву на основе шаблона, заданного в контроллере. Область видимости этой директивы — атрибут, определяемый </text:span><text:soft-page-break/><text:span text:style-name="T8">символом = или его именем (</text:span><text:span text:style-name="T5">'</text:span><text:span text:style-name="T8">message'). Контроллер получает область видимости директивы и ее значение из </text:span><text:span text:style-name="T5">html, </text:span><text:span text:style-name="T8">и возвращает соответствующее значение из области видимости (напр., <text:s/>myMessage или myOtherMessage).</text:span></text:p>
                  <text:p text:style-name="P167"/>
                </text:list-item>
              </text:list>
            </text:list-item>
          </text:list>
        </text:list-item>
      </text:list>
      <text:h text:style-name="P57" text:outline-level="3">Настройка директивы <text:span text:style-name="T1">Classified Card</text:span></text:h>
      <text:p text:style-name="P40"><text:span text:style-name="T5">1) </text:span><text:span text:style-name="T8">Создадим файлы</text:span><text:span text:style-name="T5">:</text:span></text:p>
      <text:p text:style-name="P35"><text:tab/>lang1/components/classifieds/card/classified-card.tpl.html</text:p>
      <text:p text:style-name="P35"><text:tab/>lang1/components/classifieds/card/classified-card.dir.js</text:p>
      <text:p text:style-name="P40"><text:span text:style-name="T5">2) </text:span><text:span text:style-name="T8">Вырежем содержание элемента </text:span><text:span text:style-name="T5">md-card </text:span><text:span text:style-name="T8">и перенесем в новый шаблон</text:span><text:span text:style-name="T5">.</text:span></text:p>
      <text:p text:style-name="P40"><text:span text:style-name="T5">3)</text:span><text:span text:style-name="T8">В</text:span><text:span text:style-name="T5"> classified.tpl.html </text:span><text:span text:style-name="T8">вложим директиву в элемент </text:span><text:span text:style-name="T5">md-content:</text:span></text:p>
      <text:p text:style-name="P40"><text:span text:style-name="T5"><text:s text:c="4"/></text:span><text:span text:style-name="T6">&lt;md-content&gt;</text:span></text:p>
      <text:p text:style-name="P36"><text:s text:c="2"/><text:tab/>&lt;classified-card class="md-padding" layout="row" layout-wrap&gt; &lt;/classified-card&gt;</text:p>
      <text:p text:style-name="P36"><text:s text:c="4"/>&lt;/md-content&gt;</text:p>
      <text:p text:style-name="P40"><text:span text:style-name="T5">4)</text:span><text:span text:style-name="T8">В</text:span><text:span text:style-name="T5"> classified-card.dir.js </text:span><text:span text:style-name="T8">объявим директиву</text:span><text:span text:style-name="T5">:</text:span></text:p>
      <text:p text:style-name="P30"><text:span text:style-name="T5"><text:tab/></text:span><text:span text:style-name="T6">(function() {</text:span></text:p>
      <text:p text:style-name="P36"><text:s text:c="2"/>"use strict";</text:p>
      <text:p text:style-name="P36"/>
      <text:p text:style-name="P36"><text:s text:c="2"/>angular</text:p>
      <text:p text:style-name="P36"><text:s text:c="4"/>.module("ngClassifieds")</text:p>
      <text:p text:style-name="P36"><text:s text:c="4"/>.directive("classifiedCard", function() {</text:p>
      <text:p text:style-name="P36"><text:s text:c="6"/>return {</text:p>
      <text:p text:style-name="P36"><text:s text:c="8"/>templateUrl: "components/classifieds/card/classified-card.tpl.html",</text:p>
      <text:p text:style-name="P36"><text:s text:c="8"/>scope: {},</text:p>
      <text:p text:style-name="P36"><text:s text:c="8"/>controller: classifiedCardController,</text:p>
      <text:p text:style-name="P36"><text:s text:c="8"/>controllerAs: "vm"</text:p>
      <text:p text:style-name="P36"><text:s text:c="6"/>}</text:p>
      <text:p text:style-name="P36"/>
      <text:p text:style-name="P36"><text:s text:c="6"/>function classifiedCardController() {</text:p>
      <text:p text:style-name="P36"/>
      <text:p text:style-name="P36"><text:s text:c="6"/>}</text:p>
      <text:p text:style-name="P36"/>
      <text:p text:style-name="P36"><text:s text:c="4"/>})</text:p>
      <text:p text:style-name="P36">})();</text:p>
      <text:p text:style-name="P35"><text:soft-page-break/></text:p>
      <text:p text:style-name="P40"><text:span text:style-name="T5">5)</text:span><text:span text:style-name="T8">Добавим ссылку на директиву в</text:span><text:span text:style-name="T5"> index.html:</text:span></text:p>
      <text:p text:style-name="P36">&lt;script src="components\classifieds\card\classified-card.dir.js"&gt;&lt;/script&gt;</text:p>
      <text:p text:style-name="P36"/>
      <text:h text:style-name="P57" text:outline-level="3">Завершение директивы</text:h>
      <text:p text:style-name="P33">1) Перенесем функции editClassified и deleteClassified из classified.ctr.js в classified-card.dir.js, а также скопируем функцию showToast:</text:p>
      <text:p text:style-name="P40"><text:span text:style-name="T8"><text:s text:c="5"/></text:span><text:span text:style-name="T9"><text:s/>function classifiedCardController() {</text:span></text:p>
      <text:p text:style-name="P34"><text:s text:c="8"/>function editClassified(classified) {</text:p>
      <text:p text:style-name="P34"><text:s text:c="10"/>$state.go('classifieds.edit', {</text:p>
      <text:p text:style-name="P34"><text:s text:c="12"/>id: classfied.id;</text:p>
      <text:p text:style-name="P34"><text:s text:c="12"/>classified: classified;</text:p>
      <text:p text:style-name="P34"><text:s text:c="10"/>});</text:p>
      <text:p text:style-name="P34"/>
      <text:p text:style-name="P34"><text:s text:c="8"/>function deleteClassified(event, classified){</text:p>
      <text:p text:style-name="P34"><text:s text:c="11"/>var confirm = $mdDialog.confirm()</text:p>
      <text:p text:style-name="P34"><text:s text:c="13"/>.title("Are you sure you want to delete" + classified.title + "?")</text:p>
      <text:p text:style-name="P34"><text:s text:c="13"/>.ok("Yes")</text:p>
      <text:p text:style-name="P34"><text:s text:c="13"/>.cancel("No")</text:p>
      <text:p text:style-name="P34"><text:s text:c="13"/>.targetEvent(event);</text:p>
      <text:p text:style-name="P34"><text:s text:c="11"/>$mdShow(confirm).then(function(){</text:p>
      <text:p text:style-name="P34"><text:s text:c="13"/>var index = vm.classifieds.indexOf(classified);</text:p>
      <text:p text:style-name="P34"><text:s text:c="13"/>vm.classifieds.splice(index, 1);</text:p>
      <text:p text:style-name="P34"><text:s text:c="11"/>}), function(){</text:p>
      <text:p text:style-name="P34"/>
      <text:p text:style-name="P34"><text:s text:c="11"/>};</text:p>
      <text:p text:style-name="P34"><text:s text:c="9"/>}</text:p>
      <text:p text:style-name="P34"><text:s text:c="8"/>function showToast(message){</text:p>
      <text:p text:style-name="P34"><text:s text:c="11"/>$mdToast.show(</text:p>
      <text:p text:style-name="P34"><text:s text:c="13"/>$mdToast.simple()</text:p>
      <text:p text:style-name="P34"><text:s text:c="15"/>.content(message)</text:p>
      <text:p text:style-name="P34"><text:s text:c="15"/>.position('top, right')</text:p>
      <text:p text:style-name="P34"><text:s text:c="15"/>.hideDelay(3000)</text:p>
      <text:p text:style-name="P34"><text:soft-page-break/><text:s text:c="11"/>);</text:p>
      <text:p text:style-name="P34"><text:s text:c="9"/>}</text:p>
      <text:p text:style-name="P34"><text:s text:c="6"/>}</text:p>
      <text:p text:style-name="P34"/>
      <text:p text:style-name="P33">2) Добавим эту переменную в функцию:</text:p>
      <text:p text:style-name="P34"><text:s text:c="6"/>function classifiedCardController() {</text:p>
      <text:p text:style-name="P34"/>
      <text:p text:style-name="P34"><text:s text:c="8"/>var vm = this;</text:p>
      <text:p text:style-name="P34"><text:s text:c="8"/>vm.editClassified = editClassified;</text:p>
      <text:p text:style-name="P34"><text:s text:c="8"/>vm.deleteClassified = deleteClassified;</text:p>
      <text:p text:style-name="P33">3) В classifieds.tpl.html передадим данные в директиву classified-card directive:</text:p>
      <text:p text:style-name="P40"><text:span text:style-name="T8"><text:s text:c="4"/></text:span><text:span text:style-name="T9">&lt;md-content&gt;</text:span></text:p>
      <text:p text:style-name="P34"><text:s text:c="6"/>&lt;classified-card class="md-padding" layout="row" layout-wrap classifieds="vm.classifieds"&gt;&lt;/classified-card&gt;</text:p>
      <text:p text:style-name="P34"><text:s text:c="4"/>&lt;/md-content&gt;</text:p>
      <text:p text:style-name="P33">4) В classified-card.dir.js определим область видимости для данных как атрибут:</text:p>
      <text:p text:style-name="P40"><text:span text:style-name="T8"><text:s text:c="8"/></text:span><text:span text:style-name="T9">scope: {</text:span></text:p>
      <text:p text:style-name="P34"><text:s text:c="10"/>classifieds: "=classifieds"</text:p>
      <text:p text:style-name="P34"><text:s text:c="8"/>},</text:p>
      <text:p text:style-name="P33">5) В clasified-card.tpl.html поменяеям vm-classifieds на classifieds:</text:p>
      <text:p text:style-name="P34">&lt;md-card ng-repeat="classified in classifieds | filter: classifiedsFilter | filter: category track by $index"</text:p>
      <text:p text:style-name="P34"><text:s text:c="8"/>flex="30" <text:s/>class="classified"&gt;</text:p>
      <text:p text:style-name="P33">6) Добавим зависимости в classified-card.dir.js:</text:p>
      <text:p text:style-name="P40"><text:span text:style-name="T8"><text:s text:c="4"/></text:span><text:span text:style-name="T9">function classifiedCardController($state, $scope, $mdDialog) {</text:span></text:p>
      <text:p text:style-name="P33">7) Поправим раздел фильтров и категорий, добавив эти данны в область видимости classified-card.dir.js:</text:p>
      <text:p text:style-name="P40"><text:span text:style-name="T8"><text:s text:c="8"/></text:span><text:span text:style-name="T9">scope: {</text:span></text:p>
      <text:p text:style-name="P34"><text:s text:c="10"/>classifieds: "=classifieds",</text:p>
      <text:p text:style-name="P34"><text:s text:c="10"/>classifiedsFilter: "=classifiedsFilter",</text:p>
      <text:p text:style-name="P34"><text:s text:c="10"/>category: "=category"</text:p>
      <text:p text:style-name="P34"><text:s text:c="8"/>},</text:p>
      <text:p text:style-name="P33"><text:soft-page-break/>8) В classifieds.tpl.html добавим эти атрибуты, чтобы все работало корректно:</text:p>
      <text:p text:style-name="P34"><text:s text:c="6"/>&lt;classified-card class="md-padding" layout="row" layout-wrap</text:p>
      <text:p text:style-name="P34"><text:s text:c="6"/>classifieds="vm.classifieds" classifieds-filter="classifiedsFilter" category="category"&gt;&lt;/classified-card&gt;</text:p>
      <text:p text:style-name="P34"/>
      <text:p text:style-name="P158"/>
      <text:h text:style-name="P44" text:outline-level="2">Angular 8</text:h>
      <text:p text:style-name="P24">1) Angular CLI – <text:span text:style-name="T13">официальный иструмент инициализации и работы с проектами на </text:span>Angular<text:span text:style-name="T13">. Установим </text:span>Angular CLI <text:span text:style-name="T13">через консоль:</text:span></text:p>
      <text:p text:style-name="P22">npm install -g @angular/cli</text:p>
      <text:p text:style-name="P22"/>
      <text:p text:style-name="P24">2) <text:span text:style-name="T13">Создадим проект</text:span>:</text:p>
      <text:p text:style-name="P22">d: </text:p>
      <text:p text:style-name="P22">ng new angular-example</text:p>
      <text:p text:style-name="P22"/>
      <text:p text:style-name="P24">CLI <text:span text:style-name="T13">спросит, желаете ли вы добавлять маршрутизацию </text:span>Angular. <text:span text:style-name="T13">Отвечаем «Да». Затем спросит, какой формат стилей вы будете использовать. Выберите </text:span>CSS.</text:p>
      <text:p text:style-name="P24"/>
      <text:p text:style-name="P27">3)Теперь откроем корневую папку проекта и запустим локальный сервер:</text:p>
      <text:p text:style-name="P22">cd angular-example</text:p>
      <text:p text:style-name="P22">ng serve</text:p>
      <text:p text:style-name="P22"/>
      <text:p text:style-name="P24"><text:span text:style-name="T13">Проект будет доступен на</text:span> localhost:4200</text:p>
      <text:p text:style-name="P24"/>
      <text:p text:style-name="P24"><text:span text:style-name="T13">4)На этом шаге добавим</text:span> HttpClient <text:span text:style-name="T13">в проект. Откройте файл и добавьте следующее:</text:span></text:p>
      <text:p text:style-name="P24">a) <text:span text:style-name="T16">add httpClientModule</text:span></text:p>
      <text:p text:style-name="P22">import { HttpClientModule } from '@angular/common/http';</text:p>
      <text:p text:style-name="P24">b) <text:s text:c="2"/><text:span text:style-name="T16">imports: [</text:span></text:p>
      <text:p text:style-name="P22"><text:s text:c="4"/>BrowserModule,</text:p>
      <text:p text:style-name="P22"><text:s text:c="4"/>AppRoutingModule</text:p>
      <text:p text:style-name="P22"><text:s text:c="4"/>HttpClientModule<text:tab/></text:p>
      <text:p text:style-name="P22"><text:s text:c="2"/>],</text:p>
      <text:p text:style-name="P24"><text:s text:c="2"/></text:p>
      <text:p text:style-name="P24"><text:span text:style-name="T13">Мы просто импортировали </text:span>HttpClientModule <text:span text:style-name="T13">и включили его в массив импортов. Теперь мы можем использовать службу </text:span>HttpClient <text:span text:style-name="T13">в проекте, чтобы обращаться к </text:span>REST API.</text:p>
      <text:p text:style-name="P24"/>
      <text:p text:style-name="P28"><text:span text:style-name="T2">5) </text:span><text:span text:style-name="T14">Приложения на </text:span><text:span text:style-name="T2">Angular </text:span><text:span text:style-name="T14">состоят из компонентов. На этом шаге мы научимся создавать компоненты, составляющие </text:span><text:span text:style-name="T2">UI. </text:span><text:span text:style-name="T14">Откроем еще один терминал и </text:span><text:soft-page-break/><text:span text:style-name="T14">пропишем такую команду:</text:span></text:p>
      <text:p text:style-name="P22">d:</text:p>
      <text:p text:style-name="P22">cd angular-example</text:p>
      <text:p text:style-name="P22">ng g component home</text:p>
      <text:p text:style-name="P24"/>
      <text:p text:style-name="P27">Мы получили четыре файла, требуемые для компонента.</text:p>
      <text:p text:style-name="P24"/>
      <text:p text:style-name="P24">6) <text:span text:style-name="T13">Теперь создадим компонент </text:span>about:</text:p>
      <text:p text:style-name="P24"/>
      <text:p text:style-name="P22">ng g component about</text:p>
      <text:p text:style-name="P22"/>
      <text:p text:style-name="P24">7) <text:span text:style-name="T13">Откроем файл </text:span>src/app/about/about.component.html <text:span text:style-name="T13">и добавим следующий код:</text:span></text:p>
      <text:p text:style-name="P22">&lt;p style="padding: 15px;"&gt; This is the about page that describes your app&lt;/p&gt;</text:p>
      <text:p text:style-name="P24"/>
      <text:p text:style-name="P24"><text:span text:style-name="T13">8)На этом шаге узнаем, как добавлять маршруты</text:span>.</text:p>
      <text:p text:style-name="P24"/>
      <text:p text:style-name="P24"><text:span text:style-name="T13">Откройте файл </text:span>src/app/app-routing.module.ts <text:span text:style-name="T13">и добавьте следующие маршруты:</text:span></text:p>
      <text:p text:style-name="P24"/>
      <text:p text:style-name="P22">import { NgModule } from '@angular/core';</text:p>
      <text:p text:style-name="P22">import { Routes, RouterModule } from '@angular/router';</text:p>
      <text:p text:style-name="P22">import { HomeComponent } from './home/home.component';</text:p>
      <text:p text:style-name="P22">import { AboutComponent } from './about/about.component';</text:p>
      <text:p text:style-name="P22"/>
      <text:p text:style-name="P24"/>
      <text:p text:style-name="P22">const routes: Routes = [</text:p>
      <text:p text:style-name="P22"><text:s text:c="2"/>{ path: '', redirectTo: 'home', pathMatch: 'full'},</text:p>
      <text:p text:style-name="P22"><text:s text:c="2"/>{ path: 'home', component: HomeComponent },</text:p>
      <text:p text:style-name="P22"><text:s text:c="2"/>{ path: 'about', component: AboutComponent },</text:p>
      <text:p text:style-name="P22">];</text:p>
      <text:p text:style-name="P22"/>
      <text:p text:style-name="P22">@NgModule({</text:p>
      <text:p text:style-name="P22"><text:s text:c="2"/>imports: [RouterModule.forRoot(routes)],</text:p>
      <text:p text:style-name="P22"><text:s text:c="2"/>exports: [RouterModule]</text:p>
      <text:p text:style-name="P22"><text:soft-page-break/>})</text:p>
      <text:p text:style-name="P22">export class AppRoutingModule { }</text:p>
      <text:p text:style-name="P22"/>
      <text:p text:style-name="P24"><text:span text:style-name="T13">Мы импортировали компоненты </text:span>Angular <text:span text:style-name="T13">и объявили три маршрута. Первый перенаправляет пустой путь к компоненту </text:span>home, <text:span text:style-name="T13">так что при первом посещении приложения мы автоматически будем перенаправлены на домашнюю страницу. </text:span></text:p>
      <text:p text:style-name="P24"/>
      <text:p text:style-name="P24">9) <text:span text:style-name="T13">Теперь научимся подключать в проект библиотеку</text:span> Angular Material <text:span text:style-name="T13">и создавать </text:span>UI <text:span text:style-name="T13">приложения с помощью ее компонентов. В консоли из корня проекта:</text:span></text:p>
      <text:p text:style-name="P22">d:</text:p>
      <text:p text:style-name="P22">cd angular-example </text:p>
      <text:p text:style-name="P22">ng add @angular/material</text:p>
      <text:p text:style-name="P22"/>
      <text:p text:style-name="P24"><text:span text:style-name="T13">Вам будет предложено выбрать тему, возьмем </text:span>Indigo/Pink.</text:p>
      <text:p text:style-name="P24"/>
      <text:p text:style-name="P24"><text:span text:style-name="T13">По прочим вопросам — хотите ли вы установить </text:span>HammerJS <text:span text:style-name="T13">для распознавания жестов и установить для </text:span>Angular Material <text:span text:style-name="T13">анимации браузра –</text:span> <text:span text:style-name="T13">выбираем ответы по умолчанию. Модули </text:span>NgMaterial <text:span text:style-name="T13">находятся в подпапках директории </text:span>modules <text:span text:style-name="T13">и должны быть прописаны при импорте соответственно.</text:span></text:p>
      <text:p text:style-name="P24"/>
      <text:p text:style-name="P24">10) <text:span text:style-name="T13">Откройте файл </text:span>src/app/app.module.ts <text:s/><text:span text:style-name="T13">и добавьте следующие импорты:</text:span></text:p>
      <text:p text:style-name="P22">import { BrowserModule } from '@angular/platform-browser';</text:p>
      <text:p text:style-name="P22">import { NgModule } from '@angular/core';</text:p>
      <text:p text:style-name="P22"/>
      <text:p text:style-name="P22">import { AppRoutingModule } from './app-routing.module';</text:p>
      <text:p text:style-name="P22">import { AppComponent } from './app.component';</text:p>
      <text:p text:style-name="P22">import { HttpClientModule } from '@angular/common/http';</text:p>
      <text:p text:style-name="P22">import { HomeComponent } from './home/home.component';</text:p>
      <text:p text:style-name="P22">import { AboutComponent } from './about/about.component';</text:p>
      <text:p text:style-name="P22">import { BrowserAnimationsModule } from '@angular/platform-browser/animations';</text:p>
      <text:p text:style-name="P22">import { MatToolbarModule} from '@angular/material/toolbar';</text:p>
      <text:p text:style-name="P22">import { MatIconModule } from '@angular/material/icon';</text:p>
      <text:p text:style-name="P22">import { MatButtonModule } from '@angular/material/button';</text:p>
      <text:p text:style-name="P22"><text:soft-page-break/>import { MatProgressSpinnerModule } from '@angular/material/progress-spinner';</text:p>
      <text:p text:style-name="P22">import { MatCardModule } from '@angular/material/card';</text:p>
      <text:p text:style-name="P24"/>
      <text:p text:style-name="P24"><text:span text:style-name="T13">Мы импортировали модули для следующих компонентов </text:span>Material Design:</text:p>
      <text:p text:style-name="P24"><text:span text:style-name="T13">- </text:span>MatToolbar <text:span text:style-name="T13">для заголовков, названий и действий.</text:span></text:p>
      <text:list xml:id="list3086245822017348293" text:style-name="L57">
        <text:list-header>
          <text:p text:style-name="P135"><text:span text:style-name="T13">- </text:span>MatCard <text:span text:style-name="T13">для текста, фото и действий в пределах одного объекта.</text:span></text:p>
          <text:p text:style-name="P135"><text:span text:style-name="T13">- </text:span>MatButton <text:span text:style-name="T13">для стилизации тегов </text:span>&lt;button&gt; <text:s/><text:span text:style-name="T13">или</text:span> <text:s/>&lt;a&gt; <text:s/>element</text:p>
        </text:list-header>
      </text:list>
      <text:p text:style-name="P24"><text:span text:style-name="T13">- </text:span>MatProgressSpinner <text:span text:style-name="T13">для круглого индикатора прогресса.</text:span></text:p>
      <text:p text:style-name="P24"/>
      <text:p text:style-name="P24">11) <text:span text:style-name="T13">В том же самом файле добавим эти модули в массив импортов</text:span>:</text:p>
      <text:p text:style-name="P22"><text:s text:c="2"/>imports: [</text:p>
      <text:p text:style-name="P22"><text:s text:c="4"/>BrowserModule,</text:p>
      <text:p text:style-name="P22"><text:s text:c="4"/>AppRoutingModule,</text:p>
      <text:p text:style-name="P22"><text:s text:c="4"/>HttpClientModule,</text:p>
      <text:p text:style-name="P22"><text:s text:c="4"/>BrowserAnimationsModule,</text:p>
      <text:p text:style-name="P22"><text:s text:c="4"/>MatToolbarModule,</text:p>
      <text:p text:style-name="P22"><text:s text:c="4"/>MatIconModule,</text:p>
      <text:p text:style-name="P22"><text:s text:c="4"/>MatButtonModule,</text:p>
      <text:p text:style-name="P22"><text:s text:c="4"/>MatCardModule,</text:p>
      <text:p text:style-name="P22"><text:s text:c="4"/>MatProgressSpinnerModule</text:p>
      <text:p text:style-name="P22"><text:s text:c="2"/>],</text:p>
      <text:p text:style-name="P24"><text:s text:c="2"/></text:p>
      <text:p text:style-name="P24">12) <text:span text:style-name="T13">Откроем файл </text:span>src/app/app.component.html <text:s/><text:span text:style-name="T13">и обновим его:</text:span></text:p>
      <text:p text:style-name="P24"><text:s text:c="2"/></text:p>
      <text:p text:style-name="P22"><text:s text:c="2"/>&lt;mat-toolbar color="primary"&gt; <text:s/></text:p>
      <text:p text:style-name="P22"><text:tab/>&lt;h1&gt; <text:s/></text:p>
      <text:p text:style-name="P22"><text:tab/>My Angular Store <text:s/></text:p>
      <text:p text:style-name="P22"><text:tab/>&lt;/h1&gt; <text:s/></text:p>
      <text:p text:style-name="P22"><text:tab/>&lt;button mat-button routerLink="/"&gt;Home&lt;/button&gt; <text:s/></text:p>
      <text:p text:style-name="P22"><text:tab/>&lt;button mat-button routerLink="/about"&gt;About&lt;/button&gt;&lt;/mat-toolbar&gt;&lt;router-outlet&gt;&lt;/router-outlet&gt;</text:p>
      <text:p text:style-name="P22"/>
      <text:p text:style-name="P24"><text:soft-page-break/><text:span text:style-name="T13">Мы добавили верхнееменю навигации с двумя кнопками, которые переадресуют нас на страницы </text:span>home <text:span text:style-name="T13">и</text:span> about <text:span text:style-name="T13">соответственно.</text:span></text:p>
      <text:p text:style-name="P24"/>
      <text:p text:style-name="P24">13) <text:span text:style-name="T13">В новом окне терминала установим через </text:span>npm json-<text:span text:style-name="T13">сервер в папку проекта:</text:span></text:p>
      <text:p text:style-name="P22"><text:tab/>d:</text:p>
      <text:p text:style-name="P22"><text:tab/>cd angular-example</text:p>
      <text:p text:style-name="P22"><text:tab/>npm install --save json-server</text:p>
      <text:p text:style-name="P22"/>
      <text:p text:style-name="P24">14) <text:span text:style-name="T13">Создадим папку сервера в корне проекта:</text:span></text:p>
      <text:p text:style-name="P22"><text:tab/>mkdir server</text:p>
      <text:p text:style-name="P24"><text:tab/></text:p>
      <text:p text:style-name="P24">15) <text:span text:style-name="T13">В папке</text:span> server <text:span text:style-name="T13">создадим файл </text:span>database.json <text:span text:style-name="T13">и добавим </text:span>JSON<text:span text:style-name="T13">-объект:</text:span></text:p>
      <text:p text:style-name="P24"/>
      <text:p text:style-name="P22"><text:tab/>{</text:p>
      <text:p text:style-name="P22"><text:tab/><text:tab/>"products": []</text:p>
      <text:p text:style-name="P22"><text:tab/>}</text:p>
      <text:p text:style-name="P22"/>
      <text:p text:style-name="P24"><text:span text:style-name="T13">Этот файл будет аналогом базы данных для </text:span>REST <text:span text:style-name="T13">API-сервера.</text:span> <text:span text:style-name="T13">Можно добавить данные вручную или использовать </text:span>Faker.js <text:span text:style-name="T13">для автоматической генерации массивов данных.</text:span></text:p>
      <text:p text:style-name="P24"/>
      <text:p text:style-name="P24"><text:span text:style-name="T13">16)В терминале перейдем в корень проекта и установим с помощью </text:span>npm <text:s/>Faker.js <text:span text:style-name="T13">следующей командой:</text:span></text:p>
      <text:p text:style-name="P22"><text:tab/>cd ..</text:p>
      <text:p text:style-name="P22"><text:tab/>npm install faker --save</text:p>
      <text:p text:style-name="P24"><text:tab/></text:p>
      <text:p text:style-name="P24">17) <text:span text:style-name="T13">Создадим файл </text:span>generate.js <text:s/><text:span text:style-name="T13">в папке </text:span>server <text:span text:style-name="T13">и добавим код:</text:span></text:p>
      <text:p text:style-name="P22"/>
      <text:p text:style-name="P22"><text:tab/>var faker = require('faker');</text:p>
      <text:p text:style-name="P22"/>
      <text:p text:style-name="P22"><text:tab/>var database = { products: []};</text:p>
      <text:p text:style-name="P22"/>
      <text:p text:style-name="P22"><text:tab/>for (var i = 1; i&lt;= 300; i++) {</text:p>
      <text:p text:style-name="P22"><text:tab/> <text:s/>database.products.push({</text:p>
      <text:p text:style-name="P22"><text:soft-page-break/><text:tab/><text:tab/>id: i,</text:p>
      <text:p text:style-name="P22"><text:tab/><text:tab/>name: faker.commerce.productName(),</text:p>
      <text:p text:style-name="P22"><text:tab/><text:tab/>description: faker.lorem.sentences(),</text:p>
      <text:p text:style-name="P22"><text:tab/><text:tab/>price: faker.commerce.price(),</text:p>
      <text:p text:style-name="P22"><text:tab/><text:tab/>imageUrl: "https://source.unsplash.com/1600x900/?product",</text:p>
      <text:p text:style-name="P22"><text:tab/><text:tab/>quantity: faker.random.number()</text:p>
      <text:p text:style-name="P22"><text:tab/> <text:s/>});</text:p>
      <text:p text:style-name="P22"><text:tab/>}</text:p>
      <text:p text:style-name="P22"/>
      <text:p text:style-name="P22"><text:tab/>console.log(JSON.stringify(database));</text:p>
      <text:p text:style-name="P22"/>
      <text:p text:style-name="P24"><text:span text:style-name="T13">Мы импортировали </text:span>faker, <text:span text:style-name="T13">а затем объявили объект с пустым массивом для товаров. Затем в цикле </text:span>for <text:span text:style-name="T13">сгенерировали 300 записей, используя методы </text:span>faker, <text:span text:style-name="T13">например </text:span>faker.commerce.productName() <text:s/><text:span text:style-name="T13">для создания наименований товаров. Просмотрите все возможные методы. И наконец, мы сконвертировали БД-объект в строку и вывели его стандартным образом.</text:span></text:p>
      <text:p text:style-name="P24"/>
      <text:p text:style-name="P24">18) <text:span text:style-name="T13">Добавим скрипты генерации и сервера в файл </text:span>package.json:</text:p>
      <text:p text:style-name="P24"><text:s text:c="2"/><text:span text:style-name="T16">"scripts": {</text:span></text:p>
      <text:p text:style-name="P22"><text:s text:c="4"/>"ng": "ng",</text:p>
      <text:p text:style-name="P22"><text:s text:c="4"/>"start": "ng serve",</text:p>
      <text:p text:style-name="P22"><text:s text:c="4"/>"build": "ng build",</text:p>
      <text:p text:style-name="P22"><text:s text:c="4"/>"test": "ng test",</text:p>
      <text:p text:style-name="P22"><text:s text:c="4"/>"lint": "ng lint",</text:p>
      <text:p text:style-name="P22"><text:s text:c="4"/>"e2e": "ng e2e",</text:p>
      <text:p text:style-name="P22"><text:s text:c="4"/>"generate": "node ./server/generate.js &gt; ./server/database.json",</text:p>
      <text:p text:style-name="P22"><text:s text:c="4"/>"server": "json-server --watch ./server/database.json"</text:p>
      <text:p text:style-name="P22"><text:s text:c="2"/>},</text:p>
      <text:p text:style-name="P24"/>
      <text:p text:style-name="P24">19) <text:span text:style-name="T13">Снова в консоли запустим скрипт генерации:</text:span></text:p>
      <text:p text:style-name="P22"><text:tab/>npm run generate</text:p>
      <text:p text:style-name="P24"><text:tab/></text:p>
      <text:p text:style-name="P24">20) <text:span text:style-name="T13">Наконец, запустим</text:span> REST API<text:span text:style-name="T13">-сервер, выполнив следующую команду:</text:span></text:p>
      <text:p text:style-name="P22"><text:tab/>npm run server</text:p>
      <text:p text:style-name="P22"><text:soft-page-break/></text:p>
      <text:p text:style-name="P24"><text:span text:style-name="T13">Теперь вы можете посылать </text:span>HTTP<text:span text:style-name="T13">-запросы на сервер так же, как на любой другой типичнй </text:span>REST API<text:span text:style-name="T13">-сервер</text:span>. <text:span text:style-name="T13">Он будет доступен по адресу </text:span><text:s/>http://localhost:3000/.</text:p>
      <text:p text:style-name="P24"/>
      <text:p text:style-name="P24"><text:span text:style-name="T13">Вот что будет доступно через этот</text:span> JSON REST API<text:span text:style-name="T13">-сервер</text:span>:</text:p>
      <text:p text:style-name="P24"/>
      <text:p text:style-name="P24"><text:s text:c="4"/>GET /products <text:s/>for getting the products</text:p>
      <text:p text:style-name="P24"><text:s text:c="4"/>GET /products/&lt;id&gt; <text:s/>for getting a single product by id</text:p>
      <text:p text:style-name="P24"><text:s text:c="4"/>POST /products <text:s/>for creating a new product</text:p>
      <text:p text:style-name="P24"><text:s text:c="4"/>PUT /products/&lt;id&gt; <text:s/>for updating a product by id</text:p>
      <text:p text:style-name="P24"><text:s text:c="4"/>PATCH /products/&lt;id&gt; <text:s/>for partially updating a product by id</text:p>
      <text:p text:style-name="P24"><text:s text:c="4"/>DELETE /products/&lt;id&gt; <text:s/>for deleting a product by id</text:p>
      <text:p text:style-name="P24"/>
      <text:p text:style-name="P24"><text:span text:style-name="T13">Можно использовать параметры</text:span> _page <text:s/><text:span text:style-name="T13">и</text:span> <text:s/>_limit, <text:span text:style-name="T13">чтобы данные были разбиты постранично. В заголовке </text:span>Link <text:span text:style-name="T13">будут отображены первая, последняя, предыдущая и следующая ссылки.</text:span></text:p>
      <text:p text:style-name="P24"/>
      <text:p text:style-name="P24">21) <text:span text:style-name="T13">Откроем новое окно терминала и зададим следующую команду:</text:span></text:p>
      <text:p text:style-name="P22"><text:tab/>d:</text:p>
      <text:p text:style-name="P22"><text:tab/>cd angular-example</text:p>
      <text:p text:style-name="P22"><text:tab/>ng g service api</text:p>
      <text:p text:style-name="P22"/>
      <text:p text:style-name="P24">22) <text:span text:style-name="T13">Откройте файл </text:span>src/app/api.service.ts, <text:span text:style-name="T13">импортируйте и введите </text:span>HttpClient:</text:p>
      <text:p text:style-name="P24"/>
      <text:p text:style-name="P22">import { Injectable } from '@angular/core';</text:p>
      <text:p text:style-name="P22">import { HttpClient } from '@angular/common/http';</text:p>
      <text:p text:style-name="P22"/>
      <text:p text:style-name="P22">@Injectable({</text:p>
      <text:p text:style-name="P22"><text:s text:c="2"/>providedIn: 'root'</text:p>
      <text:p text:style-name="P22">})</text:p>
      <text:p text:style-name="P22">export class ApiService {</text:p>
      <text:p text:style-name="P22"/>
      <text:p text:style-name="P22"><text:s text:c="2"/>private SERVER_URL = "http://localhost:3000";</text:p>
      <text:p text:style-name="P22"><text:soft-page-break/></text:p>
      <text:p text:style-name="P22"><text:s text:c="2"/>constructor(private httpClient: HttpClient) { }</text:p>
      <text:p text:style-name="P22">}</text:p>
      <text:p text:style-name="P22"/>
      <text:p text:style-name="P24"><text:span text:style-name="T13">Мы импортировали и ввели службу </text:span>HttpClient <text:span text:style-name="T13">и определили переменную </text:span>SERVER_URL, <text:span text:style-name="T13">котора содержит адрес</text:span> REST API<text:span text:style-name="T13">-сервера</text:span>.</text:p>
      <text:p text:style-name="P24"/>
      <text:p text:style-name="P24">23) <text:span text:style-name="T13">Там же определим метод </text:span>get(), <text:span text:style-name="T13">который отправляет </text:span>GET<text:span text:style-name="T13">-запрос к </text:span>REST API :</text:p>
      <text:p text:style-name="P22">import { Injectable } from '@angular/core'; <text:s/></text:p>
      <text:p text:style-name="P22">import { HttpClient } from '@angular/common/http';</text:p>
      <text:p text:style-name="P22"/>
      <text:p text:style-name="P22">@Injectable({ <text:s/></text:p>
      <text:p text:style-name="P22"><text:tab/>providedIn: 'root' <text:s/></text:p>
      <text:p text:style-name="P22">}) <text:s/></text:p>
      <text:p text:style-name="P22">export class ApiService {</text:p>
      <text:p text:style-name="P22"/>
      <text:p text:style-name="P22"><text:tab/>private SERVER_URL = "http://localhost:3000";</text:p>
      <text:p text:style-name="P22"><text:tab/>constructor(private httpClient: HttpClient) { }</text:p>
      <text:p text:style-name="P22"/>
      <text:p text:style-name="P22"><text:tab/>public get(){ <text:s/></text:p>
      <text:p text:style-name="P22"><text:tab/><text:tab/>return this.httpClient.get(this.SERVER_URL); <text:s/></text:p>
      <text:p text:style-name="P22"><text:tab/>} <text:s/></text:p>
      <text:p text:style-name="P22">}</text:p>
      <text:p text:style-name="P24"/>
      <text:p text:style-name="P24"><text:span text:style-name="T13">Метод просто вызывает метод </text:span>get() <text:span text:style-name="T13">службы </text:span>HttpClient, <text:span text:style-name="T13">чтобы отправить</text:span> GET<text:span text:style-name="T13">-запрос на </text:span>REST API<text:span text:style-name="T13">-сервер</text:span>.</text:p>
      <text:p text:style-name="P24"/>
      <text:p text:style-name="P24">24)<text:span text:style-name="T13">Теперь используем эту службу в компоненте </text:span>home. <text:span text:style-name="T13">Откройте файл <text:s/></text:span>src/app/home/home.component.ts <text:span text:style-name="T13">и импортируйте и введите следующее:</text:span></text:p>
      <text:p text:style-name="P24"/>
      <text:p text:style-name="P22">import { Component, OnInit } from '@angular/core'; <text:s/></text:p>
      <text:p text:style-name="P22">import { ApiService } from '../api.service';</text:p>
      <text:p text:style-name="P22"/>
      <text:p text:style-name="P22">@Component({ <text:s/></text:p>
      <text:p text:style-name="P22"><text:soft-page-break/><text:tab/>selector: 'app-home', <text:s/></text:p>
      <text:p text:style-name="P22"><text:tab/>templateUrl: './home.component.html', <text:s/></text:p>
      <text:p text:style-name="P22"><text:tab/>styleUrls: ['./home.component.css'] <text:s/></text:p>
      <text:p text:style-name="P22">}) <text:s/></text:p>
      <text:p text:style-name="P22">export class HomeComponent implements OnInit {</text:p>
      <text:p text:style-name="P22"><text:tab/>products = [];</text:p>
      <text:p text:style-name="P22"><text:tab/>constructor(private apiService: ApiService) { }</text:p>
      <text:p text:style-name="P22"><text:tab/>ngOnInit() {</text:p>
      <text:p text:style-name="P22"><text:tab/><text:tab/>this.apiService.get().subscribe((data: any[])=&gt;{ <text:s/></text:p>
      <text:p text:style-name="P22"><text:tab/><text:tab/><text:tab/>console.log(data); <text:s/></text:p>
      <text:p text:style-name="P22"><text:tab/><text:tab/><text:tab/>this.products = data; <text:s/></text:p>
      <text:p text:style-name="P22"><text:tab/><text:tab/>}) <text:s/></text:p>
      <text:p text:style-name="P22"><text:tab/>} </text:p>
      <text:p text:style-name="P22">}</text:p>
      <text:p text:style-name="P22"/>
      <text:p text:style-name="P24"><text:span text:style-name="T13">Мы импортировали и ввели </text:span>ApiService. <text:span text:style-name="T13">Затем мы определили переменную </text:span>products <text:span text:style-name="T13">и вызвали метод </text:span>get(), <text:span text:style-name="T13">чтобы получить данные с </text:span>JSON REST API<text:span text:style-name="T13">-сервера</text:span>.</text:p>
      <text:p text:style-name="P24"/>
      <text:p text:style-name="P24">25) <text:span text:style-name="T13">Теперь откроем файл </text:span>src/app/home/home.component.html <text:span text:style-name="T13">и добавим следующее:</text:span></text:p>
      <text:p text:style-name="P22">&lt;div style="padding: 13px;"&gt;</text:p>
      <text:p text:style-name="P22"><text:s text:c="4"/>&lt;mat-spinner *ngIf="products.length === 0"&gt;&lt;/mat-spinner&gt;</text:p>
      <text:p text:style-name="P22"/>
      <text:p text:style-name="P22"><text:s text:c="4"/>&lt;mat-card *ngFor="let product of products" style="margin-top:10px;"&gt;</text:p>
      <text:p text:style-name="P22"><text:s text:c="8"/>&lt;mat-card-header&gt;</text:p>
      <text:p text:style-name="P22"><text:s text:c="12"/>&lt;mat-card-title&gt;{{product.name}}&lt;/mat-card-title&gt;</text:p>
      <text:p text:style-name="P22"><text:s text:c="12"/>&lt;mat-card-subtitle&gt;{{product.price}} $/ {{product.quantity}}</text:p>
      <text:p text:style-name="P22"><text:s text:c="12"/>&lt;/mat-card-subtitle&gt;</text:p>
      <text:p text:style-name="P22"><text:s text:c="8"/>&lt;/mat-card-header&gt;</text:p>
      <text:p text:style-name="P22"><text:s text:c="8"/>&lt;mat-card-content&gt;</text:p>
      <text:p text:style-name="P22"><text:s text:c="12"/>&lt;p&gt;</text:p>
      <text:p text:style-name="P22"><text:s text:c="16"/>{{product.description}}</text:p>
      <text:p text:style-name="P22"><text:s text:c="12"/>&lt;/p&gt;</text:p>
      <text:p text:style-name="P22"><text:soft-page-break/><text:s text:c="12"/>&lt;img style="height:100%; width: 100%;" src="{{ product.imageUrl }}" /&gt;</text:p>
      <text:p text:style-name="P22"><text:s text:c="8"/>&lt;/mat-card-content&gt;</text:p>
      <text:p text:style-name="P22"><text:s text:c="8"/>&lt;mat-card-actions&gt;</text:p>
      <text:p text:style-name="P22"><text:s text:c="6"/>&lt;button mat-button&gt; Buy product&lt;/button&gt;</text:p>
      <text:p text:style-name="P22"><text:s text:c="4"/>&lt;/mat-card-actions&gt;</text:p>
      <text:p text:style-name="P22"><text:s text:c="4"/>&lt;/mat-card&gt;</text:p>
      <text:p text:style-name="P22">&lt;/div&gt;</text:p>
      <text:p text:style-name="P22"/>
      <text:p text:style-name="P24"><text:span text:style-name="T13">Мы использовали компонент</text:span> &lt;mat-spinner&gt;, <text:span text:style-name="T13">чтобы отобразить крутящийся индикатор загрузки, пока длина массива продуктов равна нулю, то есть до того, как с сервера получены данные.</text:span></text:p>
      <text:p text:style-name="P27">Затем мы проходим по массиву продуктов и используем карту из библиотеки <text:span text:style-name="T1">Material, </text:span>чтобы отобразить название, цену, количество, описание и изображение каждого продукта.</text:p>
      <text:p text:style-name="P24"/>
      <text:p text:style-name="P24">26) <text:span text:style-name="T13">На этом шаге мы научимся добавлять обработчик ошибок. Откройте файл </text:span>src/app/api.service.ts:</text:p>
      <text:p text:style-name="P24"/>
      <text:p text:style-name="P22">import { Injectable } from '@angular/core';</text:p>
      <text:p text:style-name="P22">import { HttpClient, HttpErrorResponse } from "@angular/common/http";</text:p>
      <text:p text:style-name="P22"/>
      <text:p text:style-name="P22">import { <text:s/>throwError } from 'rxjs';</text:p>
      <text:p text:style-name="P22">import { retry, catchError } from 'rxjs/operators';</text:p>
      <text:p text:style-name="P22"/>
      <text:p text:style-name="P22"/>
      <text:p text:style-name="P22">@Injectable({</text:p>
      <text:p text:style-name="P22"><text:s text:c="2"/>providedIn: 'root'</text:p>
      <text:p text:style-name="P22">})</text:p>
      <text:p text:style-name="P22">export class ApiService {</text:p>
      <text:p text:style-name="P22"/>
      <text:p text:style-name="P22"><text:s text:c="2"/>private SERVER_URL = "http://localhost:3000/products";</text:p>
      <text:p text:style-name="P22"/>
      <text:p text:style-name="P22"><text:s text:c="2"/>constructor(private httpClient: HttpClient) { }</text:p>
      <text:p text:style-name="P22"><text:soft-page-break/></text:p>
      <text:p text:style-name="P22"><text:s text:c="2"/>handleError(error: HttpErrorResponse) {</text:p>
      <text:p text:style-name="P22"><text:s text:c="4"/>let errorMessage = 'Unknown error!';</text:p>
      <text:p text:style-name="P22"><text:s text:c="4"/>if (error.error instanceof ErrorEvent) {</text:p>
      <text:p text:style-name="P22"><text:s text:c="6"/>// Client-side errors</text:p>
      <text:p text:style-name="P22"><text:s text:c="6"/>errorMessage = `Error: ${error.error.message}`;</text:p>
      <text:p text:style-name="P22"><text:s text:c="4"/>} else {</text:p>
      <text:p text:style-name="P22"><text:s text:c="6"/>// Server-side errors</text:p>
      <text:p text:style-name="P22"><text:s text:c="6"/>errorMessage = `Error Code: ${error.status}\nMessage: ${error.message}`;</text:p>
      <text:p text:style-name="P22"><text:s text:c="4"/>}</text:p>
      <text:p text:style-name="P22"><text:s text:c="4"/>window.alert(errorMessage);</text:p>
      <text:p text:style-name="P22"><text:s text:c="4"/>return throwError(errorMessage);</text:p>
      <text:p text:style-name="P22"><text:s text:c="2"/>}</text:p>
      <text:p text:style-name="P22"/>
      <text:p text:style-name="P22"><text:s text:c="2"/>public sendGetRequest(){</text:p>
      <text:p text:style-name="P22"><text:s text:c="4"/>return this.httpClient.get(this.SERVER_URL).pipe(catchError(this.handleError));</text:p>
      <text:p text:style-name="P22"><text:s text:c="2"/>}</text:p>
      <text:p text:style-name="P22">}</text:p>
      <text:p text:style-name="P24"/>
      <text:p text:style-name="P24">27) <text:span text:style-name="T13">На этом шаге мы научимся делать постраничное разбиение данных с помощью </text:span>Link header HTTP<text:span text:style-name="T13">-ответа, полученного от </text:span>REST API<text:span text:style-name="T13">-сервера. Откройте файл </text:span>src/app/data.service.ts <text:span text:style-name="T13">и импортируйте оператор </text:span>RxJS <text:s/>tap():</text:p>
      <text:p text:style-name="P22"/>
      <text:p text:style-name="P22">import { retry, catchError, tap } from 'rxjs/operators';</text:p>
      <text:p text:style-name="P22"/>
      <text:p text:style-name="P24">28) <text:span text:style-name="T13">В этом же файле добавьте следующие переменные:</text:span></text:p>
      <text:p text:style-name="P22">public first: string = ""; <text:s/></text:p>
      <text:p text:style-name="P22">public prev: string = ""; <text:s/></text:p>
      <text:p text:style-name="P22">public next: string = ""; <text:s/></text:p>
      <text:p text:style-name="P22">public last: string = "";</text:p>
      <text:p text:style-name="P24"/>
      <text:p text:style-name="P24">29) <text:span text:style-name="T13">Добавьте метод </text:span>parseLinkHeader(), <text:span text:style-name="T13">которая будет использоваться, чтобы спарсить </text:span>Link header <text:span text:style-name="T13">и заполнить указанные выше переменные:</text:span></text:p>
      <text:p text:style-name="P24"><text:soft-page-break/></text:p>
      <text:p text:style-name="P24"><text:s text:c="2"/><text:span text:style-name="T16">parseLinkHeader(header) {</text:span></text:p>
      <text:p text:style-name="P22"><text:s text:c="4"/>if (header.length == 0) {</text:p>
      <text:p text:style-name="P22"><text:s text:c="6"/>return ;</text:p>
      <text:p text:style-name="P22"><text:s text:c="4"/>}</text:p>
      <text:p text:style-name="P22"/>
      <text:p text:style-name="P22"><text:s text:c="4"/>let parts = header.split(',');</text:p>
      <text:p text:style-name="P22"><text:s text:c="4"/>var links = {};</text:p>
      <text:p text:style-name="P22"><text:s text:c="4"/>parts.forEach( p =&gt; {</text:p>
      <text:p text:style-name="P22"><text:s text:c="6"/>let section = p.split(';');</text:p>
      <text:p text:style-name="P22"><text:s text:c="6"/>var url = section[0].replace(/&lt;(.*)&gt;/, '$1').trim();</text:p>
      <text:p text:style-name="P22"><text:s text:c="6"/>var name = section[1].replace(/rel="(.*)"/, '$1').trim();</text:p>
      <text:p text:style-name="P22"><text:s text:c="6"/>links[name] = url;</text:p>
      <text:p text:style-name="P22"/>
      <text:p text:style-name="P22"><text:s text:c="4"/>});</text:p>
      <text:p text:style-name="P22"/>
      <text:p text:style-name="P22"><text:s text:c="4"/>this.first <text:s/>= links["first"];</text:p>
      <text:p text:style-name="P22"><text:s text:c="4"/>this.last <text:s text:c="2"/>= links["last"];</text:p>
      <text:p text:style-name="P22"><text:s text:c="4"/>this.prev <text:s text:c="2"/>= links["prev"];</text:p>
      <text:p text:style-name="P22"><text:s text:c="4"/>this.next <text:s text:c="2"/>= links["next"]; </text:p>
      <text:p text:style-name="P22"><text:s text:c="2"/>}</text:p>
      <text:p text:style-name="P22"/>
      <text:p text:style-name="P24">30) <text:span text:style-name="T13">Обновите метод </text:span>sendGetRequest() <text:span text:style-name="T13">в </text:span>api.service.ts:</text:p>
      <text:p text:style-name="P24"/>
      <text:p text:style-name="P22"><text:s text:c="2"/>public sendGetRequest(){</text:p>
      <text:p text:style-name="P22"><text:s text:c="4"/>// Add safe, URL encoded _page and _limit parameters </text:p>
      <text:p text:style-name="P22"/>
      <text:p text:style-name="P29"><text:span text:style-name="T1"><text:s text:c="4"/>return this.httpClient.get(this.SERVER_URL, { <text:s/>params: new </text:span><text:span text:style-name="T1">HttpParams({fromString: "_page=1&amp;_limit=20"}), observe: "response"}).pipe(retry(3), catchError(this.handleError), tap(res =&gt; {</text:span></text:p>
      <text:p text:style-name="P22"><text:s text:c="6"/>console.log(res.headers.get('Link'));</text:p>
      <text:p text:style-name="P22"><text:s text:c="6"/>this.parseLinkHeader(res.headers.get('Link'));</text:p>
      <text:p text:style-name="P22"><text:s text:c="4"/>}));</text:p>
      <text:p text:style-name="P24"><text:soft-page-break/><text:span text:style-name="T13">Мы добавили опцию</text:span> observe <text:span text:style-name="T13">со значением ответа в параметре</text:span> options <text:span text:style-name="T13">метода </text:span>get(), <text:span text:style-name="T13">и таким образом получаем полный </text:span>HTTP<text:span text:style-name="T13">-ответ</text:span>. <text:span text:style-name="T13">Затем применяем оператор </text:span>tap() <text:span text:style-name="T13">библиотеки </text:span>RxJS, <text:span text:style-name="T13">чтобы спарсить </text:span>Link header <text:span text:style-name="T13">перед тем как вернуть окончательный </text:span>Observable.</text:p>
      <text:p text:style-name="P24"/>
      <text:p text:style-name="P24">31) <text:span text:style-name="T13">Так как метод </text:span>sendGetRequest() <text:s/><text:span text:style-name="T13">теперь возвращает</text:span> Observable <text:span text:style-name="T13">с полным HTTP-ответом, необходимо обновить компонент </text:span>home, <text:span text:style-name="T13">поэтому откроем файл </text:span>src/app/home/home.component.ts <text:span text:style-name="T13">и импортируем </text:span>HttpResponse:</text:p>
      <text:p text:style-name="P24"/>
      <text:p text:style-name="P22">import { HttpResponse } from '@angular/common/http';</text:p>
      <text:p text:style-name="P22"/>
      <text:p text:style-name="P22"><text:s text:c="2"/>}</text:p>
      <text:p text:style-name="P24"><text:s text:c="2"/></text:p>
      <text:p text:style-name="P24">32) <text:span text:style-name="T13">Обновите метод </text:span>subscribe():</text:p>
      <text:p text:style-name="P24"/>
      <text:p text:style-name="P22">ngOnInit(){</text:p>
      <text:p text:style-name="P22"/>
      <text:p text:style-name="P22">this.apiService.sendGetRequest().pipe(takeUntil(this.destroy$)).subscribe((res: HttpResponse&lt;any&gt;)=&gt;{ <text:s/></text:p>
      <text:p text:style-name="P22"><text:tab/>console.log(res); <text:s/></text:p>
      <text:p text:style-name="P22"><text:tab/>this.products = res.body; <text:s/></text:p>
      <text:p text:style-name="P22">}) <text:s/></text:p>
      <text:p text:style-name="P22">}</text:p>
      <text:p text:style-name="P24"><text:span text:style-name="T13">Теперь мы можем иметь доступ к данным из тела объекта полученного </text:span>HTTP<text:span text:style-name="T13">-ответа</text:span>.</text:p>
      <text:p text:style-name="P24"/>
      <text:p text:style-name="P24">33) <text:span text:style-name="T13">Снова откройте файл </text:span>src/app/data.service.ts <text:span text:style-name="T13">и добавьте метод:</text:span></text:p>
      <text:p text:style-name="P24"/>
      <text:p text:style-name="P22">public sendGetRequestToUrl(url: string){ <text:s/></text:p>
      <text:p text:style-name="P22"><text:tab/>return this.httpClient.get(url, { observe: "response"}).pipe(retry(3), <text:tab/><text:tab/><text:tab/></text:p>
      <text:p text:style-name="P22"><text:tab/>catchError(this.handleError), tap(res =&gt; { <text:s/></text:p>
      <text:p text:style-name="P22"><text:tab/><text:tab/>console.log(res.headers.get('Link')); <text:s/></text:p>
      <text:p text:style-name="P22"><text:tab/><text:tab/>this.parseLinkHeader(res.headers.get('Link'));</text:p>
      <text:p text:style-name="P22"><text:tab/>})); <text:s/></text:p>
      <text:p text:style-name="P22"><text:soft-page-break/>}</text:p>
      <text:p text:style-name="P22"/>
      <text:p text:style-name="P24"><text:span text:style-name="T13">Этот метод похож на </text:span>sendGetRequest(), <text:span text:style-name="T13">исключая то, что он принимает</text:span> URL, <text:span text:style-name="T13">куда мы отправляем </text:span>HTTP <text:span text:style-name="T13">GET-запрос</text:span>.</text:p>
      <text:p text:style-name="P24"/>
      <text:p text:style-name="P24">34) <text:span text:style-name="T13">Снова откройте файл </text:span>src/app/home/home.component.ts <text:span text:style-name="T13">и добавьте следующие методы:</text:span></text:p>
      <text:p text:style-name="P24"/>
      <text:p text:style-name="P22"><text:s/>public firstPage() {</text:p>
      <text:p text:style-name="P22"><text:s text:c="4"/>this.products = [];</text:p>
      <text:p text:style-name="P22"><text:s text:c="4"/>this.apiService.sendGetRequestToUrl(this.apiService.first).pipe(takeUntil(this.destroy$)).subscribe((res: HttpResponse&lt;any&gt;) =&gt; {</text:p>
      <text:p text:style-name="P22"><text:s text:c="6"/>console.log(res);</text:p>
      <text:p text:style-name="P22"><text:s text:c="6"/>this.products = res.body;</text:p>
      <text:p text:style-name="P22"><text:s text:c="4"/>})</text:p>
      <text:p text:style-name="P22"><text:s text:c="2"/>}</text:p>
      <text:p text:style-name="P22"><text:s text:c="2"/>public previousPage() {</text:p>
      <text:p text:style-name="P22"/>
      <text:p text:style-name="P22"><text:s text:c="4"/>if (this.apiService.prev !== undefined &amp;&amp; this.apiService.prev !== '') {</text:p>
      <text:p text:style-name="P22"><text:s text:c="6"/>this.products = [];</text:p>
      <text:p text:style-name="P29"><text:span text:style-name="T1"><text:s text:c="6"/>this.apiService.sendGetRequestToUrl(this.apiService.prev).pipe(takeU</text:span><text:span text:style-name="T1">ntil(this.destroy$)).subscribe((res: HttpResponse&lt;any&gt;) =&gt; {</text:span></text:p>
      <text:p text:style-name="P22"><text:s text:c="8"/>console.log(res);</text:p>
      <text:p text:style-name="P22"><text:s text:c="8"/>this.products = res.body;</text:p>
      <text:p text:style-name="P22"><text:s text:c="6"/>})</text:p>
      <text:p text:style-name="P22"><text:s text:c="4"/>}</text:p>
      <text:p text:style-name="P22"/>
      <text:p text:style-name="P22"><text:s text:c="2"/>}</text:p>
      <text:p text:style-name="P22"><text:s text:c="2"/>public nextPage() {</text:p>
      <text:p text:style-name="P22"><text:s text:c="4"/>if (this.apiService.next !== undefined &amp;&amp; this.apiService.next !== '') {</text:p>
      <text:p text:style-name="P22"><text:s text:c="6"/>this.products = [];</text:p>
      <text:p text:style-name="P22"><text:s text:c="6"/>this.apiService.sendGetRequestToUrl(this.apiService.next).pipe(takeUntil(this.destroy$)).subscribe((res: HttpResponse&lt;any&gt;) =&gt; {</text:p>
      <text:p text:style-name="P22"><text:s text:c="8"/>console.log(res);</text:p>
      <text:p text:style-name="P22"><text:soft-page-break/><text:s text:c="8"/>this.products = res.body;</text:p>
      <text:p text:style-name="P22"><text:s text:c="6"/>})</text:p>
      <text:p text:style-name="P22"><text:s text:c="4"/>}</text:p>
      <text:p text:style-name="P22"><text:s text:c="2"/>}</text:p>
      <text:p text:style-name="P22"><text:s text:c="2"/>public lastPage() {</text:p>
      <text:p text:style-name="P22"><text:s text:c="4"/>this.products = [];</text:p>
      <text:p text:style-name="P22"><text:s text:c="4"/>this.apiService.sendGetRequestToUrl(this.apiService.last).pipe(takeUntil(this.destroy$)).subscribe((res: HttpResponse&lt;any&gt;) =&gt; {</text:p>
      <text:p text:style-name="P22"><text:s text:c="6"/>console.log(res);</text:p>
      <text:p text:style-name="P22"><text:s text:c="6"/>this.products = res.body;</text:p>
      <text:p text:style-name="P22"><text:s text:c="4"/>})</text:p>
      <text:p text:style-name="P22"><text:s text:c="2"/>}</text:p>
      <text:p text:style-name="P24"><text:s text:c="2"/></text:p>
      <text:p text:style-name="P24"><text:s text:c="2"/>35) <text:span text:style-name="T13">Наконец, откройте файл </text:span>src/app/home/home.component.html <text:span text:style-name="T13">и обновите шаблон:</text:span></text:p>
      <text:p text:style-name="P24"/>
      <text:p text:style-name="P22">&lt;div style="padding: 13px;"&gt;</text:p>
      <text:p text:style-name="P22"><text:s text:c="4"/>&lt;mat-spinner *ngIf="products.length === 0"&gt;&lt;/mat-spinner&gt;</text:p>
      <text:p text:style-name="P22"/>
      <text:p text:style-name="P22"><text:s text:c="4"/>&lt;mat-card *ngFor="let product of products" style="margin-top:10px;"&gt;</text:p>
      <text:p text:style-name="P22"><text:s text:c="8"/>&lt;mat-card-header&gt;</text:p>
      <text:p text:style-name="P22"><text:s text:c="12"/>&lt;mat-card-title&gt;#{{product.id}} {{product.name}}&lt;/mat-card-title&gt;</text:p>
      <text:p text:style-name="P22"><text:s text:c="12"/>&lt;mat-card-subtitle&gt;{{product.price}} $/ {{product.quantity}}</text:p>
      <text:p text:style-name="P22"><text:s text:c="12"/>&lt;/mat-card-subtitle&gt;</text:p>
      <text:p text:style-name="P22"><text:s text:c="8"/>&lt;/mat-card-header&gt;</text:p>
      <text:p text:style-name="P22"><text:s text:c="8"/>&lt;mat-card-content&gt;</text:p>
      <text:p text:style-name="P22"><text:s text:c="12"/>&lt;p&gt;</text:p>
      <text:p text:style-name="P22"><text:s text:c="16"/>{{product.description}}</text:p>
      <text:p text:style-name="P22"><text:s text:c="12"/>&lt;/p&gt;</text:p>
      <text:p text:style-name="P22"><text:s text:c="12"/>&lt;img style="height:100%; width: 100%;" src="{{ product.imageUrl }}" /&gt;</text:p>
      <text:p text:style-name="P22"><text:s text:c="8"/>&lt;/mat-card-content&gt;</text:p>
      <text:p text:style-name="P22"><text:s text:c="8"/>&lt;mat-card-actions&gt;</text:p>
      <text:p text:style-name="P22"><text:s text:c="6"/>&lt;button mat-button&gt; Buy product&lt;/button&gt;</text:p>
      <text:p text:style-name="P22"><text:soft-page-break/><text:s text:c="4"/>&lt;/mat-card-actions&gt;</text:p>
      <text:p text:style-name="P22"><text:s text:c="4"/>&lt;/mat-card&gt;</text:p>
      <text:p text:style-name="P22"/>
      <text:p text:style-name="P22">&lt;/div&gt;</text:p>
      <text:p text:style-name="P22">&lt;div&gt;</text:p>
      <text:p text:style-name="P22"><text:s text:c="4"/>&lt;button (click) ="firstPage()" mat-button&gt; First&lt;/button&gt;</text:p>
      <text:p text:style-name="P22"><text:s text:c="4"/>&lt;button (click) ="previousPage()" mat-button&gt; Previous&lt;/button&gt;</text:p>
      <text:p text:style-name="P22"><text:s text:c="4"/>&lt;button (click) ="nextPage()" mat-button&gt; Next&lt;/button&gt;</text:p>
      <text:p text:style-name="P22"><text:s text:c="4"/>&lt;button (click) ="lastPage()" mat-button&gt; Last&lt;/button&gt;</text:p>
      <text:p text:style-name="P22">&lt;/div&gt;</text:p>
      <text:p text:style-name="P22"/>
      <text:p text:style-name="P28"><text:span text:style-name="T2">36) </text:span><text:span text:style-name="T14">Вернитесь в консоль. Убедитесь, что вы находитесь в корне проекта и запустите следующую команду:</text:span></text:p>
      <text:p text:style-name="P22"/>
      <text:p text:style-name="P22">ng add @angular/fire</text:p>
      <text:p text:style-name="P22"/>
      <text:p text:style-name="P24"><text:span text:style-name="T13">Эта команда добавит возможность развертывания </text:span>Firebase <text:span text:style-name="T13">для проекта.</text:span></text:p>
      <text:p text:style-name="P27"/>
      <text:p text:style-name="P132">Листинг</text:p>
      <text:p text:style-name="P22">angular8\src\app\app.module.ts:</text:p>
      <text:p text:style-name="P25">import { BrowserModule } from '@angular/platform-browser';<text:line-break/>import { NgModule } from '@angular/core';<text:line-break/>import "@angular/compiler";<text:line-break/>import { AppRoutingModule } from './app-routing.module';<text:line-break/>import { AppComponent } from './app.component';<text:line-break/>import { HttpClientModule } from '@angular/common/http';<text:line-break/>import { HomeComponent } from './home/home.component';<text:line-break/>import { AboutComponent } from './about/about.component';<text:line-break/>import { BrowserAnimationsModule } from '@angular/platform-browser/animations';<text:line-break/>import { MatToolbarModule} from '@angular/material/toolbar';<text:line-break/>import { MatIconModule } from '@angular/material/icon';<text:line-break/>import { MatButtonModule } from '@angular/material/button';<text:line-break/>import { MatProgressSpinnerModule } from '@angular/material/progress-spinner';<text:line-break/>import { MatCardModule } from '@angular/material/card';<text:line-break/><text:line-break/><text:line-break/>@NgModule({<text:line-break/><text:soft-page-break/> <text:s/>declarations: [<text:line-break/> <text:s text:c="3"/>AppComponent,<text:line-break/> <text:s text:c="3"/>HomeComponent,<text:line-break/> <text:s text:c="3"/>AboutComponent<text:line-break/> <text:s/>],<text:line-break/> <text:s/>imports: [<text:line-break/> <text:s text:c="3"/>BrowserModule,<text:line-break/> <text:s text:c="3"/>AppRoutingModule,<text:line-break/> <text:s text:c="3"/>HttpClientModule,<text:line-break/> <text:s text:c="3"/>BrowserAnimationsModule,<text:line-break/><text:tab/>MatToolbarModule,<text:line-break/> <text:s text:c="3"/>MatIconModule,<text:line-break/> <text:s text:c="3"/>MatButtonModule,<text:line-break/> <text:s text:c="3"/>MatCardModule,<text:line-break/> <text:s text:c="3"/>MatProgressSpinnerModule<text:line-break/> <text:s/>],<text:line-break/> <text:s/><text:line-break/> <text:s/>providers: [],<text:line-break/> <text:s/>bootstrap: [AppComponent]<text:line-break/>})<text:line-break/>export class AppModule { }</text:p>
      <text:p text:style-name="P25"/>
      <text:p text:style-name="P23">angular8\src\app\about\about.component.html:</text:p>
      <text:p text:style-name="P25">&lt;p&gt;about works!&lt;/p&gt;<text:line-break/>&lt;p style="padding: 15px;"&gt; This is the about page that describes your app&lt;/p&gt;</text:p>
      <text:p text:style-name="P25"/>
      <text:p text:style-name="P25"><text:span text:style-name="T16">angular8\src\app\app-routing.module.ts:</text:span><text:line-break/>import { NgModule } from '@angular/core';<text:line-break/>import { Routes } from '@angular/router';<text:line-break/>import { RouterModule } from '@angular/router';<text:line-break/>import { HomeComponent } from './home/home.component';<text:line-break/>import { AboutComponent } from './about/about.component';<text:line-break/><text:line-break/><text:line-break/>const routes: Routes = [<text:line-break/> <text:s/>{ path: '', redirectTo: 'home', pathMatch: 'full'},<text:line-break/> <text:s/>{ path: 'home', component: HomeComponent },<text:line-break/> <text:s/>{ path: 'about', component: AboutComponent },<text:line-break/>];<text:line-break/><text:line-break/>@NgModule({<text:line-break/> <text:s/>imports: [RouterModule.forRoot(routes)],<text:line-break/> <text:s/>exports: [RouterModule]<text:line-break/><text:soft-page-break/>})<text:line-break/>export class AppRoutingModule { }</text:p>
      <text:p text:style-name="P25"/>
      <text:p text:style-name="P23">angular8\src\app\app.component.html:</text:p>
      <text:p text:style-name="P25">&lt;mat-toolbar color="primary"&gt; <text:s/><text:line-break/><text:tab/>&lt;h1&gt; <text:s/><text:line-break/><text:tab/>My Angular Store <text:s/><text:line-break/><text:tab/>&lt;/h1&gt; <text:s/><text:line-break/><text:tab/>&lt;button mat-button routerLink="/"&gt;Home&lt;/button&gt; <text:s/><text:line-break/><text:tab/>&lt;button mat-button routerLink="/about"&gt;About&lt;/button&gt;<text:line-break/>&lt;/mat-toolbar&gt;<text:line-break/><text:line-break/>&lt;router-outlet&gt;&lt;/router-outlet&gt;</text:p>
      <text:p text:style-name="P25"/>
      <text:p text:style-name="P25"><text:span text:style-name="T16">angular8\server\generate.js:</text:span><text:line-break/>var faker = require('faker');</text:p>
      <text:p text:style-name="P25"/>
      <text:p text:style-name="P25">var database = { products: [] };</text:p>
      <text:p text:style-name="P25"/>
      <text:p text:style-name="P25">for (var i = 1; i&lt;=300; i++) {</text:p>
      <text:p text:style-name="P25"><text:tab/>database.products.push({</text:p>
      <text:p text:style-name="P25"><text:tab/><text:tab/>id: i,</text:p>
      <text:p text:style-name="P25"><text:tab/><text:tab/>name: faker.commerce.productName(),</text:p>
      <text:p text:style-name="P25"><text:tab/><text:tab/>description: faker.lorem.sentences(),</text:p>
      <text:p text:style-name="P25"><text:tab/><text:tab/>price: faker.commerce.price(),</text:p>
      <text:p text:style-name="P25"><text:tab/><text:tab/>imageUrl: "https://source.unsplash.com/1600x900/?product",</text:p>
      <text:p text:style-name="P25"><text:tab/><text:tab/>quantity: faker.random.number()</text:p>
      <text:p text:style-name="P25"><text:tab/>});</text:p>
      <text:p text:style-name="P25">}</text:p>
      <text:p text:style-name="P25"/>
      <text:p text:style-name="P25">console.log(JSON.stringify(database));</text:p>
      <text:p text:style-name="P25"/>
      <text:p text:style-name="P23">angular8\src\app\api.service.ts:</text:p>
      <text:p text:style-name="P25">import { Injectable } from '@angular/core'; <text:s/><text:line-break/>import { HttpClient, HttpErrorResponse, HttpParams } from '@angular/common/http';<text:line-break/><text:soft-page-break/><text:line-break/>import { throwError } from 'rxjs';<text:line-break/>import { retry, catchError, tap } from 'rxjs/operators';<text:line-break/>import { Observable } from 'rxjs';<text:line-break/><text:line-break/>@Injectable({ <text:s/><text:line-break/><text:tab/>providedIn: 'root' <text:s/><text:line-break/>}) <text:s/><text:line-break/>export class ApiService {<text:line-break/><text:line-break/><text:tab/>private SERVER_URL = "http://localhost:3000/products";<text:line-break/><text:tab/>constructor(private httpClient: HttpClient) { }<text:line-break/><text:line-break/><text:tab/>handleError(error: HttpErrorResponse) {<text:line-break/><text:tab/><text:tab/>let errorMessage = "Unknown Error!";<text:line-break/><text:tab/><text:tab/>if(error.error instanceof ErrorEvent) {<text:line-break/><text:tab/><text:tab/><text:tab/>//Client-side Errors<text:line-break/><text:tab/><text:tab/><text:tab/>errorMessage = `Error: ${error.error.message}`;<text:line-break/><text:tab/><text:tab/>} else {<text:line-break/><text:tab/><text:tab/><text:tab/>//Server-side Errors<text:line-break/><text:tab/><text:tab/><text:tab/>errorMessage = `ErrorCode: ${error.status}\nMessage: ${error.message}`;<text:line-break/><text:tab/><text:tab/>}<text:line-break/><text:tab/><text:tab/>window.alert(errorMessage);<text:line-break/><text:tab/><text:tab/>return throwError(errorMessage);<text:line-break/><text:tab/>}<text:line-break/><text:tab/><text:line-break/><text:tab/> <text:s/>public sendGetRequest(){<text:line-break/><text:tab/><text:tab/>// Add safe, URL encoded _page and _limit parameters <text:line-break/><text:line-break/><text:tab/><text:tab/>return this.httpClient.get(this.SERVER_URL, { <text:s/>params: new HttpParams({fromString: "_page=1&amp;_limit=20"}), observe: "response"}).pipe(retry(3), catchError(this.handleError), tap(res =&gt; {<text:line-break/><text:tab/><text:tab/> <text:s/>console.log(res.headers.get('Link'));<text:line-break/><text:tab/><text:tab/> <text:s/>this.parseLinkHeader(res.headers.get('Link'));<text:line-break/><text:tab/><text:tab/>}));<text:line-break/><text:tab/> <text:s/>}<text:line-break/><text:line-break/>}</text:p>
      <text:p text:style-name="P25"/>
      <text:p text:style-name="P23">angular8\src\app\home\home.component.ts:</text:p>
      <text:p text:style-name="P25">import { Component, OnInit } from '@angular/core'; <text:s/><text:line-break/>import { ApiService } from '../api.service';<text:line-break/>import { HttpResponse } from '@angular/common/http';<text:line-break/><text:soft-page-break/>import { takeUntil } from 'rxjs/operator';<text:line-break/>import { Observable } from 'rxjs/observable';<text:line-break/><text:line-break/>@Component({ <text:s/><text:line-break/><text:tab/>selector: 'app-home', <text:s/><text:line-break/><text:tab/>templateUrl: './home.component.html', <text:s/><text:line-break/><text:tab/>styleUrls: ['./home.component.css'] <text:s/><text:line-break/>}) <text:s/><text:line-break/>export class HomeComponent implements OnInit {<text:line-break/><text:tab/>products = [];<text:line-break/><text:tab/>constructor(private apiService: ApiService) { }<text:line-break/><text:tab/><text:line-break/><text:tab/>ngOnInit(){<text:line-break/><text:line-break/><text:tab/>this.apiService.sendGetRequest().pipe(takeUntil(this.destroy$)).subscribe((res: HttpResponse&lt;any&gt;)=&gt;{ <text:s/><text:line-break/><text:tab/><text:tab/>console.log(res); <text:s/><text:line-break/><text:tab/><text:tab/>this.products = res.body; <text:s/><text:line-break/><text:tab/>}) <text:s/><text:line-break/><text:tab/>}<text:line-break/><text:line-break/><text:tab/><text:line-break/> public firstPage() {<text:line-break/> <text:s text:c="3"/>this.products = [];<text:line-break/> <text:s text:c="3"/>this.apiService.sendGetRequestToUrl(this.apiService.first).pipe(takeUntil(this.destroy$)).subscribe((res: HttpResponse&lt;any&gt;) =&gt; {<text:line-break/> <text:s text:c="5"/>console.log(res);<text:line-break/> <text:s text:c="5"/>this.products = res.body;<text:line-break/> <text:s text:c="3"/>})<text:line-break/> <text:s/>}<text:line-break/> <text:s/>public previousPage() {<text:line-break/><text:line-break/> <text:s text:c="3"/>if (this.apiService.prev !== undefined &amp;&amp; this.apiService.prev !== '') {<text:line-break/> <text:s text:c="5"/>this.products = [];<text:line-break/> <text:s text:c="5"/>this.apiService.sendGetRequestToUrl(this.apiService.prev).pipe(takeUntil(this.destroy$)).subscribe((res: HttpResponse&lt;any&gt;) =&gt; {<text:line-break/> <text:s text:c="7"/>console.log(res);<text:line-break/> <text:s text:c="7"/>this.products = res.body;<text:line-break/> <text:s text:c="5"/>})<text:line-break/> <text:s text:c="3"/>}<text:line-break/><text:line-break/> <text:s/>}<text:line-break/> <text:s/>public nextPage() {<text:line-break/><text:soft-page-break/> <text:s text:c="3"/>if (this.apiService.next !== undefined &amp;&amp; this.apiService.next !== '') {<text:line-break/> <text:s text:c="5"/>this.products = [];<text:line-break/> <text:s text:c="5"/>this.apiService.sendGetRequestToUrl(this.apiService.next).pipe(takeUntil(this.destroy$)).subscribe((res: HttpResponse&lt;any&gt;) =&gt; {<text:line-break/> <text:s text:c="7"/>console.log(res);<text:line-break/> <text:s text:c="7"/>this.products = res.body;<text:line-break/> <text:s text:c="5"/>})<text:line-break/> <text:s text:c="3"/>}<text:line-break/> <text:s/>}<text:line-break/> <text:s/>public lastPage() {<text:line-break/> <text:s text:c="3"/>this.products = [];<text:line-break/> <text:s text:c="3"/>this.apiService.sendGetRequestToUrl(this.apiService.last).pipe(takeUntil(this.destroy$)).subscribe((res: HttpResponse&lt;any&gt;) =&gt; {<text:line-break/> <text:s text:c="5"/>console.log(res);<text:line-break/> <text:s text:c="5"/>this.products = res.body;<text:line-break/> <text:s text:c="3"/>})<text:line-break/> <text:s/>}<text:line-break/>}<text:line-break/><text:line-break/><text:span text:style-name="T16">angular8\src\app\home\home.component.html:</text:span></text:p>
      <text:p text:style-name="P25">div style="padding: 13px;"&gt;<text:line-break/> <text:s text:c="3"/>&lt;mat-spinner *ngIf="products.length === 0"&gt;&lt;/mat-spinner&gt;<text:line-break/><text:line-break/> <text:s text:c="3"/>&lt;mat-card *ngFor="let product of products" style="margin-top:10px;"&gt;<text:line-break/> <text:s text:c="7"/>&lt;mat-card-header&gt;<text:line-break/> <text:s text:c="11"/>&lt;mat-card-title&gt;#{{product.id}} {{product.name}}&lt;/mat-card-title&gt;<text:line-break/> <text:s text:c="11"/>&lt;mat-card-subtitle&gt;{{product.price}} $/ {{product.quantity}}<text:line-break/> <text:s text:c="11"/>&lt;/mat-card-subtitle&gt;<text:line-break/> <text:s text:c="7"/>&lt;/mat-card-header&gt;<text:line-break/> <text:s text:c="7"/>&lt;mat-card-content&gt;<text:line-break/> <text:s text:c="11"/>&lt;p&gt;<text:line-break/> <text:s text:c="15"/>{{product.description}}<text:line-break/> <text:s text:c="11"/>&lt;/p&gt;<text:line-break/> <text:s text:c="11"/>&lt;img style="height:100%; width: 100%;" src="{{ product.imageUrl }}" /&gt;<text:line-break/> <text:s text:c="7"/>&lt;/mat-card-content&gt;<text:line-break/> <text:s text:c="7"/>&lt;mat-card-actions&gt;<text:line-break/> <text:s text:c="5"/>&lt;button mat-button&gt; Buy product&lt;/button&gt;<text:line-break/> <text:s text:c="3"/>&lt;/mat-card-actions&gt;<text:line-break/> <text:s text:c="3"/>&lt;/mat-card&gt;<text:line-break/><text:line-break/>&lt;/div&gt;<text:line-break/>&lt;div&gt;<text:line-break/><text:soft-page-break/> <text:s text:c="3"/>&lt;button (click) ="firstPage()" mat-button&gt; First&lt;/button&gt;<text:line-break/> <text:s text:c="3"/>&lt;button (click) ="previousPage()" mat-button&gt; Previous&lt;/button&gt;<text:line-break/> <text:s text:c="3"/>&lt;button (click) ="nextPage()" mat-button&gt; Next&lt;/button&gt;<text:line-break/> <text:s text:c="3"/>&lt;button (click) ="lastPage()" mat-button&gt; Last&lt;/button&gt;<text:line-break/>&lt;/div&gt;</text:p>
      <text:p text:style-name="P25"><text:line-break/><text:span text:style-name="T16">angular8\src\app\data.service.ts:</text:span></text:p>
      <text:p text:style-name="P25">import { retry, catchError, tap } from 'rxjs/operators';</text:p>
      <text:p text:style-name="P25">import { Observable } from 'rxjs';</text:p>
      <text:p text:style-name="P25"/>
      <text:p text:style-name="P25">public first: string = ""; <text:s/></text:p>
      <text:p text:style-name="P25">public prev: string = ""; <text:s/></text:p>
      <text:p text:style-name="P25">public next: string = ""; <text:s/></text:p>
      <text:p text:style-name="P25">public last: string = "";</text:p>
      <text:p text:style-name="P25"/>
      <text:p text:style-name="P25"><text:s text:c="2"/>parseLinkHeader(header) {</text:p>
      <text:p text:style-name="P25"><text:s text:c="4"/>if (header.length == 0) {</text:p>
      <text:p text:style-name="P25"><text:s text:c="6"/>return ;</text:p>
      <text:p text:style-name="P25"><text:s text:c="4"/>}</text:p>
      <text:p text:style-name="P25"/>
      <text:p text:style-name="P25"><text:s text:c="4"/>let parts = header.split(',');</text:p>
      <text:p text:style-name="P25"><text:s text:c="4"/>var links = {};</text:p>
      <text:p text:style-name="P25"><text:s text:c="4"/>parts.forEach( p =&gt; {</text:p>
      <text:p text:style-name="P25"><text:s text:c="6"/>let section = p.split(';');</text:p>
      <text:p text:style-name="P25"><text:s text:c="6"/>var url = section[0].replace(/&lt;(.*)&gt;/, '$1').trim();</text:p>
      <text:p text:style-name="P25"><text:s text:c="6"/>var name = section[1].replace(/rel="(.*)"/, '$1').trim();</text:p>
      <text:p text:style-name="P25"><text:s text:c="6"/>links[name] = url;</text:p>
      <text:p text:style-name="P25"/>
      <text:p text:style-name="P25"><text:s text:c="4"/>});</text:p>
      <text:p text:style-name="P25"/>
      <text:p text:style-name="P25"><text:s text:c="4"/>this.first <text:s/>= links["first"];</text:p>
      <text:p text:style-name="P25"><text:s text:c="4"/>this.last <text:s text:c="2"/>= links["last"];</text:p>
      <text:p text:style-name="P25"><text:s text:c="4"/>this.prev <text:s text:c="2"/>= links["prev"];</text:p>
      <text:p text:style-name="P25"><text:s text:c="4"/>this.next <text:s text:c="2"/>= links["next"]; </text:p>
      <text:p text:style-name="P25"><text:soft-page-break/><text:s text:c="2"/>}</text:p>
      <text:p text:style-name="P25"><text:s text:c="2"/></text:p>
      <text:p text:style-name="P25"><text:s text:c="2"/>public sendGetRequestToUrl(url: string){ <text:s/></text:p>
      <text:p text:style-name="P25"><text:tab/>return this.httpClient.get(url, { observe: "response"}).pipe(retry(3), <text:tab/><text:tab/><text:tab/></text:p>
      <text:p text:style-name="P25"><text:tab/>catchError(this.handleError), tap(res =&gt; { <text:s/></text:p>
      <text:p text:style-name="P25"><text:tab/><text:tab/>console.log(res.headers.get('Link')); <text:s/></text:p>
      <text:p text:style-name="P25"><text:tab/><text:tab/>this.parseLinkHeader(res.headers.get('Link'));</text:p>
      <text:p text:style-name="P25"><text:tab/>})); <text:s/></text:p>
      <text:p text:style-name="P25">}</text:p>
      <text:h text:style-name="P50" text:outline-level="1">UI-Router <text:span text:style-name="T13">для </text:span>AngularJS</text:h>
      <text:h text:style-name="P45" text:outline-level="2"><text:span text:style-name="T18">I. </text:span><text:span text:style-name="T24">Приложение </text:span><text:span text:style-name="T18">Hello World </text:span><text:span text:style-name="T24">с двумя страницами: </text:span><text:span text:style-name="T18">hello </text:span><text:span text:style-name="T24">и </text:span><text:span text:style-name="T18">about</text:span></text:h>
      <text:p text:style-name="P138"><text:span text:style-name="T24">Код приложения:</text:span></text:p>
      <text:p text:style-name="P142"><text:span text:style-name="T25">index.html:</text:span></text:p>
      <text:p text:style-name="P143"><text:span text:style-name="T25">&lt;html&gt;</text:span></text:p>
      <text:p text:style-name="P143"><text:span text:style-name="T25"><text:tab/>&lt;head&gt;</text:span></text:p>
      <text:p text:style-name="P143"><text:span text:style-name="T25"><text:tab/><text:tab/>&lt;sript src=”lib/angular.js”&gt;&lt;/script&gt;</text:span></text:p>
      <text:p text:style-name="P143"><text:span text:style-name="T25"><text:tab/><text:tab/>&lt;sript src=”lib/angular-ui-router.js”&gt;&lt;/script&gt;</text:span></text:p>
      <text:p text:style-name="P143"><text:span text:style-name="T25"><text:tab/><text:tab/>&lt;sript src=”helloworld.js”&gt;&lt;/script&gt;</text:span></text:p>
      <text:p text:style-name="P143"><text:span text:style-name="T25"><text:tab/><text:tab/>&lt;style&gt;.active {color:red; font-weight:bold;}&lt;/style&gt;</text:span></text:p>
      <text:p text:style-name="P143"><text:span text:style-name="T25"><text:tab/>&lt;/head&gt;</text:span></text:p>
      <text:p text:style-name="P143"><text:span text:style-name="T25"><text:tab/>&lt;body&gt;</text:span></text:p>
      <text:p text:style-name="P143"><text:span text:style-name="T25"><text:tab/><text:tab/>&lt;a ui-sref=”hello” ui-sref-active=”active”&gt;Hello&lt;/a&gt;</text:span></text:p>
      <text:p text:style-name="P143"><text:span text:style-name="T25"><text:tab/><text:tab/>&lt;a ui-sref=”about” ui-sref-active=”active”&gt;About&lt;/a&gt;</text:span></text:p>
      <text:p text:style-name="P143"><text:span text:style-name="T25"><text:tab/><text:tab/>&lt;ui-view&gt;&lt;/ui-view&gt;</text:span></text:p>
      <text:p text:style-name="P143"><text:span text:style-name="T25"><text:tab/>&lt;/body&gt;</text:span></text:p>
      <text:p text:style-name="P143"><text:span text:style-name="T25">&lt;/html&gt;</text:span></text:p>
      <text:p text:style-name="P143"><text:span text:style-name="T25"/></text:p>
      <text:p text:style-name="P142"><text:span text:style-name="T25">helloworld.js:</text:span></text:p>
      <text:p text:style-name="P143"><text:span text:style-name="T25">var myApp = angular.module('helloworld', ['ui.router']);</text:span></text:p>
      <text:p text:style-name="P143"><text:span text:style-name="T25">myApp.config(function($stateProvider) {</text:span></text:p>
      <text:p text:style-name="P143"><text:span text:style-name="T25"><text:tab/>var helloState = {</text:span></text:p>
      <text:p text:style-name="P143"><text:span text:style-name="T25"><text:tab/><text:tab/>name: 'hello',</text:span></text:p>
      <text:p text:style-name="P143"><text:span text:style-name="T25"><text:tab/><text:tab/>url: '/hello',</text:span></text:p>
      <text:p text:style-name="P143"><text:span text:style-name="T25"><text:tab/><text:tab/>template: &lt;h3&gt;hello world!&lt;/h3&gt;</text:span></text:p>
      <text:p text:style-name="P143"><text:span text:style-name="T25"><text:tab/>}</text:span></text:p>
      <text:p text:style-name="P143"><text:span text:style-name="T25"/></text:p>
      <text:p text:style-name="P143"><text:span text:style-name="T25"><text:tab/>var aboutState = {</text:span></text:p>
      <text:p text:style-name="P143"><text:span text:style-name="T25"><text:tab/><text:tab/>name: 'about',</text:span></text:p>
      <text:p text:style-name="P143"><text:span text:style-name="T25"><text:tab/><text:tab/>url: '/about',</text:span></text:p>
      <text:p text:style-name="P143"><text:soft-page-break/><text:span text:style-name="T25"><text:tab/><text:tab/>template: &lt;h3&gt;It's the UI-router hw app&lt;/h3&gt;</text:span></text:p>
      <text:p text:style-name="P143"><text:span text:style-name="T25"/></text:p>
      <text:p text:style-name="P143"><text:span text:style-name="T25"><text:tab/>$stateProvider.state(helloState);</text:span></text:p>
      <text:p text:style-name="P143"><text:span text:style-name="T25"><text:tab/>$state Provider.state(aboutState);</text:span></text:p>
      <text:p text:style-name="P143"><text:span text:style-name="T25">});</text:span></text:p>
      <text:p text:style-name="P143"><text:span text:style-name="T25"/></text:p>
      <text:list xml:id="list5745332246278974946" text:style-name="L58">
        <text:list-item>
          <text:p text:style-name="P144"><text:span text:style-name="T23">Скачать </text:span><text:span text:style-name="T25">UI-Router </text:span><text:span text:style-name="T23">в папку проекта:</text:span></text:p>
        </text:list-item>
      </text:list>
      <text:p text:style-name="P142"><text:span text:style-name="T23"><text:tab/></text:span><text:span text:style-name="T25">npm install </text:span><text:span text:style-name="T23">--</text:span><text:span text:style-name="T25">save @uirouter/angularjs</text:span></text:p>
      <text:list xml:id="list22713215" text:continue-numbering="true" text:style-name="L58">
        <text:list-item>
          <text:p text:style-name="P144"><text:span text:style-name="T23">В теге </text:span><text:span text:style-name="T25">head index.html </text:span><text:span text:style-name="T23">подключаем скрипты в следующем порядке: </text:span><text:span text:style-name="T25">angular.js, angular ui-router.js, helloworld.js.</text:span></text:p>
        </text:list-item>
        <text:list-item>
          <text:p text:style-name="P141"><text:span text:style-name="T25">В </text:span><text:span text:style-name="T19">helloworld.js </text:span><text:span text:style-name="T25">создаем модуль. </text:span><text:span text:style-name="T19">Angular </text:span><text:span text:style-name="T25">читает, что </text:span><text:span text:style-name="T19">helloworld – </text:span><text:span text:style-name="T25">главный модуль, и он зависит от модуля </text:span><text:span text:style-name="T19">ui.router.</text:span></text:p>
        </text:list-item>
        <text:list-item>
          <text:p text:style-name="P141"><text:span text:style-name="T25">Создаем первое состояние. Состояние — базовый элемент в приложениях на </text:span><text:span text:style-name="T19">UI-Router. </text:span><text:span text:style-name="T25">У этого объекта простое определение состояния из 3х свойств:</text:span></text:p>
          <text:p text:style-name="P141"><text:span text:style-name="T25">- </text:span><text:span text:style-name="T19">name – </text:span><text:span text:style-name="T25">имя состояния </text:span><text:span text:style-name="T19">'hello'</text:span></text:p>
          <text:p text:style-name="P141"><text:span text:style-name="T19">- url – </text:span><text:span text:style-name="T25">при активном статусе </text:span><text:span text:style-name="T19">url </text:span><text:span text:style-name="T25">браузера будет /</text:span><text:span text:style-name="T19">hello</text:span></text:p>
          <text:p text:style-name="P141"><text:span text:style-name="T25">- </text:span><text:span text:style-name="T19">template – </text:span><text:span text:style-name="T25">определяет представление состояния. Если это состояние активно, отобразится это представление.</text:span></text:p>
        </text:list-item>
        <text:list-item>
          <text:p text:style-name="P141"><text:span text:style-name="T25">Создаем еще одно состояние </text:span><text:span text:style-name="T19">about. </text:span><text:span text:style-name="T25">Оба состояния регистрируем в блоке </text:span><text:span text:style-name="T19">config </text:span><text:span text:style-name="T25">через </text:span><text:span text:style-name="T19">$stateProvider.</text:span></text:p>
        </text:list-item>
        <text:list-item>
          <text:p text:style-name="P141"><text:span text:style-name="T25">Создаем в </text:span><text:span text:style-name="T19">HTML-</text:span><text:span text:style-name="T25">файле тег порта представления </text:span><text:span text:style-name="T19">&lt;ui-view&gt; </text:span><text:span text:style-name="T25">для </text:span><text:span text:style-name="T19">UI-Router. </text:span><text:span text:style-name="T25">Когда состояние активировано, в этот порт передается </text:span><text:span text:style-name="T19">template.</text:span></text:p>
        </text:list-item>
        <text:list-item>
          <text:p text:style-name="P141"><text:span text:style-name="T25">Создаем в </text:span><text:span text:style-name="T19">HTML </text:span><text:span text:style-name="T25">ссылки </text:span><text:span text:style-name="T19">&lt;ui-sref&gt;. </text:span><text:span text:style-name="T25">При нажатии они активируют состояние. Это директива, похожая на атрибут </text:span><text:span text:style-name="T19">href, </text:span><text:span text:style-name="T25">но вместо ссылки на </text:span><text:span text:style-name="T19">URL </text:span><text:span text:style-name="T25">она ссылается на состояние и автоматически создает атрибут </text:span><text:span text:style-name="T19">href </text:span><text:span text:style-name="T25">на основании </text:span><text:span text:style-name="T19">URL </text:span><text:span text:style-name="T25">данного состояния.</text:span></text:p>
        </text:list-item>
        <text:list-item>
          <text:p text:style-name="P141"><text:span text:style-name="T25">Добавим в </text:span><text:span text:style-name="T19">&lt;ui-sref&gt; </text:span><text:span text:style-name="T25">атрибут </text:span><text:span text:style-name="T19">ui-sref-active=”active”. </text:span><text:span text:style-name="T25">Эта директива подключит класс </text:span><text:span text:style-name="T19">CSS .active, </text:span><text:span text:style-name="T25">если активно указанное состояние.</text:span></text:p>
        </text:list-item>
        <text:list-item>
          <text:p text:style-name="P141"><text:span text:style-name="T25">Наконец добавим тег </text:span><text:span text:style-name="T19">&lt;style&gt; </text:span><text:span text:style-name="T25">и опишем стиль для класса .</text:span><text:span text:style-name="T19">active.</text:span></text:p>
        </text:list-item>
      </text:list>
      <text:p text:style-name="P140"><text:span text:style-name="T19"/></text:p>
      <text:h text:style-name="P46" text:outline-level="2"><text:soft-page-break/><text:span text:style-name="T19">II. </text:span><text:span text:style-name="T25">Приложение </text:span><text:span text:style-name="T19">Hello Solar System</text:span></text:h>
      <text:p text:style-name="P138"><text:span text:style-name="T24">Предпочтительно использовать архитектуру, основанную на компонентах. В </text:span><text:span text:style-name="T18">Angular 1.5 </text:span><text:span text:style-name="T24">введен особый класс директив .</text:span><text:span text:style-name="T18">component(). </text:span><text:span text:style-name="T24">Он инкапсулирует шаблон и контроллер в одном юните, а также явно определяет ввод (данные) и вывод (события). Указание на компонент делается так: при определении состояния пишем</text:span></text:p>
      <text:p text:style-name="P142"><text:span text:style-name="T25">component: 'myComponentName'</text:span></text:p>
      <text:p text:style-name="P140"><text:span text:style-name="T25">не используя свойства </text:span><text:span text:style-name="T19">template </text:span><text:span text:style-name="T25">или </text:span><text:span text:style-name="T19">controller.</text:span></text:p>
      <text:p text:style-name="P139"><text:span text:style-name="T25">Пример: компонент </text:span><text:span text:style-name="T19">hello</text:span></text:p>
      <text:p text:style-name="P140"><text:span text:style-name="T19">angular.module ('hellogalaxy').component('hello', {</text:span></text:p>
      <text:p text:style-name="P140"><text:span text:style-name="T19"><text:tab/>template: '&lt;h3&gt;{{ctrl.greeting}} Solar System!&lt;/h3&gt; + '&lt;button ng-<text:tab/>click=”$strl.toggleGreeting()”&gt;toggle greeting&lt;/button&gt;,</text:span></text:p>
      <text:p text:style-name="P140"><text:span text:style-name="T19"><text:tab/>controller: function(){</text:span></text:p>
      <text:p text:style-name="P140"><text:span text:style-name="T19"><text:tab/><text:tab/>this.greeting = 'hello',</text:span></text:p>
      <text:p text:style-name="P140"><text:span text:style-name="T19"><text:tab/><text:tab/>this.toggleGreeting = function() {</text:span></text:p>
      <text:p text:style-name="P140"><text:span text:style-name="T19"><text:tab/><text:tab/><text:tab/>this.greeting = (this.greeting == 'hello')?'what's up':'hello'</text:span></text:p>
      <text:p text:style-name="P140"><text:span text:style-name="T19"><text:tab/><text:tab/>}</text:span></text:p>
      <text:p text:style-name="P140"><text:span text:style-name="T19"><text:tab/>}</text:span></text:p>
      <text:p text:style-name="P140"><text:span text:style-name="T19">})</text:span></text:p>
      <text:p text:style-name="P139"><text:span text:style-name="T19"/></text:p>
      <text:p text:style-name="P139"><text:span text:style-name="T25">Определение состояния </text:span><text:span text:style-name="T19">hello:</text:span></text:p>
      <text:p text:style-name="P140"><text:span text:style-name="T19">var hello Galaxy = {</text:span></text:p>
      <text:p text:style-name="P140"><text:span text:style-name="T19"><text:tab/>name: 'hello',</text:span></text:p>
      <text:p text:style-name="P140"><text:span text:style-name="T19"><text:tab/>url: '/hello',</text:span></text:p>
      <text:p text:style-name="P140"><text:span text:style-name="T19"><text:tab/>component: 'hello'</text:span></text:p>
      <text:p text:style-name="P140"><text:span text:style-name="T19">}</text:span></text:p>
      <text:p text:style-name="P140"><text:span text:style-name="T19"/></text:p>
      <text:p text:style-name="P140"><text:span text:style-name="T19">'hello' </text:span><text:span text:style-name="T25">в </text:span><text:span text:style-name="T19">component: 'hello' </text:span><text:span text:style-name="T25">ссылается на компонент, зарегистрированный через </text:span><text:span text:style-name="T19">Angular, </text:span><text:span text:style-name="T25">т. е. .</text:span><text:span text:style-name="T19">component('hello').</text:span></text:p>
      <text:p text:style-name="P140"><text:span text:style-name="T25">Когда пользователь переключается между состояниями одного приложения, приложению часто нужно получать данные с сервера </text:span><text:soft-page-break/><text:span text:style-name="T19">API, </text:span><text:span text:style-name="T25">например, точку </text:span><text:span text:style-name="T19">REST.</text:span></text:p>
      <text:p text:style-name="P140"><text:span text:style-name="T25">Состояние может указать требуемые данные с помощью блока </text:span><text:span text:style-name="T19">resolve:</text:span><text:span text:style-name="T25">ю Когда пользователь хочет активировать состояние с блоком </text:span><text:span text:style-name="T19">resolve:, UI-Router </text:span><text:span text:style-name="T25">получит данные перед активацией состояния. Каждый ключ — название загружаемых данных, а каждое значение — функция, возвращающая данные.</text:span></text:p>
      <text:p text:style-name="P140"><text:span text:style-name="T26">Пример:</text:span></text:p>
      <text:p text:style-name="P140"><text:span text:style-name="T19">var peopleState = {</text:span></text:p>
      <text:p text:style-name="P140"><text:span text:style-name="T19"><text:tab/>name='people',</text:span></text:p>
      <text:p text:style-name="P140"><text:span text:style-name="T19"><text:tab/>url='/people',</text:span></text:p>
      <text:p text:style-name="P140"><text:span text:style-name="T19"><text:tab/>component: 'people',</text:span></text:p>
      <text:p text:style-name="P140"><text:span text:style-name="T19"><text:tab/>resolve: {</text:span></text:p>
      <text:p text:style-name="P140"><text:span text:style-name="T19"><text:tab/>people: function(PeopleService) {</text:span></text:p>
      <text:p text:style-name="P140"><text:span text:style-name="T19"><text:tab/><text:tab/><text:tab/>return PeopleService.getAllPeople();</text:span></text:p>
      <text:p text:style-name="P140"><text:span text:style-name="T19"><text:tab/><text:tab/>}</text:span></text:p>
      <text:p text:style-name="P140"><text:span text:style-name="T19"><text:tab/>}</text:span></text:p>
      <text:p text:style-name="P140"><text:span text:style-name="T19">},</text:span></text:p>
      <text:p text:style-name="P140"><text:span text:style-name="T19"/></text:p>
      <text:p text:style-name="P140"><text:span text:style-name="T25">Получив данные, приложение передает их по названию в ввод компонента </text:span><text:span text:style-name="T19">bindings:. </text:span><text:span text:style-name="T25">В данном примере компонент </text:span><text:span text:style-name="T19">people </text:span><text:span text:style-name="T25">имеет </text:span><text:span text:style-name="T19">binding </text:span><text:span text:style-name="T25">со вводом </text:span><text:span text:style-name="T19">people, </text:span><text:span text:style-name="T25">который совпадает с именем </text:span><text:span text:style-name="T19">resolve.</text:span></text:p>
      <text:p text:style-name="P140"><text:span text:style-name="T19">angular.module('hellogalaxy').component('people',</text:span></text:p>
      <text:p text:style-name="P140"><text:span text:style-name="T19"><text:tab/>bindings: { people: '&lt;' },</text:span></text:p>
      <text:p text:style-name="P140"><text:span text:style-name="T19"><text:tab/>template: '&lt;h3&gt;Some people&lt;/h3&gt; + '&lt;ul&gt;' + '&lt;li ng-repeat = “person in $strl.people”&gt; + '&lt;a ui-sref=”person ({personId: person.id})”&gt;' + '{{ person.name }}' + '&lt;/a&gt;' + '&lt;/li&gt;' + '&lt;/ul&gt;'</text:span></text:p>
      <text:p text:style-name="P140"><text:span text:style-name="T19"><text:tab/>})</text:span></text:p>
      <text:p text:style-name="P140"><text:span text:style-name="T19">UI-Router </text:span><text:span text:style-name="T25">ожидает выполнения </text:span><text:span text:style-name="T19">PeopleService.getAllPeople(), </text:span><text:span text:style-name="T25">а затем активирует состояние </text:span><text:span text:style-name="T19">people. </text:span><text:span text:style-name="T25">Затем список людей передается в биндинг </text:span><text:span text:style-name="T19">people: </text:span><text:span text:style-name="T25">компонента </text:span><text:span text:style-name="T19">people. </text:span><text:span text:style-name="T25">Компонент вставляется в </text:span><text:span text:style-name="T19"><text:s/>&lt;ui-view&gt;.</text:span></text:p>
      <text:p text:style-name="P140"><text:span text:style-name="T25">Также мы хотим разрешить пользователю отображать детальную информацию о человеке. Состояние </text:span><text:span text:style-name="T19">person </text:span><text:span text:style-name="T25">принимает параметр </text:span><text:soft-page-break/><text:span text:style-name="T19">personId </text:span><text:span text:style-name="T25">и с его помощью получает информацию. Значение параметра включается как часть </text:span><text:span text:style-name="T19">URL. </text:span><text:span text:style-name="T25">Таким образом при перезагрузке отобразятся данные о том же человеке.</text:span></text:p>
      <text:p text:style-name="P140"><text:span text:style-name="T19"/></text:p>
      <text:p text:style-name="P140"><text:span text:style-name="T26">Состояние </text:span><text:span text:style-name="T20">person:</text:span></text:p>
      <text:p text:style-name="P140"><text:span text:style-name="T19">{</text:span></text:p>
      <text:p text:style-name="P140"><text:span text:style-name="T19"><text:tab/>name: 'person',</text:span></text:p>
      <text:p text:style-name="P140"><text:span text:style-name="T19"><text:tab/>url: '/people/{personId},</text:span></text:p>
      <text:p text:style-name="P140"><text:span text:style-name="T19"><text:tab/>component: 'person',</text:span></text:p>
      <text:p text:style-name="P140"><text:span text:style-name="T19"><text:tab/>resolve: {</text:span></text:p>
      <text:p text:style-name="P140"><text:span text:style-name="T19"><text:tab/><text:tab/>person: function(PeopleService, $transition$) {</text:span></text:p>
      <text:p text:style-name="P140"><text:span text:style-name="T19"><text:tab/><text:tab/><text:tab/>return <text:tab/><text:tab/><text:tab/><text:tab/></text:span></text:p>
      <text:p text:style-name="P140"><text:span text:style-name="T19"><text:tab/><text:tab/><text:tab/>PeopleService.getPerson($transition$.params().personId);</text:span></text:p>
      <text:p text:style-name="P140"><text:span text:style-name="T19"><text:tab/><text:tab/>}</text:span></text:p>
      <text:p text:style-name="P140"><text:span text:style-name="T19"><text:tab/>}</text:span></text:p>
      <text:p text:style-name="P140"><text:span text:style-name="T19">}</text:span></text:p>
      <text:p text:style-name="P140"><text:span text:style-name="T19"/></text:p>
      <text:p text:style-name="P140"><text:span text:style-name="T19">URL </text:span><text:span text:style-name="T25">покажет текущее значение </text:span><text:span text:style-name="T19">personId, </text:span><text:span text:style-name="T25">например /</text:span><text:span text:style-name="T19">people/21.</text:span></text:p>
      <text:p text:style-name="P140"><text:span text:style-name="T19">Resolve </text:span><text:span text:style-name="T25">передает .</text:span><text:span text:style-name="T19">PeopleService </text:span><text:span text:style-name="T25">задачу получить нужного человека, через параметр </text:span><text:span text:style-name="T19">personId, </text:span><text:span text:style-name="T25">который получил от объекта $</text:span><text:span text:style-name="T19">transition$. </text:span><text:span text:style-name="T25">Это специальный вводимый объет с информацией о текущем переходе состояния.</text:span></text:p>
      <text:p text:style-name="P140"><text:span text:style-name="T25">Теперь из главного меню навигации можно перейти в 3 состояния: </text:span><text:span text:style-name="T19">hello, about </text:span><text:span text:style-name="T25">и </text:span><text:span text:style-name="T19">people, </text:span><text:span text:style-name="T25">но прямая ссылка на </text:span><text:span text:style-name="T19">person </text:span><text:span text:style-name="T25">отсутствует. Так происходит, потому что это состояние нельзя активировать без задания параметра </text:span><text:span text:style-name="T19">personId.</text:span></text:p>
      <text:p text:style-name="P140"><text:span text:style-name="T25">В состоянии </text:span><text:span text:style-name="T19">people </text:span><text:span text:style-name="T25">мы создаем ссылки на состояние </text:span><text:span text:style-name="T19">person. </text:span><text:span text:style-name="T25">Делаем ссылки для каждого человека в списке </text:span><text:span text:style-name="T19">people, </text:span><text:span text:style-name="T25">с помощью </text:span><text:span text:style-name="T19">ui-sref, </text:span><text:span text:style-name="T25">но включая значение параметра </text:span><text:span text:style-name="T19">personId. </text:span><text:span text:style-name="T25">Проходя по всем объектам через </text:span><text:span text:style-name="T19">ng-repeat, </text:span><text:span text:style-name="T25">используем свойство объекта .</text:span><text:span text:style-name="T19">id </text:span><text:span text:style-name="T25">в </text:span><text:span text:style-name="T19">ui-sref.</text:span></text:p>
      <text:p text:style-name="P139"><text:span text:style-name="T19">&lt;li ng-repeat = “person in $strl.people”&gt;</text:span></text:p>
      <text:p text:style-name="P139"><text:span text:style-name="T19"><text:s text:c="4"/>&lt;a ui-sref=”person({ personId:person.id })”&gt; {{ person.name }}&lt;/a&gt;</text:span></text:p>
      <text:p text:style-name="P139"><text:soft-page-break/><text:span text:style-name="T19">&lt;/li&gt;</text:span></text:p>
      <text:p text:style-name="P139"><text:span text:style-name="T19"><text:s/></text:span></text:p>
      <text:p text:style-name="P139"><text:span text:style-name="T24">Чтобы передать параметры состоянию через </text:span><text:span text:style-name="T18">ui-sref, </text:span><text:span text:style-name="T24">после имени состояния добавляют скобки. Выражение в скобках читается как пара ключ/значение нужного параметра состояния. Выражение просчитывается в замкнутой области.</text:span></text:p>
      <text:p text:style-name="P140"><text:span text:style-name="T19"><text:s/></text:span></text:p>
      <text:h text:style-name="P46" text:outline-level="2"><text:span text:style-name="T19">III. Приложение Hello Galaxy</text:span></text:h>
      <text:p text:style-name="P138"><text:span text:style-name="T24">В приложении </text:span><text:span text:style-name="T18">Hello Solar System </text:span><text:span text:style-name="T24">мы создавали интерфейс список\пункт и позволили пользователю отображать детальную информацию об отдельном человеке. Мы представили состояния </text:span><text:span text:style-name="T18">people </text:span><text:span text:style-name="T24">и </text:span><text:span text:style-name="T18">person </text:span><text:span text:style-name="T24">как сиблингов. Если </text:span><text:span text:style-name="T18">people </text:span><text:span text:style-name="T24">активно, то </text:span><text:span text:style-name="T18">person </text:span><text:span text:style-name="T24">неактивно, и наоборот. </text:span></text:p>
      <text:p text:style-name="P138"><text:span text:style-name="T24">В этом разделе создадим отношение состояние родитель\потомок, разместив </text:span><text:span text:style-name="T18">person </text:span><text:span text:style-name="T24">внутри </text:span><text:span text:style-name="T18">people, </text:span><text:span text:style-name="T24">и их представления, отображая детали </text:span><text:span text:style-name="T18">person </text:span><text:span text:style-name="T24">в компоненте </text:span><text:span text:style-name="T18">people.</text:span></text:p>
      <text:p text:style-name="P138"><text:span text:style-name="T24">Переключение из одного состояния в другое называют переходом (</text:span><text:span text:style-name="T18">transition). </text:span><text:span text:style-name="T24">Состояния можно представить в виде дерева.</text:span></text:p>
      <text:p text:style-name="P138"><text:span text:style-name="T24"/></text:p>
      <text:p text:style-name="P138"><text:span text:style-name="T24">Теперь, когда </text:span><text:span text:style-name="T18">people —</text:span><text:span text:style-name="T24"> родитель </text:span><text:span text:style-name="T18">person, </text:span><text:span text:style-name="T24">зададим ему новое определение:</text:span></text:p>
      <text:p text:style-name="P145"><text:span text:style-name="T24">var personState = {</text:span></text:p>
      <text:p text:style-name="P145"><text:span text:style-name="T24"><text:tab/>name: 'people.person',</text:span></text:p>
      <text:p text:style-name="P145"><text:span text:style-name="T24"><text:tab/>url: '/{personId}',</text:span></text:p>
      <text:p text:style-name="P145"><text:span text:style-name="T24"><text:tab/>component: 'person',</text:span></text:p>
      <text:p text:style-name="P145"><text:span text:style-name="T24"><text:tab/>resolve: {</text:span></text:p>
      <text:p text:style-name="P145"><text:span text:style-name="T24"><text:tab/><text:tab/>person: function(people, $stateParams) {</text:span></text:p>
      <text:p text:style-name="P145"><text:span text:style-name="T24"><text:tab/><text:tab/><text:tab/>return people.find(function(person) {</text:span></text:p>
      <text:p text:style-name="P145"><text:span text:style-name="T24"><text:tab/><text:tab/><text:tab/><text:tab/>return person.id=$stateParams.personId;</text:span></text:p>
      <text:p text:style-name="P145"><text:span text:style-name="T24"><text:tab/><text:tab/><text:tab/><text:tab/>});</text:span></text:p>
      <text:p text:style-name="P145"><text:span text:style-name="T24"><text:tab/><text:tab/><text:tab/>}</text:span></text:p>
      <text:p text:style-name="P145"><text:span text:style-name="T24"><text:tab/><text:tab/>}</text:span></text:p>
      <text:p text:style-name="P145"><text:soft-page-break/><text:span text:style-name="T24">}</text:span></text:p>
      <text:p text:style-name="P145"><text:span text:style-name="T24"/></text:p>
      <text:p text:style-name="P145"><text:span text:style-name="T22">Итак, по сравнению с прошлой моделью мы изменили </text:span><text:span text:style-name="T24">name: </text:span><text:span text:style-name="T22">с </text:span><text:span text:style-name="T24">person </text:span><text:span text:style-name="T22">на </text:span><text:span text:style-name="T24">people.person. </text:span><text:span text:style-name="T22">Такое имя состояния создаение отношение родитель/потомок. В нашем случае </text:span><text:span text:style-name="T24">people.person —</text:span><text:span text:style-name="T22"> потомок </text:span><text:span text:style-name="T24">people. </text:span><text:span text:style-name="T22">Можно создать такое отношение с помощью свойства </text:span><text:span text:style-name="T24">parent:.</text:span></text:p>
      <text:p text:style-name="P145"><text:span text:style-name="T22">Мы изменили </text:span><text:span text:style-name="T24">url: </text:span><text:span text:style-name="T22">с /</text:span><text:span text:style-name="T24">people/{persnoId} </text:span><text:span text:style-name="T22">на /</text:span><text:span text:style-name="T24">{personId}. </text:span><text:span text:style-name="T22">Свойство </text:span><text:span text:style-name="T24">url: </text:span><text:span text:style-name="T22">потомка — частичный </text:span><text:span text:style-name="T24">url. </text:span><text:span text:style-name="T22">Полный </text:span><text:span text:style-name="T24">url </text:span><text:span text:style-name="T22">для состояния-потомка составляется из фрагмента </text:span><text:span text:style-name="T24">url </text:span><text:span text:style-name="T22">потомка, прикрепленного к </text:span><text:span text:style-name="T24">url </text:span><text:span text:style-name="T22">родителя. Для родителя </text:span><text:span text:style-name="T24">(people) url: </text:span><text:span text:style-name="T22">остается </text:span><text:span text:style-name="T24">people. </text:span><text:span text:style-name="T22">Добавив /</text:span><text:span text:style-name="T24">{personId} </text:span><text:span text:style-name="T22">к /</text:span><text:span text:style-name="T24">people </text:span><text:span text:style-name="T22">дает /</text:span><text:span text:style-name="T24">people/{personId}, </text:span><text:span text:style-name="T22">что и будет окончательным </text:span><text:span text:style-name="T24">url. UI-Router </text:span><text:span text:style-name="T22">направит браузер по </text:span><text:span text:style-name="T24">url /people </text:span><text:span text:style-name="T22">в состояние </text:span><text:span text:style-name="T24">people, </text:span><text:span text:style-name="T22">а /</text:span><text:span text:style-name="T24">people/123 – </text:span><text:span text:style-name="T22">в состояние </text:span><text:span text:style-name="T24">person </text:span><text:span text:style-name="T22">с параметром </text:span><text:span text:style-name="T24">peopleId=123.</text:span></text:p>
      <text:p text:style-name="P145"><text:span text:style-name="T22">Данные в </text:span><text:span text:style-name="T24">resolve: </text:span><text:span text:style-name="T22">предаются от родителя, а не с сервера. Как и прежде, при нажатии вкладки </text:span><text:span text:style-name="T24">People UI-Router </text:span><text:span text:style-name="T22">получает с </text:span><text:span text:style-name="T24">API </text:span><text:span text:style-name="T22">сервера разрешение для </text:span><text:span text:style-name="T24">people, </text:span><text:span text:style-name="T22">затем активирует состояние </text:span><text:span text:style-name="T24">people </text:span><text:span text:style-name="T22">и отображает представление. </text:span></text:p>
      <text:p text:style-name="P145"><text:span text:style-name="T22">В новом представлении разрешение </text:span><text:span text:style-name="T24">person </text:span><text:span text:style-name="T22">отличается. Выбирая человека, U</text:span><text:span text:style-name="T24">I-Router</text:span><text:span text:style-name="T22"> вызывает разрешение </text:span><text:span text:style-name="T24">Person </text:span><text:span text:style-name="T22">до активации этого состояния. Однако вместо обращения за данными к серверу, разрешение </text:span><text:span text:style-name="T24">person </text:span><text:span text:style-name="T22">внедряется в разрешение </text:span><text:span text:style-name="T24">people </text:span><text:span text:style-name="T22">родительского состояния. Так как список людей уже загружен родительским разрешением, дополнительно обращение не происходит.</text:span></text:p>
      <text:p text:style-name="P145"><text:span text:style-name="T22">Функция </text:span><text:span text:style-name="T24">resolve </text:span><text:span text:style-name="T22">может обращаться к разрешениям предков или другим разрешениям того же состояния. Однако компонент p</text:span><text:span text:style-name="T24">eople </text:span><text:span text:style-name="T22">родительского состояния изменился:</text:span></text:p>
      <text:p text:style-name="P145"><text:span text:style-name="T24">&lt;!--outer container--&gt;</text:span></text:p>
      <text:p text:style-name="P145"><text:span text:style-name="T24">&lt;div class=”flex-h”&gt;</text:span></text:p>
      <text:p text:style-name="P145"><text:span text:style-name="T24"><text:tab/>&lt;!--inner container for people--&gt;</text:span></text:p>
      <text:p text:style-name="P145"><text:span text:style-name="T24"><text:tab/>&lt;div class=”people”&gt;</text:span></text:p>
      <text:p text:style-name="P145"><text:span text:style-name="T24"><text:tab/><text:tab/>&lt;h3&gt;Some people&lt;/h3&gt;</text:span></text:p>
      <text:p text:style-name="P145"><text:span text:style-name="T24"><text:tab/><text:tab/>&lt;ul&gt;</text:span></text:p>
      <text:p text:style-name="P145"><text:span text:style-name="T24"><text:tab/><text:tab/><text:tab/>&lt;li ng-repeat=”person in $ctrl.people”&gt;</text:span></text:p>
      <text:p text:style-name="P145"><text:span text:style-name="T24"><text:tab/><text:tab/><text:tab/><text:tab/>&lt;a ui-sref-active=”active”<text:tab/>ui-sref=”people.person({ </text:span><text:soft-page-break/><text:span text:style-name="T24">personId: person.id })”&gt;</text:span></text:p>
      <text:p text:style-name="P145"><text:span text:style-name="T24"><text:tab/><text:tab/><text:tab/><text:tab/>&lt;/a&gt;<text:tab/></text:span></text:p>
      <text:p text:style-name="P145"><text:span text:style-name="T24"><text:tab/><text:tab/><text:tab/>&lt;/li&gt;</text:span></text:p>
      <text:p text:style-name="P145"><text:span text:style-name="T24"><text:tab/><text:tab/>&lt;/ul&gt;</text:span></text:p>
      <text:p text:style-name="P145"><text:span text:style-name="T24"><text:tab/>&lt;/div&gt;</text:span></text:p>
      <text:p text:style-name="P145"><text:span text:style-name="T24"><text:tab/>&lt;!--viewport for child view--&gt;</text:span></text:p>
      <text:p text:style-name="P145"><text:span text:style-name="T24"><text:tab/>&lt;ui-view&gt;&lt;/ui-view&gt;</text:span></text:p>
      <text:p text:style-name="P145"><text:span text:style-name="T24">&lt;/div&gt;</text:span></text:p>
      <text:p text:style-name="P145"><text:span text:style-name="T24"/></text:p>
      <text:p text:style-name="P138"><text:span text:style-name="T24">Мы добавили несколько </text:span><text:span text:style-name="T18">div-</text:span><text:span text:style-name="T24">контейнеров и внутренний </text:span><text:span text:style-name="T18">&lt;ui-view&gt;. </text:span><text:span text:style-name="T24">Когда активирован потомок </text:span><text:span text:style-name="T18">people, </text:span><text:span text:style-name="T24">его представление отображается в этом теге. Также добавим стили для расположения слева направо, поэтому внутреннее представление появляется справа.</text:span></text:p>
      <text:p text:style-name="P138"><text:span text:style-name="T24">Также изменили тег </text:span><text:span text:style-name="T18">ui-sref </text:span><text:span text:style-name="T24">состояния </text:span><text:span text:style-name="T18">people, </text:span><text:span text:style-name="T24">которые отображают отдельного человека. Так как состояние </text:span><text:span text:style-name="T18">person </text:span><text:span text:style-name="T24">теперь называется </text:span><text:span text:style-name="T18">people.person, </text:span><text:span text:style-name="T24">ссылки изменены соответственно.</text:span></text:p>
      <text:p text:style-name="P138"><text:span text:style-name="T24">Можно использовать относительную адресацию:</text:span></text:p>
      <text:p text:style-name="P145"><text:span text:style-name="T24">&lt;a ui-sref=”person({ personId: person.id })”&gt;</text:span></text:p>
      <text:p text:style-name="P138"><text:span text:style-name="T24">Целевое состояние </text:span><text:span text:style-name="T18">ui-sref </text:span><text:span text:style-name="T24">отображается в его состоянии представления. Т.к. этот ui-sref был создан в представлении состояния </text:span><text:span text:style-name="T18">people </text:span><text:span text:style-name="T24">и относительно указывает на .</text:span><text:span text:style-name="T18">person, </text:span><text:span text:style-name="T24">результирующим представлением будет </text:span><text:span text:style-name="T18">people.person. </text:span></text:p>
      <text:h text:style-name="P51" text:outline-level="1"><text:span text:style-name="T2">PHP</text:span></text:h>
      <text:h text:style-name="P43" text:outline-level="2">Codecademy <text:span text:style-name="T3">PHP</text:span> course</text:h>
      <text:h text:style-name="P58" text:outline-level="3"><text:span text:style-name="T18">Часть 1. </text:span><text:span text:style-name="T22">Введение в </text:span><text:span text:style-name="T18">PHP</text:span></text:h>
      <text:list xml:id="list4803096381776522783" text:style-name="L60">
        <text:list-item>
          <text:p text:style-name="P179">Несмотря на возраст, PHP все еще популярный язык веб-разработки.</text:p>
        </text:list-item>
        <text:list-item>
          <text:p text:style-name="P179">PHP предназначен для взаимодействия с HTML и генерации динамических веб-сайтов.</text:p>
        </text:list-item>
        <text:list-item>
          <text:p text:style-name="P179">PHP встраивается в HTML с помощью тегов <text:span text:style-name="T16">&lt;?php</text:span> и <text:span text:style-name="T16">?&gt;</text:span> .</text:p>
        </text:list-item>
        <text:list-item>
          <text:p text:style-name="P179">Каждое выражение в PHP должно завершаться точкой с запятой <text:span text:style-name="T16">;</text:span>.</text:p>
        </text:list-item>
        <text:list-item>
          <text:p text:style-name="P179">У PHP-файлов разрешение .php, и они всегда начинаются с открывающего тега <text:span text:style-name="T16">&lt;?php</text:span>. Закрывающий тег необязателен, но его используют в соответствии с соглашением.</text:p>
        </text:list-item>
        <text:list-item>
          <text:p text:style-name="P179">При выполнении PHP-кода пробелы обычно игнорируются.</text:p>
        </text:list-item>
        <text:list-item>
          <text:p text:style-name="P179">Ключевые слова не являются регистрозависимыми в PHP. Однако принято использовать строчный регистр.</text:p>
        </text:list-item>
        <text:list-item>
          <text:p text:style-name="P179">Однострочные комментарии в PHP начинаются с <text:span text:style-name="T16">#</text:span> или <text:span text:style-name="T16">//</text:span>. Многострочные размещаются между <text:s/><text:span text:style-name="T16">/*</text:span> и <text:span text:style-name="T16">*/</text:span>.</text:p>
        </text:list-item>
      </text:list>
      <text:h text:style-name="P59" text:outline-level="3"><text:span text:style-name="T19"/></text:h>
      <text:h text:style-name="P59" text:outline-level="3"><text:span text:style-name="T19">Часть 2. С</text:span><text:span text:style-name="T25">троки и переменные</text:span></text:h>
      <text:list xml:id="list7514073380656870700" text:style-name="L61">
        <text:list-item>
          <text:p text:style-name="P180">Строки — это части текста, воспринимаемые компьютером как единый кусок данных.</text:p>
        </text:list-item>
        <text:list-item>
          <text:p text:style-name="P180">Строка может быть любой длины и содержать любое количество букв, цифр, символов или пробелов, взятых в кавычки.</text:p>
        </text:list-item>
        <text:list-item>
          <text:p text:style-name="P180">Чтобы включить определенные символы в строку, используют исключающие последовательности: <text:span text:style-name="T16">echo "She said \"hi\" to the dog.";</text:span></text:p>
        </text:list-item>
        <text:list-item>
          <text:p text:style-name="P180">Оператор — это символ, выполняющий задачу в коде.</text:p>
        </text:list-item>
        <text:list-item>
          <text:p text:style-name="P180">Мы можем использовать оператор конкатенации (<text:span text:style-name="T16">.</text:span>), чтобы сделать из двух строк одну. <text:span text:style-name="T16">echo "one" . "two"; </text:span></text:p>
        </text:list-item>
        <text:list-item>
          <text:p text:style-name="P180">Переменные — базовая концепция программирования, которая позволяет <text:s text:c="2"/>повторно использовать данные в коде.</text:p>
        </text:list-item>
        <text:list-item>
          <text:p text:style-name="P180">Мы объявляем переменные со знака (<text:span text:style-name="T16">$</text:span>), за которым следует имя переменной, а затем используем оператор присваивания (<text:span text:style-name="T16">=</text:span>), чтобы дать им значение. <text:span text:style-name="T16">$my_name = "Aisle Nevertell";</text:span></text:p>
        </text:list-item>
        <text:list-item>
          <text:p text:style-name="P180">PHP может спарсить переменные, что позволяет встраивать их прямо в строки. <text:span text:style-name="T16">echo "My name is ".$name; </text:span></text:p>
        </text:list-item>
        <text:list-item>
          <text:p text:style-name="P180"><text:soft-page-break/>После того, как переменная задана, мы можем присвоить ей другое значение.</text:p>
        </text:list-item>
        <text:list-item>
          <text:p text:style-name="P181">Мы можем создать псевдоним для переменной вместо простой копии, используя оператор ссылки (<text:span text:style-name="T16">=&amp;</text:span>). <text:s/><text:span text:style-name="T16">$second_player_rank =&amp; $first_player_rank; </text:span></text:p>
        </text:list-item>
        <text:list-item>
          <text:p text:style-name="P180">Операции справа от оператора присваивания просчитываются до того, как произойдет присваивание значения.</text:p>
        </text:list-item>
        <text:list-item>
          <text:p text:style-name="P180">Оператор присваивания конкатенации (<text:span text:style-name="T16">.=</text:span>) - краткая нотация для переназначения строковой переменной. К ее текущему значению добавится еще одно строковое значение.</text:p>
        </text:list-item>
      </text:list>
      <text:p text:style-name="P41">$order =&amp; $very_bad_unclear_name;</text:p>
      <text:p text:style-name="P34">$order .= " and a large soda";</text:p>
      <text:p text:style-name="P178"/>
      <text:h text:style-name="P59" text:outline-level="3"><text:span text:style-name="T19">Часть 3. Ч</text:span><text:span text:style-name="T25">исла</text:span></text:h>
      <text:list xml:id="list6147427774752815537" text:style-name="L62">
        <text:list-item>
          <text:p text:style-name="P136"><text:span text:style-name="T14">В PHP есть два числовых типа: целые и с плавающей точкой.</text:span></text:p>
        </text:list-item>
        <text:list-item>
          <text:p text:style-name="P136"><text:span text:style-name="T14">Арифметические операторы используются для математических операций.</text:span></text:p>
        </text:list-item>
        <text:list-item>
          <text:p text:style-name="P136"><text:span text:style-name="T14">У операций есть порядок выполнения, то есть определенные типы операций в выражении будут вычисляться раньше остальных. Первыми <text:s/>высчитываются выражения в скобках, затем возведение в степень (</text:span><text:span text:style-name="T15">**</text:span><text:span text:style-name="T14">), умножение, деление, сложение, вычитание.</text:span></text:p>
        </text:list-item>
        <text:list-item>
          <text:p text:style-name="P136"><text:span text:style-name="T14">Можно присваивать числовые значения переменным и совершать с ними вычисления.</text:span></text:p>
        </text:list-item>
        <text:list-item>
          <text:p text:style-name="P136"><text:span text:style-name="T14">Можно использовать краткие операторы математического присвоения при переназначении числовых переменных: </text:span><text:span text:style-name="T15">+=</text:span><text:span text:style-name="T14">, </text:span><text:span text:style-name="T15">-=</text:span><text:span text:style-name="T14">, </text:span><text:span text:style-name="T15">*=</text:span><text:span text:style-name="T14">, </text:span><text:span text:style-name="T15">/=</text:span><text:span text:style-name="T14">.</text:span></text:p>
        </text:list-item>
        <text:list-item>
          <text:p text:style-name="P136"><text:span text:style-name="T14">Существуют операторы инкремента (++) и декремента (–), а также оператор деления с остатком (%).</text:span></text:p>
        </text:list-item>
      </text:list>
      <text:h text:style-name="P59" text:outline-level="3"><text:span text:style-name="T19"/></text:h>
      <text:h text:style-name="P59" text:outline-level="3"><text:span text:style-name="T19">Часть 4. </text:span><text:span text:style-name="T21">В</text:span><text:span text:style-name="T27">ведение</text:span><text:span text:style-name="T25"> в функции </text:span><text:span text:style-name="T19">PHP</text:span></text:h>
      <text:list xml:id="list518221609034006649" text:style-name="L63">
        <text:list-item>
          <text:p text:style-name="P137"><text:span text:style-name="T14">Можно упаковать набор инструкций в именную функцию, чтобы использовать их при необходимости.</text:span></text:p>
        </text:list-item>
        <text:list-item>
          <text:p text:style-name="P137"><text:span text:style-name="T14">Когда функция вызвана, компьютер исполняет тело функции, т. е. Строчки кода после списка параметров.</text:span></text:p>
        </text:list-item>
        <text:list-item>
          <text:p text:style-name="P137"><text:span text:style-name="T14">Функции могут возвращать значение, используя ключевое слово </text:span><text:span text:style-name="T2">return. </text:span><text:span text:style-name="T14">В остальных случаях возвращается </text:span><text:span text:style-name="T2">NULL, </text:span><text:span text:style-name="T14">то есть отсутствие значения.</text:span></text:p>
        </text:list-item>
        <text:list-item>
          <text:p text:style-name="P137"><text:span text:style-name="T14">Можно хранить возвращаемое значение функции в переменной или использовать иным способом.</text:span></text:p>
        </text:list-item>
        <text:list-item>
          <text:p text:style-name="P137"><text:soft-page-break/><text:span text:style-name="T14">Можно определять функции через параметры, то есть переменные, к которым обращаются в теле функции.</text:span></text:p>
        </text:list-item>
        <text:list-item>
          <text:p text:style-name="P137"><text:span text:style-name="T14">При обращении к функции переданные ей значения называются аргументы.</text:span></text:p>
        </text:list-item>
        <text:list-item>
          <text:p text:style-name="P137"><text:span text:style-name="T14">Функции могут иметь множество параметров.</text:span></text:p>
        </text:list-item>
        <text:list-item>
          <text:p text:style-name="P137"><text:span text:style-name="T14">Порядок передачи аргументов определяет их корреляцию с параметрами.</text:span></text:p>
        </text:list-item>
        <text:list-item>
          <text:p text:style-name="P137"><text:span text:style-name="T14">Можно сделать аргумент необязательным, задав соответствующему параметру значение по умолчанию.</text:span></text:p>
        </text:list-item>
        <text:list-item>
          <text:p text:style-name="P137"><text:span text:style-name="T14">Если </text:span><text:span text:style-name="T2"><text:s text:c="4"/>If you prepend a parameter with the reference sign (&amp;) that argument will be passed by reference.</text:span></text:p>
        </text:list-item>
        <text:list-item>
          <text:p text:style-name="P137"><text:span text:style-name="T2"><text:s text:c="4"/>Variables within functions have local scope and can not be accessed from outside the function.</text:span></text:p>
        </text:list-item>
        <text:list-item>
          <text:p text:style-name="P137"><text:span text:style-name="T2"><text:s text:c="4"/>Use the global keyword to use variables from the global scope within a func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29T09:11:48.27</meta:creation-date>
    <dc:date>2020-05-28T02:49:17.17</dc:date>
    <meta:editing-duration>P20DT4H34M45S</meta:editing-duration>
    <meta:editing-cycles>135</meta:editing-cycles>
    <meta:generator>OpenOffice/4.1.6$Win32 OpenOffice.org_project/416m1$Build-9790</meta:generator>
    <meta:document-statistic meta:table-count="0" meta:image-count="0" meta:object-count="0" meta:page-count="99" meta:paragraph-count="2195" meta:word-count="11975" meta:character-count="108789"/>
  </office:meta>
</office:document-meta>
</file>